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3"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elle1" style:family="table">
      <style:table-properties style:width="17cm" fo:margin-top="0cm" fo:margin-bottom="0cm" table:align="margins"/>
    </style:style>
    <style:style style:name="Tabelle1.A" style:family="table-column">
      <style:table-column-properties style:column-width="17cm" style:rel-column-width="65535*"/>
    </style:style>
    <style:style style:name="Tabelle1.A1" style:family="table-cell">
      <style:table-cell-properties fo:background-color="#e6e6e6" fo:padding="0.199cm" fo:border="0.05pt solid #000000">
        <style:background-image/>
      </style:table-cell-properties>
    </style:style>
    <style:style style:name="Tabelle1.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5" style:family="table">
      <style:table-properties style:width="17cm" table:align="margins"/>
    </style:style>
    <style:style style:name="Tabelle25.A" style:family="table-column">
      <style:table-column-properties style:column-width="17cm" style:rel-column-width="65535*"/>
    </style:style>
    <style:style style:name="Tabelle25.A1" style:family="table-cell">
      <style:table-cell-properties fo:background-color="#e6e6e6" fo:padding="0.199cm" fo:border="0.05pt solid #000000">
        <style:background-image/>
      </style:table-cell-properties>
    </style:style>
    <style:style style:name="Tabelle25.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31" style:family="table">
      <style:table-properties style:width="17cm" table:align="margins"/>
    </style:style>
    <style:style style:name="Tabelle31.A" style:family="table-column">
      <style:table-column-properties style:column-width="5.683cm" style:rel-column-width="21908*"/>
    </style:style>
    <style:style style:name="Tabelle31.B" style:family="table-column">
      <style:table-column-properties style:column-width="11.317cm" style:rel-column-width="43627*"/>
    </style:style>
    <style:style style:name="Tabelle31.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1.B1" style:family="table-cell">
      <style:table-cell-properties fo:background-color="#e6e6e6" fo:padding="0.199cm" fo:border="0.05pt solid #000000">
        <style:background-image/>
      </style:table-cell-properties>
    </style:style>
    <style:style style:name="Tabelle31.A2" style:family="table-cell">
      <style:table-cell-properties fo:background-color="#e6e6e6" fo:padding="0.199cm" fo:border-left="0.05pt solid #000000" fo:border-right="none" fo:border-top="none" fo:border-bottom="0.05pt solid #000000">
        <style:background-image/>
      </style:table-cell-properties>
    </style:style>
    <style:style style:name="Tabelle31.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 style:family="table">
      <style:table-properties style:width="17.013cm" fo:margin-left="0cm" fo:margin-top="0cm" fo:margin-bottom="0cm" table:align="left"/>
    </style:style>
    <style:style style:name="Tabelle2.A" style:family="table-column">
      <style:table-column-properties style:column-width="17.013cm"/>
    </style:style>
    <style:style style:name="Tabelle2.A1" style:family="table-cell">
      <style:table-cell-properties style:vertical-align="" fo:background-color="#e6e6e6" fo:padding="0.199cm" fo:border="0.05pt solid #000000">
        <style:background-image/>
      </style:table-cell-properties>
    </style:style>
    <style:style style:name="Tabelle2.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 style:family="table">
      <style:table-properties style:width="17cm" fo:margin-top="0cm" fo:margin-bottom="0cm" table:align="margins"/>
    </style:style>
    <style:style style:name="Tabelle3.A" style:family="table-column">
      <style:table-column-properties style:column-width="17cm" style:rel-column-width="65535*"/>
    </style:style>
    <style:style style:name="Tabelle3.A1" style:family="table-cell">
      <style:table-cell-properties style:vertical-align="" fo:background-color="#e6e6e6" fo:padding="0.199cm" fo:border="0.05pt solid #000000">
        <style:background-image/>
      </style:table-cell-properties>
    </style:style>
    <style:style style:name="Tabelle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2" style:family="table">
      <style:table-properties style:width="17cm" table:align="margins"/>
    </style:style>
    <style:style style:name="Tabelle32.A" style:family="table-column">
      <style:table-column-properties style:column-width="5.683cm" style:rel-column-width="21908*"/>
    </style:style>
    <style:style style:name="Tabelle32.B" style:family="table-column">
      <style:table-column-properties style:column-width="11.317cm" style:rel-column-width="43627*"/>
    </style:style>
    <style:style style:name="Tabelle3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2.B1" style:family="table-cell">
      <style:table-cell-properties fo:background-color="#e6e6e6" fo:padding="0.199cm" fo:border="0.05pt solid #000000">
        <style:background-image/>
      </style:table-cell-properties>
    </style:style>
    <style:style style:name="Tabelle32.A2" style:family="table-cell">
      <style:table-cell-properties fo:background-color="#e6e6e6" fo:padding="0.199cm" fo:border-left="0.05pt solid #000000" fo:border-right="none" fo:border-top="none" fo:border-bottom="0.05pt solid #000000">
        <style:background-image/>
      </style:table-cell-properties>
    </style:style>
    <style:style style:name="Tabelle3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4" style:family="table">
      <style:table-properties style:width="17cm" fo:margin-top="0cm" fo:margin-bottom="0cm" table:align="margins"/>
    </style:style>
    <style:style style:name="Tabelle4.A" style:family="table-column">
      <style:table-column-properties style:column-width="17cm" style:rel-column-width="65535*"/>
    </style:style>
    <style:style style:name="Tabelle4.A1" style:family="table-cell">
      <style:table-cell-properties style:vertical-align="" fo:background-color="#e6e6e6" fo:padding="0.199cm" fo:border="0.05pt solid #000000">
        <style:background-image/>
      </style:table-cell-properties>
    </style:style>
    <style:style style:name="Tabelle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5" style:family="table">
      <style:table-properties style:width="17cm" fo:margin-top="0cm" fo:margin-bottom="0cm" table:align="margins"/>
    </style:style>
    <style:style style:name="Tabelle5.A" style:family="table-column">
      <style:table-column-properties style:column-width="17cm" style:rel-column-width="65535*"/>
    </style:style>
    <style:style style:name="Tabelle5.A1" style:family="table-cell">
      <style:table-cell-properties style:vertical-align="" fo:background-color="#e6e6e6" fo:padding="0.199cm" fo:border="0.05pt solid #000000">
        <style:background-image/>
      </style:table-cell-properties>
    </style:style>
    <style:style style:name="Tabelle5.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4" style:family="table">
      <style:table-properties style:width="17cm" table:align="margins"/>
    </style:style>
    <style:style style:name="Table4.A" style:family="table-column">
      <style:table-column-properties style:column-width="4.941cm" style:rel-column-width="19048*"/>
    </style:style>
    <style:style style:name="Table4.B" style:family="table-column">
      <style:table-column-properties style:column-width="12.06cm" style:rel-column-width="46487*"/>
    </style:style>
    <style:style style:name="Table4.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le4.B1" style:family="table-cell">
      <style:table-cell-properties fo:background-color="#e6e6e6" fo:padding="0.199cm" fo:border="0.05pt solid #000000">
        <style:background-image/>
      </style:table-cell-properties>
    </style:style>
    <style:style style:name="Table4.A2" style:family="table-cell">
      <style:table-cell-properties fo:background-color="#e6e6e6" fo:padding="0.199cm" fo:border-left="0.05pt solid #000000" fo:border-right="none" fo:border-top="none" fo:border-bottom="0.05pt solid #000000">
        <style:background-image/>
      </style:table-cell-properties>
    </style:style>
    <style:style style:name="Table4.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le5" style:family="table">
      <style:table-properties style:width="17cm" fo:margin-top="0cm" fo:margin-bottom="0cm" table:align="margins"/>
    </style:style>
    <style:style style:name="Table5.A" style:family="table-column">
      <style:table-column-properties style:column-width="17cm" style:rel-column-width="65535*"/>
    </style:style>
    <style:style style:name="Table5.A1" style:family="table-cell">
      <style:table-cell-properties style:vertical-align="" fo:background-color="#e6e6e6" fo:padding="0.199cm" fo:border="0.05pt solid #000000">
        <style:background-image/>
      </style:table-cell-properties>
    </style:style>
    <style:style style:name="Table5.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6" style:family="table">
      <style:table-properties style:width="17cm" fo:margin-top="0cm" fo:margin-bottom="0cm" table:align="margins"/>
    </style:style>
    <style:style style:name="Table6.A" style:family="table-column">
      <style:table-column-properties style:column-width="17cm" style:rel-column-width="65535*"/>
    </style:style>
    <style:style style:name="Table6.A1" style:family="table-cell">
      <style:table-cell-properties style:vertical-align="" fo:background-color="#e6e6e6" fo:padding="0.199cm" fo:border="0.05pt solid #000000">
        <style:background-image/>
      </style:table-cell-properties>
    </style:style>
    <style:style style:name="Table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17cm" style:rel-column-width="65535*"/>
    </style:style>
    <style:style style:name="Table7.A1" style:family="table-cell">
      <style:table-cell-properties style:vertical-align="" fo:background-color="#e6e6e6" fo:padding="0.199cm" fo:border="0.05pt solid #000000">
        <style:background-image/>
      </style:table-cell-properties>
    </style:style>
    <style:style style:name="Table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8" style:family="table">
      <style:table-properties style:width="17.013cm" fo:margin-left="0cm" table:align="left"/>
    </style:style>
    <style:style style:name="Table8.A" style:family="table-column">
      <style:table-column-properties style:column-width="4.941cm"/>
    </style:style>
    <style:style style:name="Table8.B" style:family="table-column">
      <style:table-column-properties style:column-width="12.072cm"/>
    </style:style>
    <style:style style:name="Table8.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le8.B1" style:family="table-cell">
      <style:table-cell-properties fo:background-color="#e6e6e6" fo:padding="0.199cm" fo:border="0.05pt solid #000000">
        <style:background-image/>
      </style:table-cell-properties>
    </style:style>
    <style:style style:name="Table8.A2" style:family="table-cell">
      <style:table-cell-properties fo:background-color="#e6e6e6" fo:padding="0.199cm" fo:border-left="0.05pt solid #000000" fo:border-right="none" fo:border-top="none" fo:border-bottom="0.05pt solid #000000">
        <style:background-image/>
      </style:table-cell-properties>
    </style:style>
    <style:style style:name="Table8.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le9" style:family="table">
      <style:table-properties style:width="17cm" fo:margin-top="0cm" fo:margin-bottom="0cm" table:align="margins"/>
    </style:style>
    <style:style style:name="Table9.A" style:family="table-column">
      <style:table-column-properties style:column-width="17cm" style:rel-column-width="65535*"/>
    </style:style>
    <style:style style:name="Table9.A1" style:family="table-cell">
      <style:table-cell-properties style:vertical-align="" fo:background-color="#e6e6e6" fo:padding="0.199cm" fo:border="0.05pt solid #000000">
        <style:background-image/>
      </style:table-cell-properties>
    </style:style>
    <style:style style:name="Table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0" style:family="table">
      <style:table-properties style:width="17cm" fo:margin-top="0cm" fo:margin-bottom="0cm" table:align="margins"/>
    </style:style>
    <style:style style:name="Table10.A" style:family="table-column">
      <style:table-column-properties style:column-width="17cm" style:rel-column-width="65535*"/>
    </style:style>
    <style:style style:name="Table10.A1" style:family="table-cell">
      <style:table-cell-properties style:vertical-align="" fo:background-color="#e6e6e6" fo:padding="0.199cm" fo:border="0.05pt solid #000000">
        <style:background-image/>
      </style:table-cell-properties>
    </style:style>
    <style:style style:name="Table10.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1" style:family="table">
      <style:table-properties style:width="17cm" fo:margin-top="0cm" fo:margin-bottom="0cm" table:align="margins"/>
    </style:style>
    <style:style style:name="Table11.A" style:family="table-column">
      <style:table-column-properties style:column-width="17cm" style:rel-column-width="65535*"/>
    </style:style>
    <style:style style:name="Table11.A1" style:family="table-cell">
      <style:table-cell-properties style:vertical-align="" fo:background-color="#e6e6e6" fo:padding="0.199cm" fo:border="0.05pt solid #000000">
        <style:background-image/>
      </style:table-cell-properties>
    </style:style>
    <style:style style:name="Table11.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8" style:family="table">
      <style:table-properties style:width="17cm" table:align="margins"/>
    </style:style>
    <style:style style:name="Tabelle18.A" style:family="table-column">
      <style:table-column-properties style:column-width="3.457cm" style:rel-column-width="13327*"/>
    </style:style>
    <style:style style:name="Tabelle18.B" style:family="table-column">
      <style:table-column-properties style:column-width="2.969cm" style:rel-column-width="11443*"/>
    </style:style>
    <style:style style:name="Tabelle18.C" style:family="table-column">
      <style:table-column-properties style:column-width="10.575cm" style:rel-column-width="40765*"/>
    </style:style>
    <style:style style:name="Tabelle18.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8.C1" style:family="table-cell">
      <style:table-cell-properties fo:background-color="#e6e6e6" fo:padding="0.199cm" fo:border="0.05pt solid #000000">
        <style:background-image/>
      </style:table-cell-properties>
    </style:style>
    <style:style style:name="Tabelle18.A2" style:family="table-cell">
      <style:table-cell-properties fo:background-color="#e6e6e6" fo:padding="0.199cm" fo:border-left="0.05pt solid #000000" fo:border-right="none" fo:border-top="none" fo:border-bottom="0.05pt solid #000000">
        <style:background-image/>
      </style:table-cell-properties>
    </style:style>
    <style:style style:name="Tabelle18.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6" style:family="table">
      <style:table-properties style:width="17cm" fo:margin-top="0cm" fo:margin-bottom="0cm" table:align="margins"/>
    </style:style>
    <style:style style:name="Tabelle6.A" style:family="table-column">
      <style:table-column-properties style:column-width="17cm" style:rel-column-width="65535*"/>
    </style:style>
    <style:style style:name="Tabelle6.A1" style:family="table-cell">
      <style:table-cell-properties style:vertical-align="" fo:background-color="#e6e6e6" fo:padding="0.199cm" fo:border="0.05pt solid #000000">
        <style:background-image/>
      </style:table-cell-properties>
    </style:style>
    <style:style style:name="Tabelle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6.8" style:family="table-row">
      <style:table-row-properties style:min-row-height="2.898cm"/>
    </style:style>
    <style:style style:name="Tabelle9" style:family="table">
      <style:table-properties style:width="17cm" fo:margin-top="0cm" fo:margin-bottom="0cm" table:align="margins"/>
    </style:style>
    <style:style style:name="Tabelle9.A" style:family="table-column">
      <style:table-column-properties style:column-width="17cm" style:rel-column-width="65535*"/>
    </style:style>
    <style:style style:name="Tabelle9.A1" style:family="table-cell">
      <style:table-cell-properties style:vertical-align="" fo:background-color="#e6e6e6" fo:padding="0.199cm" fo:border="0.05pt solid #000000">
        <style:background-image/>
      </style:table-cell-properties>
    </style:style>
    <style:style style:name="Tabelle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3.457cm" style:rel-column-width="13327*"/>
    </style:style>
    <style:style style:name="Tabelle10.B" style:family="table-column">
      <style:table-column-properties style:column-width="2.736cm" style:rel-column-width="10546*"/>
    </style:style>
    <style:style style:name="Tabelle10.C" style:family="table-column">
      <style:table-column-properties style:column-width="10.807cm" style:rel-column-width="41662*"/>
    </style:style>
    <style:style style:name="Tabelle10.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0.C1" style:family="table-cell">
      <style:table-cell-properties fo:background-color="#e6e6e6" fo:padding="0.199cm" fo:border="0.05pt solid #000000">
        <style:background-image/>
      </style:table-cell-properties>
    </style:style>
    <style:style style:name="Tabelle10.A2" style:family="table-cell">
      <style:table-cell-properties fo:background-color="#e6e6e6" fo:padding="0.199cm" fo:border-left="0.05pt solid #000000" fo:border-right="none" fo:border-top="none" fo:border-bottom="0.05pt solid #000000">
        <style:background-image/>
      </style:table-cell-properties>
    </style:style>
    <style:style style:name="Tabelle10.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8" style:family="table">
      <style:table-properties style:width="17cm" fo:margin-top="0cm" fo:margin-bottom="0cm" table:align="margins"/>
    </style:style>
    <style:style style:name="Tabelle8.A" style:family="table-column">
      <style:table-column-properties style:column-width="17cm" style:rel-column-width="65535*"/>
    </style:style>
    <style:style style:name="Tabelle8.A1" style:family="table-cell">
      <style:table-cell-properties style:vertical-align="" fo:background-color="#e6e6e6" fo:padding="0.199cm" fo:border="0.05pt solid #000000">
        <style:background-image/>
      </style:table-cell-properties>
    </style:style>
    <style:style style:name="Tabelle8.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8.8" style:family="table-row">
      <style:table-row-properties style:min-row-height="3.59cm"/>
    </style:style>
    <style:style style:name="Tabelle8.9" style:family="table-row">
      <style:table-row-properties style:min-row-height="1.905cm"/>
    </style:style>
    <style:style style:name="Tabelle11" style:family="table">
      <style:table-properties style:width="17cm" fo:margin-top="0cm" fo:margin-bottom="0cm" table:align="margins"/>
    </style:style>
    <style:style style:name="Tabelle11.A" style:family="table-column">
      <style:table-column-properties style:column-width="17cm" style:rel-column-width="65535*"/>
    </style:style>
    <style:style style:name="Tabelle11.A1" style:family="table-cell">
      <style:table-cell-properties style:vertical-align="" fo:background-color="#e6e6e6" fo:padding="0.199cm" fo:border="0.05pt solid #000000">
        <style:background-image/>
      </style:table-cell-properties>
    </style:style>
    <style:style style:name="Tabelle12" style:family="table">
      <style:table-properties style:width="17cm" table:align="margins"/>
    </style:style>
    <style:style style:name="Tabelle12.A" style:family="table-column">
      <style:table-column-properties style:column-width="3.348cm" style:rel-column-width="12905*"/>
    </style:style>
    <style:style style:name="Tabelle12.B" style:family="table-column">
      <style:table-column-properties style:column-width="3.776cm" style:rel-column-width="14558*"/>
    </style:style>
    <style:style style:name="Tabelle12.C" style:family="table-column">
      <style:table-column-properties style:column-width="9.876cm" style:rel-column-width="38072*"/>
    </style:style>
    <style:style style:name="Tabelle1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2.C1" style:family="table-cell">
      <style:table-cell-properties fo:background-color="#e6e6e6" fo:padding="0.199cm" fo:border="0.05pt solid #000000">
        <style:background-image/>
      </style:table-cell-properties>
    </style:style>
    <style:style style:name="Tabelle12.A2" style:family="table-cell">
      <style:table-cell-properties fo:background-color="#e6e6e6" fo:padding="0.199cm" fo:border-left="0.05pt solid #000000" fo:border-right="none" fo:border-top="none" fo:border-bottom="0.05pt solid #000000">
        <style:background-image/>
      </style:table-cell-properties>
    </style:style>
    <style:style style:name="Tabelle12.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3" style:family="table">
      <style:table-properties style:width="17cm" fo:margin-top="0cm" fo:margin-bottom="0cm" table:align="margins"/>
    </style:style>
    <style:style style:name="Tabelle13.A" style:family="table-column">
      <style:table-column-properties style:column-width="17cm" style:rel-column-width="65535*"/>
    </style:style>
    <style:style style:name="Tabelle13.A1" style:family="table-cell">
      <style:table-cell-properties style:vertical-align="" fo:background-color="#e6e6e6" fo:padding="0.199cm" fo:border="0.05pt solid #000000">
        <style:background-image/>
      </style:table-cell-properties>
    </style:style>
    <style:style style:name="Tabelle1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3.8" style:family="table-row">
      <style:table-row-properties style:min-row-height="2.305cm"/>
    </style:style>
    <style:style style:name="Tabelle14" style:family="table">
      <style:table-properties style:width="17cm" fo:margin-top="0cm" fo:margin-bottom="0cm" table:align="margins"/>
    </style:style>
    <style:style style:name="Tabelle14.A" style:family="table-column">
      <style:table-column-properties style:column-width="17cm" style:rel-column-width="65535*"/>
    </style:style>
    <style:style style:name="Tabelle14.A1" style:family="table-cell">
      <style:table-cell-properties style:vertical-align="" fo:background-color="#e6e6e6" fo:padding="0.199cm" fo:border="0.05pt solid #000000">
        <style:background-image/>
      </style:table-cell-properties>
    </style:style>
    <style:style style:name="Tabelle1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5" style:family="table">
      <style:table-properties style:width="17cm" table:align="margins"/>
    </style:style>
    <style:style style:name="Tabelle15.A" style:family="table-column">
      <style:table-column-properties style:column-width="3.508cm" style:rel-column-width="13524*"/>
    </style:style>
    <style:style style:name="Tabelle15.B" style:family="table-column">
      <style:table-column-properties style:column-width="4.309cm" style:rel-column-width="16611*"/>
    </style:style>
    <style:style style:name="Tabelle15.C" style:family="table-column">
      <style:table-column-properties style:column-width="9.183cm" style:rel-column-width="35400*"/>
    </style:style>
    <style:style style:name="Tabelle1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5.C1" style:family="table-cell">
      <style:table-cell-properties fo:background-color="#e6e6e6" fo:padding="0.199cm" fo:border="0.05pt solid #000000">
        <style:background-image/>
      </style:table-cell-properties>
    </style:style>
    <style:style style:name="Tabelle15.A2" style:family="table-cell">
      <style:table-cell-properties fo:background-color="#e6e6e6" fo:padding="0.199cm" fo:border-left="0.05pt solid #000000" fo:border-right="none" fo:border-top="none" fo:border-bottom="0.05pt solid #000000">
        <style:background-image/>
      </style:table-cell-properties>
    </style:style>
    <style:style style:name="Tabelle15.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6" style:family="table">
      <style:table-properties style:width="17cm" fo:margin-top="0cm" fo:margin-bottom="0cm" table:align="margins"/>
    </style:style>
    <style:style style:name="Tabelle16.A" style:family="table-column">
      <style:table-column-properties style:column-width="17cm" style:rel-column-width="65535*"/>
    </style:style>
    <style:style style:name="Tabelle16.A1" style:family="table-cell">
      <style:table-cell-properties style:vertical-align="" fo:background-color="#e6e6e6" fo:padding="0.199cm" fo:border="0.05pt solid #000000">
        <style:background-image/>
      </style:table-cell-properties>
    </style:style>
    <style:style style:name="Tabelle1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6.8" style:family="table-row">
      <style:table-row-properties style:min-row-height="2.51cm"/>
    </style:style>
    <style:style style:name="Table2" style:family="table">
      <style:table-properties style:width="17cm" fo:margin-top="0cm" fo:margin-bottom="0cm" table:align="margins"/>
    </style:style>
    <style:style style:name="Table2.A" style:family="table-column">
      <style:table-column-properties style:column-width="17cm" style:rel-column-width="65535*"/>
    </style:style>
    <style:style style:name="Table2.A1" style:family="table-cell">
      <style:table-cell-properties style:vertical-align="" fo:background-color="#e6e6e6" fo:padding="0.199cm" fo:border="0.05pt solid #000000">
        <style:background-image/>
      </style:table-cell-properties>
    </style:style>
    <style:style style:name="Tabelle24" style:family="table">
      <style:table-properties style:width="17cm" fo:margin-top="0cm" fo:margin-bottom="0cm" table:align="margins"/>
    </style:style>
    <style:style style:name="Tabelle24.A" style:family="table-column">
      <style:table-column-properties style:column-width="17cm" style:rel-column-width="65535*"/>
    </style:style>
    <style:style style:name="Tabelle24.A1" style:family="table-cell">
      <style:table-cell-properties style:vertical-align="" fo:background-color="#e6e6e6" fo:padding="0.199cm" fo:border="0.05pt solid #000000">
        <style:background-image/>
      </style:table-cell-properties>
    </style:style>
    <style:style style:name="Tabelle34" style:family="table">
      <style:table-properties style:width="17cm" table:align="margins"/>
    </style:style>
    <style:style style:name="Tabelle34.A" style:family="table-column">
      <style:table-column-properties style:column-width="5.683cm" style:rel-column-width="21908*"/>
    </style:style>
    <style:style style:name="Tabelle34.B" style:family="table-column">
      <style:table-column-properties style:column-width="11.317cm" style:rel-column-width="43627*"/>
    </style:style>
    <style:style style:name="Tabelle34.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4.B1" style:family="table-cell">
      <style:table-cell-properties fo:background-color="#e6e6e6" fo:padding="0.199cm" fo:border="0.05pt solid #000000">
        <style:background-image/>
      </style:table-cell-properties>
    </style:style>
    <style:style style:name="Tabelle34.A2" style:family="table-cell">
      <style:table-cell-properties fo:background-color="#e6e6e6" fo:padding="0.199cm" fo:border-left="0.05pt solid #000000" fo:border-right="none" fo:border-top="none" fo:border-bottom="0.05pt solid #000000">
        <style:background-image/>
      </style:table-cell-properties>
    </style:style>
    <style:style style:name="Tabelle34.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7" style:family="table">
      <style:table-properties style:width="17cm" fo:margin-top="0cm" fo:margin-bottom="0cm" table:align="margins"/>
    </style:style>
    <style:style style:name="Tabelle7.A" style:family="table-column">
      <style:table-column-properties style:column-width="17cm" style:rel-column-width="65535*"/>
    </style:style>
    <style:style style:name="Tabelle7.A1" style:family="table-cell">
      <style:table-cell-properties style:vertical-align="" fo:background-color="#e6e6e6" fo:padding="0.199cm" fo:border="0.05pt solid #000000">
        <style:background-image/>
      </style:table-cell-properties>
    </style:style>
    <style:style style:name="Tabelle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7.8" style:family="table-row">
      <style:table-row-properties style:min-row-height="2.51cm"/>
    </style:style>
    <style:style style:name="Tabelle35" style:family="table">
      <style:table-properties style:width="17cm" table:align="margins"/>
    </style:style>
    <style:style style:name="Tabelle35.A" style:family="table-column">
      <style:table-column-properties style:column-width="5.683cm" style:rel-column-width="21908*"/>
    </style:style>
    <style:style style:name="Tabelle35.B" style:family="table-column">
      <style:table-column-properties style:column-width="11.317cm" style:rel-column-width="43627*"/>
    </style:style>
    <style:style style:name="Tabelle3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5.B1" style:family="table-cell">
      <style:table-cell-properties fo:background-color="#e6e6e6" fo:padding="0.199cm" fo:border="0.05pt solid #000000">
        <style:background-image/>
      </style:table-cell-properties>
    </style:style>
    <style:style style:name="Tabelle35.A2" style:family="table-cell">
      <style:table-cell-properties fo:background-color="#e6e6e6" fo:padding="0.199cm" fo:border-left="0.05pt solid #000000" fo:border-right="none" fo:border-top="none" fo:border-bottom="0.05pt solid #000000">
        <style:background-image/>
      </style:table-cell-properties>
    </style:style>
    <style:style style:name="Tabelle35.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9" style:family="table">
      <style:table-properties style:width="17cm" fo:margin-top="0cm" fo:margin-bottom="0cm" table:align="margins"/>
    </style:style>
    <style:style style:name="Tabelle19.A" style:family="table-column">
      <style:table-column-properties style:column-width="17cm" style:rel-column-width="65535*"/>
    </style:style>
    <style:style style:name="Tabelle19.A1" style:family="table-cell">
      <style:table-cell-properties style:vertical-align="" fo:background-color="#e6e6e6" fo:padding="0.199cm" fo:border="0.05pt solid #000000">
        <style:background-image/>
      </style:table-cell-properties>
    </style:style>
    <style:style style:name="Tabelle1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6" style:family="table">
      <style:table-properties style:width="17cm" table:align="margins"/>
    </style:style>
    <style:style style:name="Tabelle36.A" style:family="table-column">
      <style:table-column-properties style:column-width="5.683cm" style:rel-column-width="21908*"/>
    </style:style>
    <style:style style:name="Tabelle36.B" style:family="table-column">
      <style:table-column-properties style:column-width="11.317cm" style:rel-column-width="43627*"/>
    </style:style>
    <style:style style:name="Tabelle36.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6.B1" style:family="table-cell">
      <style:table-cell-properties fo:background-color="#e6e6e6" fo:padding="0.199cm" fo:border="0.05pt solid #000000">
        <style:background-image/>
      </style:table-cell-properties>
    </style:style>
    <style:style style:name="Tabelle36.A2" style:family="table-cell">
      <style:table-cell-properties fo:background-color="#e6e6e6" fo:padding="0.199cm" fo:border-left="0.05pt solid #000000" fo:border-right="none" fo:border-top="none" fo:border-bottom="0.05pt solid #000000">
        <style:background-image/>
      </style:table-cell-properties>
    </style:style>
    <style:style style:name="Tabelle36.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0" style:family="table">
      <style:table-properties style:width="17cm" fo:margin-top="0cm" fo:margin-bottom="0cm" table:align="margins"/>
    </style:style>
    <style:style style:name="Tabelle20.A" style:family="table-column">
      <style:table-column-properties style:column-width="17cm" style:rel-column-width="65535*"/>
    </style:style>
    <style:style style:name="Tabelle20.A1" style:family="table-cell">
      <style:table-cell-properties style:vertical-align="" fo:background-color="#e6e6e6" fo:padding="0.199cm" fo:border="0.05pt solid #000000">
        <style:background-image/>
      </style:table-cell-properties>
    </style:style>
    <style:style style:name="Tabelle20.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0.8" style:family="table-row">
      <style:table-row-properties style:min-row-height="2.51cm"/>
    </style:style>
    <style:style style:name="Tabelle37" style:family="table">
      <style:table-properties style:width="17cm" table:align="margins"/>
    </style:style>
    <style:style style:name="Tabelle37.A" style:family="table-column">
      <style:table-column-properties style:column-width="5.683cm" style:rel-column-width="21908*"/>
    </style:style>
    <style:style style:name="Tabelle37.B" style:family="table-column">
      <style:table-column-properties style:column-width="11.317cm" style:rel-column-width="43627*"/>
    </style:style>
    <style:style style:name="Tabelle37.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7.B1" style:family="table-cell">
      <style:table-cell-properties fo:background-color="#e6e6e6" fo:padding="0.199cm" fo:border="0.05pt solid #000000">
        <style:background-image/>
      </style:table-cell-properties>
    </style:style>
    <style:style style:name="Tabelle37.A2" style:family="table-cell">
      <style:table-cell-properties fo:background-color="#e6e6e6" fo:padding="0.199cm" fo:border-left="0.05pt solid #000000" fo:border-right="none" fo:border-top="none" fo:border-bottom="0.05pt solid #000000">
        <style:background-image/>
      </style:table-cell-properties>
    </style:style>
    <style:style style:name="Tabelle37.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1" style:family="table">
      <style:table-properties style:width="17cm" fo:margin-top="0cm" fo:margin-bottom="0cm" table:align="margins"/>
    </style:style>
    <style:style style:name="Tabelle21.A" style:family="table-column">
      <style:table-column-properties style:column-width="17cm" style:rel-column-width="65535*"/>
    </style:style>
    <style:style style:name="Tabelle21.A1" style:family="table-cell">
      <style:table-cell-properties style:vertical-align="" fo:background-color="#e6e6e6" fo:padding="0.199cm" fo:border="0.05pt solid #000000">
        <style:background-image/>
      </style:table-cell-properties>
    </style:style>
    <style:style style:name="Tabelle21.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1.8" style:family="table-row">
      <style:table-row-properties style:min-row-height="2.891cm"/>
    </style:style>
    <style:style style:name="Table1" style:family="table">
      <style:table-properties style:width="17cm" table:align="margins"/>
    </style:style>
    <style:style style:name="Table1.A" style:family="table-column">
      <style:table-column-properties style:column-width="3.399cm" style:rel-column-width="13102*"/>
    </style:style>
    <style:style style:name="Table1.B" style:family="table-column">
      <style:table-column-properties style:column-width="5.985cm" style:rel-column-width="23071*"/>
    </style:style>
    <style:style style:name="Table1.C" style:family="table-column">
      <style:table-column-properties style:column-width="7.616cm" style:rel-column-width="29362*"/>
    </style:style>
    <style:style style:name="Table1.A1" style:family="table-cell">
      <style:table-cell-properties fo:background-color="#dddddd"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3" style:family="table-row">
      <style:table-row-properties style:min-row-height="1cm"/>
    </style:style>
    <style:style style:name="Table1.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0.05pt solid #000000"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0.05pt solid #000000" fo:border-top="none" fo:border-bottom="0.05pt solid #000000"/>
    </style:style>
    <style:style style:name="Table1.5" style:family="table-row">
      <style:table-row-properties style:min-row-height="1.101cm"/>
    </style:style>
    <style:style style:name="Table1.B5" style:family="table-cell">
      <style:table-cell-properties style:vertical-align="middle" fo:padding="0.097cm" fo:border-left="0.05pt solid #000000" fo:border-right="none" fo:border-top="none" fo:border-bottom="0.05pt solid #000000"/>
    </style:style>
    <style:style style:name="Table1.C5"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5.985cm" style:rel-column-width="23071*"/>
    </style:style>
    <style:style style:name="Table3.C" style:family="table-column">
      <style:table-column-properties style:column-width="7.616cm" style:rel-column-width="29362*"/>
    </style:style>
    <style:style style:name="Table3.A1" style:family="table-cell">
      <style:table-cell-properties fo:background-color="#dddddd" fo:padding="0.097cm" fo:border="0.05pt solid #000000">
        <style:background-image/>
      </style:table-cell-properties>
    </style:style>
    <style:style style:name="Table3.A2" style:family="table-cell">
      <style:table-cell-properties fo:background-color="#eeeeee" fo:padding="0.097cm" fo:border-left="0.05pt solid #000000" fo:border-right="none" fo:border-top="none" fo:border-bottom="0.05pt solid #000000">
        <style:background-image/>
      </style:table-cell-properties>
    </style:style>
    <style:style style:name="Table3.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3.3" style:family="table-row">
      <style:table-row-properties style:row-height="1.101cm"/>
    </style:style>
    <style:style style:name="Table3.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0.05pt solid #000000" fo:border-right="0.05pt solid #000000" fo:border-top="none" fo:border-bottom="0.05pt solid #000000"/>
    </style:style>
    <style:style style:name="Table3.B4" style:family="table-cell">
      <style:table-cell-properties style:vertical-align="middle" fo:padding="0.097cm" fo:border-left="0.05pt solid #000000" fo:border-right="none" fo:border-top="none" fo:border-bottom="0.05pt solid #000000"/>
    </style:style>
    <style:style style:name="Table3.C4" style:family="table-cell">
      <style:table-cell-properties style:vertical-align="middle" fo:padding="0.097cm" fo:border-left="0.05pt solid #000000" fo:border-right="0.05pt solid #000000" fo:border-top="none" fo:border-bottom="0.05pt solid #000000"/>
    </style:style>
    <style:style style:name="Table3.B5" style:family="table-cell">
      <style:table-cell-properties style:vertical-align="middle" fo:padding="0.097cm" fo:border-left="0.05pt solid #000000" fo:border-right="none" fo:border-top="none" fo:border-bottom="0.05pt solid #000000"/>
    </style:style>
    <style:style style:name="Table3.C5" style:family="table-cell">
      <style:table-cell-properties style:vertical-align="middle" fo:padding="0.097cm" fo:border-left="0.05pt solid #000000" fo:border-right="0.05pt solid #000000" fo:border-top="none" fo:border-bottom="0.05pt solid #000000"/>
    </style:style>
    <style:style style:name="Table13" style:family="table">
      <style:table-properties style:width="17cm" fo:margin-top="0cm" fo:margin-bottom="0cm" table:align="margins"/>
    </style:style>
    <style:style style:name="Table13.A" style:family="table-column">
      <style:table-column-properties style:column-width="17cm" style:rel-column-width="65535*"/>
    </style:style>
    <style:style style:name="Table13.A1" style:family="table-cell">
      <style:table-cell-properties style:vertical-align="" fo:background-color="#e6e6e6" fo:padding="0.199cm" fo:border="0.05pt solid #000000">
        <style:background-image/>
      </style:table-cell-properties>
    </style:style>
    <style:style style:name="Table1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4" style:family="table">
      <style:table-properties style:width="17cm" fo:margin-top="0cm" fo:margin-bottom="0cm" table:align="margins"/>
    </style:style>
    <style:style style:name="Table14.A" style:family="table-column">
      <style:table-column-properties style:column-width="17cm" style:rel-column-width="65535*"/>
    </style:style>
    <style:style style:name="Table14.A1" style:family="table-cell">
      <style:table-cell-properties style:vertical-align="" fo:background-color="#e6e6e6" fo:padding="0.199cm" fo:border="0.05pt solid #000000">
        <style:background-image/>
      </style:table-cell-properties>
    </style:style>
    <style:style style:name="Table1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6e6e6" fo:padding="0.199cm" fo:border="0.05pt solid #000000">
        <style:background-image/>
      </style:table-cell-properties>
    </style:style>
    <style:style style:name="Tabelle30" style:family="table">
      <style:table-properties style:width="17cm" table:align="margins"/>
    </style:style>
    <style:style style:name="Tabelle30.A" style:family="table-column">
      <style:table-column-properties style:column-width="17cm" style:rel-column-width="65535*"/>
    </style:style>
    <style:style style:name="Tabelle30.A1" style:family="table-cell">
      <style:table-cell-properties fo:background-color="#e6e6e6" fo:padding="0.199cm" fo:border="0.05pt solid #000000">
        <style:background-image/>
      </style:table-cell-properties>
    </style:style>
    <style:style style:name="Tabelle38" style:family="table">
      <style:table-properties style:width="17cm" table:align="margins"/>
    </style:style>
    <style:style style:name="Tabelle38.A" style:family="table-column">
      <style:table-column-properties style:column-width="17cm" style:rel-column-width="65535*"/>
    </style:style>
    <style:style style:name="Tabelle38.A1" style:family="table-cell">
      <style:table-cell-properties fo:background-color="#e6e6e6" fo:padding="0.199cm" fo:border="0.05pt solid #000000">
        <style:background-image/>
      </style:table-cell-properties>
    </style:style>
    <style:style style:name="Table15" style:family="table">
      <style:table-properties style:width="17cm" fo:margin-top="0cm" fo:margin-bottom="0cm" table:align="margins"/>
    </style:style>
    <style:style style:name="Table15.A" style:family="table-column">
      <style:table-column-properties style:column-width="17cm" style:rel-column-width="65535*"/>
    </style:style>
    <style:style style:name="Table15.A1" style:family="table-cell">
      <style:table-cell-properties style:vertical-align="" fo:background-color="#e6e6e6" fo:padding="0.199cm" fo:border="0.05pt solid #000000">
        <style:background-image/>
      </style:table-cell-properties>
    </style:style>
    <style:style style:name="Table15.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2" style:family="table">
      <style:table-properties style:width="17cm" table:align="margins"/>
    </style:style>
    <style:style style:name="Tabelle22.A" style:family="table-column">
      <style:table-column-properties style:column-width="3.212cm" style:rel-column-width="12382*"/>
    </style:style>
    <style:style style:name="Tabelle22.B" style:family="table-column">
      <style:table-column-properties style:column-width="13.788cm" style:rel-column-width="53153*"/>
    </style:style>
    <style:style style:name="Tabelle2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2.B1" style:family="table-cell">
      <style:table-cell-properties fo:background-color="#e6e6e6" fo:padding="0.199cm" fo:border="0.05pt solid #000000">
        <style:background-image/>
      </style:table-cell-properties>
    </style:style>
    <style:style style:name="Tabelle22.A2" style:family="table-cell">
      <style:table-cell-properties fo:background-color="#e6e6e6" fo:padding="0.199cm" fo:border-left="0.05pt solid #000000" fo:border-right="none" fo:border-top="none" fo:border-bottom="0.05pt solid #000000">
        <style:background-image/>
      </style:table-cell-properties>
    </style:style>
    <style:style style:name="Tabelle2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3" style:family="table">
      <style:table-properties style:width="17cm" table:align="margins"/>
    </style:style>
    <style:style style:name="Tabelle23.A" style:family="table-column">
      <style:table-column-properties style:column-width="2.97cm" style:rel-column-width="11450*"/>
    </style:style>
    <style:style style:name="Tabelle23.B" style:family="table-column">
      <style:table-column-properties style:column-width="14.03cm" style:rel-column-width="54085*"/>
    </style:style>
    <style:style style:name="Tabelle23.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3.B1" style:family="table-cell">
      <style:table-cell-properties fo:background-color="#e6e6e6" fo:padding="0.199cm" fo:border="0.05pt solid #000000">
        <style:background-image/>
      </style:table-cell-properties>
    </style:style>
    <style:style style:name="Tabelle23.A2" style:family="table-cell">
      <style:table-cell-properties fo:background-color="#e6e6e6" fo:padding="0.199cm" fo:border-left="0.05pt solid #000000" fo:border-right="none" fo:border-top="none" fo:border-bottom="0.05pt solid #000000">
        <style:background-image/>
      </style:table-cell-properties>
    </style:style>
    <style:style style:name="Tabelle23.B2" style:family="table-cell">
      <style:table-cell-properties fo:background-color="#e6e6e6" fo:padding="0.199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color="#000000"/>
    </style:style>
    <style:style style:name="P2" style:family="paragraph" style:parent-style-name="Standard">
      <style:paragraph-properties fo:text-align="center" style:justify-single-word="false"/>
      <style:text-properties fo:font-size="60pt" fo:font-weight="normal" style:font-size-asian="60pt" style:font-weight-asian="normal" style:font-size-complex="60pt" style:font-weight-complex="normal"/>
    </style:style>
    <style:style style:name="P3"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4" style:family="paragraph" style:parent-style-name="Standard">
      <style:paragraph-properties fo:text-align="center" style:justify-single-word="false"/>
      <style:text-properties fo:font-size="28pt" fo:font-weight="normal" style:font-size-asian="28pt" style:font-weight-asian="normal" style:font-size-complex="28pt" style:font-weight-complex="normal"/>
    </style:style>
    <style:style style:name="P5" style:family="paragraph" style:parent-style-name="Standard">
      <style:paragraph-properties fo:text-align="center" style:justify-single-word="false"/>
      <style:text-properties fo:color="#ffffff" fo:font-size="8pt" fo:font-weight="normal" fo:background-color="#b84700" style:font-size-asian="8pt" style:font-weight-asian="normal" style:font-size-complex="8pt" style:font-weight-complex="normal"/>
    </style:style>
    <style:style style:name="P6" style:family="paragraph" style:parent-style-name="Standard">
      <style:paragraph-properties fo:text-align="center" style:justify-single-word="false"/>
      <style:text-properties fo:color="#ffffff" style:font-name="Times New Roman" fo:font-size="60pt" fo:font-weight="normal" fo:background-color="transparent" style:font-size-asian="60pt" style:font-weight-asian="normal" style:font-size-complex="60pt" style:font-weight-complex="normal"/>
    </style:style>
    <style:style style:name="P7" style:family="paragraph" style:parent-style-name="Standard">
      <style:paragraph-properties fo:text-align="center" style:justify-single-word="false"/>
      <style:text-properties fo:color="#ffffff" style:font-name="Times New Roman" fo:font-size="28pt" fo:font-weight="normal" fo:background-color="transparent" style:font-size-asian="28pt" style:font-weight-asian="normal" style:font-size-complex="28pt" style:font-weight-complex="normal"/>
    </style:style>
    <style:style style:name="P8" style:family="paragraph" style:parent-style-name="Standard">
      <style:paragraph-properties fo:text-align="center" style:justify-single-word="false"/>
      <style:text-properties style:font-name="Times New Roman" fo:font-size="28pt" fo:font-weight="normal" style:font-size-asian="28pt" style:font-weight-asian="normal" style:font-size-complex="28pt" style:font-weight-complex="normal"/>
    </style:style>
    <style:style style:name="P9" style:family="paragraph" style:parent-style-name="Standard">
      <style:text-properties fo:color="#000000"/>
    </style:style>
    <style:style style:name="P10" style:family="paragraph" style:parent-style-name="Standard">
      <style:paragraph-properties fo:text-align="center" style:justify-single-word="false"/>
      <style:text-properties fo:color="#000000" fo:font-size="28pt"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13" style:family="paragraph" style:parent-style-name="Standard">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4" style:family="paragraph" style:parent-style-name="Standard">
      <style:paragraph-properties fo:text-align="start" style:justify-single-word="false"/>
      <style:text-properties fo:color="#000000"/>
    </style:style>
    <style:style style:name="P15" style:family="paragraph" style:parent-style-name="Standard">
      <style:paragraph-properties fo:text-align="start" style:justify-single-word="false"/>
      <style:text-properties fo:font-size="20pt" fo:font-weight="normal" style:font-size-asian="17.5pt" style:font-weight-asian="normal" style:font-size-complex="20pt" style:font-weight-complex="normal"/>
    </style:style>
    <style:style style:name="P1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7" style:family="paragraph" style:parent-style-name="Standard">
      <style:paragraph-properties fo:text-align="start" style:justify-single-word="false"/>
    </style:style>
    <style:style style:name="P18" style:family="paragraph" style:parent-style-name="Standard">
      <style:text-properties officeooo:paragraph-rsid="0009695f"/>
    </style:style>
    <style:style style:name="P19" style:family="paragraph" style:parent-style-name="Standard">
      <style:text-properties fo:font-weight="bold" officeooo:rsid="000b4c68" officeooo:paragraph-rsid="0009695f" fo:background-color="transparent" style:font-weight-asian="bold" style:font-weight-complex="bold"/>
    </style:style>
    <style:style style:name="P20" style:family="paragraph" style:parent-style-name="Standard">
      <style:text-properties officeooo:rsid="002d88ae" officeooo:paragraph-rsid="003250fc"/>
    </style:style>
    <style:style style:name="P21" style:family="paragraph" style:parent-style-name="Standard">
      <style:text-properties officeooo:paragraph-rsid="00343ca2"/>
    </style:style>
    <style:style style:name="P22" style:family="paragraph" style:parent-style-name="Standard">
      <style:text-properties officeooo:paragraph-rsid="0040e0e7"/>
    </style:style>
    <style:style style:name="P23" style:family="paragraph" style:parent-style-name="Standard">
      <style:text-properties officeooo:paragraph-rsid="005460c7"/>
    </style:style>
    <style:style style:name="P24" style:family="paragraph" style:parent-style-name="Text_20_body">
      <style:text-properties fo:color="#000000"/>
    </style:style>
    <style:style style:name="P25"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26" style:family="paragraph" style:parent-style-name="Text_20_body">
      <style:text-properties fo:color="#000000" style:font-name="Times New Roman" fo:font-size="12pt" fo:font-weight="normal" officeooo:paragraph-rsid="000e3c40" style:font-name-asian="Courier New" style:font-size-asian="12pt" style:font-weight-asian="normal" style:font-name-complex="Courier New" style:font-size-complex="12pt" style:font-weight-complex="normal"/>
    </style:style>
    <style:style style:name="P27" style:family="paragraph" style:parent-style-name="Text_20_body">
      <style:text-properties fo:color="#000000" officeooo:paragraph-rsid="0007632b"/>
    </style:style>
    <style:style style:name="P28" style:family="paragraph" style:parent-style-name="Text_20_body">
      <style:text-properties fo:color="#000000" officeooo:rsid="0007632b" officeooo:paragraph-rsid="0007632b"/>
    </style:style>
    <style:style style:name="P29" style:family="paragraph" style:parent-style-name="Text_20_body">
      <style:text-properties fo:color="#000000" officeooo:paragraph-rsid="0008838d"/>
    </style:style>
    <style:style style:name="P30" style:family="paragraph" style:parent-style-name="Text_20_body">
      <style:text-properties fo:color="#000000" officeooo:rsid="001f1e5d" officeooo:paragraph-rsid="001f1e5d"/>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fo:font-weight="bold" officeooo:paragraph-rsid="000e3c40" style:font-weight-asian="bold" style:font-weight-complex="bold"/>
    </style:style>
    <style:style style:name="P33" style:family="paragraph" style:parent-style-name="Text_20_body">
      <style:text-properties style:use-window-font-color="true" style:font-name="Times New Roman" fo:font-size="12pt" style:font-name-asian="Courier New" style:font-size-asian="12pt" style:font-name-complex="Courier New" style:font-size-complex="12pt"/>
    </style:style>
    <style:style style:name="P34" style:family="paragraph" style:parent-style-name="Text_20_body">
      <style:text-properties fo:font-size="12pt" style:font-size-asian="12pt" style:font-size-complex="12pt"/>
    </style:style>
    <style:style style:name="P35" style:family="paragraph" style:parent-style-name="Text_20_body">
      <style:text-properties fo:background-color="transparent"/>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officeooo:paragraph-rsid="000e3c40"/>
    </style:style>
    <style:style style:name="P38" style:family="paragraph" style:parent-style-name="Text_20_body">
      <style:text-properties officeooo:paragraph-rsid="000fdd50"/>
    </style:style>
    <style:style style:name="P39" style:family="paragraph" style:parent-style-name="Text_20_body">
      <style:text-properties officeooo:paragraph-rsid="00179a61"/>
    </style:style>
    <style:style style:name="P40" style:family="paragraph" style:parent-style-name="Text_20_body">
      <style:text-properties officeooo:paragraph-rsid="001bbdbf"/>
    </style:style>
    <style:style style:name="P41" style:family="paragraph" style:parent-style-name="Text_20_body">
      <style:text-properties officeooo:paragraph-rsid="0024c3de"/>
    </style:style>
    <style:style style:name="P42" style:family="paragraph" style:parent-style-name="Text_20_body">
      <style:text-properties officeooo:paragraph-rsid="00264fd9"/>
    </style:style>
    <style:style style:name="P43" style:family="paragraph" style:parent-style-name="Text_20_body">
      <style:text-properties officeooo:paragraph-rsid="0029c751"/>
    </style:style>
    <style:style style:name="P44" style:family="paragraph" style:parent-style-name="Text_20_body">
      <style:text-properties officeooo:paragraph-rsid="002a098e"/>
    </style:style>
    <style:style style:name="P45" style:family="paragraph" style:parent-style-name="Text_20_body">
      <style:text-properties style:font-name="Times New Roman" officeooo:rsid="00378841" officeooo:paragraph-rsid="00418546"/>
    </style:style>
    <style:style style:name="P46" style:family="paragraph" style:parent-style-name="Text_20_body">
      <style:text-properties officeooo:rsid="002d88ae" officeooo:paragraph-rsid="00317221"/>
    </style:style>
    <style:style style:name="P47" style:family="paragraph" style:parent-style-name="Text_20_body">
      <style:text-properties officeooo:rsid="002d88ae" officeooo:paragraph-rsid="003375b1"/>
    </style:style>
    <style:style style:name="P48" style:family="paragraph" style:parent-style-name="Text_20_body">
      <style:text-properties officeooo:paragraph-rsid="0033cb5a"/>
    </style:style>
    <style:style style:name="P49" style:family="paragraph" style:parent-style-name="Text_20_body">
      <style:text-properties officeooo:rsid="00343ca2" officeooo:paragraph-rsid="0035173e"/>
    </style:style>
    <style:style style:name="P50" style:family="paragraph" style:parent-style-name="Text_20_body">
      <style:text-properties officeooo:paragraph-rsid="00396bf9"/>
    </style:style>
    <style:style style:name="P51" style:family="paragraph" style:parent-style-name="Text_20_body">
      <style:text-properties officeooo:rsid="00396bf9" officeooo:paragraph-rsid="003ca270"/>
    </style:style>
    <style:style style:name="P52" style:family="paragraph" style:parent-style-name="Text_20_body">
      <style:text-properties officeooo:rsid="00396bf9" officeooo:paragraph-rsid="003d9641"/>
    </style:style>
    <style:style style:name="P53" style:family="paragraph" style:parent-style-name="Text_20_body">
      <style:text-properties officeooo:rsid="003f6adf" officeooo:paragraph-rsid="003f6adf"/>
    </style:style>
    <style:style style:name="P54" style:family="paragraph" style:parent-style-name="Text_20_body">
      <style:text-properties officeooo:rsid="003f6adf" officeooo:paragraph-rsid="003f7b0a"/>
    </style:style>
    <style:style style:name="P55" style:family="paragraph" style:parent-style-name="Text_20_body">
      <style:text-properties officeooo:paragraph-rsid="0040e0e7"/>
    </style:style>
    <style:style style:name="P56" style:family="paragraph" style:parent-style-name="Text_20_body">
      <style:text-properties officeooo:paragraph-rsid="0040f2c6"/>
    </style:style>
    <style:style style:name="P57" style:family="paragraph" style:parent-style-name="Text_20_body">
      <style:text-properties officeooo:rsid="0035173e" officeooo:paragraph-rsid="0035173e"/>
    </style:style>
    <style:style style:name="P58" style:family="paragraph" style:parent-style-name="Text_20_body">
      <style:text-properties officeooo:rsid="003ca270" officeooo:paragraph-rsid="003d9641"/>
    </style:style>
    <style:style style:name="P59" style:family="paragraph" style:parent-style-name="Text_20_body">
      <style:text-properties officeooo:paragraph-rsid="004aff4a"/>
    </style:style>
    <style:style style:name="P60" style:family="paragraph" style:parent-style-name="Text_20_body">
      <style:text-properties officeooo:paragraph-rsid="004d4adc"/>
    </style:style>
    <style:style style:name="P61" style:family="paragraph" style:parent-style-name="Text_20_body">
      <style:text-properties officeooo:paragraph-rsid="004edcfb"/>
    </style:style>
    <style:style style:name="P62" style:family="paragraph" style:parent-style-name="Text_20_body">
      <style:text-properties officeooo:paragraph-rsid="0050e0cc"/>
    </style:style>
    <style:style style:name="P63" style:family="paragraph" style:parent-style-name="Text_20_body">
      <style:text-properties officeooo:paragraph-rsid="005460c7"/>
    </style:style>
    <style:style style:name="P64" style:family="paragraph" style:parent-style-name="Frame_20_contents">
      <style:text-properties fo:color="#000000"/>
    </style:style>
    <style:style style:name="P65" style:family="paragraph" style:parent-style-name="Frame_20_contents">
      <style:text-properties fo:color="#000000" officeooo:rsid="0008838d" officeooo:paragraph-rsid="0008838d"/>
    </style:style>
    <style:style style:name="P66" style:family="paragraph" style:parent-style-name="Frame_20_contents">
      <style:text-properties fo:color="#000000" officeooo:paragraph-rsid="001f1e5d"/>
    </style:style>
    <style:style style:name="P67" style:family="paragraph" style:parent-style-name="Frame_20_contents">
      <style:text-properties fo:color="#000000" officeooo:paragraph-rsid="0020eb7b"/>
    </style:style>
    <style:style style:name="P68" style:family="paragraph" style:parent-style-name="Frame_20_contents">
      <style:text-properties fo:color="#000000" officeooo:rsid="0035173e" officeooo:paragraph-rsid="0035173e"/>
    </style:style>
    <style:style style:name="P69" style:family="paragraph" style:parent-style-name="Frame_20_contents">
      <style:text-properties officeooo:paragraph-rsid="0008838d"/>
    </style:style>
    <style:style style:name="P70" style:family="paragraph" style:parent-style-name="Table_20_Contents">
      <style:paragraph-properties fo:text-align="center" style:justify-single-word="false"/>
      <style:text-properties fo:font-weight="bold" style:font-weight-asian="bold" style:font-weight-complex="bold"/>
    </style:style>
    <style:style style:name="P71" style:family="paragraph" style:parent-style-name="Table_20_Contents">
      <style:paragraph-properties fo:text-align="start" style:justify-single-word="false"/>
      <style:text-properties fo:font-weight="bold" style:font-weight-asian="bold" style:font-weight-complex="bold"/>
    </style:style>
    <style:style style:name="P72" style:family="paragraph" style:parent-style-name="Table_20_Contents">
      <style:paragraph-properties fo:text-align="start" style:justify-single-word="false"/>
    </style:style>
    <style:style style:name="P73" style:family="paragraph" style:parent-style-name="Table_20_Contents">
      <style:paragraph-properties fo:text-align="start" style:justify-single-word="false"/>
      <style:text-properties fo:font-weight="normal" style:font-weight-asian="normal" style:font-weight-complex="normal"/>
    </style:style>
    <style:style style:name="P74" style:family="paragraph" style:parent-style-name="Table_20_Contents">
      <style:paragraph-properties fo:text-align="start" style:justify-single-word="false"/>
      <style:text-properties fo:color="#000000"/>
    </style:style>
    <style:style style:name="P75" style:family="paragraph" style:parent-style-name="Table_20_Contents">
      <style:text-properties officeooo:rsid="00317221" officeooo:paragraph-rsid="00317221"/>
    </style:style>
    <style:style style:name="P76" style:family="paragraph" style:parent-style-name="Table_20_Contents">
      <style:paragraph-properties fo:text-align="center" style:justify-single-word="false"/>
      <style:text-properties officeooo:rsid="00317221" officeooo:paragraph-rsid="00317221"/>
    </style:style>
    <style:style style:name="P77" style:family="paragraph" style:parent-style-name="Table_20_Contents">
      <style:paragraph-properties fo:text-align="center" style:justify-single-word="false"/>
      <style:text-properties officeooo:rsid="00317221" officeooo:paragraph-rsid="003250fc"/>
    </style:style>
    <style:style style:name="P78" style:family="paragraph" style:parent-style-name="Table_20_Contents">
      <style:text-properties officeooo:rsid="00317221" officeooo:paragraph-rsid="003250fc"/>
    </style:style>
    <style:style style:name="P79" style:family="paragraph" style:parent-style-name="Table_20_Contents">
      <style:text-properties officeooo:rsid="0032461b" officeooo:paragraph-rsid="0032461b"/>
    </style:style>
    <style:style style:name="P80" style:family="paragraph" style:parent-style-name="Table_20_Contents">
      <style:paragraph-properties fo:text-align="center" style:justify-single-word="false"/>
      <style:text-properties officeooo:rsid="0032461b" officeooo:paragraph-rsid="0032461b"/>
    </style:style>
    <style:style style:name="P81" style:family="paragraph" style:parent-style-name="Table_20_Contents">
      <style:paragraph-properties fo:text-align="center" style:justify-single-word="false"/>
      <style:text-properties officeooo:rsid="0032461b" officeooo:paragraph-rsid="00317221"/>
    </style:style>
    <style:style style:name="P82" style:family="paragraph" style:parent-style-name="Table_20_Contents">
      <style:paragraph-properties fo:text-align="center" style:justify-single-word="false"/>
      <style:text-properties officeooo:rsid="0032461b" officeooo:paragraph-rsid="003250fc"/>
    </style:style>
    <style:style style:name="P83" style:family="paragraph" style:parent-style-name="Table_20_Contents">
      <style:text-properties officeooo:rsid="0032461b" officeooo:paragraph-rsid="003250fc"/>
    </style:style>
    <style:style style:name="P84" style:family="paragraph" style:parent-style-name="Table_20_Contents">
      <style:paragraph-properties fo:text-align="center" style:justify-single-word="false"/>
      <style:text-properties officeooo:rsid="003250fc" officeooo:paragraph-rsid="003250fc"/>
    </style:style>
    <style:style style:name="P85" style:family="paragraph" style:parent-style-name="Table_20_Contents">
      <style:text-properties officeooo:paragraph-rsid="003250fc"/>
    </style:style>
    <style:style style:name="P86" style:family="paragraph" style:parent-style-name="Frame_20_contents">
      <style:paragraph-properties fo:line-height="0.6cm" fo:background-color="transparent">
        <style:tab-stops/>
        <style:background-image/>
      </style:paragraph-properties>
      <style:text-properties fo:color="#000000"/>
    </style:style>
    <style:style style:name="P87" style:family="paragraph" style:parent-style-name="Standard">
      <style:paragraph-properties fo:text-align="start" style:justify-single-word="false" fo:break-before="page"/>
      <style:text-properties fo:color="#000000" fo:font-size="6pt" style:font-size-asian="6pt" style:font-size-complex="6pt"/>
    </style:style>
    <style:style style:name="P88" style:family="paragraph" style:parent-style-name="Text_20_body">
      <style:paragraph-properties fo:margin-left="0.27cm" fo:margin-right="0.002cm" fo:text-indent="0cm" style:auto-text-indent="false"/>
    </style:style>
    <style:style style:name="P89" style:family="paragraph" style:parent-style-name="Text_20_body">
      <style:paragraph-properties fo:margin-left="0.27cm" fo:margin-right="0.002cm" fo:text-indent="0cm" style:auto-text-indent="false"/>
      <style:text-properties fo:color="#000000"/>
    </style:style>
    <style:style style:name="P90" style:family="paragraph" style:parent-style-name="Text_20_body">
      <style:paragraph-properties fo:margin-left="0.27cm" fo:margin-right="0.002cm" fo:text-indent="0cm" style:auto-text-indent="false"/>
      <style:text-properties fo:color="#000000" fo:font-weight="normal" style:font-weight-asian="normal" style:font-weight-complex="normal"/>
    </style:style>
    <style:style style:name="P91" style:family="paragraph" style:parent-style-name="Text_20_body">
      <style:paragraph-properties fo:margin-left="0.27cm" fo:margin-right="0.002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92" style:family="paragraph" style:parent-style-name="Text_20_body">
      <style:paragraph-properties fo:margin-left="0.27cm" fo:margin-right="0.002cm" fo:text-indent="0cm" style:auto-text-indent="false"/>
      <style:text-properties fo:color="#000000" style:font-name="Times New Roman" fo:font-size="12pt" fo:font-weight="normal" officeooo:paragraph-rsid="000e3c40" style:font-name-asian="Courier New" style:font-size-asian="12pt" style:font-weight-asian="normal" style:font-name-complex="Courier New" style:font-size-complex="12pt" style:font-weight-complex="normal"/>
    </style:style>
    <style:style style:name="P93" style:family="paragraph" style:parent-style-name="Text_20_body">
      <style:paragraph-properties fo:margin-left="0.27cm" fo:margin-right="0.002cm" fo:text-indent="0cm" style:auto-text-indent="false"/>
      <style:text-properties fo:color="#000000" style:font-name="Times New Roman" fo:font-size="12pt" fo:font-weight="normal" officeooo:rsid="0040f2c6" officeooo:paragraph-rsid="0040f2c6" style:font-name-asian="Courier New" style:font-size-asian="12pt" style:font-weight-asian="normal" style:font-name-complex="Courier New" style:font-size-complex="12pt" style:font-weight-complex="normal"/>
    </style:style>
    <style:style style:name="P94" style:family="paragraph" style:parent-style-name="Text_20_body">
      <style:paragraph-properties fo:margin-left="0.27cm" fo:margin-right="0.002cm" fo:text-indent="0cm" style:auto-text-indent="false"/>
      <style:text-properties fo:color="#000000" style:font-name="Times New Roman" fo:font-size="12pt" fo:font-weight="normal" officeooo:rsid="0050e0cc" officeooo:paragraph-rsid="0050e0cc" style:font-name-asian="Courier New" style:font-size-asian="12pt" style:font-weight-asian="normal" style:font-name-complex="Courier New" style:font-size-complex="12pt" style:font-weight-complex="normal"/>
    </style:style>
    <style:style style:name="P95" style:family="paragraph" style:parent-style-name="Text_20_body">
      <style:paragraph-properties fo:margin-left="0.27cm" fo:margin-right="0.002cm" fo:text-indent="0cm" style:auto-text-indent="false"/>
      <style:text-properties fo:color="#000000" style:font-name="Times New Roman" fo:font-size="12pt" fo:font-weight="normal" officeooo:paragraph-rsid="0052cee5" style:font-name-asian="Courier New" style:font-size-asian="12pt" style:font-weight-asian="normal" style:font-name-complex="Courier New" style:font-size-complex="12pt" style:font-weight-complex="normal"/>
    </style:style>
    <style:style style:name="P96" style:family="paragraph" style:parent-style-name="Text_20_body">
      <style:paragraph-properties fo:margin-left="0.27cm" fo:margin-right="0.002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97" style:family="paragraph" style:parent-style-name="Text_20_body">
      <style:paragraph-properties fo:margin-left="0.27cm" fo:margin-right="0.002cm" fo:text-indent="0cm" style:auto-text-indent="false"/>
      <style:text-properties style:font-name="Times New Roman" fo:font-size="12pt" style:font-name-asian="Courier New" style:font-size-asian="12pt" style:font-name-complex="Courier New" style:font-size-complex="12pt"/>
    </style:style>
    <style:style style:name="P98" style:family="paragraph" style:parent-style-name="Text_20_body">
      <style:paragraph-properties fo:margin-left="0.27cm" fo:margin-right="0.002cm" fo:text-indent="0cm" style:auto-text-indent="false"/>
      <style:text-properties style:font-name="Times New Roman" fo:font-size="12pt" officeooo:paragraph-rsid="005171f0" style:font-name-asian="Courier New" style:font-size-asian="12pt" style:font-name-complex="Courier New" style:font-size-complex="12pt"/>
    </style:style>
    <style:style style:name="P99" style:family="paragraph" style:parent-style-name="Text_20_body">
      <style:paragraph-properties fo:margin-left="0.27cm" fo:margin-right="0.002cm" fo:text-indent="0cm" style:auto-text-indent="false"/>
      <style:text-properties fo:font-weight="normal" style:font-weight-asian="normal" style:font-weight-complex="normal"/>
    </style:style>
    <style:style style:name="P100" style:family="paragraph" style:parent-style-name="Text_20_body">
      <style:paragraph-properties fo:margin-left="0.27cm" fo:margin-right="0.002cm" fo:text-indent="0cm" style:auto-text-indent="false"/>
      <style:text-properties fo:font-weight="normal" officeooo:paragraph-rsid="00396bf9" style:font-weight-asian="normal" style:font-weight-complex="normal"/>
    </style:style>
    <style:style style:name="P101" style:family="paragraph" style:parent-style-name="Text_20_body">
      <style:paragraph-properties fo:margin-left="0.27cm" fo:margin-right="0.002cm" fo:text-indent="0cm" style:auto-text-indent="false"/>
      <style:text-properties fo:font-weight="normal" officeooo:paragraph-rsid="0040e0e7" style:font-weight-asian="normal" style:font-weight-complex="normal"/>
    </style:style>
    <style:style style:name="P102" style:family="paragraph" style:parent-style-name="Text_20_body">
      <style:paragraph-properties fo:margin-left="0.27cm" fo:margin-right="0.002cm" fo:text-indent="0cm" style:auto-text-indent="false"/>
      <style:text-properties fo:font-weight="normal" officeooo:paragraph-rsid="004d4adc" style:font-weight-asian="normal" style:font-weight-complex="normal"/>
    </style:style>
    <style:style style:name="P103" style:family="paragraph" style:parent-style-name="Text_20_body">
      <style:paragraph-properties fo:margin-left="0.27cm" fo:margin-right="0.002cm" fo:text-indent="0cm" style:auto-text-indent="false"/>
      <style:text-properties fo:font-weight="normal" officeooo:paragraph-rsid="004edcfb" style:font-weight-asian="normal" style:font-weight-complex="normal"/>
    </style:style>
    <style:style style:name="P104" style:family="paragraph" style:parent-style-name="Text_20_body">
      <style:paragraph-properties fo:margin-left="0.27cm" fo:margin-right="0.002cm" fo:text-indent="0cm" style:auto-text-indent="false"/>
      <style:text-properties fo:font-weight="normal" officeooo:paragraph-rsid="005460c7" style:font-weight-asian="normal" style:font-weight-complex="normal"/>
    </style:style>
    <style:style style:name="P105" style:family="paragraph" style:parent-style-name="Text_20_body">
      <style:paragraph-properties fo:margin-left="0.27cm" fo:margin-right="0.002cm" fo:text-indent="0cm" style:auto-text-indent="false"/>
      <style:text-properties officeooo:paragraph-rsid="00396bf9"/>
    </style:style>
    <style:style style:name="P106" style:family="paragraph" style:parent-style-name="Text_20_body">
      <style:paragraph-properties fo:margin-left="0.27cm" fo:margin-right="0.002cm" fo:text-indent="0cm" style:auto-text-indent="false"/>
      <style:text-properties officeooo:paragraph-rsid="0040e0e7"/>
    </style:style>
    <style:style style:name="P107" style:family="paragraph" style:parent-style-name="Text_20_body">
      <style:paragraph-properties fo:margin-left="0.277cm" fo:margin-right="0.005cm" fo:text-indent="0cm" style:auto-text-indent="false"/>
    </style:style>
    <style:style style:name="P108" style:family="paragraph" style:parent-style-name="Text_20_body">
      <style:paragraph-properties fo:margin-left="0.277cm" fo:margin-right="0.005cm" fo:text-indent="0cm" style:auto-text-indent="false"/>
      <style:text-properties fo:color="#000000"/>
    </style:style>
    <style:style style:name="P109" style:family="paragraph" style:parent-style-name="Text_20_body">
      <style:paragraph-properties fo:margin-left="0.277cm" fo:margin-right="0.005cm" fo:text-indent="0cm" style:auto-text-indent="false"/>
      <style:text-properties fo:color="#000000" fo:font-weight="normal" style:font-weight-asian="normal" style:font-weight-complex="normal"/>
    </style:style>
    <style:style style:name="P110" style:family="paragraph" style:parent-style-name="Text_20_body">
      <style:paragraph-properties fo:margin-left="0.277cm" fo:margin-right="0.005cm" fo:text-indent="0cm" style:auto-text-indent="false"/>
      <style:text-properties fo:color="#000000" fo:font-weight="normal" officeooo:paragraph-rsid="0029c751" style:font-weight-asian="normal" style:font-weight-complex="normal"/>
    </style:style>
    <style:style style:name="P111" style:family="paragraph" style:parent-style-name="Text_20_body">
      <style:paragraph-properties fo:margin-left="0.277cm" fo:margin-right="0.005cm" fo:text-indent="0cm" style:auto-text-indent="false"/>
      <style:text-properties fo:color="#000000" officeooo:paragraph-rsid="00264fd9"/>
    </style:style>
    <style:style style:name="P112" style:family="paragraph" style:parent-style-name="Text_20_body">
      <style:paragraph-properties fo:margin-left="0.277cm" fo:margin-right="0.005cm" fo:text-indent="0cm" style:auto-text-indent="false"/>
      <style:text-properties fo:color="#000000" officeooo:paragraph-rsid="00396bf9"/>
    </style:style>
    <style:style style:name="P113" style:family="paragraph" style:parent-style-name="Text_20_body">
      <style:paragraph-properties fo:margin-left="0.277cm" fo:margin-right="0.005cm" fo:text-indent="0cm" style:auto-text-indent="false"/>
      <style:text-properties fo:color="#000000" officeooo:paragraph-rsid="0040e0e7"/>
    </style:style>
    <style:style style:name="P114" style:family="paragraph" style:parent-style-name="Text_20_body">
      <style:paragraph-properties fo:margin-left="0.277cm" fo:margin-right="0.005cm" fo:text-indent="0cm" style:auto-text-indent="false"/>
      <style:text-properties fo:font-weight="normal" style:font-weight-asian="normal" style:font-weight-complex="normal"/>
    </style:style>
    <style:style style:name="P115" style:family="paragraph" style:parent-style-name="Text_20_body">
      <style:paragraph-properties fo:margin-left="0.277cm" fo:margin-right="0.005cm" fo:text-indent="0cm" style:auto-text-indent="false"/>
      <style:text-properties fo:font-weight="normal" officeooo:paragraph-rsid="0007632b" style:font-weight-asian="normal" style:font-weight-complex="normal"/>
    </style:style>
    <style:style style:name="P116" style:family="paragraph" style:parent-style-name="Text_20_body">
      <style:paragraph-properties fo:margin-left="0.277cm" fo:margin-right="0.005cm" fo:text-indent="0cm" style:auto-text-indent="false"/>
      <style:text-properties officeooo:rsid="000fdd50" officeooo:paragraph-rsid="000fdd50"/>
    </style:style>
    <style:style style:name="P117" style:family="paragraph" style:parent-style-name="Text_20_body">
      <style:paragraph-properties fo:margin-left="0.277cm" fo:margin-right="0.005cm" fo:text-indent="0cm" style:auto-text-indent="false"/>
      <style:text-properties officeooo:rsid="001bbdbf" officeooo:paragraph-rsid="001bbdbf"/>
    </style:style>
    <style:style style:name="P118" style:family="paragraph" style:parent-style-name="Text_20_body">
      <style:paragraph-properties fo:margin-left="0.277cm" fo:margin-right="0.005cm" fo:text-indent="0cm" style:auto-text-indent="false"/>
      <style:text-properties officeooo:paragraph-rsid="004aff4a"/>
    </style:style>
    <style:style style:name="P119" style:family="paragraph" style:parent-style-name="Text_20_body">
      <style:paragraph-properties fo:margin-left="0.295cm" fo:margin-right="-0.007cm" fo:text-indent="0cm" style:auto-text-indent="false"/>
    </style:style>
    <style:style style:name="P120" style:family="paragraph" style:parent-style-name="Text_20_body">
      <style:paragraph-properties fo:margin-left="0.295cm" fo:margin-right="-0.007cm" fo:text-indent="0cm" style:auto-text-indent="false"/>
      <style:text-properties fo:color="#000000" fo:font-weight="normal" style:font-weight-asian="normal" style:font-weight-complex="normal"/>
    </style:style>
    <style:style style:name="P121" style:family="paragraph" style:parent-style-name="Text_20_body">
      <style:paragraph-properties fo:margin-left="0.295cm" fo:margin-right="-0.007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22" style:family="paragraph" style:parent-style-name="Text_20_body">
      <style:paragraph-properties fo:margin-left="0.295cm" fo:margin-right="-0.007cm" fo:text-indent="0cm" style:auto-text-indent="false"/>
      <style:text-properties fo:font-weight="normal" style:font-weight-asian="normal" style:font-weight-complex="normal"/>
    </style:style>
    <style:style style:name="P123" style:family="paragraph" style:parent-style-name="Text_20_body">
      <style:paragraph-properties fo:margin-left="0.28cm" fo:margin-right="0.011cm" fo:text-indent="0cm" style:auto-text-indent="false"/>
    </style:style>
    <style:style style:name="P124" style:family="paragraph" style:parent-style-name="Text_20_body">
      <style:paragraph-properties fo:margin-left="0.28cm" fo:margin-right="0.011cm" fo:text-indent="0cm" style:auto-text-indent="false"/>
      <style:text-properties fo:color="#000000" fo:font-weight="normal" style:font-weight-asian="normal" style:font-weight-complex="normal"/>
    </style:style>
    <style:style style:name="P125" style:family="paragraph" style:parent-style-name="Text_20_body">
      <style:paragraph-properties fo:margin-left="0.28cm" fo:margin-right="0.011cm" fo:text-indent="0cm" style:auto-text-indent="false"/>
      <style:text-properties fo:color="#000000" fo:font-weight="normal" officeooo:paragraph-rsid="0029c751" style:font-weight-asian="normal" style:font-weight-complex="normal"/>
    </style:style>
    <style:style style:name="P126" style:family="paragraph" style:parent-style-name="Text_20_body">
      <style:paragraph-properties fo:margin-left="0.28cm" fo:margin-right="0.011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27" style:family="paragraph" style:parent-style-name="Text_20_body">
      <style:paragraph-properties fo:margin-left="0.28cm" fo:margin-right="0.011cm" fo:text-indent="0cm" style:auto-text-indent="false"/>
      <style:text-properties fo:font-weight="normal" style:font-weight-asian="normal" style:font-weight-complex="normal"/>
    </style:style>
    <style:style style:name="P128" style:family="paragraph" style:parent-style-name="Text_20_body">
      <style:paragraph-properties fo:margin-left="0.265cm" fo:margin-right="-0.007cm" fo:text-indent="0cm" style:auto-text-indent="false"/>
    </style:style>
    <style:style style:name="P129" style:family="paragraph" style:parent-style-name="Text_20_body">
      <style:paragraph-properties fo:margin-left="0.265cm" fo:margin-right="-0.007cm" fo:text-indent="0cm" style:auto-text-indent="false"/>
      <style:text-properties fo:color="#000000"/>
    </style:style>
    <style:style style:name="P130" style:family="paragraph" style:parent-style-name="Text_20_body">
      <style:paragraph-properties fo:margin-left="0.265cm" fo:margin-right="-0.007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31" style:family="paragraph" style:parent-style-name="Text_20_body">
      <style:paragraph-properties fo:margin-left="0.265cm" fo:margin-right="-0.007cm" fo:text-indent="0cm" style:auto-text-indent="false"/>
      <style:text-properties fo:color="#000000" fo:font-weight="normal" style:font-weight-asian="normal" style:font-weight-complex="normal"/>
    </style:style>
    <style:style style:name="P132" style:family="paragraph" style:parent-style-name="Text_20_body">
      <style:paragraph-properties fo:margin-left="0.265cm" fo:margin-right="-0.007cm" fo:text-indent="0cm" style:auto-text-indent="false"/>
      <style:text-properties fo:font-weight="normal" style:font-weight-asian="normal" style:font-weight-complex="normal"/>
    </style:style>
    <style:style style:name="P133" style:family="paragraph" style:parent-style-name="Standard">
      <style:paragraph-properties fo:margin-left="0cm" fo:margin-right="0.212cm" fo:margin-top="0.106cm" fo:margin-bottom="0cm" loext:contextual-spacing="false" fo:text-indent="0cm" style:auto-text-indent="false"/>
    </style:style>
    <style:style style:name="P134" style:family="paragraph" style:parent-style-name="Text_20_body">
      <style:paragraph-properties fo:background-color="#ffffff">
        <style:background-image/>
      </style:paragraph-properties>
      <style:text-properties officeooo:rsid="003f7b0a" officeooo:paragraph-rsid="003f7b0a"/>
    </style:style>
    <style:style style:name="P135" style:family="paragraph" style:parent-style-name="Text_20_body">
      <style:paragraph-properties fo:background-color="#ffffff">
        <style:background-image/>
      </style:paragraph-properties>
      <style:text-properties officeooo:paragraph-rsid="00418546"/>
    </style:style>
    <style:style style:name="P136" style:family="paragraph" style:parent-style-name="Text_20_body">
      <style:paragraph-properties fo:background-color="#ffffff">
        <style:background-image/>
      </style:paragraph-properties>
      <style:text-properties style:font-name="Times New Roman" officeooo:rsid="00378841" officeooo:paragraph-rsid="00418546"/>
    </style:style>
    <style:style style:name="P137" style:family="paragraph" style:parent-style-name="Text_20_body">
      <style:paragraph-properties fo:background-color="#ffffff">
        <style:background-image/>
      </style:paragraph-properties>
      <style:text-properties style:use-window-font-color="true" style:font-name="Times New Roman" fo:font-size="12pt" fo:font-weight="normal" officeooo:rsid="00418546" officeooo:paragraph-rsid="00418546" fo:background-color="transparent" style:font-size-asian="12pt" style:font-weight-asian="normal" style:font-size-complex="12pt" style:font-weight-complex="normal"/>
    </style:style>
    <style:style style:name="P138" style:family="paragraph" style:parent-style-name="Contents_20_3">
      <style:paragraph-properties>
        <style:tab-stops>
          <style:tab-stop style:position="17cm" style:type="right" style:leader-style="dotted" style:leader-text="."/>
        </style:tab-stops>
      </style:paragraph-properties>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Contents_20_2">
      <style:paragraph-properties>
        <style:tab-stops>
          <style:tab-stop style:position="17cm" style:type="right" style:leader-style="dotted" style:leader-text="."/>
        </style:tab-stops>
      </style:paragraph-properties>
    </style:style>
    <style:style style:name="P141" style:family="paragraph" style:parent-style-name="Standard" style:master-page-name="Standard">
      <style:paragraph-properties fo:text-align="center" style:justify-single-word="false" style:page-number="auto"/>
      <style:text-properties fo:color="#000000" fo:font-size="28pt" fo:font-weight="normal" style:font-size-asian="28pt" style:font-weight-asian="normal" style:font-size-complex="28pt" style:font-weight-complex="normal"/>
    </style:style>
    <style:style style:name="P142" style:family="paragraph" style:parent-style-name="Text_20_body" style:list-style-name="L1"/>
    <style:style style:name="P143" style:family="paragraph" style:parent-style-name="Text_20_body" style:list-style-name="L2"/>
    <style:style style:name="P144" style:family="paragraph" style:parent-style-name="Text_20_body" style:list-style-name="L2">
      <style:text-properties style:font-name="Times New Roman" fo:font-size="12pt" style:font-size-asian="12pt" style:font-size-complex="12pt"/>
    </style:style>
    <style:style style:name="P145" style:family="paragraph" style:parent-style-name="Text_20_body" style:list-style-name="L2">
      <style:text-properties style:use-window-font-color="true" style:font-name="Times New Roman" fo:font-size="12pt" style:font-name-asian="Courier New" style:font-size-asian="12pt" style:font-name-complex="Courier New" style:font-size-complex="12pt"/>
    </style:style>
    <style:style style:name="P146" style:family="paragraph" style:parent-style-name="Heading_20_1">
      <style:text-properties fo:color="#000000"/>
    </style:style>
    <style:style style:name="P147" style:family="paragraph" style:parent-style-name="Heading_20_1">
      <style:text-properties officeooo:paragraph-rsid="000cb663"/>
    </style:style>
    <style:style style:name="P148" style:family="paragraph" style:parent-style-name="Heading_20_1">
      <style:text-properties officeooo:rsid="002a098e" officeooo:paragraph-rsid="002a098e"/>
    </style:style>
    <style:style style:name="P149" style:family="paragraph" style:parent-style-name="Heading_20_1">
      <style:text-properties officeooo:paragraph-rsid="003d9641"/>
    </style:style>
    <style:style style:name="P150" style:family="paragraph" style:parent-style-name="Heading_20_1">
      <style:paragraph-properties>
        <style:tab-stops>
          <style:tab-stop style:position="0.24cm"/>
        </style:tab-stops>
      </style:paragraph-properties>
    </style:style>
    <style:style style:name="P151" style:family="paragraph" style:parent-style-name="Heading_20_1">
      <style:paragraph-properties>
        <style:tab-stops>
          <style:tab-stop style:position="0.27cm"/>
        </style:tab-stops>
      </style:paragraph-properties>
    </style:style>
    <style:style style:name="P152" style:family="paragraph" style:parent-style-name="Heading_20_1" style:master-page-name="Handbuchseite">
      <style:paragraph-properties style:page-number="1"/>
    </style:style>
    <style:style style:name="P153" style:family="paragraph" style:parent-style-name="Heading_20_2">
      <style:text-properties fo:font-weight="bold" style:font-weight-asian="bold" style:font-weight-complex="bold"/>
    </style:style>
    <style:style style:name="P154" style:family="paragraph" style:parent-style-name="Heading_20_2">
      <style:text-properties officeooo:paragraph-rsid="000e3c40"/>
    </style:style>
    <style:style style:name="P155" style:family="paragraph" style:parent-style-name="Heading_20_3">
      <style:text-properties fo:color="#000000"/>
    </style:style>
    <style:style style:name="P156" style:family="paragraph" style:parent-style-name="Heading_20_3">
      <style:text-properties fo:color="#000000" officeooo:paragraph-rsid="000e3c40"/>
    </style:style>
    <style:style style:name="P157" style:family="paragraph" style:parent-style-name="Heading_20_3">
      <style:text-properties officeooo:paragraph-rsid="00396bf9"/>
    </style:style>
    <style:style style:name="P158" style:family="paragraph" style:parent-style-name="Heading_20_3">
      <style:text-properties officeooo:paragraph-rsid="0040e0e7"/>
    </style:style>
    <style:style style:name="P159" style:family="paragraph" style:parent-style-name="Heading_20_3">
      <style:text-properties officeooo:paragraph-rsid="005460c7"/>
    </style:style>
    <style:style style:name="P160" style:family="paragraph" style:parent-style-name="Heading_20_3">
      <style:paragraph-properties fo:margin-left="1.905cm" fo:margin-right="0cm" fo:text-indent="-1.27cm" style:auto-text-indent="false">
        <style:tab-stops/>
      </style:paragraph-properties>
      <style:text-properties fo:color="#000000"/>
    </style:style>
    <style:style style:name="P161" style:family="paragraph" style:parent-style-name="Table_20_Contents">
      <style:paragraph-properties fo:text-align="start" style:justify-single-word="false"/>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font-weight="bold" officeooo:rsid="004aff4a" style:font-weight-asian="bold" style:font-weight-complex="bold"/>
    </style:style>
    <style:style style:name="T4" style:family="text">
      <style:text-properties fo:color="#000000" fo:font-weight="normal" style:font-weight-asian="normal" style:font-weight-complex="normal"/>
    </style:style>
    <style:style style:name="T5" style:family="text">
      <style:text-properties fo:color="#000000" fo:font-weight="normal" officeooo:rsid="0007632b" style:font-weight-asian="normal" style:font-weight-complex="normal"/>
    </style:style>
    <style:style style:name="T6" style:family="text">
      <style:text-properties fo:color="#000000" fo:font-weight="normal" officeooo:rsid="001dfc9e" style:font-weight-asian="normal" style:font-weight-complex="normal"/>
    </style:style>
    <style:style style:name="T7" style:family="text">
      <style:text-properties fo:color="#000000" fo:font-weight="normal" officeooo:rsid="000fdd50" style:font-weight-asian="normal" style:font-weight-complex="normal"/>
    </style:style>
    <style:style style:name="T8" style:family="text">
      <style:text-properties fo:color="#000000" fo:font-weight="normal" officeooo:rsid="0022f750" style:font-weight-asian="normal" style:font-weight-complex="normal"/>
    </style:style>
    <style:style style:name="T9" style:family="text">
      <style:text-properties fo:color="#000000" fo:font-weight="normal" officeooo:rsid="0024c3de" style:font-weight-asian="normal" style:font-weight-complex="normal"/>
    </style:style>
    <style:style style:name="T10" style:family="text">
      <style:text-properties fo:color="#000000" fo:font-weight="normal" officeooo:rsid="004aff4a" style:font-weight-asian="normal" style:font-weight-complex="normal"/>
    </style:style>
    <style:style style:name="T11" style:family="text">
      <style:text-properties fo:color="#000000" fo:font-weight="normal" officeooo:rsid="005171f0" style:font-weight-asian="normal" style:font-weight-complex="normal"/>
    </style:style>
    <style:style style:name="T12"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13" style:family="text">
      <style:text-properties fo:color="#000000" style:font-name="Times New Roman" fo:font-size="12pt" fo:font-weight="normal" fo:background-color="transparent" loext:char-shading-value="0" style:font-name-asian="Courier New" style:font-size-asian="12pt" style:font-weight-asian="normal" style:font-name-complex="Courier New" style:font-size-complex="12pt" style:font-weight-complex="normal"/>
    </style:style>
    <style:style style:name="T14" style:family="text">
      <style:text-properties fo:color="#000000" style:font-name="Times New Roman" fo:font-size="12pt" fo:font-weight="normal" style:font-size-asian="12pt" style:font-weight-asian="normal" style:font-size-complex="12pt" style:font-weight-complex="normal"/>
    </style:style>
    <style:style style:name="T15" style:family="text">
      <style:text-properties fo:color="#000000" style:font-name="Times New Roman" fo:font-size="12pt" fo:font-weight="bold" fo:background-color="transparent" loext:char-shading-value="0" style:font-size-asian="12pt" style:font-weight-asian="bold" style:font-size-complex="12pt" style:font-weight-complex="bold"/>
    </style:style>
    <style:style style:name="T16" style:family="text">
      <style:text-properties fo:color="#000000" fo:font-style="normal" style:text-underline-style="none" fo:font-weight="normal" style:font-style-asian="normal" style:font-weight-asian="normal" style:font-style-complex="normal" style:font-weight-complex="normal"/>
    </style:style>
    <style:style style:name="T17" style:family="text">
      <style:text-properties fo:color="#000000" officeooo:rsid="0008838d"/>
    </style:style>
    <style:style style:name="T18" style:family="text">
      <style:text-properties fo:color="#000000" officeooo:rsid="0020eb7b"/>
    </style:style>
    <style:style style:name="T19" style:family="text">
      <style:text-properties fo:color="#000000" officeooo:rsid="0024c3de"/>
    </style:style>
    <style:style style:name="T20" style:family="text">
      <style:text-properties fo:color="#000000" officeooo:rsid="0022f750"/>
    </style:style>
    <style:style style:name="T21" style:family="text">
      <style:text-properties fo:color="#000000" fo:font-style="italic" fo:font-weight="normal" officeooo:rsid="005171f0" style:font-style-asian="italic" style:font-weight-asian="normal" style:font-style-complex="italic" style:font-weight-complex="normal"/>
    </style:style>
    <style:style style:name="T22" style:family="text">
      <style:text-properties fo:color="#000000" officeooo:rsid="0059466b"/>
    </style:style>
    <style:style style:name="T23" style:family="text">
      <style:text-properties fo:font-weight="bold" style:font-weight-asian="bold" style:font-weight-complex="bold"/>
    </style:style>
    <style:style style:name="T24" style:family="text">
      <style:text-properties fo:font-weight="bold" officeooo:rsid="000fdd50" style:font-weight-asian="bold" style:font-weight-complex="bold"/>
    </style:style>
    <style:style style:name="T25" style:family="text">
      <style:text-properties fo:font-weight="bold" officeooo:rsid="00179a61" style:font-weight-asian="bold" style:font-weight-complex="bold"/>
    </style:style>
    <style:style style:name="T26" style:family="text">
      <style:text-properties fo:font-weight="bold" officeooo:rsid="001bbdbf" style:font-weight-asian="bold" style:font-weight-complex="bold"/>
    </style:style>
    <style:style style:name="T27" style:family="text">
      <style:text-properties fo:font-weight="bold" officeooo:rsid="00264fd9" style:font-weight-asian="bold" style:font-weight-complex="bold"/>
    </style:style>
    <style:style style:name="T28" style:family="text">
      <style:text-properties fo:font-weight="bold" officeooo:rsid="00396bf9" style:font-weight-asian="bold" style:font-weight-complex="bold"/>
    </style:style>
    <style:style style:name="T29" style:family="text">
      <style:text-properties fo:font-weight="bold" officeooo:rsid="00378841" style:font-weight-asian="bold" style:font-weight-complex="bold"/>
    </style:style>
    <style:style style:name="T30" style:family="text">
      <style:text-properties fo:font-weight="bold" officeooo:rsid="0040f2c6" style:font-weight-asian="bold" style:font-weight-complex="bold"/>
    </style:style>
    <style:style style:name="T31" style:family="text">
      <style:text-properties fo:font-weight="bold" officeooo:rsid="004d4adc" style:font-weight-asian="bold" style:font-weight-complex="bold"/>
    </style:style>
    <style:style style:name="T32" style:family="text">
      <style:text-properties fo:font-weight="bold" officeooo:rsid="0050e0cc" style:font-weight-asian="bold" style:font-weight-complex="bold"/>
    </style:style>
    <style:style style:name="T33" style:family="text">
      <style:text-properties fo:font-weight="bold" officeooo:rsid="0009695f" fo:background-color="transparent" loext:char-shading-value="0" style:font-weight-asian="bold" style:font-weight-complex="bold"/>
    </style:style>
    <style:style style:name="T34" style:family="text">
      <style:text-properties fo:font-weight="bold" officeooo:rsid="000b4c68" fo:background-color="transparent" loext:char-shading-value="0" style:font-weight-asian="bold" style:font-weight-complex="bold"/>
    </style:style>
    <style:style style:name="T35" style:family="text">
      <style:text-properties fo:font-weight="bold" officeooo:rsid="0012becc" fo:background-color="transparent" loext:char-shading-value="0" style:font-weight-asian="bold" style:font-weight-complex="bold"/>
    </style:style>
    <style:style style:name="T36" style:family="text">
      <style:text-properties fo:font-weight="bold" officeooo:rsid="00149e7d" fo:background-color="transparent" loext:char-shading-value="0" style:font-weight-asian="bold" style:font-weight-complex="bold"/>
    </style:style>
    <style:style style:name="T37"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38" style:family="text">
      <style:text-properties style:font-name="Times New Roman" fo:font-size="12pt" style:text-underline-style="none" fo:font-weight="normal" style:font-name-asian="Courier New" style:font-size-asian="12pt" style:font-weight-asian="normal" style:font-name-complex="Courier New" style:font-size-complex="12pt" style:font-weight-complex="normal"/>
    </style:style>
    <style:style style:name="T39" style:family="text">
      <style:text-properties style:font-name="Times New Roman" fo:font-size="12pt" style:font-size-asian="12pt" style:font-size-complex="12pt"/>
    </style:style>
    <style:style style:name="T40" style:family="text">
      <style:text-properties style:font-name="Times New Roman" fo:font-size="12pt" fo:font-weight="bold" fo:background-color="transparent" loext:char-shading-value="0" style:font-size-asian="12pt" style:font-weight-asian="bold" style:font-size-complex="12pt" style:font-weight-complex="bold"/>
    </style:style>
    <style:style style:name="T41" style:family="text">
      <style:text-properties style:font-name="Times New Roman" fo:font-size="12pt" fo:font-weight="bold" officeooo:rsid="0007632b" fo:background-color="transparent" loext:char-shading-value="0" style:font-size-asian="12pt" style:font-weight-asian="bold" style:font-size-complex="12pt" style:font-weight-complex="bold"/>
    </style:style>
    <style:style style:name="T42" style:family="text">
      <style:text-properties fo:font-weight="normal" style:font-weight-asian="normal" style:font-weight-complex="normal"/>
    </style:style>
    <style:style style:name="T43" style:family="text">
      <style:text-properties fo:font-weight="normal" officeooo:rsid="001bbdbf" style:font-weight-asian="normal" style:font-weight-complex="normal"/>
    </style:style>
    <style:style style:name="T44" style:family="text">
      <style:text-properties fo:font-weight="normal" officeooo:rsid="0033cb5a" style:font-weight-asian="normal" style:font-weight-complex="normal"/>
    </style:style>
    <style:style style:name="T45" style:family="text">
      <style:text-properties fo:font-weight="normal" officeooo:rsid="003d9641" style:font-weight-asian="normal" style:font-weight-complex="normal"/>
    </style:style>
    <style:style style:name="T46" style:family="text">
      <style:text-properties fo:font-weight="normal" officeooo:rsid="0040e0e7" style:font-weight-asian="normal" style:font-weight-complex="normal"/>
    </style:style>
    <style:style style:name="T47" style:family="text">
      <style:text-properties fo:font-weight="normal" officeooo:rsid="004aff4a" style:font-weight-asian="normal" style:font-weight-complex="normal"/>
    </style:style>
    <style:style style:name="T48" style:family="text">
      <style:text-properties fo:font-weight="normal" officeooo:rsid="004c03bc" style:font-weight-asian="normal" style:font-weight-complex="normal"/>
    </style:style>
    <style:style style:name="T49" style:family="text">
      <style:text-properties fo:font-weight="normal" officeooo:rsid="004d4adc" style:font-weight-asian="normal" style:font-weight-complex="normal"/>
    </style:style>
    <style:style style:name="T50" style:family="text">
      <style:text-properties fo:font-weight="normal" officeooo:rsid="0050e0cc" style:font-weight-asian="normal" style:font-weight-complex="normal"/>
    </style:style>
    <style:style style:name="T51" style:family="text">
      <style:text-properties fo:font-weight="normal" officeooo:rsid="0059466b" style:font-weight-asian="normal" style:font-weight-complex="normal"/>
    </style:style>
    <style:style style:name="T52" style:family="text">
      <style:text-properties fo:font-weight="normal" officeooo:rsid="005a39e6" style:font-weight-asian="normal" style:font-weight-complex="normal"/>
    </style:style>
    <style:style style:name="T53" style:family="text">
      <style:text-properties fo:background-color="transparent" loext:char-shading-value="0"/>
    </style:style>
    <style:style style:name="T54" style:family="text">
      <style:text-properties officeooo:rsid="0009695f" fo:background-color="transparent" loext:char-shading-value="0"/>
    </style:style>
    <style:style style:name="T55" style:family="text">
      <style:text-properties fo:font-variant="normal" fo:text-transform="none" fo:color="#000000" style:font-name="Times New Roman" fo:font-size="12pt" fo:letter-spacing="normal" fo:font-style="normal" fo:font-weight="normal" style:font-size-asian="12pt" style:font-size-complex="12pt"/>
    </style:style>
    <style:style style:name="T56" style:family="text">
      <style:text-properties fo:color="#0000ff" style:text-underline-style="none" fo:font-weight="normal" style:font-weight-asian="normal" style:font-weight-complex="normal"/>
    </style:style>
    <style:style style:name="T57" style:family="text">
      <style:text-properties fo:language="en" fo:country="GB"/>
    </style:style>
    <style:style style:name="T58" style:family="text">
      <style:text-properties fo:language="en" fo:country="AU"/>
    </style:style>
    <style:style style:name="T59" style:family="text">
      <style:text-properties fo:font-size="12pt" style:font-size-asian="12pt" style:font-size-complex="12pt"/>
    </style:style>
    <style:style style:name="T60" style:family="text">
      <style:text-properties fo:color="#cf6a4c" style:font-name="Times New Roman" fo:font-size="12pt" fo:font-weight="normal" style:font-name-asian="Courier New" style:font-size-asian="12pt" style:font-weight-asian="normal" style:font-name-complex="Courier New" style:font-size-complex="12pt" style:font-weight-complex="normal"/>
    </style:style>
    <style:style style:name="T61" style:family="text">
      <style:text-properties style:font-name="Times New Roman3" fo:font-size="12pt" fo:background-color="transparent" loext:char-shading-value="0" style:font-size-asian="12pt" style:font-size-complex="12pt"/>
    </style:style>
    <style:style style:name="T62" style:family="text">
      <style:text-properties style:font-name="Times New Roman3" fo:font-size="12pt" officeooo:rsid="0006c9fa" fo:background-color="transparent" loext:char-shading-value="0" style:font-size-asian="12pt" style:font-size-complex="12pt"/>
    </style:style>
    <style:style style:name="T63" style:family="text">
      <style:text-properties style:font-name="Times New Roman3" fo:font-size="12pt" officeooo:rsid="0007632b" fo:background-color="transparent" loext:char-shading-value="0" style:font-size-asian="12pt" style:font-size-complex="12pt"/>
    </style:style>
    <style:style style:name="T64" style:family="text">
      <style:text-properties style:font-name="Times New Roman3" fo:font-size="12pt" officeooo:rsid="0009695f" fo:background-color="transparent" loext:char-shading-value="0" style:font-size-asian="12pt" style:font-size-complex="12pt"/>
    </style:style>
    <style:style style:name="T65" style:family="text">
      <style:text-properties style:font-name="Times New Roman3" fo:font-size="12pt" officeooo:rsid="0012becc" fo:background-color="transparent" loext:char-shading-value="0" style:font-size-asian="12pt" style:font-size-complex="12pt"/>
    </style:style>
    <style:style style:name="T66" style:family="text">
      <style:text-properties style:font-name="Times New Roman3" fo:font-size="12pt" officeooo:rsid="0014451b" fo:background-color="transparent" loext:char-shading-value="0" style:font-size-asian="12pt" style:font-size-complex="12pt"/>
    </style:style>
    <style:style style:name="T67" style:family="text">
      <style:text-properties style:font-name="Times New Roman3" fo:font-size="12pt" officeooo:rsid="00343ca2" fo:background-color="transparent" loext:char-shading-value="0" style:font-size-asian="12pt" style:font-size-complex="12pt"/>
    </style:style>
    <style:style style:name="T68" style:family="text">
      <style:text-properties officeooo:rsid="0007632b"/>
    </style:style>
    <style:style style:name="T69" style:family="text">
      <style:text-properties officeooo:rsid="0008838d"/>
    </style:style>
    <style:style style:name="T70" style:family="text">
      <style:text-properties officeooo:rsid="000e3c40"/>
    </style:style>
    <style:style style:name="T71" style:family="text">
      <style:text-properties officeooo:rsid="000fdd50"/>
    </style:style>
    <style:style style:name="T72" style:family="text">
      <style:text-properties officeooo:rsid="0011dd03"/>
    </style:style>
    <style:style style:name="T73" style:family="text">
      <style:text-properties officeooo:rsid="00139579"/>
    </style:style>
    <style:style style:name="T74" style:family="text">
      <style:text-properties officeooo:rsid="0014451b"/>
    </style:style>
    <style:style style:name="T75" style:family="text">
      <style:text-properties officeooo:rsid="00149e7d"/>
    </style:style>
    <style:style style:name="T76" style:family="text">
      <style:text-properties officeooo:rsid="001bbdbf"/>
    </style:style>
    <style:style style:name="T77" style:family="text">
      <style:text-properties officeooo:rsid="001f1e5d"/>
    </style:style>
    <style:style style:name="T78" style:family="text">
      <style:text-properties fo:language="en" fo:country="US"/>
    </style:style>
    <style:style style:name="T79" style:family="text">
      <style:text-properties fo:language="en" fo:country="US" officeooo:rsid="0024c3de"/>
    </style:style>
    <style:style style:name="T80" style:family="text">
      <style:text-properties officeooo:rsid="00264fd9"/>
    </style:style>
    <style:style style:name="T81" style:family="text">
      <style:text-properties officeooo:rsid="002a098e"/>
    </style:style>
    <style:style style:name="T82" style:family="text">
      <style:text-properties officeooo:rsid="002f357d"/>
    </style:style>
    <style:style style:name="T83" style:family="text">
      <style:text-properties officeooo:rsid="0032461b"/>
    </style:style>
    <style:style style:name="T84" style:family="text">
      <style:text-properties officeooo:rsid="003250fc"/>
    </style:style>
    <style:style style:name="T85" style:family="text">
      <style:text-properties officeooo:rsid="0033cb5a"/>
    </style:style>
    <style:style style:name="T86" style:family="text">
      <style:text-properties officeooo:rsid="0035173e"/>
    </style:style>
    <style:style style:name="T87" style:family="text">
      <style:text-properties officeooo:rsid="00359ea7"/>
    </style:style>
    <style:style style:name="T88" style:family="text">
      <style:text-properties officeooo:rsid="00378841"/>
    </style:style>
    <style:style style:name="T89" style:family="text">
      <style:text-properties officeooo:rsid="00396bf9"/>
    </style:style>
    <style:style style:name="T90" style:family="text">
      <style:text-properties style:use-window-font-color="true" style:font-name="Times New Roman" fo:font-size="12pt" fo:font-weight="normal" fo:background-color="transparent" loext:char-shading-value="0" style:font-size-asian="12pt" style:font-weight-asian="normal" style:font-size-complex="12pt" style:font-weight-complex="normal"/>
    </style:style>
    <style:style style:name="T91" style:family="text">
      <style:text-properties style:use-window-font-color="true" style:font-name="Times New Roman" fo:font-size="12pt" fo:font-weight="normal" officeooo:rsid="00378841" fo:background-color="transparent" loext:char-shading-value="0" style:font-size-asian="12pt" style:font-weight-asian="normal" style:font-size-complex="12pt" style:font-weight-complex="normal"/>
    </style:style>
    <style:style style:name="T92" style:family="text">
      <style:text-properties style:use-window-font-color="true" style:font-name="Times New Roman" fo:font-size="12pt" fo:font-weight="normal" officeooo:rsid="00396bf9" fo:background-color="transparent" loext:char-shading-value="0" style:font-size-asian="12pt" style:font-weight-asian="normal" style:font-size-complex="12pt" style:font-weight-complex="normal"/>
    </style:style>
    <style:style style:name="T93" style:family="text">
      <style:text-properties style:use-window-font-color="true" style:font-name="Times New Roman" fo:font-size="12pt" fo:font-weight="normal" officeooo:rsid="003f7b0a" fo:background-color="transparent" loext:char-shading-value="0" style:font-size-asian="12pt" style:font-weight-asian="normal" style:font-size-complex="12pt" style:font-weight-complex="normal"/>
    </style:style>
    <style:style style:name="T94" style:family="text">
      <style:text-properties officeooo:rsid="003d9641"/>
    </style:style>
    <style:style style:name="T95" style:family="text">
      <style:text-properties officeooo:rsid="003f6adf"/>
    </style:style>
    <style:style style:name="T96" style:family="text">
      <style:text-properties officeooo:rsid="00418546"/>
    </style:style>
    <style:style style:name="T97" style:family="text">
      <style:text-properties officeooo:rsid="0043526d"/>
    </style:style>
    <style:style style:name="T98" style:family="text">
      <style:text-properties officeooo:rsid="00466c70"/>
    </style:style>
    <style:style style:name="T99" style:family="text">
      <style:text-properties officeooo:rsid="0049c71d"/>
    </style:style>
    <style:style style:name="T100" style:family="text">
      <style:text-properties officeooo:rsid="004d4adc"/>
    </style:style>
    <style:style style:name="T101" style:family="text">
      <style:text-properties officeooo:rsid="005171f0"/>
    </style:style>
    <style:style style:name="T102" style:family="text">
      <style:text-properties fo:font-style="italic" officeooo:rsid="005171f0" style:font-style-asian="italic" style:font-style-complex="italic"/>
    </style:style>
    <style:style style:name="T103" style:family="text">
      <style:text-properties officeooo:rsid="00581408"/>
    </style:style>
    <style:style style:name="T104" style:family="text">
      <style:text-properties officeooo:rsid="0059466b"/>
    </style:style>
    <style:style style:name="T105" style:family="text">
      <style:text-properties officeooo:rsid="005a39e6"/>
    </style:style>
    <style:style style:name="T106" style:family="text">
      <style:text-properties officeooo:rsid="005c972e"/>
    </style:style>
    <style:style style:name="fr1" style:family="graphic" style:parent-style-name="Frame">
      <style:graphic-properties style:vertical-pos="from-top" style:vertical-rel="paragraph" style:horizontal-pos="center" style:horizontal-rel="paragraph" fo:background-color="#666633" style:background-transparency="0%" style:shadow="none" draw:shadow-opacity="100%" style:flow-with-text="true">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fo:background-color="#e6e6e6" style:background-transparency="0%">
        <style:background-image/>
      </style:graphic-properties>
    </style:style>
    <style:style style:name="fr3"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
      <text:p text:style-name="P10"/>
      <text:p text:style-name="P10">TwinCAT ADS Made <text:span text:style-name="T57">Easy</text:span></text:p>
      <text:p text:style-name="P2"><draw:frame draw:style-name="fr1" draw:name="Rahmen1" text:anchor-type="paragraph" svg:y="2.145cm" svg:width="14.875cm" draw:z-index="0"><draw:text-box fo:min-height="4.849cm"><text:p text:style-name="P5"/><text:p text:style-name="P6">TAME <text:span text:style-name="T74">4.2</text:span></text:p><text:p text:style-name="P7">JavaScript Library</text:p></draw:text-box></draw:frame></text:p>
      <text:p text:style-name="P2"/>
      <text:p text:style-name="P2"/>
      <text:p text:style-name="P4"/>
      <text:p text:style-name="P4"/>
      <text:p text:style-name="P4"/>
      <text:p text:style-name="P10"/>
      <text:p text:style-name="P4"/>
      <text:p text:style-name="P8"/>
      <text:p text:style-name="P4"/>
      <text:p text:style-name="P4"/>
      <text:p text:style-name="P4"/>
      <text:p text:style-name="P4"/>
      <text:p text:style-name="P4"/>
      <text:p text:style-name="P10">API <text:span text:style-name="T57">Reference</text:span></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15"/>
      <text:p text:style-name="P15"/>
      <text:p text:style-name="P15"/>
      <text:p text:style-name="P15"/>
      <text:p text:style-name="P15"/>
      <text:p text:style-name="P15"/>
      <text:p text:style-name="P15"/>
      <text:p text:style-name="P15"/>
      <text:p text:style-name="P16">TAME <text:span text:style-name="T74">4.2</text:span>: API <text:span text:style-name="T57">Reference</text:span></text:p>
      <text:p text:style-name="P11"/>
      <text:p text:style-name="P12">Copyright © Thomas Schmidt <text:s/>&lt;t.schmidt.p1 <text:span text:style-name="T58">at</text:span> freenet.de&gt;, 201<text:span text:style-name="T99">7</text:span></text:p>
      <text:p text:style-name="P12">Last <text:span text:style-name="T57">changed</text:span>: <text:span text:style-name="T103">28</text:span>.<text:span text:style-name="T103">10</text:span>.201<text:span text:style-name="T99">7</text:span></text:p>
      <text:p text:style-name="P12"/>
      <text:p text:style-name="P12"><text:span text:style-name="T58">This </text:span><text:span text:style-name="T57">manual</text:span> <text:span text:style-name="T58">is</text:span> <text:span text:style-name="T58">provided</text:span> „<text:span text:style-name="T58">as</text:span> it is“, without warranty of any kind, either expressed or implied, including but not limited to the implied warranties of merchantability and fitness for a particular purpose.</text:p>
      <text:p text:style-name="P12"/>
      <text:p text:style-name="P14"><text:span text:style-name="T38">Beckhoff</text:span><text:span text:style-name="T37">® and TwinCAT® are registered trademarks of</text:span><text:span text:style-name="T38"> <text:s/>Beckhoff Aut</text:span><text:span text:style-name="T37">omation GmbH.</text:span></text:p>
      <text:p text:style-name="P87"/>
      <text:table-of-content text:style-name="Sect1" text:protected="true" text:name="Inhaltsverzeichnis1">
        <text:table-of-content-source text:outline-level="10">
          <text:index-title-template text:style-name="Contents_20_Heading">Chapter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hapters</text:p>
          </text:index-title>
          <text:p text:style-name="P139">1. Introduction<text:tab/>1</text:p>
          <text:p text:style-name="P139">2. Instancing the Web Service Client<text:tab/>2</text:p>
          <text:p text:style-name="P138"><text:s/>Parameters (Type, Required, Default)<text:tab/>4</text:p>
          <text:p text:style-name="P138"><text:s/>Instance Properties (Type, Default)<text:tab/>6</text:p>
          <text:p text:style-name="P139">3. ReadReq and WriteReq<text:tab/>8</text:p>
          <text:p text:style-name="P140"><text:s/>3.1 Read Request<text:tab/>8</text:p>
          <text:p text:style-name="P138"><text:s/>Supported Data Types<text:tab/>10</text:p>
          <text:p text:style-name="P138"><text:s/>Parameters (Type, Required, Default)<text:tab/>11</text:p>
          <text:p text:style-name="P138"><text:s/>Item Parameters (Type, Required, Default)<text:tab/>12</text:p>
          <text:p text:style-name="P140"><text:s/>3.2 Write Request<text:tab/>13</text:p>
          <text:p text:style-name="P138"><text:s/>Supported Data Types<text:tab/>14</text:p>
          <text:p text:style-name="P138"><text:s/>Parameters (Type, Required, Default)<text:tab/>15</text:p>
          <text:p text:style-name="P138"><text:s/>Item Parameters (Type, Required, Default)<text:tab/>16</text:p>
          <text:p text:style-name="P139">4. Sum Commands<text:tab/>17</text:p>
          <text:p text:style-name="P140"><text:s/>4.2 Sum Read Request<text:tab/>17</text:p>
          <text:p text:style-name="P138"><text:s/>Supported Data Types<text:tab/>19</text:p>
          <text:p text:style-name="P138"><text:s/>Parameters (Type, Required, Default)<text:tab/>20</text:p>
          <text:p text:style-name="P138"><text:s/>Common Item Parameters (Type, Required, Default)<text:tab/>21</text:p>
          <text:p text:style-name="P138"><text:s/>Type Dependent Item Parameters (Type, Required, Default)<text:tab/>22</text:p>
          <text:p text:style-name="P140"><text:s/>4.2 Sum Write Request<text:tab/>23</text:p>
          <text:p text:style-name="P138"><text:s/>Supported Data Types<text:tab/>24</text:p>
          <text:p text:style-name="P138"><text:s/>Parameters (Type, Required, Default)<text:tab/>25</text:p>
          <text:p text:style-name="P138"><text:s/>Common Item Parameters (Type, Required, Default)<text:tab/>26</text:p>
          <text:p text:style-name="P138"><text:s/>Type Dependent Item Parameters (Type, Required, Default)<text:tab/>26</text:p>
          <text:p text:style-name="P139">5. Type Dependent Requests<text:tab/>27</text:p>
          <text:p text:style-name="P140"><text:s/>5.1 Read Requests<text:tab/>27</text:p>
          <text:p text:style-name="P138"><text:s/>Supported Data Types<text:tab/>29</text:p>
          <text:p text:style-name="P138"><text:s/>Common Parameters (Type, Required, Default)<text:tab/>30</text:p>
          <text:p text:style-name="P138"><text:s/>Type Dependent Parameters (Type, Required, Default)<text:tab/>31</text:p>
          <text:p text:style-name="P140"><text:s/>5.2 Write Requests<text:tab/>32</text:p>
          <text:p text:style-name="P138"><text:s/>Supported Data Types<text:tab/>33</text:p>
          <text:p text:style-name="P138"><text:s/>Common Parameters (Type, Required, Default)<text:tab/>34</text:p>
          <text:p text:style-name="P138"><text:soft-page-break/><text:s/>Type Dependent Parameters (Type, Required, Default)<text:tab/>35</text:p>
          <text:p text:style-name="P139">6. Arrays<text:tab/>36</text:p>
          <text:p text:style-name="P140"><text:s/>6.1 Read Requests<text:tab/>36</text:p>
          <text:p text:style-name="P138"><text:s/>Supported Data Types<text:tab/>37</text:p>
          <text:p text:style-name="P138"><text:s/>Common Parameters (Type, Required, Default)<text:tab/>39</text:p>
          <text:p text:style-name="P138"><text:s/>Type Dependent Parameters (Type, Required, Default)<text:tab/>40</text:p>
          <text:p text:style-name="P140"><text:s/>6.2 Write Requests<text:tab/>41</text:p>
          <text:p text:style-name="P138"><text:s/>Supported Data Types<text:tab/>42</text:p>
          <text:p text:style-name="P138"><text:s/>Common Parameters (Type, Required, Default)<text:tab/>43</text:p>
          <text:p text:style-name="P138"><text:s/>Type Dependent Parameters (Type, Required, Default)<text:tab/>44</text:p>
          <text:p text:style-name="P139">7. Structures<text:tab/>45</text:p>
          <text:p text:style-name="P140"><text:s/>7.1 Read Request<text:tab/>46</text:p>
          <text:p text:style-name="P138"><text:s/>Supported Data Types<text:tab/>49</text:p>
          <text:p text:style-name="P138"><text:s/>Parameters (Type, Required, Default)<text:tab/>50</text:p>
          <text:p text:style-name="P140"><text:s/>7.2 Write Request<text:tab/>52</text:p>
          <text:p text:style-name="P138"><text:s/>Supported Data Types<text:tab/>53</text:p>
          <text:p text:style-name="P138"><text:s/>Parameters (Type, Required, Default)<text:tab/>54</text:p>
          <text:p text:style-name="P139">8. Arrays Of Structures<text:tab/>56</text:p>
          <text:p text:style-name="P140"><text:s/>8.1 Read Request<text:tab/>56</text:p>
          <text:p text:style-name="P138"><text:s/>Supported Data Types<text:tab/>57</text:p>
          <text:p text:style-name="P138"><text:s/>Parameters (Type, Required, Default)<text:tab/>58</text:p>
          <text:p text:style-name="P140"><text:s/>8.2 Write Request<text:tab/>60</text:p>
          <text:p text:style-name="P138"><text:s/>Supported Data Types<text:tab/>61</text:p>
          <text:p text:style-name="P138"><text:s/>Parameters (Type, Required, Default)<text:tab/>62</text:p>
          <text:p text:style-name="P139">9. Handles<text:tab/>64</text:p>
          <text:p text:style-name="P140"><text:s/>9.1 Getting Handles<text:tab/>65</text:p>
          <text:p text:style-name="P138"><text:s/>Parameters (Type, Required, Default)<text:tab/>66</text:p>
          <text:p text:style-name="P140"><text:s/>9.2 Using Handles<text:tab/>67</text:p>
          <text:p text:style-name="P140"><text:s/>9.3 Releasing Handles<text:tab/>68</text:p>
          <text:p text:style-name="P138"><text:s/>Parameters (Type, Required, Default)<text:tab/>69</text:p>
          <text:p text:style-name="P140"><text:s/>9.4 Logging Handles<text:tab/>70</text:p>
          <text:p text:style-name="P139">10. Other Methods<text:tab/>71</text:p>
          <text:p text:style-name="P140"><text:s/>10.1 Import/Export the Symbol Table<text:tab/>71</text:p>
          <text:p text:style-name="P138"><text:s/>Methods for Handling the Symbol Table (Type, Arguments, Return)<text:tab/>71</text:p>
          <text:p text:style-name="P140"><text:soft-page-break/><text:s/>10.2 Import/Export the Data Type Table<text:tab/>71</text:p>
          <text:p text:style-name="P138"><text:s/>Methods for Handling the Data Type Table (Type, Arguments, Return)<text:tab/>71</text:p>
          <text:p text:style-name="P140"><text:s/>10.3 Check the PLC State<text:tab/>72</text:p>
          <text:p text:style-name="P138"><text:s/>Methods for Reading the ADS State (Type, Arguments, Return)<text:tab/>72</text:p>
          <text:p text:style-name="P138"><text:s/>Parameters (Type, Required, Default)<text:tab/>72</text:p>
          <text:p text:style-name="P139">11. Type Dependent Parameters<text:tab/>73</text:p>
          <text:p text:style-name="P140"><text:s/>11.1 REAL and LREAL<text:tab/>73</text:p>
          <text:p text:style-name="P140"><text:s/>11.2 STRING<text:tab/>74</text:p>
          <text:p text:style-name="P140"><text:s/>11.3 TIME<text:tab/>76</text:p>
          <text:p text:style-name="P138"><text:s/>Formatting Instructions<text:tab/>78</text:p>
          <text:p text:style-name="P140"><text:s/>11.4 TOD, DT and DATE<text:tab/>79</text:p>
          <text:p text:style-name="P138"><text:s/>Formatting Instructions<text:tab/>81</text:p>
          <text:p text:style-name="P139">12. Debugging<text:tab/>82</text:p>
          <text:p text:style-name="P139">13. Tips &amp; Tricks<text:tab/>83</text:p>
        </text:index-body>
      </text:table-of-content>
      <text:p text:style-name="P17"/>
      <text:p text:style-name="Text_20_body"/>
      <text:h text:style-name="P152" text:outline-level="1">Introduction</text:h>
      <text:p text:style-name="Text_20_body"/>
      <text:p text:style-name="Text_20_body"><text:span text:style-name="T14">TAME is JavaScript library </text:span>created for an easy and comfortable access to the TwinCAT ADS WebService. <text:span text:style-name="T14">The name is an acronym for „TwinCAT ADS Made Easy“ and stands also for „taming“ the complexity of ADS and AJAX requests. </text:span>Originally a „wast product“ from the programming of a browser based visualisation for my home, it has become a (in my opinion) useful little piece of software and I hope it will help others who want to develop their own visualisations. It allows to exchange data with a TwinCAT PLC without any knowledge of ADS. The communication is based on AJAX requests, the browser connects to the webserver running on the PLC device. If you want to send or read data through a firewall you need to forward only one port (80 by default) to connect to the WebService.</text:p>
      <text:p text:style-name="Text_20_body">There are methods for read and write access to single variables, variable blocks, arrays and structures in the TwinCat PLC. Supported data types are BOOL, BYTE, WORD, DWORD, USINT, SINT, UINT, INT, UDINT, DINT, TIME, TOD, DT, DATE, REAL, LREAL and STRING. <text:span text:style-name="T1">There is also a special „type“ named INT1DP: It's an INT in the PLC, but in JavaScript the variable is of type float with 1 decimal place (i.e. a value of 568 in the PLC is 56.8 in JavaScript).</text:span></text:p>
      <text:p text:style-name="P24">The library provides built-in conversion of date and time values to formatted strings and REAL values can be rounded to a desired number of decimal places. <text:s/>Another feature is the automatic structure padding for exchanging data with <text:s/>TwinCAT 2 and ARM-based devices (i.e. CX90xx, 4-byte alignment) or with TwinCAT 3 (8-byte alignment). If the client parameter „alignment“ is set to the correct value you don't need to worry about the alignment of data structures.</text:p>
      <text:p text:style-name="Text_20_body"><text:span text:style-name="T66">I</text:span><text:span text:style-name="T61">t's possible to access single elements of structures and arrays and also internal variables and parameters of FB's. </text:span><text:span text:style-name="T66">This can be done by using handles or the TPY-file generated by TwinCAT. </text:span><text:span text:style-name="T61">Target information like </text:span><text:span text:style-name="T64">AMS </text:span><text:span text:style-name="T61">NetId and </text:span><text:span text:style-name="T64">AMS P</text:span><text:span text:style-name="T61">ort can be read from the file, it's no longer necessary to set them manually. </text:span><text:span text:style-name="T62">The biggest drawback is </text:span><text:span text:style-name="T63">that the file has to be copied to the webserver </text:span><text:span text:style-name="T65">each time</text:span><text:span text:style-name="T63"> the PLC program has changed. </text:span><text:span text:style-name="T67">See chapter 9 for additional information.</text:span></text:p>
      <text:p text:style-name="P21">This documentation is primarily intended for programmers, who are familiar with the basic concepts of the JavaScript language. I presume that the ADS WebService is already installed on the device you want to connect to. If not, visit <text:a xlink:type="simple" xlink:href="http://infosys.beckhoff.com/" text:style-name="Internet_20_link" text:visited-style-name="Visited_20_Internet_20_Link"><text:span text:style-name="T56">http://infosys.beckhoff.com</text:span></text:a> for more information about the installation of the server.</text:p>
      <text:p text:style-name="Standard"/>
      <text:p text:style-name="Standard">The library is Open Source licensed under the MIT and the GPLv3 license. Have fun!</text:p>
      <text:p text:style-name="Standard"/>
      <text:p text:style-name="P18"><text:span text:style-name="T36">IMPORTANT</text:span><text:span text:style-name="T33">!</text:span><text:span text:style-name="T54"> </text:span><text:span text:style-name="T33">Be aware that if you change the PLC program the addresses of PLC variables may also change </text:span><text:span text:style-name="T34">if you don't use fixed addresses (i.e. %MX). Before you make changes to your PLC program you should close </text:span><text:span text:style-name="T35">all</text:span><text:span text:style-name="T34"> JavaScript clients built with this library. After your changed program is online and running you can start your clients again and the new symbol information will be fetched from the PLC. If you use the TPY file you must upload it to the webserver after </text:span><text:span text:style-name="T35">compiling</text:span><text:span text:style-name="T34"> the PLC program and before you start the JavaScript clients. Otherwise data can be written to or fetched from wrong addresses. </text:span><text:span text:style-name="T36">You can avoid this by using handles. </text:span></text:p>
      <text:p text:style-name="P18"/>
      <text:p text:style-name="P18"/>
      <text:p text:style-name="P19"/>
      <text:h text:style-name="Heading_20_1" text:outline-level="1"><text:soft-page-break/>Instancing the Web Service Client</text:h>
      <text:p text:style-name="Text_20_body"/>
      <text:p text:style-name="P24">The heart of the library is the WebServiceClient constructor. You can create an instance by either using the „new“ keyword or the library function intented for this. Instancing the constructor you have to pass an object containing the arguments for the Web Service. Required are at least the URL of the TcAdsWebService.dll and the AMS-NetID <text:s/>of the PLC Runtime System. A minimal definition looks like this:</text:p>
      <text:p text:style-name="P24"><draw:frame draw:style-name="fr2" draw:name="Rahmen3" text:anchor-type="paragraph" svg:x="0.025cm" svg:y="0.467cm" svg:width="16.992cm" draw:z-index="2"><draw:text-box fo:min-height="4.311cm"><text:p text:style-name="Frame_20_contents"/><text:p text:style-name="P64"><text:tab/>var PLC = TAME.WebServiceClient.createClient({</text:p><text:p text:style-name="P64"><text:s text:c="8"/><text:tab/><text:tab/>serviceURL: "http://192.168.1.2/TcAdsWebService/TcAdsWebService.dll",</text:p><text:p text:style-name="P64"><text:s text:c="8"/><text:tab/><text:tab/>amsNetId: "192.168.1.2.1.1",</text:p><text:p text:style-name="P64"><text:tab/><text:tab/><text:span text:style-name="T77">onReady: function() {</text:span></text:p><text:p text:style-name="P64"><text:tab/><text:tab/><text:tab/>//<text:span text:style-name="T77">Put your stuff here</text:span></text:p><text:p text:style-name="P64"><text:tab/><text:tab/><text:span text:style-name="T77">}</text:span></text:p><text:p text:style-name="P64"><text:s/><text:tab/>});</text:p><text:p text:style-name="P64"/></draw:text-box></draw:frame></text:p>
      <text:p text:style-name="P24"/>
      <text:p text:style-name="P24">Here is an example using more parameters:</text:p>
      <text:p text:style-name="P27"><draw:frame draw:style-name="fr3" draw:name="Rahmen2" text:anchor-type="paragraph" svg:width="16.828cm" draw:z-index="1"><draw:text-box fo:min-height="6.378cm"><text:p text:style-name="P64"/><text:p text:style-name="P64"><text:tab/>var PLC = TAME.WebServiceClient.createClient({</text:p><text:p text:style-name="P64"><text:s text:c="8"/><text:tab/><text:tab/>serviceURL: "http://192.168.1.2/TcAdsWebService/TcAdsWebService.dll",</text:p><text:p text:style-name="P64"><text:s text:c="8"/><text:tab/><text:tab/>amsNetId: "192.168.1.2.1.1",</text:p><text:p text:style-name="P64"><text:s text:c="7"/><text:tab/><text:tab/>amsPort: "802",</text:p><text:p text:style-name="P64"><text:s text:c="8"/><text:tab/><text:tab/>alignment: „4“,</text:p><text:p text:style-name="P64"><text:tab/><text:tab/>language: en,</text:p><text:p text:style-name="P66"><text:tab/><text:tab/><text:span text:style-name="T77">onReady: function() {</text:span></text:p><text:p text:style-name="P66"><text:tab/><text:tab/><text:tab/>//<text:span text:style-name="T77">Put your stuff here</text:span></text:p><text:p text:style-name="P66"><text:tab/><text:tab/><text:span text:style-name="T77">}</text:span></text:p><text:p text:style-name="P64"><text:s/><text:tab/>});</text:p><text:p text:style-name="P64"/></draw:text-box></draw:frame></text:p>
      <text:p text:style-name="P29"/>
      <text:p text:style-name="P30"><text:soft-page-break/>New in V4.x is the „onReady“ function. It has become nessecary <text:s/>because the internal functions for getting the symbols are now based on asynchronous requests. All of your stuff that depends on the client should be started with this function.</text:p>
      <text:p text:style-name="P28"><text:span text:style-name="T75">Y</text:span>ou can <text:span text:style-name="T75">also </text:span>use the TPY file generated by TwinCAT. It contains all necessary information and you don't have to be worry about ports, alignment and so on. <text:span text:style-name="T72">After compiling the PLC program t</text:span>he file must be copied to the webserver and the path <text:span text:style-name="T69">specified in a parameter named „configFileUrl“:</text:span></text:p>
      <text:p text:style-name="P27"><draw:frame draw:style-name="fr3" draw:name="Frame3" text:anchor-type="paragraph" svg:width="16.828cm" draw:z-index="52"><draw:text-box fo:min-height="4.17cm"><text:p text:style-name="P64"/><text:p text:style-name="P64"><text:tab/>var PLC = TAME.WebServiceClient.createClient({</text:p><text:p text:style-name="P64"><text:s text:c="8"/><text:tab/><text:tab/>serviceURL: "http://192.168.1.2/TcAdsWebService/TcAdsWebService.dll",</text:p><text:p text:style-name="P69"><text:span text:style-name="T1"><text:s text:c="8"/><text:tab/><text:tab/></text:span><text:span text:style-name="T17">configFileUrl: '' http://192.168.1.2/myproject.tpy'',</text:span></text:p><text:p text:style-name="P67"><text:tab/><text:tab/><text:span text:style-name="T77">onReady: function() {</text:span></text:p><text:p text:style-name="P67"><text:tab/><text:tab/><text:tab/>//<text:span text:style-name="T77">Put your stuff here</text:span></text:p><text:p text:style-name="P67"><text:tab/><text:tab/><text:span text:style-name="T77">}</text:span></text:p><text:p text:style-name="P64"><text:s/><text:tab/>});</text:p><text:p text:style-name="P65"/></draw:text-box></draw:frame></text:p>
      <text:p text:style-name="P41"><text:span text:style-name="T18">The drawback is that after changing, compiling </text:span><text:span text:style-name="T19">and uploading </text:span><text:span text:style-name="T18">the PLC program you have to put the new TPY file on the webserver. </text:span><text:span text:style-name="T20">You can reduce this by using a combination of the Upload and the TPY file.With the „</text:span><text:span text:style-name="T7">forceUploadUsage“ </text:span><text:span text:style-name="T8">parameter set to „true“ the symbol information of the Upload will be used and only the data type information will be extracted from the TPY file. So if you don't change data types or FB parameters the </text:span><text:span text:style-name="T9">data type information should be the same. My tests were always fine but there is no </text:span><text:bookmark text:name="tw-target-text"/><text:span text:style-name="T78">guarantee </text:span><text:span text:style-name="T79">that this always will be so</text:span><text:span text:style-name="T9">. </text:span><text:span text:style-name="T8"><text:s/></text:span></text:p>
      <text:p text:style-name="P29"/>
      <text:p text:style-name="P29">After instancing the WebServiceClient you have an object („PLC“ in the above examples) wich provides the methods for sending read and write requests to the ADS WebService. They<text:span text:style-name="T37"> are described in the following chapters.</text:span></text:p>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soft-page-break/>Parameters<text:span text:style-name="T23"> (Type, Required, Default)</text:span></text:h>
      <table:table table:name="Tabelle1" table:style-name="Tabelle1">
        <table:table-column table:style-name="Tabelle1.A"/>
        <table:table-row>
          <table:table-cell table:style-name="Tabelle1.A1" office:value-type="string">
            <text:p text:style-name="Text_20_body"><text:span text:style-name="T23">amsNetId </text:span><text:span text:style-name="T42">(s</text:span>tring, requi<text:span text:style-name="T72">red if „configFileUrl“ is not set</text:span>, undefined)</text:p>
            <text:p text:style-name="P107">The ADS-AMSNetID of the PLC.</text:p>
          </table:table-cell>
        </table:table-row>
        <table:table-row>
          <table:table-cell table:style-name="Tabelle1.A2" office:value-type="string">
            <text:p text:style-name="Text_20_body"><text:span text:style-name="T23">amsPort </text:span><text:span text:style-name="T42">(s</text:span>tring, optional, <text:s/><text:span text:style-name="T23">801</text:span>|802|803|804 )</text:p>
            <text:p text:style-name="P107">The ADS-Port number of the Runtime-System.</text:p>
          </table:table-cell>
        </table:table-row>
        <table:table-row>
          <table:table-cell table:style-name="Tabelle1.A2" office:value-type="string">
            <text:p text:style-name="Text_20_body"><text:span text:style-name="T23">alignment </text:span><text:span text:style-name="T42">(string, optional, </text:span><text:span text:style-name="T23">1</text:span><text:span text:style-name="T42">|4|8)</text:span></text:p>
            <text:p text:style-name="P107">The value is used for the automatic data alignment of structures.</text:p>
            <text:p text:style-name="P133"><text:s text:c="3"/>TwinCAT 2, x86: <text:s text:c="7"/>1 Byte alignment</text:p>
            <text:p text:style-name="P133"><text:s text:c="3"/>TwinCAT 2, ARM: <text:s text:c="4"/>4 Byte alignment</text:p>
            <text:p text:style-name="P133"><text:s text:c="3"/>TwinCAT 3: <text:s text:c="15"/>8 Byte alignment</text:p>
          </table:table-cell>
        </table:table-row>
        <table:table-row>
          <table:table-cell table:style-name="Tabelle1.A2" office:value-type="string">
            <text:p text:style-name="Text_20_body"><text:span text:style-name="T41">c</text:span><text:span text:style-name="T40">onfigFileUrl</text:span><text:span text:style-name="T15"> </text:span><text:span text:style-name="T4">(string, optional, </text:span><text:span text:style-name="T5">undefined</text:span><text:span text:style-name="T4">)</text:span></text:p>
            <text:p text:style-name="P115"><text:span text:style-name="T68">The path to the TPY file on the webserver</text:span>. <text:span text:style-name="T71">With this parameter set the symbol information, the data type information and informations regarding the PLC (NetId, alignment, port) will be extracted from the TPY file.The file is generated by TwinCAT everytime a PLC program is compiled and has to be copied to the webserver. </text:span></text:p>
          </table:table-cell>
        </table:table-row>
        <table:table-row>
          <table:table-cell table:style-name="Tabelle1.A2" office:value-type="string">
            <text:p text:style-name="Text_20_body"><text:span text:style-name="T23">dontFetchSymbols</text:span><text:span text:style-name="T42"> (boolean</text:span>, optional, undefined<text:span text:style-name="T42">)</text:span></text:p>
            <text:p text:style-name="P107">When instancing the client the symbols are fetched from the PLC. This is necessary to build the internal symbol table for the access to PLC variables by name. <text:s/>If this option is set to „true“ variables can not be accessed by name unless you load the symbols from a JSON string after the client is ready.</text:p>
          </table:table-cell>
        </table:table-row>
        <table:table-row>
          <table:table-cell table:style-name="Tabelle1.A2" office:value-type="string">
            <text:p text:style-name="P38"><text:span text:style-name="T24">forceUploadUsage</text:span><text:span text:style-name="T42"> (boolean</text:span>, optional, undefined<text:span text:style-name="T42">)</text:span></text:p>
            <text:p text:style-name="P116">In combination with „configFileUrl“: If this parameter is set to „true“ the symbol table will not be built from the data of the *.tpy file, the Upload will be used instead. <text:span text:style-name="T72">Only the data type information will be extracted from the file.</text:span></text:p>
          </table:table-cell>
        </table:table-row>
        <table:table-row>
          <table:table-cell table:style-name="Tabelle1.A2" office:value-type="string">
            <text:p text:style-name="Text_20_body"><text:span text:style-name="T23">language</text:span><text:span text:style-name="T42"> (stri</text:span>ng, optional, <text:span text:style-name="T23">ge</text:span>|en)</text:p>
            <text:p text:style-name="P107">Set the language for names of days and months. This option is used for the formatted output of dates.</text:p>
          </table:table-cell>
        </table:table-row>
        <table:table-row>
          <table:table-cell table:style-name="Tabelle1.A2" office:value-type="string">
            <text:p text:style-name="P40"><text:span text:style-name="T26">onReady</text:span><text:span text:style-name="T42"> (</text:span><text:span text:style-name="T43">function</text:span>, <text:span text:style-name="T76">required</text:span>, <text:span text:style-name="T43">undefined</text:span>)</text:p>
            <text:p text:style-name="P117">This function will be called if the client is ready.</text:p>
          </table:table-cell>
        </table:table-row>
        <table:table-row>
          <table:table-cell table:style-name="Tabelle1.A2" office:value-type="string">
            <text:p text:style-name="Text_20_body"><text:span text:style-name="T2">servicePassword </text:span><text:span text:style-name="T4">(string, optional, null)</text:span></text:p>
            <text:p text:style-name="P114">The password of the service if the webserver requires authentication.</text:p>
          </table:table-cell>
        </table:table-row>
        <text:soft-page-break/>
        <table:table-row>
          <table:table-cell table:style-name="Tabelle1.A2" office:value-type="string">
            <text:p text:style-name="Text_20_body"><text:span text:style-name="T2">serviceUrl </text:span><text:span text:style-name="T4">(string, required, undefined)</text:span></text:p>
            <text:p text:style-name="P107">The URL of the TcAdsWebservice.dll.</text:p>
          </table:table-cell>
        </table:table-row>
        <table:table-row>
          <table:table-cell table:style-name="Tabelle1.A2" office:value-type="string">
            <text:p text:style-name="Text_20_body"><text:span text:style-name="T2">serviceUser </text:span><text:span text:style-name="T4">(string, optional, null)</text:span></text:p>
            <text:p text:style-name="P107">The user of the service <text:span text:style-name="T42"><text:s/>if the webserver requires authentication.</text:span></text:p>
          </table:table-cell>
        </table:table-row>
        <table:table-row>
          <table:table-cell table:style-name="Tabelle1.A2" office:value-type="string">
            <text:p text:style-name="P59"><text:span text:style-name="T3">skipMissingTypes</text:span><text:span text:style-name="T2"> </text:span><text:span text:style-name="T4">(</text:span><text:span text:style-name="T10">boolean</text:span><text:span text:style-name="T4">, optional, </text:span><text:span text:style-name="T10">undefined</text:span><text:span text:style-name="T4">)</text:span></text:p>
            <text:p text:style-name="P118"><text:span text:style-name="T48">A few</text:span><text:span text:style-name="T47"> TwinCAT libraries lacks </text:span><text:span text:style-name="T48">some </text:span><text:span text:style-name="T47">definitions of the data types they include. While reading the types from the TPY file there will be an error and TAME stops importing. If you want to override this behavior you can set this parameter to „true“. If there is a missing type TAME will just drop an error to the console and continue importing. But be aware that you can't </text:span><text:span text:style-name="T48">access PLC </text:span><text:span text:style-name="T47"><text:s/></text:span><text:span text:style-name="T48">variables wich use this data type </text:span><text:span text:style-name="T49">except you provide the information manually.</text:span></text:p>
          </table:table-cell>
        </table:table-row>
        <table:table-row>
          <table:table-cell table:style-name="Tabelle1.A2" office:value-type="string">
            <text:p text:style-name="Text_20_body"><text:span text:style-name="T23">syncXmlHttp</text:span><text:span text:style-name="T42"> (boolean</text:span><text:span text:style-name="T23">,</text:span><text:span text:style-name="T42"> optional, undefined)</text:span></text:p>
            <text:p text:style-name="P107">Synchronous XMLHttpRequests are used by default if this option is set to „true“. This means that a script waits until a request is finished. The option can be overridden by the „sync“ parameter of a request. <text:span text:style-name="T98">Intended for easier scripting in Tasker.</text:span></text:p>
          </table:table-cell>
        </table:table-row>
        <table:table-row>
          <table:table-cell table:style-name="Tabelle1.A2" office:value-type="string">
            <text:p text:style-name="P39"><text:span text:style-name="T25">useHandles</text:span><text:span text:style-name="T42"> (boolean</text:span><text:span text:style-name="T23">,</text:span><text:span text:style-name="T42"> optional, undefined)</text:span></text:p>
            <text:p text:style-name="P117">If this option ist set to „true“ handles will be used for all requests. You have to get the handles from the PLC before you can access any symbol.</text:p>
          </table:table-cell>
        </table:table-row>
      </table:table>
      <text:h text:style-name="P155" text:outline-level="3"/>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155" text:outline-level="3"><text:soft-page-break/>Instance Properties (Type, Default)</text:h>
      <table:table table:name="Tabelle25" table:style-name="Tabelle25">
        <table:table-column table:style-name="Tabelle25.A"/>
        <table:table-row>
          <table:table-cell table:style-name="Tabelle25.A1" office:value-type="string">
            <text:p text:style-name="Text_20_body"><text:span text:style-name="T23">adsState </text:span><text:span text:style-name="T42">(number, null)</text:span></text:p>
            <text:p text:style-name="P95">The ADS state of the PLC as a number. <text:span text:style-name="T101">According to my tests the state can only be 5 or 6, other ADS states return errors. </text:span>You have to update the state with the „readAdsState()“ method (see chapter 9.2). <text:span text:style-name="T101">If the readAdsState method returns an error the property will be set to </text:span><text:span text:style-name="T102">null</text:span><text:span text:style-name="T101">. </text:span></text:p>
            <text:p text:style-name="Standard"><text:span text:style-name="T60"><text:s text:c="3"/></text:span><text:span text:style-name="T12"><text:s/>0: <text:s text:c="2"/>Invalid</text:span></text:p>
            <text:p text:style-name="P13"><text:s text:c="4"/>1: <text:s text:c="2"/>Idle</text:p>
            <text:p text:style-name="P13"><text:s text:c="4"/>2: <text:s text:c="2"/>Reset</text:p>
            <text:p text:style-name="P13"><text:s text:c="4"/>3: <text:s text:c="2"/>Init</text:p>
            <text:p text:style-name="P13"><text:s text:c="4"/>4: <text:s text:c="2"/>Start</text:p>
            <text:p text:style-name="P13"><text:s text:c="4"/>5: <text:s text:c="2"/>Run</text:p>
            <text:p text:style-name="P13"><text:s text:c="4"/>6: <text:s text:c="2"/>Stop</text:p>
            <text:p text:style-name="P13"><text:s text:c="4"/>7: <text:s text:c="2"/>SaveConfig</text:p>
            <text:p text:style-name="P13"><text:s text:c="4"/>8: <text:s text:c="2"/>LoadConfig</text:p>
            <text:p text:style-name="P13"><text:s text:c="4"/>9: <text:s text:c="2"/>PowerFailure</text:p>
            <text:p text:style-name="P13"><text:s text:c="4"/>10: PowerGood </text:p>
            <text:p text:style-name="P13"><text:s text:c="4"/>11: Error</text:p>
            <text:p text:style-name="P13"><text:s text:c="4"/>12: Shutdown</text:p>
            <text:p text:style-name="P13"><text:s text:c="4"/>13: Suspend</text:p>
            <text:p text:style-name="P13"><text:s text:c="4"/>14: Resume</text:p>
            <text:p text:style-name="P13"><text:s text:c="4"/>15: Config</text:p>
            <text:p text:style-name="P13"><text:s text:c="4"/>16: Reconfig</text:p>
            <text:p text:style-name="P13"><text:s text:c="4"/>17: Maxstates</text:p>
          </table:table-cell>
        </table:table-row>
        <table:table-row>
          <table:table-cell table:style-name="Tabelle25.A2" office:value-type="string">
            <text:p text:style-name="Text_20_body"><text:span text:style-name="T23">adsStateTxt </text:span><text:span text:style-name="T42">(string, empty)</text:span></text:p>
            <text:p text:style-name="P98">The ADS state as text.<text:span text:style-name="T4">You have to update the state with the „readAdsState()“ method (see chapter 9.2). </text:span><text:span text:style-name="T11">The string can have the values „Run“ or „Stop“. If the readAdsState method returns an error the string will be empty.</text:span></text:p>
          </table:table-cell>
        </table:table-row>
        <table:table-row>
          <table:table-cell table:style-name="Tabelle25.A2" office:value-type="string">
            <text:p text:style-name="Text_20_body"><text:span text:style-name="T23">deviceState </text:span><text:span text:style-name="T42">(number, null)</text:span></text:p>
            <text:p text:style-name="P98">The PLC device state as a number. <text:span text:style-name="T4">You have to update the state with the „readAdsState()“ method (see chapter 9.2). </text:span><text:span text:style-name="T11">If the readAdsState method returns an error the property will be set to </text:span><text:span text:style-name="T21">null</text:span><text:span text:style-name="T11">.</text:span></text:p>
            <text:p text:style-name="Standard"><text:s text:c="4"/>0: Run</text:p>
            <text:p text:style-name="Standard"><text:s text:c="4"/>1: Stop</text:p>
            <text:p text:style-name="Standard"/>
          </table:table-cell>
        </table:table-row>
        <table:table-row>
          <table:table-cell table:style-name="Tabelle25.A2" office:value-type="string">
            <text:p text:style-name="Text_20_body"><text:span text:style-name="T2">dateNames </text:span><text:span text:style-name="T4">(object)</text:span></text:p>
            <text:p text:style-name="P91">Contains an object with 4 arrays for the short and the full names of days and months used for the formatted output of dates. The language of the names can be set by the parameter „language“. If you need a language other then German or English, you can overwrite this property with your own names after instancing instead of changing the source code of the library. </text:p>
          </table:table-cell>
        </table:table-row>
        <text:soft-page-break/>
        <table:table-row>
          <table:table-cell table:style-name="Tabelle25.A2" office:value-type="string">
            <text:p text:style-name="Text_20_body"><text:span text:style-name="T23">maxDropReq </text:span><text:span text:style-name="T42">(number, 10)</text:span></text:p>
            <text:p text:style-name="P96">The maximum number of dropped requests in conjunction with the „id“-parameter of the requests. When the number has been reached a new request is fired and the counter starts again.</text:p>
          </table:table-cell>
        </table:table-row>
        <table:table-row>
          <table:table-cell table:style-name="Tabelle25.A2" office:value-type="string">
            <text:p text:style-name="Text_20_body"><text:span text:style-name="T23">maxStringLen </text:span><text:span text:style-name="T42">(number, 255)</text:span></text:p>
            <text:p text:style-name="P97">The maximum length of strings.</text:p>
          </table:table-cell>
        </table:table-row>
        <table:table-row>
          <table:table-cell table:style-name="Tabelle25.A2" office:value-type="string">
            <text:p text:style-name="Text_20_body"><text:span text:style-name="T23">useCheckBounds </text:span><text:span text:style-name="T42">(boolean, true)</text:span></text:p>
            <text:p text:style-name="P96">If set to „true“, the limits of numeric variables are checked before sending them to the PLC. If a limit is exceeded, the value will be set to the limit and an error message is written to the console. This applies to the following data types: <text:span text:style-name="T1">BYTE, WORD , DWORD, USINT, SINT, UINT, INT, INT1DP, </text:span><text:span text:style-name="T22">INT2DP, </text:span><text:span text:style-name="T1">UDINT, DINT, TIME, REAL and LREAL.</text:span></text:p>
          </table:table-cell>
        </table:table-row>
        <table:table-row>
          <table:table-cell table:style-name="Tabelle25.A2" office:value-type="string">
            <text:p text:style-name="P56"><text:span text:style-name="T30">dataTypeTableReady</text:span><text:span text:style-name="T23"> </text:span><text:span text:style-name="T42">(boolean, true)</text:span></text:p>
            <text:p text:style-name="P93">„True“ if the Data Type Table was successfully built with the information of the TPY file.</text:p>
          </table:table-cell>
        </table:table-row>
        <table:table-row>
          <table:table-cell table:style-name="Tabelle25.A2" office:value-type="string">
            <text:p text:style-name="P56"><text:span text:style-name="T30">symbolTableReady</text:span><text:span text:style-name="T23"> </text:span><text:span text:style-name="T42">(boolean, true)</text:span></text:p>
            <text:p text:style-name="P93">„True“ if the Symbol Table was successfully built with the information of the Symbol Upload or the <text:s/>TPY file.</text:p>
          </table:table-cell>
        </table:table-row>
        <table:table-row>
          <table:table-cell table:style-name="Tabelle25.A2" office:value-type="string">
            <text:p text:style-name="P56"><text:span text:style-name="T30">handleCacheReady</text:span><text:span text:style-name="T23"> </text:span><text:span text:style-name="T42">(boolean, true)</text:span></text:p>
            <text:p text:style-name="P93">„True“ if the Handle Cache was successfully built with a „getHandles()“ request..</text:p>
          </table:table-cell>
        </table:table-row>
        <table:table-row>
          <table:table-cell table:style-name="Tabelle25.A2" office:value-type="string">
            <text:p text:style-name="P62"><text:span text:style-name="T32">xmlHttpReqTimeout</text:span><text:span text:style-name="T23"> </text:span><text:span text:style-name="T42">(</text:span><text:span text:style-name="T50">number</text:span><text:span text:style-name="T42">, </text:span><text:span text:style-name="T50">5000</text:span><text:span text:style-name="T42">)</text:span></text:p>
            <text:p text:style-name="P94">Timeout value for XMLHttpRequest.</text:p>
          </table: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46" text:outline-level="1"><text:soft-page-break/>ReadReq and WriteReq</text:h>
      <text:p text:style-name="P24"/>
      <text:p text:style-name="P24">There are 2 basic methods of the WebServiceClient: The Read Request (readReq) for fetching data from the PLC and the Write Request (writeReq) for sending data to the PLC. Both functions have one paramter only: an object I named Request Descriptor. They were the first methods implemented, all the other request functions (besides the sum requests) are just a kind of shortcuts and call them passing an internally created request descriptor. But there is an disadvantage: If you want to read or write multiple PLC variables they have to be set to fixed addresses. Therefore <text:span text:style-name="T42">I recommend to </text:span><text:span text:style-name="T23">use the new sum commands for reading multiple variables (chapter 4).</text:span> <text:s/>But if your device does not run the required TwinCAT versions you have to use the methods described in this chapter.</text:p>
      <text:h text:style-name="Heading_20_2" text:outline-level="2">3.1 Read Request</text:h>
      <text:p text:style-name="P24">Lets' use the instance of the WebServiceClient created in chapter 1. Assuming you want to read 3 PLC variables defined in a direct sequence, one of type integer at %MB53 and the other ones of type boolean at %MB55 and %MB56, <text:s/>a simple request definition looks like this:</text:p>
      <text:p text:style-name="P24"><draw:frame draw:style-name="fr2" draw:name="Rahmen4" text:anchor-type="paragraph" svg:x="0.023cm" svg:y="0.305cm" svg:width="16.956cm" draw:z-index="44"><draw:text-box fo:min-height="12.056cm"><text:p text:style-name="P64"/><text:p text:style-name="P64"><text:tab/>PLC.readReq({</text:p><text:p text:style-name="P64"><text:s text:c="12"/><text:tab/>addr: "%MB53",</text:p><text:p text:style-name="P64"><text:tab/><text:tab/>seq: true,</text:p><text:p text:style-name="P64"><text:s text:c="12"/><text:tab/><text:tab/>items: [{</text:p><text:p text:style-name="P64"><text:s text:c="20"/><text:tab/><text:tab/><text:tab/>type: "INT",</text:p><text:p text:style-name="P64"><text:tab/><text:tab/><text:tab/><text:tab/>jvar: "myVar1",</text:p><text:p text:style-name="P64"><text:s text:c="16"/><text:tab/><text:tab/>},{</text:p><text:p text:style-name="P64"><text:s text:c="20"/><text:tab/><text:tab/><text:tab/>type: "BOOL",</text:p><text:p text:style-name="P64"><text:tab/><text:tab/><text:tab/><text:tab/>jvar: "myVar2"</text:p><text:p text:style-name="P64"><text:s text:c="16"/><text:tab/><text:tab/>},{</text:p><text:p text:style-name="P64"><text:s text:c="20"/><text:tab/><text:tab/><text:tab/>type: "BOOL",</text:p><text:p text:style-name="P64"><text:tab/><text:tab/><text:tab/><text:tab/>jvar: "myVar3"</text:p><text:p text:style-name="P64"><text:s text:c="16"/><text:tab/><text:tab/>}]</text:p><text:p text:style-name="P64"><text:tab/><text:tab/>}</text:p><text:p text:style-name="P64"><text:tab/>);</text:p></draw:text-box></draw:frame></text:p>
      <text:p text:style-name="P24"/>
      <text:p text:style-name="P24"/>
      <text:p text:style-name="P24"><text:soft-page-break/>If the variables aren't following each other in a direct sequence, you have to set the adress for each item separately. The request get's the whole data out of the PLC's memory, <text:s/>from the specified start address to the address of the last variable plus it's length. So it's a bad idea to leave too much space between the adresses. </text:p>
      <text:p text:style-name="P24"/>
      <text:p text:style-name="P24"><draw:frame draw:style-name="fr2" draw:name="Rahmen5" text:anchor-type="paragraph" svg:x="0.023cm" svg:y="-0.037cm" svg:width="16.956cm" draw:z-index="3"><draw:text-box fo:min-height="13.866cm"><text:p text:style-name="P64"/><text:p text:style-name="P64"><text:tab/>PLC.readReq({</text:p><text:p text:style-name="P64"><text:s text:c="12"/><text:tab/>addr: "%MB53",</text:p><text:p text:style-name="P64"><text:s text:c="12"/><text:tab/><text:tab/>items: [{</text:p><text:p text:style-name="P64"><text:s text:c="20"/><text:tab/><text:tab/><text:tab/>addr: 53,</text:p><text:p text:style-name="P64"><text:s text:c="20"/><text:tab/><text:tab/><text:tab/>type: "INT",</text:p><text:p text:style-name="P64"><text:tab/><text:tab/><text:tab/><text:tab/>jvar: "myVar1"</text:p><text:p text:style-name="P64"><text:s text:c="16"/><text:tab/><text:tab/>},{</text:p><text:p text:style-name="P64"><text:s text:c="20"/><text:tab/><text:tab/><text:tab/>addr: 59,</text:p><text:p text:style-name="P64"><text:s text:c="20"/><text:tab/><text:tab/><text:tab/>type: "BOOL",</text:p><text:p text:style-name="P64"><text:tab/><text:tab/><text:tab/><text:tab/>jvar: "myVar2"</text:p><text:p text:style-name="P64"><text:s text:c="16"/><text:tab/><text:tab/>},{</text:p><text:p text:style-name="P64"><text:s text:c="20"/><text:tab/><text:tab/><text:tab/>addr: 60,</text:p><text:p text:style-name="P64"><text:s text:c="20"/><text:tab/><text:tab/><text:tab/>type: "BOOL",</text:p><text:p text:style-name="P64"><text:tab/><text:tab/><text:tab/><text:tab/>jvar: "myVar3"</text:p><text:p text:style-name="P64"><text:s text:c="16"/><text:tab/><text:tab/>}]</text:p><text:p text:style-name="P64"><text:tab/><text:tab/>}</text:p><text:p text:style-name="P64"><text:tab/>);</text:p></draw:text-box></draw:frame>As you can see, the boolean variables are set to „%MB“ addresses. You can't access multiple boolean variables with „%MX“ adresses. I recommend to use the new SumReadRequest for this.</text:p>
      <text:p text:style-name="P24"/>
      <text:p text:style-name="P24"/>
      <text:p text:style-name="P24"/>
      <text:p text:style-name="P24"/>
      <text:p text:style-name="P24"/>
      <text:p text:style-name="P24"/>
      <text:p text:style-name="P24"/>
      <text:h text:style-name="Heading_20_3" text:outline-level="3"><text:soft-page-break/>Supported Data Types</text:h>
      <table:table table:name="Tabelle31" table:style-name="Tabelle31">
        <table:table-column table:style-name="Tabelle31.A"/>
        <table:table-column table:style-name="Tabelle31.B"/>
        <table:table-row>
          <table:table-cell table:style-name="Tabelle31.A1" office:value-type="string">
            <text:p text:style-name="P70">Data Type</text:p>
          </table:table-cell>
          <table:table-cell table:style-name="Tabelle31.B1" office:value-type="string">
            <text:p text:style-name="P70">Note</text:p>
          </table:table-cell>
        </table:table-row>
        <table:table-row>
          <table:table-cell table:style-name="Tabelle31.A2" office:value-type="string">
            <text:p text:style-name="P72">BOOL</text:p>
          </table:table-cell>
          <table:table-cell table:style-name="Tabelle31.B2" office:value-type="string">
            <text:p text:style-name="P72"/>
          </table:table-cell>
        </table:table-row>
        <table:table-row>
          <table:table-cell table:style-name="Tabelle31.A2" office:value-type="string">
            <text:p text:style-name="P72">BYTE</text:p>
          </table:table-cell>
          <table:table-cell table:style-name="Tabelle31.B2" office:value-type="string">
            <text:p text:style-name="P72"/>
          </table:table-cell>
        </table:table-row>
        <table:table-row>
          <table:table-cell table:style-name="Tabelle31.A2" office:value-type="string">
            <text:p text:style-name="P72">WORD</text:p>
          </table:table-cell>
          <table:table-cell table:style-name="Tabelle31.B2" office:value-type="string">
            <text:p text:style-name="P72"/>
          </table:table-cell>
        </table:table-row>
        <table:table-row>
          <table:table-cell table:style-name="Tabelle31.A2" office:value-type="string">
            <text:p text:style-name="P72">DWORD</text:p>
          </table:table-cell>
          <table:table-cell table:style-name="Tabelle31.B2" office:value-type="string">
            <text:p text:style-name="P72"/>
          </table:table-cell>
        </table:table-row>
        <table:table-row>
          <table:table-cell table:style-name="Tabelle31.A2" office:value-type="string">
            <text:p text:style-name="P72">USINT</text:p>
          </table:table-cell>
          <table:table-cell table:style-name="Tabelle31.B2" office:value-type="string">
            <text:p text:style-name="P72"/>
          </table:table-cell>
        </table:table-row>
        <table:table-row>
          <table:table-cell table:style-name="Tabelle31.A2" office:value-type="string">
            <text:p text:style-name="P72">SINT</text:p>
          </table:table-cell>
          <table:table-cell table:style-name="Tabelle31.B2" office:value-type="string">
            <text:p text:style-name="P72"/>
          </table:table-cell>
        </table:table-row>
        <table:table-row>
          <table:table-cell table:style-name="Tabelle31.A2" office:value-type="string">
            <text:p text:style-name="P72">UINT</text:p>
          </table:table-cell>
          <table:table-cell table:style-name="Tabelle31.B2" office:value-type="string">
            <text:p text:style-name="P72"/>
          </table:table-cell>
        </table:table-row>
        <table:table-row>
          <table:table-cell table:style-name="Tabelle31.A2" office:value-type="string">
            <text:p text:style-name="P72">INT</text:p>
          </table:table-cell>
          <table:table-cell table:style-name="Tabelle31.B2" office:value-type="string">
            <text:p text:style-name="P72"/>
          </table:table-cell>
        </table:table-row>
        <table:table-row>
          <table:table-cell table:style-name="Tabelle31.A2" office:value-type="string">
            <text:p text:style-name="P72">INT1DP</text:p>
          </table:table-cell>
          <table:table-cell table:style-name="Tabelle31.B2" office:value-type="string">
            <text:p text:style-name="P72">An INT converted to a variable with 1 decimal place,</text:p>
            <text:p text:style-name="P72">i.e. 637 in the PLC is 63.7 in the JavaScript variable.</text:p>
          </table:table-cell>
        </table:table-row>
        <table:table-row>
          <table:table-cell table:style-name="Tabelle31.A2" office:value-type="string">
            <text:p text:style-name="P72">INT<text:span text:style-name="T105">2</text:span>DP</text:p>
          </table:table-cell>
          <table:table-cell table:style-name="Tabelle31.B2" office:value-type="string">
            <text:p text:style-name="P72">An INT converted to a variable with <text:span text:style-name="T104">2</text:span> decimal place<text:span text:style-name="T104">s</text:span>,</text:p>
            <text:p text:style-name="P72">i.e. 637 in the PLC is 6.37 in the JavaScript variable.</text:p>
          </table:table-cell>
        </table:table-row>
        <table:table-row>
          <table:table-cell table:style-name="Tabelle31.A2" office:value-type="string">
            <text:p text:style-name="P72">UDINT</text:p>
          </table:table-cell>
          <table:table-cell table:style-name="Tabelle31.B2" office:value-type="string">
            <text:p text:style-name="P72"/>
          </table:table-cell>
        </table:table-row>
        <table:table-row>
          <table:table-cell table:style-name="Tabelle31.A2" office:value-type="string">
            <text:p text:style-name="P72">DINT</text:p>
          </table:table-cell>
          <table:table-cell table:style-name="Tabelle31.B2" office:value-type="string">
            <text:p text:style-name="P72"/>
          </table:table-cell>
        </table:table-row>
        <table:table-row>
          <table:table-cell table:style-name="Tabelle31.A2" office:value-type="string">
            <text:p text:style-name="P72">TIME</text:p>
          </table:table-cell>
          <table:table-cell table:style-name="Tabelle31.B2" office:value-type="string">
            <text:p text:style-name="P72">With a formatting information added the time value is converted to a formatted string, otherwise the output is a string with a value in milliseconds. See chapter 9.</text:p>
          </table:table-cell>
        </table:table-row>
        <table:table-row>
          <table:table-cell table:style-name="Tabelle31.A2" office:value-type="string">
            <text:p text:style-name="P72">TOD</text:p>
          </table:table-cell>
          <table:table-cell table:style-name="Tabelle31.B2" office:value-type="string">
            <text:p text:style-name="P72">With a formatting information added time value is converted to a formatted string, otherwise the output is a date object.</text:p>
          </table:table-cell>
        </table:table-row>
        <table:table-row>
          <table:table-cell table:style-name="Tabelle31.A2" office:value-type="string">
            <text:p text:style-name="P72">DT</text:p>
          </table:table-cell>
          <table:table-cell table:style-name="Tabelle31.B2" office:value-type="string">
            <text:p text:style-name="P72">With a formatting information added time value is converted to a formatted string, otherwise the output is a date object.</text:p>
          </table:table-cell>
        </table:table-row>
        <table:table-row>
          <table:table-cell table:style-name="Tabelle31.A2" office:value-type="string">
            <text:p text:style-name="P72">DATE</text:p>
          </table:table-cell>
          <table:table-cell table:style-name="Tabelle31.B2" office:value-type="string">
            <text:p text:style-name="P72">With a formatting information added time value is converted to a formatted string, otherwise the output is a date object.</text:p>
          </table:table-cell>
        </table:table-row>
        <table:table-row>
          <table:table-cell table:style-name="Tabelle31.A2" office:value-type="string">
            <text:p text:style-name="P72">REAL</text:p>
          </table:table-cell>
          <table:table-cell table:style-name="Tabelle31.B2" office:value-type="string">
            <text:p text:style-name="P74">A value can be added to set the number of the decimal places. See chapter 9.</text:p>
          </table:table-cell>
        </table:table-row>
        <table:table-row>
          <table:table-cell table:style-name="Tabelle31.A2" office:value-type="string">
            <text:p text:style-name="P72">LREAL</text:p>
          </table:table-cell>
          <table:table-cell table:style-name="Tabelle31.B2" office:value-type="string">
            <text:p text:style-name="P74">A value can be added to set the number of the decimal places. See chapter 9.</text:p>
          </table:table-cell>
        </table:table-row>
        <table:table-row>
          <table:table-cell table:style-name="Tabelle31.A2" office:value-type="string">
            <text:p text:style-name="P72">STRING</text:p>
          </table:table-cell>
          <table:table-cell table:style-name="Tabelle31.B2" office:value-type="string">
            <text:p text:style-name="P72"/>
          </table:table-cell>
        </table:table-row>
      </table:table>
      <text:p text:style-name="P24"/>
      <text:h text:style-name="P155" text:outline-level="3"><text:soft-page-break/>Parameters<text:span text:style-name="T23"> (Type, Required, Default)</text:span></text:h>
      <table:table table:name="Tabelle2" table:style-name="Tabelle2">
        <table:table-column table:style-name="Tabelle2.A"/>
        <table:table-row>
          <table:table-cell table:style-name="Tabelle2.A1" office:value-type="string">
            <text:p text:style-name="P31"><text:span text:style-name="T1">addr </text:span><text:span text:style-name="T4">(string, </text:span><text:span text:style-name="T16">required</text:span><text:span text:style-name="T4">, undefined)</text:span></text:p>
            <text:p text:style-name="P89">The start address of the data to be read.</text:p>
          </table:table-cell>
        </table:table-row>
        <table:table-row>
          <table:table-cell table:style-name="Tabelle2.A2" office:value-type="string">
            <text:p text:style-name="Text_20_body"><text:span text:style-name="T23">debug </text:span><text:span text:style-name="T42">(boolean, optional, false)</text:span></text:p>
            <text:p text:style-name="P88">If this option is set to true all internal used information of the request is written to the console.</text:p>
          </table:table-cell>
        </table:table-row>
        <table:table-row>
          <table:table-cell table:style-name="Tabelle2.A2" office:value-type="string">
            <text:p text:style-name="Text_20_body"><text:span text:style-name="T23">id </text:span><text:span text:style-name="T42">(number, optional, undefined)</text:span></text:p>
            <text:p text:style-name="P99">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A2" office:value-type="string">
            <text:p text:style-name="Text_20_body"><text:span text:style-name="T23">items</text:span><text:span text:style-name="T42"> (array, required, undefined)</text:span></text:p>
            <text:p text:style-name="P88">An array of objects containing the allocation of PLC and JavaScript variables (adresses, names and types). </text:p>
          </table:table-cell>
        </table:table-row>
        <table:table-row>
          <table:table-cell table:style-name="Tabelle2.A2" office:value-type="string">
            <text:p text:style-name="Text_20_body"><text:span text:style-name="T23">oc </text:span><text:span text:style-name="T42">(function, optional, undefined)</text:span></text:p>
            <text:p text:style-name="P99">A function wich will be executed after the request has finished sucessfully.</text:p>
          </table:table-cell>
        </table:table-row>
        <table:table-row>
          <table:table-cell table:style-name="Tabelle2.A2" office:value-type="string">
            <text:p text:style-name="Text_20_body"><text:span text:style-name="T23">ocd </text:span><text:span text:style-name="T42">(number, optional, undefined)</text:span></text:p>
            <text:p text:style-name="P99">A value of milliseconds for delaying the on-complete-function.</text:p>
          </table:table-cell>
        </table:table-row>
        <table:table-row>
          <table:table-cell table:style-name="Tabelle2.A2" office:value-type="string">
            <text:p text:style-name="P60"><text:span text:style-name="T23">o</text:span><text:span text:style-name="T31">e</text:span><text:span text:style-name="T23"> </text:span><text:span text:style-name="T42">(function, optional, undefined)</text:span></text:p>
            <text:p text:style-name="P102">A function wich will be executed after the request has finished <text:span text:style-name="T100">with an error</text:span>.</text:p>
          </table:table-cell>
        </table:table-row>
        <table:table-row>
          <table:table-cell table:style-name="Tabelle2.A2" office:value-type="string">
            <text:p text:style-name="Text_20_body"><text:span text:style-name="T23">seq </text:span><text:span text:style-name="T42">(b</text:span>oolean, optional, undefined<text:span text:style-name="T42">)</text:span></text:p>
            <text:p text:style-name="P88">If the variables in the PLC <text:span text:style-name="T1">follow each other in a direct sequence, you don't have to specify the variable address of each one. You can omit the address parameters of the items and set this option to true instead.</text:span></text:p>
            <text:p text:style-name="P88"/>
            <text:p text:style-name="P89"/>
          </table:table-cell>
        </table:table-row>
        <text:soft-page-break/>
        <table:table-row>
          <table:table-cell table:style-name="Tabelle2.A2" office:value-type="string">
            <text:p text:style-name="Text_20_body"><text:span text:style-name="T23">sync </text:span><text:span text:style-name="T42">(b</text:span>oolean, optional, undefined<text:span text:style-name="T42">)</text:span></text:p>
            <text:p text:style-name="P108">A synchronous XMLHttpRequests is used if this option is set to „true“. This means that a script waits until the request is finished. The option overrides by the „syncXmlHttp“ parameter of the client.</text:p>
          </table:table-cell>
        </table:table-row>
      </table:table>
      <text:h text:style-name="P155" text:outline-level="3">Item Parameters<text:span text:style-name="T23"> (Type, Required, Default)</text:span></text:h>
      <table:table table:name="Tabelle3" table:style-name="Tabelle3">
        <table:table-column table:style-name="Tabelle3.A"/>
        <table:table-row>
          <table:table-cell table:style-name="Tabelle3.A1" office:value-type="string">
            <text:p text:style-name="Text_20_body"><text:span text:style-name="T2">addr </text:span><text:span text:style-name="T4">(number, required if <text:s/>the „seq“ parameter <text:s/>is false or undefined, undefined) </text:span></text:p>
            <text:p text:style-name="P89">The address of the PLC variable.</text:p>
          </table:table-cell>
        </table:table-row>
        <table:table-row>
          <table:table-cell table:style-name="Tabelle3.A2" office:value-type="string">
            <text:p text:style-name="Text_20_body"><text:span text:style-name="T23">type </text:span><text:span text:style-name="T42">(string, required, undefined)</text:span></text:p>
            <text:p text:style-name="P88">The type of the PLC variable. Can also contain a formatting part for some types. Look at chapter 9 for more information.</text:p>
          </table:table-cell>
        </table:table-row>
        <table:table-row>
          <table:table-cell table:style-name="Tabelle3.A2" office:value-type="string">
            <text:p text:style-name="Text_20_body"><text:span text:style-name="T23">jvar </text:span><text:span text:style-name="T42">(string, required, undefined)</text:span></text:p>
            <text:p text:style-name="P88"><text:span text:style-name="T42">The name of the JavaScript variable to store the data in. This must be a </text:span><text:span text:style-name="T23">global </text:span><text:span text:style-name="T42">variable. Namespaces of any depth and arrays are supported, i.e. "myNameSpace.myVars.var1" or "myNameSpace.myArray[0]".</text:span></text:p>
          </table:table-cell>
        </table:table-row>
        <table:table-row>
          <table:table-cell table:style-name="Tabelle3.A2" office:value-type="string">
            <text:p text:style-name="Text_20_body"><text:span text:style-name="T23">prefix </text:span><text:span text:style-name="T42">(string, optional, undefined)</text:span></text:p>
            <text:p text:style-name="P88">An optional string wich can be added to the data. The data value will be converted to a string with the prefix inserted <text:span text:style-name="T23">before</text:span> the value.</text:p>
          </table:table-cell>
        </table:table-row>
        <table:table-row>
          <table:table-cell table:style-name="Tabelle3.A2" office:value-type="string">
            <text:p text:style-name="Text_20_body"><text:span text:style-name="T23">suffix </text:span><text:span text:style-name="T42">(string, optional, undefined)</text:span></text:p>
            <text:p text:style-name="P88">An optional string wich can be added to the data. The data value will be converted to a string <text:s/>with the suffix inserted <text:span text:style-name="T23">after</text:span> the value.</text:p>
          </table:table-cell>
        </table:table-row>
      </table:table>
      <text:p text:style-name="P25"/>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h text:style-name="Heading_20_2" text:outline-level="2"><text:soft-page-break/>3.2 Write Request</text:h>
      <text:p text:style-name="P24">Sending values to the PLC ist also quite easy. The parameters of the request descriptor are almost the same as of the read request. But the adresses of the PLC variables have always to be in a direct sequence. In the example below 4 variables are written, beginning at MB105. </text:p>
      <text:p text:style-name="P24"><draw:frame draw:style-name="fr3" draw:name="Rahmen6" text:anchor-type="paragraph" svg:width="16.956cm" draw:z-index="4"><draw:text-box fo:min-height="13.511cm"><text:p text:style-name="P64"/><text:p text:style-name="P64"><text:tab/>PLC.writeReq({</text:p><text:p text:style-name="P64"><text:s text:c="12"/><text:tab/>addr: "%MB105",</text:p><text:p text:style-name="P64"><text:s text:c="12"/><text:tab/><text:tab/>items: [{</text:p><text:p text:style-name="P64"><text:s text:c="20"/><text:tab/><text:tab/><text:tab/>type: "REAL",</text:p><text:p text:style-name="P64"><text:tab/><text:tab/><text:tab/><text:tab/>val: 234.12</text:p><text:p text:style-name="P64"><text:s text:c="16"/><text:tab/><text:tab/>},{</text:p><text:p text:style-name="P64"><text:s text:c="20"/><text:tab/><text:tab/><text:tab/>type: "STRING.10",</text:p><text:p text:style-name="P64"><text:tab/><text:tab/><text:tab/><text:tab/>val: "Hello"</text:p><text:p text:style-name="P64"><text:s text:c="16"/><text:tab/><text:tab/>},{</text:p><text:p text:style-name="P64"><text:s text:c="20"/><text:tab/><text:tab/><text:tab/>type: "BOOL",</text:p><text:p text:style-name="P64"><text:tab/><text:tab/><text:tab/><text:tab/>val: myVar3</text:p><text:p text:style-name="P64"><text:s text:c="16"/><text:tab/><text:tab/>},{</text:p><text:p text:style-name="P64"><text:s text:c="20"/><text:tab/><text:tab/><text:tab/>type: "BOOL",</text:p><text:p text:style-name="P64"><text:tab/><text:tab/><text:tab/><text:tab/>val: false</text:p><text:p text:style-name="P64"><text:s text:c="16"/><text:tab/><text:tab/>}]</text:p><text:p text:style-name="P64"><text:tab/><text:tab/>}</text:p><text:p text:style-name="P64"><text:tab/>);</text:p></draw:text-box></draw:frame></text:p>
      <text:p text:style-name="P24">Note that you can't access multiple variables with „%MX“ adresses using this method. It's only possible to write one single variable this way and I recommend the „writeBool“ method for this.</text:p>
      <text:p text:style-name="P9"/>
      <text:p text:style-name="P9"/>
      <text:p text:style-name="P9"/>
      <text:p text:style-name="P9"/>
      <text:p text:style-name="P9"/>
      <text:p text:style-name="P9"/>
      <text:p text:style-name="P9"/>
      <text:p text:style-name="P9"/>
      <text:p text:style-name="P9"/>
      <text:p text:style-name="P9"/>
      <text:p text:style-name="P9"/>
      <text:h text:style-name="Heading_20_3" text:outline-level="3"><text:soft-page-break/>Supported Data Types</text:h>
      <table:table table:name="Tabelle32" table:style-name="Tabelle32">
        <table:table-column table:style-name="Tabelle32.A"/>
        <table:table-column table:style-name="Tabelle32.B"/>
        <table:table-row>
          <table:table-cell table:style-name="Tabelle32.A1" office:value-type="string">
            <text:p text:style-name="P70">Data Type</text:p>
          </table:table-cell>
          <table:table-cell table:style-name="Tabelle32.B1" office:value-type="string">
            <text:p text:style-name="P70">Note</text:p>
          </table:table-cell>
        </table:table-row>
        <table:table-row>
          <table:table-cell table:style-name="Tabelle32.A2" office:value-type="string">
            <text:p text:style-name="P72">BOOL</text:p>
          </table:table-cell>
          <table:table-cell table:style-name="Tabelle32.B2" office:value-type="string">
            <text:p text:style-name="P72"/>
          </table:table-cell>
        </table:table-row>
        <table:table-row>
          <table:table-cell table:style-name="Tabelle32.A2" office:value-type="string">
            <text:p text:style-name="P72">BYTE</text:p>
          </table:table-cell>
          <table:table-cell table:style-name="Tabelle32.B2" office:value-type="string">
            <text:p text:style-name="P72"/>
          </table:table-cell>
        </table:table-row>
        <table:table-row>
          <table:table-cell table:style-name="Tabelle32.A2" office:value-type="string">
            <text:p text:style-name="P72">WORD</text:p>
          </table:table-cell>
          <table:table-cell table:style-name="Tabelle32.B2" office:value-type="string">
            <text:p text:style-name="P72"/>
          </table:table-cell>
        </table:table-row>
        <table:table-row>
          <table:table-cell table:style-name="Tabelle32.A2" office:value-type="string">
            <text:p text:style-name="P72">DWORD</text:p>
          </table:table-cell>
          <table:table-cell table:style-name="Tabelle32.B2" office:value-type="string">
            <text:p text:style-name="P72"/>
          </table:table-cell>
        </table:table-row>
        <table:table-row>
          <table:table-cell table:style-name="Tabelle32.A2" office:value-type="string">
            <text:p text:style-name="P72">USINT</text:p>
          </table:table-cell>
          <table:table-cell table:style-name="Tabelle32.B2" office:value-type="string">
            <text:p text:style-name="P72"/>
          </table:table-cell>
        </table:table-row>
        <table:table-row>
          <table:table-cell table:style-name="Tabelle32.A2" office:value-type="string">
            <text:p text:style-name="P72">SINT</text:p>
          </table:table-cell>
          <table:table-cell table:style-name="Tabelle32.B2" office:value-type="string">
            <text:p text:style-name="P72"/>
          </table:table-cell>
        </table:table-row>
        <table:table-row>
          <table:table-cell table:style-name="Tabelle32.A2" office:value-type="string">
            <text:p text:style-name="P72">UINT</text:p>
          </table:table-cell>
          <table:table-cell table:style-name="Tabelle32.B2" office:value-type="string">
            <text:p text:style-name="P72"/>
          </table:table-cell>
        </table:table-row>
        <table:table-row>
          <table:table-cell table:style-name="Tabelle32.A2" office:value-type="string">
            <text:p text:style-name="P72">INT</text:p>
          </table:table-cell>
          <table:table-cell table:style-name="Tabelle32.B2" office:value-type="string">
            <text:p text:style-name="P72"/>
          </table:table-cell>
        </table:table-row>
        <table:table-row>
          <table:table-cell table:style-name="Tabelle32.A2" office:value-type="string">
            <text:p text:style-name="P72">INT1DP</text:p>
          </table:table-cell>
          <table:table-cell table:style-name="Tabelle32.B2" office:value-type="string">
            <text:p text:style-name="P72">The JavaScript variables are <text:span text:style-name="T42">multiplied by 10 and converted to an integer, i.e. a value of 12.3 in JS is 123 in the PLC. </text:span></text:p>
          </table:table-cell>
        </table:table-row>
        <table:table-row>
          <table:table-cell table:style-name="Tabelle32.A2" office:value-type="string">
            <text:p text:style-name="P72">INT<text:span text:style-name="T104">2</text:span>DP</text:p>
          </table:table-cell>
          <table:table-cell table:style-name="Tabelle32.B2" office:value-type="string">
            <text:p text:style-name="P72">The JavaScript variables are <text:span text:style-name="T42">multiplied by 10</text:span><text:span text:style-name="T51">0</text:span><text:span text:style-name="T42"> and converted to an integer, i.e. a value of 1.23 in JS is 123 in the PLC. </text:span></text:p>
          </table:table-cell>
        </table:table-row>
        <table:table-row>
          <table:table-cell table:style-name="Tabelle32.A2" office:value-type="string">
            <text:p text:style-name="P72">UDINT</text:p>
          </table:table-cell>
          <table:table-cell table:style-name="Tabelle32.B2" office:value-type="string">
            <text:p text:style-name="P72"/>
          </table:table-cell>
        </table:table-row>
        <table:table-row>
          <table:table-cell table:style-name="Tabelle32.A2" office:value-type="string">
            <text:p text:style-name="P72">DINT</text:p>
          </table:table-cell>
          <table:table-cell table:style-name="Tabelle32.B2" office:value-type="string">
            <text:p text:style-name="P72"/>
          </table:table-cell>
        </table:table-row>
        <table:table-row>
          <table:table-cell table:style-name="Tabelle32.A2" office:value-type="string">
            <text:p text:style-name="P72">TIME</text:p>
          </table:table-cell>
          <table:table-cell table:style-name="Tabelle32.B2" office:value-type="string">
            <text:p text:style-name="P72">Without formatting the value must be specified in milliseconds. See chapter 9 for formatting parameters.</text:p>
          </table:table-cell>
        </table:table-row>
        <table:table-row>
          <table:table-cell table:style-name="Tabelle32.A2" office:value-type="string">
            <text:p text:style-name="P72">TOD</text:p>
          </table:table-cell>
          <table:table-cell table:style-name="Tabelle32.B2" office:value-type="string">
            <text:p text:style-name="P72">The value has to be a JS date object or a string (i.e. „21:33“).</text:p>
          </table:table-cell>
        </table:table-row>
        <table:table-row>
          <table:table-cell table:style-name="Tabelle32.A2" office:value-type="string">
            <text:p text:style-name="P72">DT</text:p>
          </table:table-cell>
          <table:table-cell table:style-name="Tabelle32.B2" office:value-type="string">
            <text:p text:style-name="P72">The value has to be a JS date object.</text:p>
          </table:table-cell>
        </table:table-row>
        <table:table-row>
          <table:table-cell table:style-name="Tabelle32.A2" office:value-type="string">
            <text:p text:style-name="P72">DATE</text:p>
          </table:table-cell>
          <table:table-cell table:style-name="Tabelle32.B2" office:value-type="string">
            <text:p text:style-name="P72">The value has to be a JS date object.</text:p>
          </table:table-cell>
        </table:table-row>
        <table:table-row>
          <table:table-cell table:style-name="Tabelle32.A2" office:value-type="string">
            <text:p text:style-name="P72">REAL</text:p>
          </table:table-cell>
          <table:table-cell table:style-name="Tabelle32.B2" office:value-type="string">
            <text:p text:style-name="P74"/>
          </table:table-cell>
        </table:table-row>
        <table:table-row>
          <table:table-cell table:style-name="Tabelle32.A2" office:value-type="string">
            <text:p text:style-name="P72">LREAL</text:p>
          </table:table-cell>
          <table:table-cell table:style-name="Tabelle32.B2" office:value-type="string">
            <text:p text:style-name="P74"/>
          </table:table-cell>
        </table:table-row>
        <table:table-row>
          <table:table-cell table:style-name="Tabelle32.A2" office:value-type="string">
            <text:p text:style-name="P72">STRING</text:p>
          </table:table-cell>
          <table:table-cell table:style-name="Tabelle32.B2" office:value-type="string">
            <text:p text:style-name="P72"/>
          </table:table-cell>
        </table:table-row>
      </table:table>
      <text:p text:style-name="P24"/>
      <text:p text:style-name="P24"/>
      <text:p text:style-name="P24"/>
      <text:p text:style-name="P24"/>
      <text:h text:style-name="P155" text:outline-level="3"><text:soft-page-break/>Parameters<text:span text:style-name="T23"> (Type, Required, Default)</text:span></text:h>
      <table:table table:name="Tabelle4" table:style-name="Tabelle4">
        <table:table-column table:style-name="Tabelle4.A"/>
        <table:table-row>
          <table:table-cell table:style-name="Tabelle4.A1" office:value-type="string">
            <text:p text:style-name="Text_20_body"><text:span text:style-name="T2">addr </text:span><text:span text:style-name="T4">(string, required, undefined)</text:span></text:p>
            <text:p text:style-name="P89">The start address of the data to be written.</text:p>
          </table:table-cell>
        </table:table-row>
        <table:table-row>
          <table:table-cell table:style-name="Tabelle4.A2" office:value-type="string">
            <text:p text:style-name="Text_20_body"><text:span text:style-name="T23">debug </text:span><text:span text:style-name="T42">(boolean, optional, false)</text:span></text:p>
            <text:p text:style-name="P88">If this option is set to true all internal used information of the request is written to the console.</text:p>
          </table:table-cell>
        </table:table-row>
        <table:table-row>
          <table:table-cell table:style-name="Tabelle4.A2" office:value-type="string">
            <text:p text:style-name="Text_20_body"><text:span text:style-name="T23">id </text:span><text:span text:style-name="T42">(number, optional, undefined)</text:span></text:p>
            <text:p text:style-name="P99">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4.A2" office:value-type="string">
            <text:p text:style-name="Text_20_body"><text:span text:style-name="T23">items</text:span><text:span text:style-name="T42"> (array, required, undefined)</text:span></text:p>
            <text:p text:style-name="P88">An array of objects containing the allocation of PLC and JavaScript variables (adresses, names and types). </text:p>
          </table:table-cell>
        </table:table-row>
        <table:table-row>
          <table:table-cell table:style-name="Tabelle4.A2" office:value-type="string">
            <text:p text:style-name="Text_20_body"><text:span text:style-name="T23">oc</text:span><text:span text:style-name="T42"> (function, optional, undefined)</text:span></text:p>
            <text:p text:style-name="P99">A function wich will be executed after the request has finished sucessfully.</text:p>
          </table:table-cell>
        </table:table-row>
        <table:table-row>
          <table:table-cell table:style-name="Tabelle4.A2" office:value-type="string">
            <text:p text:style-name="Text_20_body"><text:span text:style-name="T23">ocd </text:span><text:span text:style-name="T42">(number, optional, undefined)</text:span></text:p>
            <text:p text:style-name="P99">A value of milliseconds for delaying the on-complete-function.</text:p>
          </table:table-cell>
        </table:table-row>
        <table:table-row>
          <table:table-cell table:style-name="Tabelle4.A2" office:value-type="string">
            <text:p text:style-name="P60"><text:span text:style-name="T23">o</text:span><text:span text:style-name="T31">e</text:span><text:span text:style-name="T23"> </text:span><text:span text:style-name="T42">(function, optional, undefined)</text:span></text:p>
            <text:p text:style-name="P102">A function wich will be executed after the request has finished <text:span text:style-name="T100">with an error</text:span>.</text:p>
          </table:table-cell>
        </table:table-row>
        <table:table-row>
          <table:table-cell table:style-name="Tabelle4.A2" office:value-type="string">
            <text:p text:style-name="Text_20_body"><text:span text:style-name="T23">sync </text:span><text:span text:style-name="T42">(b</text:span>oolean, optional, undefined<text:span text:style-name="T42">)</text:span></text:p>
            <text:p text:style-name="P108">A synchronous XMLHttpRequests is used if this option is set to „true“. This means that a script waits until the request is finished. The option overrides by the „syncXmlHttp“ parameter of the client.</text:p>
          </table:table-cell>
        </table:table-row>
      </table:table>
      <text:p text:style-name="P25"/>
      <text:p text:style-name="P25"/>
      <text:p text:style-name="P25"/>
      <text:h text:style-name="P155" text:outline-level="3"><text:soft-page-break/>Item Parameters<text:span text:style-name="T23"> (Type, Required, Default)</text:span></text:h>
      <table:table table:name="Tabelle5" table:style-name="Tabelle5">
        <table:table-column table:style-name="Tabelle5.A"/>
        <table:table-row>
          <table:table-cell table:style-name="Tabelle5.A1" office:value-type="string">
            <text:p text:style-name="Text_20_body"><text:span text:style-name="T23">type</text:span><text:span text:style-name="T2"> </text:span><text:span text:style-name="T4">(string, required, undefined)</text:span></text:p>
            <text:p text:style-name="P88">The type of the PLC variable. Can also contain a formatting part for some types. Look at chapter 9 for more information.</text:p>
          </table:table-cell>
        </table:table-row>
        <table:table-row>
          <table:table-cell table:style-name="Tabelle5.A2" office:value-type="string">
            <text:p text:style-name="Text_20_body"><text:span text:style-name="T23">val </text:span><text:span text:style-name="T42">(boolean|number|string, required, undefined)</text:span></text:p>
            <text:p text:style-name="P88"><text:span text:style-name="T42">The value to send to the PLC. </text:span><text:span text:style-name="T4">Can also be specified as a variable (even a local definend one).</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Sum Commands</text:h>
      <text:p text:style-name="Text_20_body"/>
      <text:p text:style-name="Text_20_body">The sum commands are one of the new features of TAME 3.<text:span text:style-name="T42"> </text:span><text:span text:style-name="T4">Together with the access to variables by name the usage is simple: Just build a list with the names of the required PLC variables. You don't need to specify types or string lenghts, but you can override them manually, i.e. to use INT1DP instead of INT. The names of global PLC variables start with a point, the name of local PLC variables with the name of the instance they are defined in. They are case insensitive, „Main.IntVar“ is equal to „MAIN.INTVAR“ (this applies to all requests). Cause the sum commands are splitted in single ADS calls in the PLC you should not read more then 500 variables with one request. </text:span><text:span text:style-name="T2">Access to variables is only possible by names, not by adresses</text:span><text:span text:style-name="T4">.</text:span></text:p>
      <text:p text:style-name="P36"/>
      <text:h text:style-name="P153" text:outline-level="2">4.2 Sum Read Request</text:h>
      <text:p text:style-name="Text_20_body"><draw:frame draw:style-name="fr2" draw:name="Rahmen53" text:anchor-type="paragraph" svg:x="0.023cm" svg:y="2.11cm" svg:width="16.956cm" draw:z-index="49"><draw:text-box fo:min-height="13.767cm"><text:p text:style-name="P64"/><text:p text:style-name="P64"><text:tab/>PLC.sumReadReq({</text:p><text:p text:style-name="P64"><text:s text:c="12"/><text:tab/>items: [{</text:p><text:p text:style-name="P64"><text:s text:c="20"/><text:tab/><text:tab/>name: ".GlobalBoolVar",</text:p><text:p text:style-name="P64"><text:tab/><text:tab/><text:tab/>jvar: "myVar1"</text:p><text:p text:style-name="P64"><text:s text:c="16"/><text:tab/>},{</text:p><text:p text:style-name="P64"><text:s text:c="20"/><text:tab/><text:tab/>name: ".GlobalRealVar",</text:p><text:p text:style-name="P64"><text:tab/><text:tab/><text:tab/>dp: 2, </text:p><text:p text:style-name="P64"><text:tab/><text:tab/><text:tab/>jvar: "myVar2"</text:p><text:p text:style-name="P64"><text:s text:c="16"/><text:tab/>},{</text:p><text:p text:style-name="P64"><text:s text:c="20"/><text:tab/><text:tab/>name: "MAIN.DateVar",</text:p><text:p text:style-name="P64"><text:tab/><text:tab/><text:tab/>format: ''#DD#.#MM#.#YY#, #hh#:#mm",</text:p><text:p text:style-name="P64"><text:tab/><text:tab/><text:tab/>jvar: "myVar3"</text:p><text:p text:style-name="P64"><text:s text:c="16"/><text:tab/>},{</text:p><text:p text:style-name="P64"><text:s text:c="20"/><text:tab/><text:tab/>name: "MAIN.IntVar",</text:p><text:p text:style-name="P64"><text:tab/><text:tab/><text:tab/>type: "INT1DP",</text:p><text:p text:style-name="P64"><text:tab/><text:tab/><text:tab/>jvar: "myVar4"</text:p><text:p text:style-name="P64"><text:s text:c="16"/><text:tab/>}</text:p><text:p text:style-name="P64"><text:tab/>});</text:p></draw:text-box></draw:frame><text:span text:style-name="T42">Your PLC device must have </text:span><text:span text:style-name="T4">TwinCAT V2.10 Build &gt;= 1324 running to use this type of request. Time and date variables accept the „format“-option, REAL and LREAL the „dp“-option. </text:span><text:span text:style-name="T6">A</text:span><text:span text:style-name="T4">rrays, structures and arrays of structures are supported.</text:span></text:p>
      <text:h text:style-name="Heading_20_3" text:outline-level="3"><text:soft-page-break/></text:h>
      <text:p text:style-name="Text_20_body">An example using arrays and structures. For more information please refer to the chapters of reading arrays and structures.</text:p>
      <text:p text:style-name="Text_20_body"><draw:frame draw:style-name="fr2" draw:name="Frame1" text:anchor-type="paragraph" svg:x="-0.004cm" svg:y="0.325cm" svg:width="16.956cm" draw:z-index="50"><draw:text-box fo:min-height="15.813cm"><text:p text:style-name="P64"/><text:p text:style-name="P64"><text:tab/>var structdef = {<text:line-break/> <text:tab/><text:tab/>var_1: "BYTE",<text:line-break/> <text:tab/><text:tab/>var_2: "REAL.2",<text:line-break/> <text:tab/><text:tab/>var_3: "SINT"<text:line-break/> <text:s text:c="3"/><text:tab/>};</text:p><text:p text:style-name="P64"/><text:p text:style-name="P64"><text:tab/>PLC.sumReadReq({</text:p><text:p text:style-name="P64"><text:s text:c="12"/><text:tab/>items: [{</text:p><text:p text:style-name="P64"><text:s text:c="20"/><text:tab/><text:tab/>name: ".GlobalDateArrayVar",</text:p><text:p text:style-name="P64"><text:tab/><text:tab/><text:tab/>format: ''#DD'“,</text:p><text:p text:style-name="P64"><text:tab/><text:tab/><text:tab/>jvar: "myDateArrayVar"</text:p><text:p text:style-name="P64"><text:s text:c="16"/><text:tab/>},{</text:p><text:p text:style-name="P64"><text:s text:c="20"/><text:tab/><text:tab/>name: ".GlobalStructVar",</text:p><text:p text:style-name="P64"><text:tab/><text:tab/><text:tab/>def: <text:s/>structdef,</text:p><text:p text:style-name="P64"><text:tab/><text:tab/><text:tab/>jvar: "myStructVar"</text:p><text:p text:style-name="P64"><text:s text:c="16"/><text:tab/>},{</text:p><text:p text:style-name="P64"><text:s text:c="20"/><text:tab/><text:tab/>name: "MAIN.StructArrayVar",</text:p><text:p text:style-name="P64"><text:tab/><text:tab/><text:tab/>def: <text:s/>structdef,</text:p><text:p text:style-name="P64"><text:tab/><text:tab/><text:tab/>jvar: "myStructArrayVar"</text:p><text:p text:style-name="P64"><text:s text:c="16"/><text:tab/>}</text:p><text:p text:style-name="P64"><text:tab/>});</text:p></draw:text-box></draw:frame></text:p>
      <text:p text:style-name="Text_20_body"/>
      <text:p text:style-name="Text_20_body"/>
      <text:p text:style-name="Text_20_body"/>
      <text:p text:style-name="Text_20_body"/>
      <text:h text:style-name="Heading_20_3" text:outline-level="3"><text:soft-page-break/>Supported Data Types</text:h>
      <table:table table:name="Table4" table:style-name="Table4">
        <table:table-column table:style-name="Table4.A"/>
        <table:table-column table:style-name="Table4.B"/>
        <table:table-row>
          <table:table-cell table:style-name="Table4.A1" office:value-type="string">
            <text:p text:style-name="P70">Data Type</text:p>
          </table:table-cell>
          <table:table-cell table:style-name="Table4.B1" office:value-type="string">
            <text:p text:style-name="P70">Note</text:p>
          </table:table-cell>
        </table:table-row>
        <table:table-row>
          <table:table-cell table:style-name="Table4.A2" office:value-type="string">
            <text:p text:style-name="P72">BOOL</text:p>
          </table:table-cell>
          <table:table-cell table:style-name="Table4.B2" office:value-type="string">
            <text:p text:style-name="P72"/>
          </table:table-cell>
        </table:table-row>
        <table:table-row>
          <table:table-cell table:style-name="Table4.A2" office:value-type="string">
            <text:p text:style-name="P72">BYTE</text:p>
          </table:table-cell>
          <table:table-cell table:style-name="Table4.B2" office:value-type="string">
            <text:p text:style-name="P72"/>
          </table:table-cell>
        </table:table-row>
        <table:table-row>
          <table:table-cell table:style-name="Table4.A2" office:value-type="string">
            <text:p text:style-name="P72">WORD</text:p>
          </table:table-cell>
          <table:table-cell table:style-name="Table4.B2" office:value-type="string">
            <text:p text:style-name="P72"/>
          </table:table-cell>
        </table:table-row>
        <table:table-row>
          <table:table-cell table:style-name="Table4.A2" office:value-type="string">
            <text:p text:style-name="P72">DWORD</text:p>
          </table:table-cell>
          <table:table-cell table:style-name="Table4.B2" office:value-type="string">
            <text:p text:style-name="P72"/>
          </table:table-cell>
        </table:table-row>
        <table:table-row>
          <table:table-cell table:style-name="Table4.A2" office:value-type="string">
            <text:p text:style-name="P72">USINT</text:p>
          </table:table-cell>
          <table:table-cell table:style-name="Table4.B2" office:value-type="string">
            <text:p text:style-name="P72"/>
          </table:table-cell>
        </table:table-row>
        <table:table-row>
          <table:table-cell table:style-name="Table4.A2" office:value-type="string">
            <text:p text:style-name="P72">SINT</text:p>
          </table:table-cell>
          <table:table-cell table:style-name="Table4.B2" office:value-type="string">
            <text:p text:style-name="P72"/>
          </table:table-cell>
        </table:table-row>
        <table:table-row>
          <table:table-cell table:style-name="Table4.A2" office:value-type="string">
            <text:p text:style-name="P72">UINT</text:p>
          </table:table-cell>
          <table:table-cell table:style-name="Table4.B2" office:value-type="string">
            <text:p text:style-name="P72"/>
          </table:table-cell>
        </table:table-row>
        <table:table-row>
          <table:table-cell table:style-name="Table4.A2" office:value-type="string">
            <text:p text:style-name="P72">INT</text:p>
          </table:table-cell>
          <table:table-cell table:style-name="Table4.B2" office:value-type="string">
            <text:p text:style-name="P72"/>
          </table:table-cell>
        </table:table-row>
        <table:table-row>
          <table:table-cell table:style-name="Table4.A2" office:value-type="string">
            <text:p text:style-name="P72">INT1DP</text:p>
          </table:table-cell>
          <table:table-cell table:style-name="Table4.B2" office:value-type="string">
            <text:p text:style-name="P72">An INT converted to a variable with 1 decimal place,</text:p>
            <text:p text:style-name="P72">i.e. 637 in the PLC is 63.7 in the JavaScript variable.</text:p>
          </table:table-cell>
        </table:table-row>
        <table:table-row>
          <table:table-cell table:style-name="Table4.A2" office:value-type="string">
            <text:p text:style-name="P72">INT<text:span text:style-name="T105">2</text:span>DP</text:p>
          </table:table-cell>
          <table:table-cell table:style-name="Table4.B2" office:value-type="string">
            <text:p text:style-name="P72">An INT converted to a variable with <text:span text:style-name="T104">2</text:span> decimal place<text:span text:style-name="T104">s</text:span>,</text:p>
            <text:p text:style-name="P72">i.e. 637 in the PLC is 6.37 in the JavaScript variable.</text:p>
          </table:table-cell>
        </table:table-row>
        <table:table-row>
          <table:table-cell table:style-name="Table4.A2" office:value-type="string">
            <text:p text:style-name="P72">UDINT</text:p>
          </table:table-cell>
          <table:table-cell table:style-name="Table4.B2" office:value-type="string">
            <text:p text:style-name="P72"/>
          </table:table-cell>
        </table:table-row>
        <table:table-row>
          <table:table-cell table:style-name="Table4.A2" office:value-type="string">
            <text:p text:style-name="P72">DINT</text:p>
          </table:table-cell>
          <table:table-cell table:style-name="Table4.B2" office:value-type="string">
            <text:p text:style-name="P72"/>
          </table:table-cell>
        </table:table-row>
        <table:table-row>
          <table:table-cell table:style-name="Table4.A2" office:value-type="string">
            <text:p text:style-name="P72">TIME</text:p>
          </table:table-cell>
          <table:table-cell table:style-name="Table4.B2" office:value-type="string">
            <text:p text:style-name="P72">With the „format“-parameter set the time value is converted to a formatted string, otherwise the output is a string with a value in milliseconds.</text:p>
          </table:table-cell>
        </table:table-row>
        <table:table-row>
          <table:table-cell table:style-name="Table4.A2" office:value-type="string">
            <text:p text:style-name="P72">TOD</text:p>
          </table:table-cell>
          <table:table-cell table:style-name="Table4.B2" office:value-type="string">
            <text:p text:style-name="P72">With the „format“-parameter set the time value is converted to a formatted string, otherwise the output is a date object.</text:p>
          </table:table-cell>
        </table:table-row>
        <table:table-row>
          <table:table-cell table:style-name="Table4.A2" office:value-type="string">
            <text:p text:style-name="P72">DT</text:p>
          </table:table-cell>
          <table:table-cell table:style-name="Table4.B2" office:value-type="string">
            <text:p text:style-name="P72">With the „format“-parameter set the time value is converted to a formatted string, otherwise the output is a date object.</text:p>
          </table:table-cell>
        </table:table-row>
        <table:table-row>
          <table:table-cell table:style-name="Table4.A2" office:value-type="string">
            <text:p text:style-name="P72">DATE</text:p>
          </table:table-cell>
          <table:table-cell table:style-name="Table4.B2" office:value-type="string">
            <text:p text:style-name="P72">With the „format“-parameter set the time value is converted to a formatted string, otherwise the output is a date object.</text:p>
          </table:table-cell>
        </table:table-row>
        <table:table-row>
          <table:table-cell table:style-name="Table4.A2" office:value-type="string">
            <text:p text:style-name="P72">REAL</text:p>
          </table:table-cell>
          <table:table-cell table:style-name="Table4.B2" office:value-type="string">
            <text:p text:style-name="P72">Has a special formatting parameter „dp“ to set the number of the decimal places. <text:span text:style-name="T1">For issues with converting REAL variables see chapter 10.1.</text:span></text:p>
          </table:table-cell>
        </table:table-row>
        <table:table-row>
          <table:table-cell table:style-name="Table4.A2" office:value-type="string">
            <text:p text:style-name="P72">LREAL</text:p>
          </table:table-cell>
          <table:table-cell table:style-name="Table4.B2" office:value-type="string">
            <text:p text:style-name="P72">Has a special formatting parameter „dp“ to set the number of the decimal places. </text:p>
          </table:table-cell>
        </table:table-row>
        <table:table-row>
          <table:table-cell table:style-name="Table4.A2" office:value-type="string">
            <text:p text:style-name="P72">STRING</text:p>
          </table:table-cell>
          <table:table-cell table:style-name="Table4.B2" office:value-type="string">
            <text:p text:style-name="P72"/>
          </table:table-cell>
        </table:table-row>
        <text:soft-page-break/>
        <table:table-row>
          <table:table-cell table:style-name="Table4.A2" office:value-type="string">
            <text:p text:style-name="P72">User defined types</text:p>
          </table:table-cell>
          <table:table-cell table:style-name="Table4.B2" office:value-type="string">
            <text:p text:style-name="P72">Arrays, structures and arrays of structures are supported.</text:p>
          </table:table-cell>
        </table:table-row>
      </table:table>
      <text:p text:style-name="Standard"/>
      <text:h text:style-name="Heading_20_3" text:outline-level="3"><text:span text:style-name="T1">Parameters</text:span><text:span text:style-name="T2"> (Type, Required, Default)</text:span></text:h>
      <table:table table:name="Table5" table:style-name="Table5">
        <table:table-column table:style-name="Table5.A"/>
        <table:table-row>
          <table:table-cell table:style-name="Table5.A1" office:value-type="string">
            <text:p text:style-name="Text_20_body"><text:span text:style-name="T23">debug </text:span><text:span text:style-name="T42">(boolean, optional, false)</text:span></text:p>
            <text:p text:style-name="P88">If this option is set to true all internal used information of the request is written to the console.</text:p>
          </table:table-cell>
        </table:table-row>
        <table:table-row>
          <table:table-cell table:style-name="Table5.A2" office:value-type="string">
            <text:p text:style-name="Text_20_body"><text:span text:style-name="T23">id </text:span><text:span text:style-name="T42">(number, optional, undefined)</text:span></text:p>
            <text:p text:style-name="P99">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le5.A2" office:value-type="string">
            <text:p text:style-name="Text_20_body"><text:span text:style-name="T23">items</text:span><text:span text:style-name="T42"> (array, required, undefined)</text:span></text:p>
            <text:p text:style-name="P88">An array of objects containing the allocation of PLC and JavaScript variables (adresses, names and types). </text:p>
          </table:table-cell>
        </table:table-row>
        <table:table-row>
          <table:table-cell table:style-name="Table5.A2" office:value-type="string">
            <text:p text:style-name="Text_20_body"><text:span text:style-name="T23">oc </text:span><text:span text:style-name="T42">(function, optional, undefined)</text:span></text:p>
            <text:p text:style-name="P99">A function wich will be executed after the request has finished sucessfully.</text:p>
          </table:table-cell>
        </table:table-row>
        <table:table-row>
          <table:table-cell table:style-name="Table5.A2" office:value-type="string">
            <text:p text:style-name="Text_20_body"><text:span text:style-name="T23">ocd </text:span><text:span text:style-name="T42">(number, optional, undefined)</text:span></text:p>
            <text:p text:style-name="P99">A value of milliseconds for delaying the on-complete-function.</text:p>
          </table:table-cell>
        </table:table-row>
        <table:table-row>
          <table:table-cell table:style-name="Table5.A2" office:value-type="string">
            <text:p text:style-name="P60"><text:span text:style-name="T23">o</text:span><text:span text:style-name="T31">e</text:span><text:span text:style-name="T23"> </text:span><text:span text:style-name="T42">(function, optional, undefined)</text:span></text:p>
            <text:p text:style-name="P102">A function wich will be executed after the request has finished <text:span text:style-name="T100">with an error</text:span>.</text:p>
          </table:table-cell>
        </table:table-row>
        <table:table-row>
          <table:table-cell table:style-name="Table5.A2" office:value-type="string">
            <text:p text:style-name="Text_20_body"><text:span text:style-name="T23">sync </text:span><text:span text:style-name="T42">(b</text:span>oolean, optional, undefined<text:span text:style-name="T42">)</text:span></text:p>
            <text:p text:style-name="P108">A synchronous XMLHttpRequests is used if this option is set to „true“. This means that a script waits until the request is finished. The option overrides by the „syncXmlHttp“ parameter of the client definition.</text:p>
          </table:table-cell>
        </table:table-row>
      </table:table>
      <text:h text:style-name="P155" text:outline-level="3"/>
      <text:p text:style-name="Text_20_body"/>
      <text:h text:style-name="P155" text:outline-level="3"><text:soft-page-break/>Common Item Parameters<text:span text:style-name="T23"> (Type, Required, Default)</text:span></text:h>
      <table:table table:name="Table6" table:style-name="Table6">
        <table:table-column table:style-name="Table6.A"/>
        <table:table-row>
          <table:table-cell table:style-name="Table6.A1" office:value-type="string">
            <text:p text:style-name="P31"><text:span text:style-name="T1">name</text:span><text:span text:style-name="T4"> (string, </text:span><text:span text:style-name="T16">required</text:span><text:span text:style-name="T4">, undefined)</text:span></text:p>
            <text:p text:style-name="P90">The name of the PLC variable.</text:p>
          </table:table-cell>
        </table:table-row>
        <table:table-row>
          <table:table-cell table:style-name="Table6.A2" office:value-type="string">
            <text:p text:style-name="Text_20_body"><text:span text:style-name="T23">type </text:span><text:span text:style-name="T42">(string, optional, undefined)</text:span></text:p>
            <text:p text:style-name="P88">The type of the PLC variable. Can also contain a formatting part for some types. Look at chapter 9 for more information.<text:span text:style-name="T42">The type is detected automatically, set it only if you know what you are doing.</text:span></text:p>
          </table:table-cell>
        </table:table-row>
        <table:table-row>
          <table:table-cell table:style-name="Table6.A2" office:value-type="string">
            <text:p text:style-name="Text_20_body"><text:span text:style-name="T23">jvar </text:span><text:span text:style-name="T42">(string, required, undefined)</text:span></text:p>
            <text:p text:style-name="P88"><text:span text:style-name="T42">The name of the JavaScript variable to store the data in. This must be a </text:span><text:span text:style-name="T23">global </text:span><text:span text:style-name="T42">variable. Namespaces of any depth and arrays are supported, i.e. "myNameSpace.myVars.var1" or "myNameSpace.myArray[0]".</text:span></text:p>
          </table:table-cell>
        </table:table-row>
        <table:table-row>
          <table:table-cell table:style-name="Table6.A2" office:value-type="string">
            <text:p text:style-name="P42"><text:span text:style-name="T27">handle</text:span><text:span text:style-name="T23"> </text:span><text:span text:style-name="T42">(b</text:span>oolean, optional, undefined<text:span text:style-name="T42">)</text:span></text:p>
            <text:p text:style-name="P111"><text:span text:style-name="T80">Instead of a direct access a handle will be used</text:span>. <text:span text:style-name="T80">For proper function the handle has to be fetched before. </text:span>The option overrides by the „<text:span text:style-name="T80">useHandles</text:span>“ parameter of the client definition.</text:p>
          </table:table-cell>
        </table:table-row>
        <table:table-row>
          <table:table-cell table:style-name="Table6.A2" office:value-type="string">
            <text:p text:style-name="Text_20_body"><text:span text:style-name="T23">prefix </text:span><text:span text:style-name="T42">(string, optional, undefined)</text:span></text:p>
            <text:p text:style-name="P88">An optional string wich can be added to the data. The data value will be converted to a string with the prefix inserted <text:span text:style-name="T23">before</text:span> the value.</text:p>
          </table:table-cell>
        </table:table-row>
        <table:table-row>
          <table:table-cell table:style-name="Table6.A2" office:value-type="string">
            <text:p text:style-name="Text_20_body"><text:span text:style-name="T23">suffix </text:span><text:span text:style-name="T42">(string, optional, undefined)</text:span></text:p>
            <text:p text:style-name="P88">An optional string wich can be added to the data. The data value will be converted to a string <text:s/>with the suffix inserted <text:span text:style-name="T23">after</text:span> the val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55" text:outline-level="3"><text:soft-page-break/>Type Dependent Item Parameters<text:span text:style-name="T23"> (Type, Required, Default)</text:span></text:h>
      <table:table table:name="Table7" table:style-name="Table7">
        <table:table-column table:style-name="Table7.A"/>
        <table:table-row>
          <table:table-cell table:style-name="Table7.A1" office:value-type="string">
            <text:p text:style-name="Text_20_body"><text:span text:style-name="T2">dp | decPlaces</text:span><text:span text:style-name="T4"> (number, optional, undefined)</text:span></text:p>
            <text:p text:style-name="P129">For data types REAL and LREAL: The number of decimal places. For issues with converting REAL variables see chapter 10.1.</text:p>
          </table:table-cell>
        </table:table-row>
        <table:table-row>
          <table:table-cell table:style-name="Table7.A2" office:value-type="string">
            <text:p text:style-name="Text_20_body"><text:span text:style-name="T23">def</text:span><text:span text:style-name="T4"> (object, required if the PLC variable is a structure or an array of structures, undefined)</text:span></text:p>
            <text:p text:style-name="P127">For structures and arrays of structures: An object containing information about the structure definition. See chapter 7.</text:p>
          </table:table-cell>
        </table:table-row>
        <table:table-row>
          <table:table-cell table:style-name="Table7.A2" office:value-type="string">
            <text:p text:style-name="Text_20_body"><text:span text:style-name="T23">format</text:span><text:span text:style-name="T4"> (string, optional, undefined)</text:span></text:p>
            <text:p text:style-name="P128">For data types TIME, TOD, DT, DATE: A string containing information for the formatted output of date and/or time. If used, the output ist a string instead of a date object. See chapters 10.3 and 10.4 for this.</text:p>
          </table:table-cell>
        </table:table-row>
        <table:table-row>
          <table:table-cell table:style-name="Table7.A2" office:value-type="string">
            <text:p text:style-name="Text_20_body"><text:span text:style-name="T23">strlen</text:span><text:span text:style-name="T4"> (number, optional, undefined)</text:span></text:p>
            <text:p text:style-name="P132">For data type STRING: The defined lenght of the string in the PLC. The value is detected automatically, set it only if you know what you are doing.</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soft-page-break/>4.2 Sum Write Request</text:h>
      <text:p text:style-name="Text_20_body">The Sum Write Request is supported by TAME 3.3.<text:span text:style-name="T42"> Your PLC device must have </text:span><text:span text:style-name="T4">TwinCAT V2.11 Build &gt;= 1550 running to use this type of request. Arrays, structures and arrays of structures are supported.</text:span></text:p>
      <text:p text:style-name="Text_20_body"><draw:frame draw:style-name="fr2" draw:name="Frame2" text:anchor-type="paragraph" svg:x="0.023cm" svg:y="0.452cm" svg:width="16.956cm" draw:z-index="51"><draw:text-box fo:min-height="15.813cm"><text:p text:style-name="P64"/><text:p text:style-name="P64"><text:tab/>PLC.sumWriteReq({</text:p><text:p text:style-name="P64"><text:s text:c="12"/><text:tab/>items: [{</text:p><text:p text:style-name="P64"><text:s text:c="20"/><text:tab/><text:tab/>name: ".GlobalBoolVar",</text:p><text:p text:style-name="P64"><text:tab/><text:tab/><text:tab/>val: true</text:p><text:p text:style-name="P64"><text:s text:c="16"/><text:tab/>},{</text:p><text:p text:style-name="P64"><text:s text:c="20"/><text:tab/><text:tab/>name: ".GlobalRealVar",</text:p><text:p text:style-name="P64"><text:tab/><text:tab/><text:tab/>val: 3.1223</text:p><text:p text:style-name="P64"><text:s text:c="16"/><text:tab/>},{</text:p><text:p text:style-name="P64"><text:s text:c="20"/><text:tab/><text:tab/>name: "MAIN.TimeVar",</text:p><text:p text:style-name="P64"><text:tab/><text:tab/><text:tab/>format: ''#h",</text:p><text:p text:style-name="P64"><text:tab/><text:tab/><text:tab/>val: 5</text:p><text:p text:style-name="P64"><text:s text:c="16"/><text:tab/>},{</text:p><text:p text:style-name="P64"><text:s text:c="20"/><text:tab/><text:tab/>name: "MAIN.IntVar",</text:p><text:p text:style-name="P64"><text:tab/><text:tab/><text:tab/>type: "INT1DP",</text:p><text:p text:style-name="P64"><text:tab/><text:tab/><text:tab/>val: 123.3</text:p><text:p text:style-name="P64"><text:s text:c="16"/><text:tab/>},{</text:p><text:p text:style-name="P64"><text:s text:c="20"/><text:tab/><text:tab/>name: ".GlobalStringVar",</text:p><text:p text:style-name="P64"><text:tab/><text:tab/><text:tab/>val: <text:s/>"This is a test"</text:p><text:p text:style-name="P64"><text:s text:c="16"/><text:tab/>}</text:p><text:p text:style-name="P64"><text:tab/>});</text:p></draw:text-box></draw:frame></text:p>
      <text:h text:style-name="Heading_20_3" text:outline-level="3"/>
      <text:p text:style-name="Text_20_body"/>
      <text:p text:style-name="Text_20_body"/>
      <text:p text:style-name="Text_20_body"/>
      <text:p text:style-name="Text_20_body"/>
      <text:h text:style-name="Heading_20_3" text:outline-level="3"><text:soft-page-break/>Supported Data Types</text:h>
      <table:table table:name="Table8" table:style-name="Table8">
        <table:table-column table:style-name="Table8.A"/>
        <table:table-column table:style-name="Table8.B"/>
        <table:table-row>
          <table:table-cell table:style-name="Table8.A1" office:value-type="string">
            <text:p text:style-name="P70">Data Type</text:p>
          </table:table-cell>
          <table:table-cell table:style-name="Table8.B1" office:value-type="string">
            <text:p text:style-name="P70">Note</text:p>
          </table:table-cell>
        </table:table-row>
        <table:table-row>
          <table:table-cell table:style-name="Table8.A2" office:value-type="string">
            <text:p text:style-name="P72">BOOL</text:p>
          </table:table-cell>
          <table:table-cell table:style-name="Table8.B2" office:value-type="string">
            <text:p text:style-name="P72"/>
          </table:table-cell>
        </table:table-row>
        <table:table-row>
          <table:table-cell table:style-name="Table8.A2" office:value-type="string">
            <text:p text:style-name="P72">BYTE</text:p>
          </table:table-cell>
          <table:table-cell table:style-name="Table8.B2" office:value-type="string">
            <text:p text:style-name="P72"/>
          </table:table-cell>
        </table:table-row>
        <table:table-row>
          <table:table-cell table:style-name="Table8.A2" office:value-type="string">
            <text:p text:style-name="P72">WORD</text:p>
          </table:table-cell>
          <table:table-cell table:style-name="Table8.B2" office:value-type="string">
            <text:p text:style-name="P72"/>
          </table:table-cell>
        </table:table-row>
        <table:table-row>
          <table:table-cell table:style-name="Table8.A2" office:value-type="string">
            <text:p text:style-name="P72">DWORD</text:p>
          </table:table-cell>
          <table:table-cell table:style-name="Table8.B2" office:value-type="string">
            <text:p text:style-name="P72"/>
          </table:table-cell>
        </table:table-row>
        <table:table-row>
          <table:table-cell table:style-name="Table8.A2" office:value-type="string">
            <text:p text:style-name="P72">USINT</text:p>
          </table:table-cell>
          <table:table-cell table:style-name="Table8.B2" office:value-type="string">
            <text:p text:style-name="P72"/>
          </table:table-cell>
        </table:table-row>
        <table:table-row>
          <table:table-cell table:style-name="Table8.A2" office:value-type="string">
            <text:p text:style-name="P72">SINT</text:p>
          </table:table-cell>
          <table:table-cell table:style-name="Table8.B2" office:value-type="string">
            <text:p text:style-name="P72"/>
          </table:table-cell>
        </table:table-row>
        <table:table-row>
          <table:table-cell table:style-name="Table8.A2" office:value-type="string">
            <text:p text:style-name="P72">UINT</text:p>
          </table:table-cell>
          <table:table-cell table:style-name="Table8.B2" office:value-type="string">
            <text:p text:style-name="P72"/>
          </table:table-cell>
        </table:table-row>
        <table:table-row>
          <table:table-cell table:style-name="Table8.A2" office:value-type="string">
            <text:p text:style-name="P72">INT</text:p>
          </table:table-cell>
          <table:table-cell table:style-name="Table8.B2" office:value-type="string">
            <text:p text:style-name="P72"/>
          </table:table-cell>
        </table:table-row>
        <table:table-row>
          <table:table-cell table:style-name="Table8.A2" office:value-type="string">
            <text:p text:style-name="P72">INT1DP</text:p>
          </table:table-cell>
          <table:table-cell table:style-name="Table8.B2" office:value-type="string">
            <text:p text:style-name="P72">The JavaScript variables are <text:span text:style-name="T42">multiplied by 10 and converted to an integer, i.e. a value of 12.3 in JS is 123 in the PLC. </text:span></text:p>
          </table:table-cell>
        </table:table-row>
        <table:table-row>
          <table:table-cell table:style-name="Table8.A2" office:value-type="string">
            <text:p text:style-name="P72">INT<text:span text:style-name="T104">2</text:span>DP</text:p>
          </table:table-cell>
          <table:table-cell table:style-name="Table8.B2" office:value-type="string">
            <text:p text:style-name="P72">The JavaScript variables are <text:span text:style-name="T42">multiplied by 10</text:span><text:span text:style-name="T51">0</text:span><text:span text:style-name="T42"> and converted to an integer, i.e. a value of 1.23 in JS is 123 in the PLC. </text:span></text:p>
          </table:table-cell>
        </table:table-row>
        <table:table-row>
          <table:table-cell table:style-name="Table8.A2" office:value-type="string">
            <text:p text:style-name="P72">UDINT</text:p>
          </table:table-cell>
          <table:table-cell table:style-name="Table8.B2" office:value-type="string">
            <text:p text:style-name="P72"/>
          </table:table-cell>
        </table:table-row>
        <table:table-row>
          <table:table-cell table:style-name="Table8.A2" office:value-type="string">
            <text:p text:style-name="P72">DINT</text:p>
          </table:table-cell>
          <table:table-cell table:style-name="Table8.B2" office:value-type="string">
            <text:p text:style-name="P72"/>
          </table:table-cell>
        </table:table-row>
        <table:table-row>
          <table:table-cell table:style-name="Table8.A2" office:value-type="string">
            <text:p text:style-name="P72">TIME</text:p>
          </table:table-cell>
          <table:table-cell table:style-name="Table8.B2" office:value-type="string">
            <text:p text:style-name="P72">Without formatting the value must be specified in milliseconds. See chapter 9 for formatting parameters.</text:p>
          </table:table-cell>
        </table:table-row>
        <table:table-row>
          <table:table-cell table:style-name="Table8.A2" office:value-type="string">
            <text:p text:style-name="P72">TOD</text:p>
          </table:table-cell>
          <table:table-cell table:style-name="Table8.B2" office:value-type="string">
            <text:p text:style-name="P72">The value has to be a JS date object or a string (i.e. „21:33“).</text:p>
          </table:table-cell>
        </table:table-row>
        <table:table-row>
          <table:table-cell table:style-name="Table8.A2" office:value-type="string">
            <text:p text:style-name="P72">DT</text:p>
          </table:table-cell>
          <table:table-cell table:style-name="Table8.B2" office:value-type="string">
            <text:p text:style-name="P72">The value has to be a JS date object.</text:p>
          </table:table-cell>
        </table:table-row>
        <table:table-row>
          <table:table-cell table:style-name="Table8.A2" office:value-type="string">
            <text:p text:style-name="P72">DATE</text:p>
          </table:table-cell>
          <table:table-cell table:style-name="Table8.B2" office:value-type="string">
            <text:p text:style-name="P72">The value has to be a JS date object.</text:p>
          </table:table-cell>
        </table:table-row>
        <table:table-row>
          <table:table-cell table:style-name="Table8.A2" office:value-type="string">
            <text:p text:style-name="P72">REAL</text:p>
          </table:table-cell>
          <table:table-cell table:style-name="Table8.B2" office:value-type="string">
            <text:p text:style-name="P74"/>
          </table:table-cell>
        </table:table-row>
        <table:table-row>
          <table:table-cell table:style-name="Table8.A2" office:value-type="string">
            <text:p text:style-name="P72">LREAL</text:p>
          </table:table-cell>
          <table:table-cell table:style-name="Table8.B2" office:value-type="string">
            <text:p text:style-name="P72"/>
          </table:table-cell>
        </table:table-row>
        <table:table-row>
          <table:table-cell table:style-name="Table8.A2" office:value-type="string">
            <text:p text:style-name="P72">STRING</text:p>
          </table:table-cell>
          <table:table-cell table:style-name="Table8.B2" office:value-type="string">
            <text:p text:style-name="P72"/>
          </table:table-cell>
        </table:table-row>
        <table:table-row>
          <table:table-cell table:style-name="Table8.A2" office:value-type="string">
            <text:p text:style-name="P72">User defined types</text:p>
          </table:table-cell>
          <table:table-cell table:style-name="Table8.B2" office:value-type="string">
            <text:p text:style-name="P72">Arrays, structures and arrays of structures are supported.</text:p>
          </table:table-cell>
        </table:table-row>
      </table:table>
      <text:p text:style-name="Standard"/>
      <text:p text:style-name="Standard"/>
      <text:p text:style-name="Standard"/>
      <text:p text:style-name="Standard"/>
      <text:h text:style-name="Heading_20_3" text:outline-level="3"><text:soft-page-break/><text:span text:style-name="T1">Parameters</text:span><text:span text:style-name="T2"> (Type, Required, Default)</text:span></text:h>
      <table:table table:name="Table9" table:style-name="Table9">
        <table:table-column table:style-name="Table9.A"/>
        <table:table-row>
          <table:table-cell table:style-name="Table9.A1" office:value-type="string">
            <text:p text:style-name="Text_20_body"><text:span text:style-name="T23">debug </text:span><text:span text:style-name="T42">(boolean, optional, false)</text:span></text:p>
            <text:p text:style-name="P88">If this option is set to true all internal used information of the request is written to the console.</text:p>
          </table:table-cell>
        </table:table-row>
        <table:table-row>
          <table:table-cell table:style-name="Table9.A2" office:value-type="string">
            <text:p text:style-name="Text_20_body"><text:span text:style-name="T23">id </text:span><text:span text:style-name="T42">(number, optional, undefined)</text:span></text:p>
            <text:p text:style-name="P99">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le9.A2" office:value-type="string">
            <text:p text:style-name="Text_20_body"><text:span text:style-name="T23">items</text:span><text:span text:style-name="T42"> (array, required, undefined)</text:span></text:p>
            <text:p text:style-name="P88">An array of objects containing the allocation of PLC and JavaScript variables (adresses, names and types). </text:p>
          </table:table-cell>
        </table:table-row>
        <table:table-row>
          <table:table-cell table:style-name="Table9.A2" office:value-type="string">
            <text:p text:style-name="Text_20_body"><text:span text:style-name="T23">oc </text:span><text:span text:style-name="T42">(function, optional, undefined)</text:span></text:p>
            <text:p text:style-name="P99">A function wich will be executed after the request has finished sucessfully.</text:p>
          </table:table-cell>
        </table:table-row>
        <table:table-row>
          <table:table-cell table:style-name="Table9.A2" office:value-type="string">
            <text:p text:style-name="Text_20_body"><text:span text:style-name="T23">ocd </text:span><text:span text:style-name="T42">(number, optional, undefined)</text:span></text:p>
            <text:p text:style-name="P99">A value of milliseconds for delaying the on-complete-function.</text:p>
          </table:table-cell>
        </table:table-row>
        <table:table-row>
          <table:table-cell table:style-name="Table9.A2" office:value-type="string">
            <text:p text:style-name="P60"><text:span text:style-name="T23">o</text:span><text:span text:style-name="T31">e</text:span><text:span text:style-name="T23"> </text:span><text:span text:style-name="T42">(function, optional, undefined)</text:span></text:p>
            <text:p text:style-name="P102">A function wich will be executed after the request has finished <text:span text:style-name="T100">with an error</text:span>.</text:p>
          </table:table-cell>
        </table:table-row>
        <table:table-row>
          <table:table-cell table:style-name="Table9.A2" office:value-type="string">
            <text:p text:style-name="Text_20_body"><text:span text:style-name="T23">sync </text:span><text:span text:style-name="T42">(b</text:span>oolean, optional, undefined<text:span text:style-name="T42">)</text:span></text:p>
            <text:p text:style-name="P108">A synchronous XMLHttpRequests is used if this option is set to „true“. This means that a script waits until the request is finished. The option overrides by the „syncXmlHttp“ parameter of the client definition.</text:p>
          </table:table-cell>
        </table:table-row>
      </table:table>
      <text:h text:style-name="P155" text:outline-level="3"/>
      <text:p text:style-name="Text_20_body"/>
      <text:p text:style-name="Text_20_body"/>
      <text:p text:style-name="Text_20_body"/>
      <text:h text:style-name="P155" text:outline-level="3"><text:soft-page-break/>Common Item Parameters<text:span text:style-name="T23"> (Type, Required, Default)</text:span></text:h>
      <table:table table:name="Table10" table:style-name="Table10">
        <table:table-column table:style-name="Table10.A"/>
        <table:table-row>
          <table:table-cell table:style-name="Table10.A1" office:value-type="string">
            <text:p text:style-name="P31"><text:span text:style-name="T1">name</text:span><text:span text:style-name="T4"> (string, </text:span><text:span text:style-name="T16">required</text:span><text:span text:style-name="T4">, undefined)</text:span></text:p>
            <text:p text:style-name="P90">The name of the PLC variable.</text:p>
          </table:table-cell>
        </table:table-row>
        <table:table-row>
          <table:table-cell table:style-name="Table10.A2" office:value-type="string">
            <text:p text:style-name="Text_20_body"><text:span text:style-name="T23">type </text:span><text:span text:style-name="T42">(string, optional, undefined)</text:span></text:p>
            <text:p text:style-name="P88">The type of the PLC variable. Can also contain a formatting part for some types. Look at chapter 9 for more information.<text:span text:style-name="T42">The type is detected automatically, set it only if you know what you are doing.</text:span></text:p>
          </table:table-cell>
        </table:table-row>
        <table:table-row>
          <table:table-cell table:style-name="Table10.A2" office:value-type="string">
            <text:p text:style-name="P42"><text:span text:style-name="T27">handle</text:span><text:span text:style-name="T23"> </text:span><text:span text:style-name="T42">(b</text:span>oolean, optional, undefined<text:span text:style-name="T42">)</text:span></text:p>
            <text:p text:style-name="P111"><text:span text:style-name="T80">Instead of a direct access a handle will be used</text:span>. <text:span text:style-name="T80">For proper function the handle has to be fetched before. </text:span>The option overrides by the „<text:span text:style-name="T80">useHandles</text:span>“ parameter of the client definition.</text:p>
          </table:table-cell>
        </table:table-row>
        <table:table-row>
          <table:table-cell table:style-name="Table10.A2" office:value-type="string">
            <text:p text:style-name="Text_20_body"><text:span text:style-name="T23">val </text:span><text:span text:style-name="T42">(boolean|number|string, required, undefined)</text:span></text:p>
            <text:p text:style-name="P88"><text:span text:style-name="T42">The value to send to the PLC. </text:span><text:span text:style-name="T4">Can also be specified as a variable (even a local definend one).</text:span></text:p>
          </table:table-cell>
        </table:table-row>
      </table:table>
      <text:p text:style-name="Text_20_body"/>
      <text:p text:style-name="Text_20_body"/>
      <text:p text:style-name="Text_20_body"/>
      <text:p text:style-name="Text_20_body"/>
      <text:h text:style-name="Heading_20_3" text:outline-level="3"><text:span text:style-name="T1">Type Dependent Item Parameters</text:span><text:span text:style-name="T2"> (Type, Required, Default)</text:span></text:h>
      <table:table table:name="Table11" table:style-name="Table11">
        <table:table-column table:style-name="Table11.A"/>
        <table:table-row>
          <table:table-cell table:style-name="Table11.A1" office:value-type="string">
            <text:p text:style-name="Text_20_body"><text:span text:style-name="T23">def</text:span><text:span text:style-name="T4"> (object, required if the PLC variable is a structure or an array of structures, undefined)</text:span></text:p>
            <text:p text:style-name="P127">For structures and arrays of structures: An object containing information about the structure definition. See chapter 7.</text:p>
          </table:table-cell>
        </table:table-row>
        <table:table-row>
          <table:table-cell table:style-name="Table11.A2" office:value-type="string">
            <text:p text:style-name="Text_20_body"><text:span text:style-name="T23">format</text:span><text:span text:style-name="T4"> (string, optional, undefined)</text:span></text:p>
            <text:p text:style-name="P128">For data type TIME: A string containing information of the time base (i.e. „#m for minutes“).</text:p>
          </table:table-cell>
        </table:table-row>
        <table:table-row>
          <table:table-cell table:style-name="Table11.A2" office:value-type="string">
            <text:p text:style-name="Text_20_body"><text:span text:style-name="T23">strlen</text:span><text:span text:style-name="T4"> (number, optional, undefined)</text:span></text:p>
            <text:p text:style-name="P132">For data type STRING: The defined lenght of the string in the PLC. The value is detected automatically, set it only if you know what you are doing.</text:p>
          </table:table-cell>
        </table:table-row>
      </table:table>
      <text:h text:style-name="Heading_20_2" text:outline-level="2"/>
      <text:p text:style-name="Text_20_body"/>
      <text:p text:style-name="Text_20_body"/>
      <text:p text:style-name="Text_20_body"/>
      <text:h text:style-name="Heading_20_1" text:outline-level="1"><text:soft-page-break/>Type Dependent Requests</text:h>
      <text:p text:style-name="Text_20_body"/>
      <text:p text:style-name="Text_20_body">For accessing single PLC variables, the library provides read and write requests for each supported data type.</text:p>
      <text:h text:style-name="Heading_20_2" text:outline-level="2">5.1 Read Requests</text:h>
      <text:p text:style-name="P24">Except for some special formatting options, the API of the requests is the same for all data types.</text:p>
      <text:p text:style-name="Text_20_body">An example of reading a boolean variable defined in the MAIN program:</text:p>
      <text:p text:style-name="Text_20_body"><draw:frame draw:style-name="fr3" draw:name="Rahmen8" text:anchor-type="paragraph" svg:width="16.956cm" draw:z-index="7"><draw:text-box fo:min-height="4.367cm"><text:p text:style-name="P64"/><text:p text:style-name="P64"><text:tab/>PLC.readBool({</text:p><text:p text:style-name="P64"><text:s text:c="4"/><text:tab/><text:tab/>name: "MAIN.BoolVar",</text:p><text:p text:style-name="P64"><text:tab/><text:tab/>jvar: "myVar"</text:p><text:p text:style-name="P64"><text:s text:c="12"/>});</text:p><text:p text:style-name="P64"/></draw:text-box></draw:frame></text:p>
      <text:p text:style-name="Text_20_body">I have tried to keep the syntax short, so it's no problem to write the commands in a single line:</text:p>
      <text:p text:style-name="P24"><draw:frame draw:style-name="fr3" draw:name="Rahmen7" text:anchor-type="paragraph" svg:width="16.956cm" draw:z-index="6"><draw:text-box fo:min-height="2.224cm"><text:p text:style-name="P64"/><text:p text:style-name="P64"><text:tab/>PLC.readBool({name: "MAIN.BoolVar", jvar: "myVar"});</text:p><text:p text:style-name="P64"/></draw:text-box></draw:frame><draw:frame draw:style-name="fr3" draw:name="Rahmen9" text:anchor-type="paragraph" svg:width="16.956cm" draw:z-index="5"><draw:text-box fo:min-height="2.224cm"><text:p text:style-name="P64"/><text:p text:style-name="P64"><text:tab/>PLC.writeInt({addr: "%MB106", val: 2635});</text:p><text:p text:style-name="P64"/></draw:text-box></draw:frame></text:p>
      <text:p text:style-name="P24">An example of reading a global string variable:</text:p>
      <text:p text:style-name="P24"><draw:frame draw:style-name="fr3" draw:name="Rahmen13" text:anchor-type="paragraph" svg:width="16.956cm" draw:z-index="8"><draw:text-box fo:min-height="4.367cm"><text:p text:style-name="P64"/><text:p text:style-name="P64"><text:tab/>PLC.readString({</text:p><text:p text:style-name="P64"><text:s text:c="4"/><text:tab/><text:tab/>name: ".StringVar",</text:p><text:p text:style-name="P64"><text:tab/><text:tab/>jvar: "myVar"</text:p><text:p text:style-name="P64"><text:s text:c="12"/>});</text:p><text:p text:style-name="P64"/></draw:text-box></draw:frame></text:p>
      <text:p text:style-name="P24"/>
      <text:p text:style-name="P24"/>
      <text:p text:style-name="P24"/>
      <text:p text:style-name="P24"/>
      <text:p text:style-name="P24"><text:soft-page-break/>An example of reading a PLC REAL value with rounding it to 1 decimal place. 100 ms after completing the request an alert window will be opened for displaying the value.</text:p>
      <text:p text:style-name="P24"><draw:frame draw:style-name="fr3" draw:name="Rahmen14" text:anchor-type="paragraph" svg:width="16.956cm" draw:z-index="9"><draw:text-box fo:min-height="4.367cm"><text:p text:style-name="P64"/><text:p text:style-name="P64"><text:tab/>PLC.readReal({</text:p><text:p text:style-name="P64"><text:s text:c="4"/><text:tab/><text:tab/>name: "MAIN.RealVar",</text:p><text:p text:style-name="P64"><text:tab/><text:tab/>dp: 1,</text:p><text:p text:style-name="P64"><text:tab/><text:tab/>jvar: "myVar",</text:p><text:p text:style-name="P64"><text:tab/><text:tab/>ocd: 100,</text:p><text:p text:style-name="P64"><text:tab/><text:tab/>oc: function() {</text:p><text:p text:style-name="P64"><text:tab/><text:tab/><text:tab/>alert("Value: " + myVar);</text:p><text:p text:style-name="P64"><text:tab/><text:tab/>}</text:p><text:p text:style-name="P64"><text:s text:c="12"/>});</text:p><text:p text:style-name="P64"/></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3" text:outline-level="3"><text:soft-page-break/>Supported Data Types</text:h>
      <table:table table:name="Tabelle18" table:style-name="Tabelle18">
        <table:table-column table:style-name="Tabelle18.A"/>
        <table:table-column table:style-name="Tabelle18.B"/>
        <table:table-column table:style-name="Tabelle18.C"/>
        <table:table-row>
          <table:table-cell table:style-name="Tabelle18.A1" office:value-type="string">
            <text:p text:style-name="P70">PLC Data Type</text:p>
          </table:table-cell>
          <table:table-cell table:style-name="Tabelle18.A1" office:value-type="string">
            <text:p text:style-name="P70">Method</text:p>
          </table:table-cell>
          <table:table-cell table:style-name="Tabelle18.C1" office:value-type="string">
            <text:p text:style-name="P70">Note</text:p>
          </table:table-cell>
        </table:table-row>
        <table:table-row>
          <table:table-cell table:style-name="Tabelle18.A2" office:value-type="string">
            <text:p text:style-name="P72">BOOL</text:p>
          </table:table-cell>
          <table:table-cell table:style-name="Tabelle18.A2" office:value-type="string">
            <text:p text:style-name="P72">readBool</text:p>
          </table:table-cell>
          <table:table-cell table:style-name="Tabelle18.C2" office:value-type="string">
            <text:p text:style-name="P72"/>
          </table:table-cell>
        </table:table-row>
        <table:table-row>
          <table:table-cell table:style-name="Tabelle18.A2" office:value-type="string">
            <text:p text:style-name="P72">BYTE</text:p>
          </table:table-cell>
          <table:table-cell table:style-name="Tabelle18.A2" office:value-type="string">
            <text:p text:style-name="P72">readByte</text:p>
          </table:table-cell>
          <table:table-cell table:style-name="Tabelle18.C2" office:value-type="string">
            <text:p text:style-name="P72">Basically the same as „readUsint“.</text:p>
          </table:table-cell>
        </table:table-row>
        <table:table-row>
          <table:table-cell table:style-name="Tabelle18.A2" office:value-type="string">
            <text:p text:style-name="P72">WORD</text:p>
          </table:table-cell>
          <table:table-cell table:style-name="Tabelle18.A2" office:value-type="string">
            <text:p text:style-name="P72">readWord</text:p>
          </table:table-cell>
          <table:table-cell table:style-name="Tabelle18.C2" office:value-type="string">
            <text:p text:style-name="P72">Basically the same as „readUint“.</text:p>
          </table:table-cell>
        </table:table-row>
        <table:table-row>
          <table:table-cell table:style-name="Tabelle18.A2" office:value-type="string">
            <text:p text:style-name="P72">DWORD</text:p>
          </table:table-cell>
          <table:table-cell table:style-name="Tabelle18.A2" office:value-type="string">
            <text:p text:style-name="P72">readDword</text:p>
          </table:table-cell>
          <table:table-cell table:style-name="Tabelle18.C2" office:value-type="string">
            <text:p text:style-name="P72">Basically the same as „readUdint“.</text:p>
          </table:table-cell>
        </table:table-row>
        <table:table-row>
          <table:table-cell table:style-name="Tabelle18.A2" office:value-type="string">
            <text:p text:style-name="P72">USINT</text:p>
          </table:table-cell>
          <table:table-cell table:style-name="Tabelle18.A2" office:value-type="string">
            <text:p text:style-name="P72">readUsint</text:p>
          </table:table-cell>
          <table:table-cell table:style-name="Tabelle18.C2" office:value-type="string">
            <text:p text:style-name="P72"/>
          </table:table-cell>
        </table:table-row>
        <table:table-row>
          <table:table-cell table:style-name="Tabelle18.A2" office:value-type="string">
            <text:p text:style-name="P72">SINT</text:p>
          </table:table-cell>
          <table:table-cell table:style-name="Tabelle18.A2" office:value-type="string">
            <text:p text:style-name="P72">readSint</text:p>
          </table:table-cell>
          <table:table-cell table:style-name="Tabelle18.C2" office:value-type="string">
            <text:p text:style-name="P72"/>
          </table:table-cell>
        </table:table-row>
        <table:table-row>
          <table:table-cell table:style-name="Tabelle18.A2" office:value-type="string">
            <text:p text:style-name="P72">UINT</text:p>
          </table:table-cell>
          <table:table-cell table:style-name="Tabelle18.A2" office:value-type="string">
            <text:p text:style-name="P72">readUint</text:p>
          </table:table-cell>
          <table:table-cell table:style-name="Tabelle18.C2" office:value-type="string">
            <text:p text:style-name="P72"/>
          </table:table-cell>
        </table:table-row>
        <table:table-row>
          <table:table-cell table:style-name="Tabelle18.A2" office:value-type="string">
            <text:p text:style-name="P72">INT</text:p>
          </table:table-cell>
          <table:table-cell table:style-name="Tabelle18.A2" office:value-type="string">
            <text:p text:style-name="P72">readInt</text:p>
          </table:table-cell>
          <table:table-cell table:style-name="Tabelle18.C2" office:value-type="string">
            <text:p text:style-name="P72"/>
          </table:table-cell>
        </table:table-row>
        <table:table-row>
          <table:table-cell table:style-name="Tabelle18.A2" office:value-type="string">
            <text:p text:style-name="P72">INT</text:p>
          </table:table-cell>
          <table:table-cell table:style-name="Tabelle18.A2" office:value-type="string">
            <text:p text:style-name="P72">readInt1Dp</text:p>
          </table:table-cell>
          <table:table-cell table:style-name="Tabelle18.C2" office:value-type="string">
            <text:p text:style-name="P72">An INT converted to a variable with 1 decimal place,</text:p>
            <text:p text:style-name="P72">i.e. 637 in the PLC is 63.7 in the JavaScript variable.</text:p>
          </table:table-cell>
        </table:table-row>
        <table:table-row>
          <table:table-cell table:style-name="Tabelle18.A2" office:value-type="string">
            <text:p text:style-name="P72">INT</text:p>
          </table:table-cell>
          <table:table-cell table:style-name="Tabelle18.A2" office:value-type="string">
            <text:p text:style-name="P72">readInt<text:span text:style-name="T104">2</text:span>Dp</text:p>
          </table:table-cell>
          <table:table-cell table:style-name="Tabelle18.C2" office:value-type="string">
            <text:p text:style-name="P72">An INT converted to a variable with <text:span text:style-name="T104">2</text:span> decimal place<text:span text:style-name="T104">s</text:span>,</text:p>
            <text:p text:style-name="P72">i.e. 637 in the PLC is 6.37 in the JavaScript variable.</text:p>
          </table:table-cell>
        </table:table-row>
        <table:table-row>
          <table:table-cell table:style-name="Tabelle18.A2" office:value-type="string">
            <text:p text:style-name="P72">UDINT</text:p>
          </table:table-cell>
          <table:table-cell table:style-name="Tabelle18.A2" office:value-type="string">
            <text:p text:style-name="P72">readUdint</text:p>
          </table:table-cell>
          <table:table-cell table:style-name="Tabelle18.C2" office:value-type="string">
            <text:p text:style-name="P72"/>
          </table:table-cell>
        </table:table-row>
        <table:table-row>
          <table:table-cell table:style-name="Tabelle18.A2" office:value-type="string">
            <text:p text:style-name="P72">DINT</text:p>
          </table:table-cell>
          <table:table-cell table:style-name="Tabelle18.A2" office:value-type="string">
            <text:p text:style-name="P72">readDint</text:p>
          </table:table-cell>
          <table:table-cell table:style-name="Tabelle18.C2" office:value-type="string">
            <text:p text:style-name="P72"/>
          </table:table-cell>
        </table:table-row>
        <table:table-row>
          <table:table-cell table:style-name="Tabelle18.A2" office:value-type="string">
            <text:p text:style-name="P72">TIME</text:p>
          </table:table-cell>
          <table:table-cell table:style-name="Tabelle18.A2" office:value-type="string">
            <text:p text:style-name="P72">readTime</text:p>
          </table:table-cell>
          <table:table-cell table:style-name="Tabelle18.C2" office:value-type="string">
            <text:p text:style-name="P72">With the „format“-parameter set the time value is converted to a formatted string, otherwise the output is a string with a value in milliseconds.</text:p>
          </table:table-cell>
        </table:table-row>
        <table:table-row>
          <table:table-cell table:style-name="Tabelle18.A2" office:value-type="string">
            <text:p text:style-name="P72">TOD</text:p>
          </table:table-cell>
          <table:table-cell table:style-name="Tabelle18.A2" office:value-type="string">
            <text:p text:style-name="P72">readTod</text:p>
          </table:table-cell>
          <table:table-cell table:style-name="Tabelle18.C2" office:value-type="string">
            <text:p text:style-name="P72">With the „format“-parameter set the time value is converted to a formatted string, otherwise the output is a date object.</text:p>
          </table:table-cell>
        </table:table-row>
        <table:table-row>
          <table:table-cell table:style-name="Tabelle18.A2" office:value-type="string">
            <text:p text:style-name="P72">DT</text:p>
          </table:table-cell>
          <table:table-cell table:style-name="Tabelle18.A2" office:value-type="string">
            <text:p text:style-name="P72">readDt</text:p>
          </table:table-cell>
          <table:table-cell table:style-name="Tabelle18.C2" office:value-type="string">
            <text:p text:style-name="P72">With the „format“-parameter set the time value is converted to a formatted string, otherwise the output is a date object.</text:p>
          </table:table-cell>
        </table:table-row>
        <table:table-row>
          <table:table-cell table:style-name="Tabelle18.A2" office:value-type="string">
            <text:p text:style-name="P72">DATE</text:p>
          </table:table-cell>
          <table:table-cell table:style-name="Tabelle18.A2" office:value-type="string">
            <text:p text:style-name="P72">readDate</text:p>
          </table:table-cell>
          <table:table-cell table:style-name="Tabelle18.C2" office:value-type="string">
            <text:p text:style-name="P72">With the „format“-parameter set the time value is converted to a formatted string, otherwise the output is a date object.</text:p>
          </table:table-cell>
        </table:table-row>
        <table:table-row>
          <table:table-cell table:style-name="Tabelle18.A2" office:value-type="string">
            <text:p text:style-name="P72">REAL</text:p>
          </table:table-cell>
          <table:table-cell table:style-name="Tabelle18.A2" office:value-type="string">
            <text:p text:style-name="P72">readReal</text:p>
          </table:table-cell>
          <table:table-cell table:style-name="Tabelle18.C2" office:value-type="string">
            <text:p text:style-name="P72">Has a special formatting parameter „dp“ to set the number of the decimal places. <text:span text:style-name="T1">For issues with converting REAL variables see chapter 10.1.</text:span></text:p>
          </table:table-cell>
        </table:table-row>
        <table:table-row>
          <table:table-cell table:style-name="Tabelle18.A2" office:value-type="string">
            <text:p text:style-name="P72">LREAL</text:p>
          </table:table-cell>
          <table:table-cell table:style-name="Tabelle18.A2" office:value-type="string">
            <text:p text:style-name="P72">readLreal</text:p>
          </table:table-cell>
          <table:table-cell table:style-name="Tabelle18.C2" office:value-type="string">
            <text:p text:style-name="P72">Has a special formatting parameter „dp“ to set the number of the decimal places. </text:p>
          </table:table-cell>
        </table:table-row>
        <table:table-row>
          <table:table-cell table:style-name="Tabelle18.A2" office:value-type="string">
            <text:p text:style-name="P72">STRING</text:p>
          </table:table-cell>
          <table:table-cell table:style-name="Tabelle18.A2" office:value-type="string">
            <text:p text:style-name="P72">readString</text:p>
          </table:table-cell>
          <table:table-cell table:style-name="Tabelle18.C2" office:value-type="string">
            <text:p text:style-name="P72"/>
          </table:table-cell>
        </table:table-row>
      </table:table>
      <text:h text:style-name="Heading_20_3" text:outline-level="3"><text:soft-page-break/><text:span text:style-name="T1">Common Parameters</text:span><text:span text:style-name="T2"> (Type, Required, Default)</text:span></text:h>
      <table:table table:name="Tabelle6" table:style-name="Tabelle6">
        <table:table-column table:style-name="Tabelle6.A"/>
        <table:table-row>
          <table:table-cell table:style-name="Tabelle6.A1" office:value-type="string">
            <text:p text:style-name="P31"><text:span text:style-name="T1">addr</text:span><text:span text:style-name="T4"> (string, </text:span><text:span text:style-name="T16">required if the „name“ parameter in not set</text:span><text:span text:style-name="T4">, undefined)</text:span></text:p>
            <text:p text:style-name="P89">The address of the PLC variable, can be used to read variables with fixed addresses. However, I recommend to use the „name“ parameter instead</text:p>
          </table:table-cell>
        </table:table-row>
        <table:table-row>
          <table:table-cell table:style-name="Tabelle6.A2" office:value-type="string">
            <text:p text:style-name="P31"><text:span text:style-name="T1">name</text:span><text:span text:style-name="T4"> (string, </text:span><text:span text:style-name="T16">required if the „addr“ parameter in not set</text:span><text:span text:style-name="T4">, undefined)</text:span></text:p>
            <text:p text:style-name="P90">The name of the PLC variable.</text:p>
          </table:table-cell>
        </table:table-row>
        <table:table-row>
          <table:table-cell table:style-name="Tabelle6.A2" office:value-type="string">
            <text:p text:style-name="Text_20_body"><text:span text:style-name="T23">debug</text:span><text:span text:style-name="T42"> (boolean, optional, false)</text:span></text:p>
            <text:p text:style-name="P122">If this option is set to true all internal used information of the request is written to the console.</text:p>
          </table:table-cell>
        </table:table-row>
        <table:table-row>
          <table:table-cell table:style-name="Tabelle6.A2" office:value-type="string">
            <text:p text:style-name="Text_20_body"><text:span text:style-name="T23">id </text:span><text:span text:style-name="T42">(number, optional, undefined)</text:span></text:p>
            <text:p text:style-name="P96">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6.A2" office:value-type="string">
            <text:p text:style-name="Text_20_body"><text:span text:style-name="T23">jvar</text:span><text:span text:style-name="T42"> (string, required, undefined)</text:span></text:p>
            <text:p text:style-name="P128"><text:span text:style-name="T4">The name of the JavaScript variable to store the data in. This must be a </text:span><text:span text:style-name="T2">global </text:span><text:span text:style-name="T4">variable. Namespaces of any depth and arrays are supported, i.e. "myNameSpace.myVars.var1" or "myNameSpace.myArray[0]". </text:span></text:p>
          </table:table-cell>
        </table:table-row>
        <table:table-row>
          <table:table-cell table:style-name="Tabelle6.A2" office:value-type="string">
            <text:p text:style-name="P42"><text:span text:style-name="T27">handle</text:span><text:span text:style-name="T23"> </text:span><text:span text:style-name="T42">(b</text:span>oolean, optional, undefined<text:span text:style-name="T42">)</text:span></text:p>
            <text:p text:style-name="P111"><text:span text:style-name="T80">Instead of a direct access a handle will be used</text:span>. <text:span text:style-name="T80">For proper function the handle has to be fetched before. </text:span>The option overrides by the „<text:span text:style-name="T80">useHandles</text:span>“ parameter of the client definition.</text:p>
          </table:table-cell>
        </table:table-row>
        <table:table-row>
          <table:table-cell table:style-name="Tabelle6.A2" office:value-type="string">
            <text:p text:style-name="Text_20_body"><text:span text:style-name="T23">oc</text:span><text:span text:style-name="T42"> (function, optional, undefined)</text:span></text:p>
            <text:p text:style-name="P132">A function wich will be executed after the request has finished sucessfully.</text:p>
          </table:table-cell>
        </table:table-row>
        <table:table-row table:style-name="Tabelle6.8">
          <table:table-cell table:style-name="Tabelle6.A2" office:value-type="string">
            <text:p text:style-name="Text_20_body"><text:span text:style-name="T23">ocd</text:span><text:span text:style-name="T42"> (number, optional, undefined)</text:span></text:p>
            <text:p text:style-name="P132">A value of milliseconds for delaying the on-complete-function.</text:p>
          </table:table-cell>
        </table:table-row>
        <text:soft-page-break/>
        <table:table-row>
          <table:table-cell table:style-name="Tabelle6.A2" office:value-type="string">
            <text:p text:style-name="P60"><text:span text:style-name="T23">o</text:span><text:span text:style-name="T31">e</text:span><text:span text:style-name="T23"> </text:span><text:span text:style-name="T42">(function, optional, undefined)</text:span></text:p>
            <text:p text:style-name="P102">A function wich will be executed after the request has finished <text:span text:style-name="T100">with an error</text:span>.</text:p>
          </table:table-cell>
        </table:table-row>
        <table:table-row>
          <table:table-cell table:style-name="Tabelle6.A2" office:value-type="string">
            <text:p text:style-name="Text_20_body"><text:span text:style-name="T23">prefix </text:span><text:span text:style-name="T42">(string, optional, undefined)</text:span></text:p>
            <text:p text:style-name="P88">An optional string wich can be added to the data. The data value will be converted to a string with the prefix inserted <text:span text:style-name="T23">before</text:span> the value.</text:p>
          </table:table-cell>
        </table:table-row>
        <table:table-row>
          <table:table-cell table:style-name="Tabelle6.A2" office:value-type="string">
            <text:p text:style-name="Text_20_body"><text:span text:style-name="T23">suffix </text:span><text:span text:style-name="T42">(string, optional, undefined)</text:span></text:p>
            <text:p text:style-name="P89"><text:span text:style-name="T42">An optional string wich can be added to the data. The data value will be converted to a string <text:s/>with the suffix inserted </text:span><text:span text:style-name="T23">after</text:span><text:span text:style-name="T42"> the value.</text:span></text:p>
          </table:table-cell>
        </table:table-row>
        <table:table-row>
          <table:table-cell table:style-name="Tabelle6.A2" office:value-type="string">
            <text:p text:style-name="Text_20_body"><text:span text:style-name="T23">sync </text:span><text:span text:style-name="T42">(b</text:span>oolean, optional, undefined<text:span text:style-name="T42">)</text:span></text:p>
            <text:p text:style-name="P108">A synchronous XMLHttpRequests is used if this option is set to „true“. This means that a script waits until the request is finished. The option overrides by the „syncXmlHttp“ parameter of the client.</text:p>
          </table:table-cell>
        </table:table-row>
      </table:table>
      <text:p text:style-name="Standard"/>
      <text:p text:style-name="Standard"/>
      <text:h text:style-name="Heading_20_3" text:outline-level="3"><text:span text:style-name="T1">Type Dependent Parameters</text:span><text:span text:style-name="T2"> (Type, Required, Default)</text:span></text:h>
      <table:table table:name="Tabelle9" table:style-name="Tabelle9">
        <table:table-column table:style-name="Tabelle9.A"/>
        <table:table-row>
          <table:table-cell table:style-name="Tabelle9.A1" office:value-type="string">
            <text:p text:style-name="Text_20_body"><text:span text:style-name="T2">dp | decPlaces</text:span><text:span text:style-name="T4"> (number, optional, undefined)</text:span></text:p>
            <text:p text:style-name="P129">For data types REAL and LREAL: The number of decimal places. For issues with converting REAL variables see chapter 10.1.</text:p>
          </table:table-cell>
        </table:table-row>
        <table:table-row>
          <table:table-cell table:style-name="Tabelle9.A2" office:value-type="string">
            <text:p text:style-name="Text_20_body"><text:span text:style-name="T23">format</text:span><text:span text:style-name="T4"> (string, optional, undefined)</text:span></text:p>
            <text:p text:style-name="P128">For data types TIME, TOD, DT, DATE: A string containing information for the formatted output of date and/or time. If used, the output ist a string instead of a date object. See chapters 10.3 and 10.4 for this.</text:p>
          </table:table-cell>
        </table:table-row>
        <table:table-row>
          <table:table-cell table:style-name="Tabelle9.A2" office:value-type="string">
            <text:p text:style-name="Text_20_body"><text:span text:style-name="T23">strlen</text:span><text:span text:style-name="T4"> (number, required if the „addr“ parameter is used, undefined)</text:span></text:p>
            <text:p text:style-name="P132">For data type STRING: The defined lenght of the string in the PLC. If the varible is accessed by name the value is detected automatically, it should only be set if you use the „addr“-parameter.</text:p>
          </table:table-cell>
        </table:table-row>
      </table:table>
      <text:h text:style-name="Heading_20_2" text:outline-level="2"/>
      <text:p text:style-name="Text_20_body"/>
      <text:p text:style-name="Text_20_body"/>
      <text:p text:style-name="Text_20_body"/>
      <text:p text:style-name="Text_20_body"/>
      <text:p text:style-name="Text_20_body"/>
      <text:h text:style-name="Heading_20_2" text:outline-level="2"><text:soft-page-break/>5.2 Write Requests</text:h>
      <text:p text:style-name="P24"><text:s/><text:span text:style-name="T37">An example of writing an integer:</text:span></text:p>
      <text:p text:style-name="P25"><draw:frame draw:style-name="fr3" draw:name="Rahmen10" text:anchor-type="paragraph" svg:width="16.956cm" draw:z-index="10"><draw:text-box fo:min-height="4.117cm"><text:p text:style-name="P64"/><text:p text:style-name="P64"><text:tab/>PLC.writeInt({</text:p><text:p text:style-name="P64"><text:tab/><text:tab/>name: "MAIN.IntVar",</text:p><text:p text:style-name="P64"><text:tab/><text:tab/>val: 2635</text:p><text:p text:style-name="P64"><text:tab/>});</text:p><text:p text:style-name="P64"/></draw:text-box></draw:frame></text:p>
      <text:p text:style-name="P25">Set a global boolean PLC variable to „true“ and 1 second later to „false“:</text:p>
      <text:p text:style-name="P25"><draw:frame draw:style-name="fr3" draw:name="Rahmen16" text:anchor-type="paragraph" svg:width="16.956cm" draw:z-index="11"><draw:text-box fo:min-height="2.224cm"><text:p text:style-name="P64"/><text:p text:style-name="P64"><text:tab/>PLC.writeBool({</text:p><text:p text:style-name="P64"><text:tab/><text:tab/>name: ".BoolVar",</text:p><text:p text:style-name="P64"><text:tab/><text:tab/>val: true,</text:p><text:p text:style-name="P64"><text:tab/><text:tab/>ocd: 1000,</text:p><text:p text:style-name="P64"><text:tab/><text:tab/>oc: function() {</text:p><text:p text:style-name="P64"><text:tab/><text:tab/><text:tab/>PLC.writeBool({name: ".boolVar", val: false});</text:p><text:p text:style-name="P64"><text:tab/><text:tab/>}</text:p><text:p text:style-name="P64"><text:tab/>});</text:p><text:p text:style-name="P64"/></draw:text-box></draw:frame></text:p>
      <text:p text:style-name="P25">Write a time variable with a value of 15 minutes:</text:p>
      <text:p text:style-name="P25"><draw:frame draw:style-name="fr3" draw:name="Rahmen17" text:anchor-type="paragraph" svg:width="16.956cm" draw:z-index="12"><draw:text-box fo:min-height="4.944cm"><text:p text:style-name="P64"/><text:p text:style-name="P64"><text:tab/>PLC.writeTIME({</text:p><text:p text:style-name="P64"><text:tab/><text:tab/>name: ".TimeVar",</text:p><text:p text:style-name="P64"><text:tab/><text:tab/>format: "#m",</text:p><text:p text:style-name="P64"><text:tab/><text:tab/>val: 15</text:p><text:p text:style-name="P64"><text:tab/>});</text:p><text:p text:style-name="P64"/></draw:text-box></draw:frame></text:p>
      <text:p text:style-name="P25"/>
      <text:h text:style-name="Heading_20_3" text:outline-level="3"><text:soft-page-break/>Supported Data Types</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70">PLC Data Type</text:p>
          </table:table-cell>
          <table:table-cell table:style-name="Tabelle10.A1" office:value-type="string">
            <text:p text:style-name="P70">Method</text:p>
          </table:table-cell>
          <table:table-cell table:style-name="Tabelle10.C1" office:value-type="string">
            <text:p text:style-name="P70">Note</text:p>
          </table:table-cell>
        </table:table-row>
        <table:table-row>
          <table:table-cell table:style-name="Tabelle10.A2" office:value-type="string">
            <text:p text:style-name="P72">BOOL</text:p>
          </table:table-cell>
          <table:table-cell table:style-name="Tabelle10.A2" office:value-type="string">
            <text:p text:style-name="P72">writeBool</text:p>
          </table:table-cell>
          <table:table-cell table:style-name="Tabelle10.C2" office:value-type="string">
            <text:p text:style-name="P72"/>
          </table:table-cell>
        </table:table-row>
        <table:table-row>
          <table:table-cell table:style-name="Tabelle10.A2" office:value-type="string">
            <text:p text:style-name="P72">BYTE</text:p>
          </table:table-cell>
          <table:table-cell table:style-name="Tabelle10.A2" office:value-type="string">
            <text:p text:style-name="P72">writeByte</text:p>
          </table:table-cell>
          <table:table-cell table:style-name="Tabelle10.C2" office:value-type="string">
            <text:p text:style-name="P72">Basically the same as „writeUsint“.</text:p>
          </table:table-cell>
        </table:table-row>
        <table:table-row>
          <table:table-cell table:style-name="Tabelle10.A2" office:value-type="string">
            <text:p text:style-name="P72">WORD</text:p>
          </table:table-cell>
          <table:table-cell table:style-name="Tabelle10.A2" office:value-type="string">
            <text:p text:style-name="P72">writeWord</text:p>
          </table:table-cell>
          <table:table-cell table:style-name="Tabelle10.C2" office:value-type="string">
            <text:p text:style-name="P72">Basically the same as „writeUint“.</text:p>
          </table:table-cell>
        </table:table-row>
        <table:table-row>
          <table:table-cell table:style-name="Tabelle10.A2" office:value-type="string">
            <text:p text:style-name="P72">DWORD</text:p>
          </table:table-cell>
          <table:table-cell table:style-name="Tabelle10.A2" office:value-type="string">
            <text:p text:style-name="P72">writeDword</text:p>
          </table:table-cell>
          <table:table-cell table:style-name="Tabelle10.C2" office:value-type="string">
            <text:p text:style-name="P72">Basically the same as „writeUdint“.</text:p>
          </table:table-cell>
        </table:table-row>
        <table:table-row>
          <table:table-cell table:style-name="Tabelle10.A2" office:value-type="string">
            <text:p text:style-name="P72">USINT</text:p>
          </table:table-cell>
          <table:table-cell table:style-name="Tabelle10.A2" office:value-type="string">
            <text:p text:style-name="P72">writeUsint</text:p>
          </table:table-cell>
          <table:table-cell table:style-name="Tabelle10.C2" office:value-type="string">
            <text:p text:style-name="P72"/>
          </table:table-cell>
        </table:table-row>
        <table:table-row>
          <table:table-cell table:style-name="Tabelle10.A2" office:value-type="string">
            <text:p text:style-name="P72">SINT</text:p>
          </table:table-cell>
          <table:table-cell table:style-name="Tabelle10.A2" office:value-type="string">
            <text:p text:style-name="P72">writeSint</text:p>
          </table:table-cell>
          <table:table-cell table:style-name="Tabelle10.C2" office:value-type="string">
            <text:p text:style-name="P72"/>
          </table:table-cell>
        </table:table-row>
        <table:table-row>
          <table:table-cell table:style-name="Tabelle10.A2" office:value-type="string">
            <text:p text:style-name="P72">UINT</text:p>
          </table:table-cell>
          <table:table-cell table:style-name="Tabelle10.A2" office:value-type="string">
            <text:p text:style-name="P72">writeUint</text:p>
          </table:table-cell>
          <table:table-cell table:style-name="Tabelle10.C2" office:value-type="string">
            <text:p text:style-name="P72"/>
          </table:table-cell>
        </table:table-row>
        <table:table-row>
          <table:table-cell table:style-name="Tabelle10.A2" office:value-type="string">
            <text:p text:style-name="P72">INT</text:p>
          </table:table-cell>
          <table:table-cell table:style-name="Tabelle10.A2" office:value-type="string">
            <text:p text:style-name="P72">writeInt</text:p>
          </table:table-cell>
          <table:table-cell table:style-name="Tabelle10.C2" office:value-type="string">
            <text:p text:style-name="P72"/>
          </table:table-cell>
        </table:table-row>
        <table:table-row>
          <table:table-cell table:style-name="Tabelle10.A2" office:value-type="string">
            <text:p text:style-name="P72">INT</text:p>
          </table:table-cell>
          <table:table-cell table:style-name="Tabelle10.A2" office:value-type="string">
            <text:p text:style-name="P72">writeInt1Dp</text:p>
          </table:table-cell>
          <table:table-cell table:style-name="Tabelle10.C2" office:value-type="string">
            <text:p text:style-name="P72">The JavaScript variable is <text:span text:style-name="T42">multiplied by 10 and converted to an integer, i.e. a value of 12.3 in JS is 123 in the PLC. </text:span></text:p>
          </table:table-cell>
        </table:table-row>
        <table:table-row>
          <table:table-cell table:style-name="Tabelle10.A2" office:value-type="string">
            <text:p text:style-name="P72">INT</text:p>
          </table:table-cell>
          <table:table-cell table:style-name="Tabelle10.A2" office:value-type="string">
            <text:p text:style-name="P72">writeInt<text:span text:style-name="T104">2</text:span>Dp</text:p>
          </table:table-cell>
          <table:table-cell table:style-name="Tabelle10.C2" office:value-type="string">
            <text:p text:style-name="P72">The JavaScript variable is <text:span text:style-name="T42">multiplied by 10</text:span><text:span text:style-name="T51">0</text:span><text:span text:style-name="T42"> and converted to an integer, i.e. a value of 1.23 in JS is 123 in the PLC. </text:span></text:p>
          </table:table-cell>
        </table:table-row>
        <table:table-row>
          <table:table-cell table:style-name="Tabelle10.A2" office:value-type="string">
            <text:p text:style-name="P72">UDINT</text:p>
          </table:table-cell>
          <table:table-cell table:style-name="Tabelle10.A2" office:value-type="string">
            <text:p text:style-name="P72">writeUdint</text:p>
          </table:table-cell>
          <table:table-cell table:style-name="Tabelle10.C2" office:value-type="string">
            <text:p text:style-name="P72"/>
          </table:table-cell>
        </table:table-row>
        <table:table-row>
          <table:table-cell table:style-name="Tabelle10.A2" office:value-type="string">
            <text:p text:style-name="P72">DINT</text:p>
          </table:table-cell>
          <table:table-cell table:style-name="Tabelle10.A2" office:value-type="string">
            <text:p text:style-name="P72">writeDint</text:p>
          </table:table-cell>
          <table:table-cell table:style-name="Tabelle10.C2" office:value-type="string">
            <text:p text:style-name="P72"/>
          </table:table-cell>
        </table:table-row>
        <table:table-row>
          <table:table-cell table:style-name="Tabelle10.A2" office:value-type="string">
            <text:p text:style-name="P72">TIME</text:p>
          </table:table-cell>
          <table:table-cell table:style-name="Tabelle10.A2" office:value-type="string">
            <text:p text:style-name="P72">writeTime</text:p>
          </table:table-cell>
          <table:table-cell table:style-name="Tabelle10.C2" office:value-type="string">
            <text:p text:style-name="P72">Has a special parameter „format“. See chapter 10.3 for this.</text:p>
          </table:table-cell>
        </table:table-row>
        <table:table-row>
          <table:table-cell table:style-name="Tabelle10.A2" office:value-type="string">
            <text:p text:style-name="P72">TOD</text:p>
          </table:table-cell>
          <table:table-cell table:style-name="Tabelle10.A2" office:value-type="string">
            <text:p text:style-name="P72">writeTod</text:p>
          </table:table-cell>
          <table:table-cell table:style-name="Tabelle10.C2" office:value-type="string">
            <text:p text:style-name="P72">The value has to be a JS date object or a string (i.e. „21:33“).</text:p>
          </table:table-cell>
        </table:table-row>
        <table:table-row>
          <table:table-cell table:style-name="Tabelle10.A2" office:value-type="string">
            <text:p text:style-name="P72">DT</text:p>
          </table:table-cell>
          <table:table-cell table:style-name="Tabelle10.A2" office:value-type="string">
            <text:p text:style-name="P72">writeDt</text:p>
          </table:table-cell>
          <table:table-cell table:style-name="Tabelle10.C2" office:value-type="string">
            <text:p text:style-name="P72">The value has to be a JS date object.</text:p>
          </table:table-cell>
        </table:table-row>
        <table:table-row>
          <table:table-cell table:style-name="Tabelle10.A2" office:value-type="string">
            <text:p text:style-name="P72">DATE</text:p>
          </table:table-cell>
          <table:table-cell table:style-name="Tabelle10.A2" office:value-type="string">
            <text:p text:style-name="P72">writeDate</text:p>
          </table:table-cell>
          <table:table-cell table:style-name="Tabelle10.C2" office:value-type="string">
            <text:p text:style-name="P72">The value has to be a JS date object.</text:p>
          </table:table-cell>
        </table:table-row>
        <table:table-row>
          <table:table-cell table:style-name="Tabelle10.A2" office:value-type="string">
            <text:p text:style-name="P72">REAL</text:p>
          </table:table-cell>
          <table:table-cell table:style-name="Tabelle10.A2" office:value-type="string">
            <text:p text:style-name="P72">writeReal</text:p>
          </table:table-cell>
          <table:table-cell table:style-name="Tabelle10.C2" office:value-type="string">
            <text:p text:style-name="P74">For issues with converting REAL variables see chapter 10.1.</text:p>
          </table:table-cell>
        </table:table-row>
        <table:table-row>
          <table:table-cell table:style-name="Tabelle10.A2" office:value-type="string">
            <text:p text:style-name="P72">LREAL</text:p>
          </table:table-cell>
          <table:table-cell table:style-name="Tabelle10.A2" office:value-type="string">
            <text:p text:style-name="P72">writeLreal</text:p>
          </table:table-cell>
          <table:table-cell table:style-name="Tabelle10.C2" office:value-type="string">
            <text:p text:style-name="P74"/>
          </table:table-cell>
        </table:table-row>
        <table:table-row>
          <table:table-cell table:style-name="Tabelle10.A2" office:value-type="string">
            <text:p text:style-name="P72">STRING</text:p>
          </table:table-cell>
          <table:table-cell table:style-name="Tabelle10.A2" office:value-type="string">
            <text:p text:style-name="P72">writeString</text:p>
          </table:table-cell>
          <table:table-cell table:style-name="Tabelle10.C2" office:value-type="string">
            <text:p text:style-name="P72"/>
          </table:table-cell>
        </table:table-row>
      </table:table>
      <text:p text:style-name="P25"/>
      <text:p text:style-name="P25"/>
      <text:p text:style-name="P25"/>
      <text:p text:style-name="P25"/>
      <text:p text:style-name="P25"/>
      <text:h text:style-name="P155" text:outline-level="3"><text:soft-page-break/>Common Parameters<text:span text:style-name="T23"> (Type, Required, Default)</text:span></text:h>
      <table:table table:name="Tabelle8" table:style-name="Tabelle8">
        <table:table-column table:style-name="Tabelle8.A"/>
        <table:table-row>
          <table:table-cell table:style-name="Tabelle8.A1" office:value-type="string">
            <text:p text:style-name="P31"><text:span text:style-name="T1">addr</text:span><text:span text:style-name="T4"> (string, </text:span><text:span text:style-name="T16">required if the „name“ parameter in not set</text:span><text:span text:style-name="T4">, undefined)</text:span></text:p>
            <text:p text:style-name="P89">The address of the PLC variable, can be used to write variables with fixed addresses. However, I recommend to use the „name“ parameter instead</text:p>
          </table:table-cell>
        </table:table-row>
        <table:table-row>
          <table:table-cell table:style-name="Tabelle8.A2" office:value-type="string">
            <text:p text:style-name="P31"><text:span text:style-name="T1">name</text:span><text:span text:style-name="T4"> (string, </text:span><text:span text:style-name="T16">required if the „addr“ parameter in not set</text:span><text:span text:style-name="T4">, undefined)</text:span></text:p>
            <text:p text:style-name="P90">The name of the PLC variable.</text:p>
          </table:table-cell>
        </table:table-row>
        <table:table-row>
          <table:table-cell table:style-name="Tabelle8.A2" office:value-type="string">
            <text:p text:style-name="Text_20_body"><text:span text:style-name="T23">debug</text:span><text:span text:style-name="T42"> (boolean, optional, false)</text:span></text:p>
            <text:p text:style-name="P122">If this option is set to true all internal used information of the request is written to the console.</text:p>
          </table:table-cell>
        </table:table-row>
        <table:table-row>
          <table:table-cell table:style-name="Tabelle8.A2" office:value-type="string">
            <text:p text:style-name="Text_20_body"><text:span text:style-name="T23">id </text:span><text:span text:style-name="T42">(number, optional, undefined)</text:span></text:p>
            <text:p text:style-name="P96">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8.A2" office:value-type="string">
            <text:p text:style-name="P42"><text:span text:style-name="T27">handle</text:span><text:span text:style-name="T23"> </text:span><text:span text:style-name="T42">(b</text:span>oolean, optional, undefined<text:span text:style-name="T42">)</text:span></text:p>
            <text:p text:style-name="P111"><text:span text:style-name="T80">Instead of a direct access a handle will be used</text:span>. <text:span text:style-name="T80">For proper function the handle has to be fetched before. </text:span>The option overrides by the „<text:span text:style-name="T80">useHandles</text:span>“ parameter of the client definition.</text:p>
          </table:table-cell>
        </table:table-row>
        <table:table-row>
          <table:table-cell table:style-name="Tabelle8.A2" office:value-type="string">
            <text:p text:style-name="Text_20_body"><text:span text:style-name="T23">oc</text:span><text:span text:style-name="T42"> (function, optional, undefined)</text:span></text:p>
            <text:p text:style-name="P122">A function wich will be executed after the request has finished sucessfully.</text:p>
          </table:table-cell>
        </table:table-row>
        <table:table-row>
          <table:table-cell table:style-name="Tabelle8.A2" office:value-type="string">
            <text:p text:style-name="Text_20_body"><text:span text:style-name="T23">ocd</text:span><text:span text:style-name="T42"> (number, optional, undefined)</text:span></text:p>
            <text:p text:style-name="P122">A value of milliseconds for delaying the on-complete-function.</text:p>
          </table:table-cell>
        </table:table-row>
        <table:table-row table:style-name="Tabelle8.8">
          <table:table-cell table:style-name="Tabelle8.A2" office:value-type="string">
            <text:p text:style-name="P60"><text:span text:style-name="T23">o</text:span><text:span text:style-name="T31">e</text:span><text:span text:style-name="T23"> </text:span><text:span text:style-name="T42">(function, optional, undefined)</text:span></text:p>
            <text:p text:style-name="P102">A function wich will be executed after the request has finished <text:span text:style-name="T100">with an error</text:span>.</text:p>
          </table:table-cell>
        </table:table-row>
        <text:soft-page-break/>
        <table:table-row table:style-name="Tabelle8.9">
          <table:table-cell table:style-name="Tabelle8.A2" office:value-type="string">
            <text:p text:style-name="Text_20_body"><text:span text:style-name="T23">val</text:span><text:span text:style-name="T42"> (boolean|number|string, required, undefined)</text:span></text:p>
            <text:p text:style-name="P120">The value to send to the PLC. Can also be specified as a variable (even a local definend one). </text:p>
          </table:table-cell>
        </table:table-row>
        <table:table-row>
          <table:table-cell table:style-name="Tabelle8.A2" office:value-type="string">
            <text:p text:style-name="Text_20_body"><text:span text:style-name="T23">sync </text:span><text:span text:style-name="T42">(b</text:span>oolean, optional, undefined<text:span text:style-name="T42">)</text:span></text:p>
            <text:p text:style-name="P108">A synchronous XMLHttpRequests is used if this option is set to „true“. This means that a script waits until the request is finished. The option overrides by the „syncXmlHttp“ parameter of the client.</text:p>
          </table:table-cell>
        </table:table-row>
      </table:table>
      <text:p text:style-name="P25"/>
      <text:h text:style-name="P155" text:outline-level="3">Type Dependent Parameters<text:span text:style-name="T23"> (Type, Required, Default)</text:span></text:h>
      <table:table table:name="Tabelle11" table:style-name="Tabelle11">
        <table:table-column table:style-name="Tabelle11.A"/>
        <table:table-row>
          <table:table-cell table:style-name="Tabelle11.A1" office:value-type="string">
            <text:p text:style-name="Text_20_body"><text:span text:style-name="T23">strlen</text:span><text:span text:style-name="T4"> (number, required if the „addr“ parameter is used, undefined)</text:span></text:p>
            <text:p text:style-name="P131">For data type STRING: The defined lenght of the string in the PLC. If the varible is accessed by name the value is detected automatically, it should only be set if you use the „addr“-parameter.</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Arrays</text:h>
      <text:p text:style-name="Text_20_body"/>
      <text:p text:style-name="Text_20_body">There are some powerful methods for accessing arrays and structures in the PLC. This way you can read or write thousands of values with one single command. Just like for the single variables, there are reading and writing methods for each data type.</text:p>
      <text:h text:style-name="Heading_20_2" text:outline-level="2">6.1 Read Requests</text:h>
      <text:p text:style-name="Standard">An example of reading an array of strings. Other then TAME V2 this version detects the defined length of arrays and strings automatically. The parameters „arrlen“ and „strlen“ can be omitted and the command just looks like this:</text:p>
      <text:p text:style-name="Standard"><draw:frame draw:style-name="fr2" draw:name="Rahmen12" text:anchor-type="paragraph" svg:x="0.023cm" svg:y="0.381cm" svg:width="16.956cm" draw:z-index="47"><draw:text-box fo:min-height="4.475cm"><text:p text:style-name="P64"/><text:p text:style-name="P64"><text:tab/>PLC.readArrayOfString({</text:p><text:p text:style-name="P64"><text:tab/><text:tab/>name: ".StringArray",</text:p><text:p text:style-name="P64"><text:tab/><text:tab/>jvar: "myArray"</text:p><text:p text:style-name="P64"><text:tab/>});</text:p><text:p text:style-name="P64"/></draw:text-box></draw:frame></text:p>
      <text:p text:style-name="Standard"/>
      <text:p text:style-name="Standard">An example of reading an array of <text:s/>10 DATE values. After executing, the JavaScript array will contain formatted strings. </text:p>
      <text:p text:style-name="Text_20_body"><draw:frame draw:style-name="fr2" draw:name="Rahmen18" text:anchor-type="paragraph" svg:x="0.023cm" svg:y="0.381cm" svg:width="16.956cm" draw:z-index="13"><draw:text-box fo:min-height="5.221cm"><text:p text:style-name="P64"/><text:p text:style-name="P64"><text:tab/>PLC.readArrayOfDate({</text:p><text:p text:style-name="P64"><text:tab/><text:tab/>name: "MAIN.DateArray",</text:p><text:p text:style-name="P64"><text:tab/><text:tab/>format: "#WEEKDAY#, #DD#.#MM#.#YYYY",</text:p><text:p text:style-name="P64"><text:tab/><text:tab/>jvar: "myArray"</text:p><text:p text:style-name="P64"><text:tab/>});</text:p><text:p text:style-name="P64"/></draw:text-box></draw:frame></text:p>
      <text:p text:style-name="Text_20_body"/>
      <text:p text:style-name="Text_20_body"/>
      <text:p text:style-name="Text_20_body"/>
      <text:p text:style-name="Text_20_body"/>
      <text:h text:style-name="Heading_20_3" text:outline-level="3"><text:soft-page-break/>Supported Data Types</text:h>
      <table:table table:name="Tabelle12" table:style-name="Tabelle12">
        <table:table-column table:style-name="Tabelle12.A"/>
        <table:table-column table:style-name="Tabelle12.B"/>
        <table:table-column table:style-name="Tabelle12.C"/>
        <table:table-row>
          <table:table-cell table:style-name="Tabelle12.A1" office:value-type="string">
            <text:p text:style-name="P70">PLC Data Type</text:p>
          </table:table-cell>
          <table:table-cell table:style-name="Tabelle12.A1" office:value-type="string">
            <text:p text:style-name="P70">Method</text:p>
          </table:table-cell>
          <table:table-cell table:style-name="Tabelle12.C1" office:value-type="string">
            <text:p text:style-name="P70">Note</text:p>
          </table:table-cell>
        </table:table-row>
        <table:table-row>
          <table:table-cell table:style-name="Tabelle12.A2" office:value-type="string">
            <text:p text:style-name="P72">BOOL</text:p>
          </table:table-cell>
          <table:table-cell table:style-name="Tabelle12.A2" office:value-type="string">
            <text:p text:style-name="P72">readArrayOfBool</text:p>
          </table:table-cell>
          <table:table-cell table:style-name="Tabelle12.C2" office:value-type="string">
            <text:p text:style-name="P72"/>
          </table:table-cell>
        </table:table-row>
        <table:table-row>
          <table:table-cell table:style-name="Tabelle12.A2" office:value-type="string">
            <text:p text:style-name="P72">BYTE</text:p>
          </table:table-cell>
          <table:table-cell table:style-name="Tabelle12.A2" office:value-type="string">
            <text:p text:style-name="P72">readArrayOfByte</text:p>
          </table:table-cell>
          <table:table-cell table:style-name="Tabelle12.C2" office:value-type="string">
            <text:p text:style-name="P72">Basically the same as „readArrayOfUsint“.</text:p>
          </table:table-cell>
        </table:table-row>
        <table:table-row>
          <table:table-cell table:style-name="Tabelle12.A2" office:value-type="string">
            <text:p text:style-name="P72">WORD</text:p>
          </table:table-cell>
          <table:table-cell table:style-name="Tabelle12.A2" office:value-type="string">
            <text:p text:style-name="P72">readArrayOfWord</text:p>
          </table:table-cell>
          <table:table-cell table:style-name="Tabelle12.C2" office:value-type="string">
            <text:p text:style-name="P72">Basically the same as „readArrayOfUint“.</text:p>
          </table:table-cell>
        </table:table-row>
        <table:table-row>
          <table:table-cell table:style-name="Tabelle12.A2" office:value-type="string">
            <text:p text:style-name="P72">DWORD</text:p>
          </table:table-cell>
          <table:table-cell table:style-name="Tabelle12.A2" office:value-type="string">
            <text:p text:style-name="P72">readArrayOfDword</text:p>
          </table:table-cell>
          <table:table-cell table:style-name="Tabelle12.C2" office:value-type="string">
            <text:p text:style-name="P72">Basically the same as „readArrayOfUdint“.</text:p>
          </table:table-cell>
        </table:table-row>
        <table:table-row>
          <table:table-cell table:style-name="Tabelle12.A2" office:value-type="string">
            <text:p text:style-name="P72">USINT</text:p>
          </table:table-cell>
          <table:table-cell table:style-name="Tabelle12.A2" office:value-type="string">
            <text:p text:style-name="P72">readArrayOfUsint</text:p>
          </table:table-cell>
          <table:table-cell table:style-name="Tabelle12.C2" office:value-type="string">
            <text:p text:style-name="P72"/>
          </table:table-cell>
        </table:table-row>
        <table:table-row>
          <table:table-cell table:style-name="Tabelle12.A2" office:value-type="string">
            <text:p text:style-name="P72">SINT</text:p>
          </table:table-cell>
          <table:table-cell table:style-name="Tabelle12.A2" office:value-type="string">
            <text:p text:style-name="P72">readArrayOfSint</text:p>
          </table:table-cell>
          <table:table-cell table:style-name="Tabelle12.C2" office:value-type="string">
            <text:p text:style-name="P72"/>
          </table:table-cell>
        </table:table-row>
        <table:table-row>
          <table:table-cell table:style-name="Tabelle12.A2" office:value-type="string">
            <text:p text:style-name="P72">UINT</text:p>
          </table:table-cell>
          <table:table-cell table:style-name="Tabelle12.A2" office:value-type="string">
            <text:p text:style-name="P72">readArrayOfUint</text:p>
          </table:table-cell>
          <table:table-cell table:style-name="Tabelle12.C2" office:value-type="string">
            <text:p text:style-name="P72"/>
          </table:table-cell>
        </table:table-row>
        <table:table-row>
          <table:table-cell table:style-name="Tabelle12.A2" office:value-type="string">
            <text:p text:style-name="P72">INT</text:p>
          </table:table-cell>
          <table:table-cell table:style-name="Tabelle12.A2" office:value-type="string">
            <text:p text:style-name="P72">readArrayOfInt</text:p>
          </table:table-cell>
          <table:table-cell table:style-name="Tabelle12.C2" office:value-type="string">
            <text:p text:style-name="P72"/>
          </table:table-cell>
        </table:table-row>
        <table:table-row>
          <table:table-cell table:style-name="Tabelle12.A2" office:value-type="string">
            <text:p text:style-name="P72">INT</text:p>
          </table:table-cell>
          <table:table-cell table:style-name="Tabelle12.A2" office:value-type="string">
            <text:p text:style-name="P72">readArrayOfInt1Dp</text:p>
          </table:table-cell>
          <table:table-cell table:style-name="Tabelle12.C2" office:value-type="string">
            <text:p text:style-name="P72">An INT converted to a variable with 1 decimal place,</text:p>
            <text:p text:style-name="P72">i.e. 637 in the PLC is 63.7 in the JavaScript variable.</text:p>
          </table:table-cell>
        </table:table-row>
        <table:table-row>
          <table:table-cell table:style-name="Tabelle12.A2" office:value-type="string">
            <text:p text:style-name="P72">INT</text:p>
          </table:table-cell>
          <table:table-cell table:style-name="Tabelle12.A2" office:value-type="string">
            <text:p text:style-name="P72">readArrayOfInt<text:span text:style-name="T104">2</text:span>Dp</text:p>
          </table:table-cell>
          <table:table-cell table:style-name="Tabelle12.C2" office:value-type="string">
            <text:p text:style-name="P72">An INT converted to a variable with <text:span text:style-name="T104">2</text:span> decimal place<text:span text:style-name="T104">s</text:span>,</text:p>
            <text:p text:style-name="P72">i.e. 637 in the PLC is 6.37 in the JavaScript variable.</text:p>
          </table:table-cell>
        </table:table-row>
        <table:table-row>
          <table:table-cell table:style-name="Tabelle12.A2" office:value-type="string">
            <text:p text:style-name="P72">UDINT</text:p>
          </table:table-cell>
          <table:table-cell table:style-name="Tabelle12.A2" office:value-type="string">
            <text:p text:style-name="P72">readArrayOfUdint</text:p>
          </table:table-cell>
          <table:table-cell table:style-name="Tabelle12.C2" office:value-type="string">
            <text:p text:style-name="P72"/>
          </table:table-cell>
        </table:table-row>
        <table:table-row>
          <table:table-cell table:style-name="Tabelle12.A2" office:value-type="string">
            <text:p text:style-name="P72">DINT</text:p>
          </table:table-cell>
          <table:table-cell table:style-name="Tabelle12.A2" office:value-type="string">
            <text:p text:style-name="P72">readArrayOfDint</text:p>
          </table:table-cell>
          <table:table-cell table:style-name="Tabelle12.C2" office:value-type="string">
            <text:p text:style-name="P72"/>
          </table:table-cell>
        </table:table-row>
        <table:table-row>
          <table:table-cell table:style-name="Tabelle12.A2" office:value-type="string">
            <text:p text:style-name="P72">TIME</text:p>
          </table:table-cell>
          <table:table-cell table:style-name="Tabelle12.A2" office:value-type="string">
            <text:p text:style-name="P72">readArrayOfTime</text:p>
          </table:table-cell>
          <table:table-cell table:style-name="Tabelle12.C2" office:value-type="string">
            <text:p text:style-name="P72">With the „format“-parameter set the time value is converted to a formatted string, otherwise the output is a string with a value in milliseconds.</text:p>
          </table:table-cell>
        </table:table-row>
        <table:table-row>
          <table:table-cell table:style-name="Tabelle12.A2" office:value-type="string">
            <text:p text:style-name="P72">TOD</text:p>
          </table:table-cell>
          <table:table-cell table:style-name="Tabelle12.A2" office:value-type="string">
            <text:p text:style-name="P72">readArrayOfTod</text:p>
          </table:table-cell>
          <table:table-cell table:style-name="Tabelle12.C2" office:value-type="string">
            <text:p text:style-name="P72">With the „format“-parameter set the time value is converted to a formatted string, otherwise the output is a date object.</text:p>
          </table:table-cell>
        </table:table-row>
        <table:table-row>
          <table:table-cell table:style-name="Tabelle12.A2" office:value-type="string">
            <text:p text:style-name="P72">DT</text:p>
          </table:table-cell>
          <table:table-cell table:style-name="Tabelle12.A2" office:value-type="string">
            <text:p text:style-name="P72">readArrayOfDt</text:p>
          </table:table-cell>
          <table:table-cell table:style-name="Tabelle12.C2" office:value-type="string">
            <text:p text:style-name="P72">With the „format“-parameter set the time value is converted to a formatted string, otherwise the output is a date object.</text:p>
          </table:table-cell>
        </table:table-row>
        <table:table-row>
          <table:table-cell table:style-name="Tabelle12.A2" office:value-type="string">
            <text:p text:style-name="P72">DATE</text:p>
          </table:table-cell>
          <table:table-cell table:style-name="Tabelle12.A2" office:value-type="string">
            <text:p text:style-name="P72">readArrayOfDate</text:p>
          </table:table-cell>
          <table:table-cell table:style-name="Tabelle12.C2" office:value-type="string">
            <text:p text:style-name="P72">With the „format“-parameter set the time value is converted to a formatted string, otherwise the output is a date object.</text:p>
          </table:table-cell>
        </table:table-row>
        <table:table-row>
          <table:table-cell table:style-name="Tabelle12.A2" office:value-type="string">
            <text:p text:style-name="P72">REAL</text:p>
          </table:table-cell>
          <table:table-cell table:style-name="Tabelle12.A2" office:value-type="string">
            <text:p text:style-name="P72">readArrayOfReal</text:p>
          </table:table-cell>
          <table:table-cell table:style-name="Tabelle12.C2" office:value-type="string">
            <text:p text:style-name="P72">Has a special formatting parameter „dp“ to set the number of the decimal places. <text:span text:style-name="T1">For issues with converting REAL variables see chapter 10.1.</text:span></text:p>
          </table:table-cell>
        </table:table-row>
        <text:soft-page-break/>
        <table:table-row>
          <table:table-cell table:style-name="Tabelle12.A2" office:value-type="string">
            <text:p text:style-name="P72">LREAL</text:p>
          </table:table-cell>
          <table:table-cell table:style-name="Tabelle12.A2" office:value-type="string">
            <text:p text:style-name="P72">readArrayOfLreal</text:p>
          </table:table-cell>
          <table:table-cell table:style-name="Tabelle12.C2" office:value-type="string">
            <text:p text:style-name="P72">Has a special formatting parameter „dp“ to set the number of the decimal places.</text:p>
          </table:table-cell>
        </table:table-row>
        <table:table-row>
          <table:table-cell table:style-name="Tabelle12.A2" office:value-type="string">
            <text:p text:style-name="P72">STRING</text:p>
          </table:table-cell>
          <table:table-cell table:style-name="Tabelle12.A2" office:value-type="string">
            <text:p text:style-name="P72">readArrayOfString</text:p>
          </table:table-cell>
          <table:table-cell table:style-name="Tabelle12.C2" office:value-type="string">
            <text:p text:style-name="P72"/>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3" table:style-name="Tabelle13">
        <table:table-column table:style-name="Tabelle13.A"/>
        <table:table-row>
          <table:table-cell table:style-name="Tabelle13.A1" office:value-type="string">
            <text:p text:style-name="P31"><text:span text:style-name="T1">addr</text:span><text:span text:style-name="T4"> (string, </text:span><text:span text:style-name="T16">required if the „name“ parameter in not set</text:span><text:span text:style-name="T4">, undefined)</text:span></text:p>
            <text:p text:style-name="P89">The address of the PLC variable, can be used to read variables with fixed addresses. However, I recommend to use the „name“ parameter instead.</text:p>
          </table:table-cell>
        </table:table-row>
        <table:table-row>
          <table:table-cell table:style-name="Tabelle13.A2" office:value-type="string">
            <text:p text:style-name="P31"><text:span text:style-name="T1">name</text:span><text:span text:style-name="T4"> (string, </text:span><text:span text:style-name="T16">required if the „addr“ parameter in not set</text:span><text:span text:style-name="T4">, undefined)</text:span></text:p>
            <text:p text:style-name="P90">The name of the PLC variable.</text:p>
          </table:table-cell>
        </table:table-row>
        <table:table-row>
          <table:table-cell table:style-name="Tabelle13.A2" office:value-type="string">
            <text:p text:style-name="Text_20_body"><text:span text:style-name="T23">arrlen</text:span><text:span text:style-name="T4"> (number, required if the „addr“ parameter is used, undefined)</text:span></text:p>
            <text:p text:style-name="P122">The length of the array (the number of the items). <text:span text:style-name="T1">If the varible is accessed by name the value is detected automatically, it should only be set if you use the „addr“-parameter.</text:span></text:p>
          </table:table-cell>
        </table:table-row>
        <table:table-row>
          <table:table-cell table:style-name="Tabelle13.A2" office:value-type="string">
            <text:p text:style-name="Text_20_body"><text:span text:style-name="T23">debug</text:span><text:span text:style-name="T42"> (boolean, optional, false)</text:span></text:p>
            <text:p text:style-name="P119">If this option is set to true all internal used information of the request is written to the console.</text:p>
          </table:table-cell>
        </table:table-row>
        <table:table-row>
          <table:table-cell table:style-name="Tabelle13.A2" office:value-type="string">
            <text:p text:style-name="Text_20_body"><text:span text:style-name="T23">id </text:span><text:span text:style-name="T42">(number, optional, undefined)</text:span></text:p>
            <text:p text:style-name="P99">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3.A2" office:value-type="string">
            <text:p text:style-name="Text_20_body"><text:span text:style-name="T23">jvar</text:span><text:span text:style-name="T42"> (string, required, undefined)</text:span></text:p>
            <text:p text:style-name="P119"><text:span text:style-name="T4">The name of the JavaScript variable to store the data in. This must be a </text:span><text:span text:style-name="T2">global </text:span><text:span text:style-name="T4">variable. Namespaces of any depth and arrays are supported, i.e. "myNameSpace.myVars.var1" or "myNameSpace.myArray[0]".</text:span></text:p>
          </table:table-cell>
        </table:table-row>
        <table:table-row>
          <table:table-cell table:style-name="Tabelle13.A2" office:value-type="string">
            <text:p text:style-name="P42"><text:span text:style-name="T27">handle</text:span><text:span text:style-name="T23"> </text:span><text:span text:style-name="T42">(b</text:span>oolean, optional, undefined<text:span text:style-name="T42">)</text:span></text:p>
            <text:p text:style-name="P111"><text:span text:style-name="T80">Instead of a direct access a handle will be used</text:span>. <text:span text:style-name="T80">For proper function the handle has to be fetched before. </text:span>The option overrides by the „<text:span text:style-name="T80">useHandles</text:span>“ parameter of the client definition.</text:p>
          </table:table-cell>
        </table:table-row>
        <table:table-row table:style-name="Tabelle13.8">
          <table:table-cell table:style-name="Tabelle13.A2" office:value-type="string">
            <text:p text:style-name="Text_20_body"><text:span text:style-name="T23">oc</text:span><text:span text:style-name="T42"> (function, optional, undefined)</text:span></text:p>
            <text:p text:style-name="P122">A function wich will be executed after the request has finished sucessfully.</text:p>
          </table:table-cell>
        </table:table-row>
        <text:soft-page-break/>
        <table:table-row>
          <table:table-cell table:style-name="Tabelle13.A2" office:value-type="string">
            <text:p text:style-name="Text_20_body"><text:span text:style-name="T23">ocd</text:span><text:span text:style-name="T42"> (number, optional, undefined)</text:span></text:p>
            <text:p text:style-name="P122">A value of milliseconds for delaying the on-complete-function.</text:p>
          </table:table-cell>
        </table:table-row>
        <table:table-row>
          <table:table-cell table:style-name="Tabelle13.A2" office:value-type="string">
            <text:p text:style-name="P60"><text:span text:style-name="T23">o</text:span><text:span text:style-name="T31">e</text:span><text:span text:style-name="T23"> </text:span><text:span text:style-name="T42">(function, optional, undefined)</text:span></text:p>
            <text:p text:style-name="P102">A function wich will be executed after the request has finished <text:span text:style-name="T100">with an error</text:span>.</text:p>
          </table:table-cell>
        </table:table-row>
        <table:table-row>
          <table:table-cell table:style-name="Tabelle13.A2" office:value-type="string">
            <text:p text:style-name="Text_20_body"><text:span text:style-name="T23">sync </text:span><text:span text:style-name="T42">(b</text:span>oolean, optional, undefined<text:span text:style-name="T42">)</text:span></text:p>
            <text:p text:style-name="P109">A synchronous XMLHttpRequests is used if this option is set to „true“. This means that a script waits until the request is finished. The option overrides by the „syncXmlHttp“ parameter of the client.</text:p>
          </table:table-cell>
        </table:table-row>
      </table:table>
      <text:p text:style-name="P25"/>
      <text:p text:style-name="P25"/>
      <text:p text:style-name="P13"/>
      <text:p text:style-name="P13"/>
      <text:h text:style-name="P160" text:outline-level="3">Type Dependent Parameters<text:span text:style-name="T23"> (Type, Required, Default)</text:span></text:h>
      <table:table table:name="Tabelle14" table:style-name="Tabelle14">
        <table:table-column table:style-name="Tabelle14.A"/>
        <table:table-row>
          <table:table-cell table:style-name="Tabelle14.A1" office:value-type="string">
            <text:p text:style-name="Text_20_body"><text:span text:style-name="T2">dp | decPlaces</text:span><text:span text:style-name="T4"> (number, optional, undefined)</text:span></text:p>
            <text:p text:style-name="P129">For data types REAL and LREAL: The number of decimal places. For issues with converting REAL variables see chapter 10.1.</text:p>
          </table:table-cell>
        </table:table-row>
        <table:table-row>
          <table:table-cell table:style-name="Tabelle14.A2" office:value-type="string">
            <text:p text:style-name="Text_20_body"><text:span text:style-name="T23">format</text:span><text:span text:style-name="T4"> (string, optional, undefined)</text:span></text:p>
            <text:p text:style-name="P128">For data types TIME, TOD, DT, DATE: A string containing information for the formatted output of date and/or time. If used, the output ist a string instead of a date object. See chapters 10.3 and 10.4 for this.</text:p>
          </table:table-cell>
        </table:table-row>
        <table:table-row>
          <table:table-cell table:style-name="Tabelle14.A2" office:value-type="string">
            <text:p text:style-name="Text_20_body"><text:span text:style-name="T23">strlen</text:span><text:span text:style-name="T4"> (number, required if the „addr“ parameter is used, undefined)</text:span></text:p>
            <text:p text:style-name="P131">For data type STRING: The defined lenght of the string in the PLC. If the varible is accessed by name the value is detected automatically, it should only be set if you use the „addr“ parameter.</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6.2 Write Requests</text:h>
      <text:p text:style-name="Standard">An example of writing an array of boolean variables: </text:p>
      <text:p text:style-name="Standard"><draw:frame draw:style-name="fr2" draw:name="Rahmen11" text:anchor-type="paragraph" svg:x="0.023cm" svg:y="0.443cm" svg:width="16.956cm" draw:z-index="14"><draw:text-box fo:min-height="4.618cm"><text:p text:style-name="P64"/><text:p text:style-name="P64"><text:tab/>PLC.writeArrayOfBool({</text:p><text:p text:style-name="P64"><text:tab/><text:tab/>name: "MAIN.BoolArray",</text:p><text:p text:style-name="P64"><text:tab/><text:tab/>val: myArray</text:p><text:p text:style-name="P64"><text:tab/>});</text:p><text:p text:style-name="P64"/></draw:text-box></draw:frame></text:p>
      <text:p text:style-name="Standard"/>
      <text:p text:style-name="Standard">You can also write only one item of the array. Here an example of writing the last element of an array of 10 integer variables: </text:p>
      <text:p text:style-name="Standard"><draw:frame draw:style-name="fr2" draw:name="Rahmen19" text:anchor-type="paragraph" svg:x="0.023cm" svg:y="0.443cm" svg:width="16.956cm" draw:z-index="15"><draw:text-box fo:min-height="5.048cm"><text:p text:style-name="P64"/><text:p text:style-name="P64"><text:tab/>PLC.writeArrayOfInt({</text:p><text:p text:style-name="P64"><text:tab/><text:tab/>name: "MAIN.IntArray",</text:p><text:p text:style-name="P64"><text:tab/><text:tab/>item: 9,</text:p><text:p text:style-name="P64"><text:tab/><text:tab/>val: myArray</text:p><text:p text:style-name="P64"><text:tab/>});</text:p><text:p text:style-name="P64"/></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Supported Data Types</text:h>
      <table:table table:name="Tabelle15" table:style-name="Tabelle15">
        <table:table-column table:style-name="Tabelle15.A"/>
        <table:table-column table:style-name="Tabelle15.B"/>
        <table:table-column table:style-name="Tabelle15.C"/>
        <table:table-row>
          <table:table-cell table:style-name="Tabelle15.A1" office:value-type="string">
            <text:p text:style-name="P70">PLC Data Type</text:p>
          </table:table-cell>
          <table:table-cell table:style-name="Tabelle15.A1" office:value-type="string">
            <text:p text:style-name="P70">Method</text:p>
          </table:table-cell>
          <table:table-cell table:style-name="Tabelle15.C1" office:value-type="string">
            <text:p text:style-name="P70">Note</text:p>
          </table:table-cell>
        </table:table-row>
        <table:table-row>
          <table:table-cell table:style-name="Tabelle15.A2" office:value-type="string">
            <text:p text:style-name="P72">BOOL</text:p>
          </table:table-cell>
          <table:table-cell table:style-name="Tabelle15.A2" office:value-type="string">
            <text:p text:style-name="P72">writeArrayOfBool</text:p>
          </table:table-cell>
          <table:table-cell table:style-name="Tabelle15.C2" office:value-type="string">
            <text:p text:style-name="P72"/>
          </table:table-cell>
        </table:table-row>
        <table:table-row>
          <table:table-cell table:style-name="Tabelle15.A2" office:value-type="string">
            <text:p text:style-name="P72">BYTE</text:p>
          </table:table-cell>
          <table:table-cell table:style-name="Tabelle15.A2" office:value-type="string">
            <text:p text:style-name="P72">writeArrayOfByte</text:p>
          </table:table-cell>
          <table:table-cell table:style-name="Tabelle15.C2" office:value-type="string">
            <text:p text:style-name="P72">Basically the same as „writeArrayOfUsint“.</text:p>
          </table:table-cell>
        </table:table-row>
        <table:table-row>
          <table:table-cell table:style-name="Tabelle15.A2" office:value-type="string">
            <text:p text:style-name="P72">WORD</text:p>
          </table:table-cell>
          <table:table-cell table:style-name="Tabelle15.A2" office:value-type="string">
            <text:p text:style-name="P72">writeArrayOfWord</text:p>
          </table:table-cell>
          <table:table-cell table:style-name="Tabelle15.C2" office:value-type="string">
            <text:p text:style-name="P72">Basically the same as „writeArrayOfUint“.</text:p>
          </table:table-cell>
        </table:table-row>
        <table:table-row>
          <table:table-cell table:style-name="Tabelle15.A2" office:value-type="string">
            <text:p text:style-name="P72">DWORD</text:p>
          </table:table-cell>
          <table:table-cell table:style-name="Tabelle15.A2" office:value-type="string">
            <text:p text:style-name="P72">writeArrayOfDword</text:p>
          </table:table-cell>
          <table:table-cell table:style-name="Tabelle15.C2" office:value-type="string">
            <text:p text:style-name="P72">Basically the same as „writeArrayOfUdint“.</text:p>
          </table:table-cell>
        </table:table-row>
        <table:table-row>
          <table:table-cell table:style-name="Tabelle15.A2" office:value-type="string">
            <text:p text:style-name="P72">USINT</text:p>
          </table:table-cell>
          <table:table-cell table:style-name="Tabelle15.A2" office:value-type="string">
            <text:p text:style-name="P72">writeArrayOfUsint</text:p>
          </table:table-cell>
          <table:table-cell table:style-name="Tabelle15.C2" office:value-type="string">
            <text:p text:style-name="P72"/>
          </table:table-cell>
        </table:table-row>
        <table:table-row>
          <table:table-cell table:style-name="Tabelle15.A2" office:value-type="string">
            <text:p text:style-name="P72">SINT</text:p>
          </table:table-cell>
          <table:table-cell table:style-name="Tabelle15.A2" office:value-type="string">
            <text:p text:style-name="P72">writeArrayOfSint</text:p>
          </table:table-cell>
          <table:table-cell table:style-name="Tabelle15.C2" office:value-type="string">
            <text:p text:style-name="P72"/>
          </table:table-cell>
        </table:table-row>
        <table:table-row>
          <table:table-cell table:style-name="Tabelle15.A2" office:value-type="string">
            <text:p text:style-name="P72">UINT</text:p>
          </table:table-cell>
          <table:table-cell table:style-name="Tabelle15.A2" office:value-type="string">
            <text:p text:style-name="P72">writeArrayOfUint</text:p>
          </table:table-cell>
          <table:table-cell table:style-name="Tabelle15.C2" office:value-type="string">
            <text:p text:style-name="P72"/>
          </table:table-cell>
        </table:table-row>
        <table:table-row>
          <table:table-cell table:style-name="Tabelle15.A2" office:value-type="string">
            <text:p text:style-name="P72">INT</text:p>
          </table:table-cell>
          <table:table-cell table:style-name="Tabelle15.A2" office:value-type="string">
            <text:p text:style-name="P72">writeArrayOfInt</text:p>
          </table:table-cell>
          <table:table-cell table:style-name="Tabelle15.C2" office:value-type="string">
            <text:p text:style-name="P72"/>
          </table:table-cell>
        </table:table-row>
        <table:table-row>
          <table:table-cell table:style-name="Tabelle15.A2" office:value-type="string">
            <text:p text:style-name="P72">INT</text:p>
          </table:table-cell>
          <table:table-cell table:style-name="Tabelle15.A2" office:value-type="string">
            <text:p text:style-name="P72">writeArrayOfInt1Dp</text:p>
          </table:table-cell>
          <table:table-cell table:style-name="Tabelle15.C2" office:value-type="string">
            <text:p text:style-name="P72">The JavaScript variables are <text:span text:style-name="T42">multiplied by 10 and converted to an integer, i.e. a value of 12.3 in JS is 123 in the PLC. </text:span></text:p>
          </table:table-cell>
        </table:table-row>
        <table:table-row>
          <table:table-cell table:style-name="Tabelle15.A2" office:value-type="string">
            <text:p text:style-name="P72">INT</text:p>
          </table:table-cell>
          <table:table-cell table:style-name="Tabelle15.A2" office:value-type="string">
            <text:p text:style-name="P72">writeArrayOfInt<text:span text:style-name="T104">2</text:span>Dp</text:p>
          </table:table-cell>
          <table:table-cell table:style-name="Tabelle15.C2" office:value-type="string">
            <text:p text:style-name="P72">The JavaScript variables are <text:span text:style-name="T42">multiplied by 10</text:span><text:span text:style-name="T51">0</text:span><text:span text:style-name="T42"> and converted to an integer, i.e. a value of 1.23 in JS is 123 in the PLC. </text:span></text:p>
          </table:table-cell>
        </table:table-row>
        <table:table-row>
          <table:table-cell table:style-name="Tabelle15.A2" office:value-type="string">
            <text:p text:style-name="P72">UDINT</text:p>
          </table:table-cell>
          <table:table-cell table:style-name="Tabelle15.A2" office:value-type="string">
            <text:p text:style-name="P72">writeArrayOfUdint</text:p>
          </table:table-cell>
          <table:table-cell table:style-name="Tabelle15.C2" office:value-type="string">
            <text:p text:style-name="P72"/>
          </table:table-cell>
        </table:table-row>
        <table:table-row>
          <table:table-cell table:style-name="Tabelle15.A2" office:value-type="string">
            <text:p text:style-name="P72">DINT</text:p>
          </table:table-cell>
          <table:table-cell table:style-name="Tabelle15.A2" office:value-type="string">
            <text:p text:style-name="P72">writeArrayOfDint</text:p>
          </table:table-cell>
          <table:table-cell table:style-name="Tabelle15.C2" office:value-type="string">
            <text:p text:style-name="P72"/>
          </table:table-cell>
        </table:table-row>
        <table:table-row>
          <table:table-cell table:style-name="Tabelle15.A2" office:value-type="string">
            <text:p text:style-name="P72">TIME</text:p>
          </table:table-cell>
          <table:table-cell table:style-name="Tabelle15.A2" office:value-type="string">
            <text:p text:style-name="P72">writeArrayOfTime</text:p>
          </table:table-cell>
          <table:table-cell table:style-name="Tabelle15.C2" office:value-type="string">
            <text:p text:style-name="P72">Has a special parameter „format“. See chapter 10.3 for this.</text:p>
          </table:table-cell>
        </table:table-row>
        <table:table-row>
          <table:table-cell table:style-name="Tabelle15.A2" office:value-type="string">
            <text:p text:style-name="P72">TOD</text:p>
          </table:table-cell>
          <table:table-cell table:style-name="Tabelle15.A2" office:value-type="string">
            <text:p text:style-name="P72">writeArrayOfTod</text:p>
          </table:table-cell>
          <table:table-cell table:style-name="Tabelle15.C2" office:value-type="string">
            <text:p text:style-name="P72">The values have to be JS date objects or strings (i.e. „21:33“).</text:p>
          </table:table-cell>
        </table:table-row>
        <table:table-row>
          <table:table-cell table:style-name="Tabelle15.A2" office:value-type="string">
            <text:p text:style-name="P72">DT</text:p>
          </table:table-cell>
          <table:table-cell table:style-name="Tabelle15.A2" office:value-type="string">
            <text:p text:style-name="P72">writeArrayOfDt</text:p>
          </table:table-cell>
          <table:table-cell table:style-name="Tabelle15.C2" office:value-type="string">
            <text:p text:style-name="P72">The values have to be JS date objects.</text:p>
          </table:table-cell>
        </table:table-row>
        <table:table-row>
          <table:table-cell table:style-name="Tabelle15.A2" office:value-type="string">
            <text:p text:style-name="P72">DATE</text:p>
          </table:table-cell>
          <table:table-cell table:style-name="Tabelle15.A2" office:value-type="string">
            <text:p text:style-name="P72">writeArrayOfDate</text:p>
          </table:table-cell>
          <table:table-cell table:style-name="Tabelle15.C2" office:value-type="string">
            <text:p text:style-name="P72">The values have to be JS date objects.</text:p>
          </table:table-cell>
        </table:table-row>
        <table:table-row>
          <table:table-cell table:style-name="Tabelle15.A2" office:value-type="string">
            <text:p text:style-name="P72">REAL</text:p>
          </table:table-cell>
          <table:table-cell table:style-name="Tabelle15.A2" office:value-type="string">
            <text:p text:style-name="P72">writeArrayOfReal</text:p>
          </table:table-cell>
          <table:table-cell table:style-name="Tabelle15.C2" office:value-type="string">
            <text:p text:style-name="P74">For issues with converting REAL variables see chapter 10.1.</text:p>
          </table:table-cell>
        </table:table-row>
        <table:table-row>
          <table:table-cell table:style-name="Tabelle15.A2" office:value-type="string">
            <text:p text:style-name="P72">LREAL</text:p>
          </table:table-cell>
          <table:table-cell table:style-name="Tabelle15.A2" office:value-type="string">
            <text:p text:style-name="P72">writeArrayOfLreal</text:p>
          </table:table-cell>
          <table:table-cell table:style-name="Tabelle15.C2" office:value-type="string">
            <text:p text:style-name="P74"/>
          </table:table-cell>
        </table:table-row>
        <table:table-row>
          <table:table-cell table:style-name="Tabelle15.A2" office:value-type="string">
            <text:p text:style-name="P72">STRING</text:p>
          </table:table-cell>
          <table:table-cell table:style-name="Tabelle15.A2" office:value-type="string">
            <text:p text:style-name="P72">writeArrayOfString</text:p>
          </table:table-cell>
          <table:table-cell table:style-name="Tabelle15.C2" office:value-type="string">
            <text:p text:style-name="P72"/>
          </table:table-cell>
        </table:table-row>
      </table:table>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6" table:style-name="Tabelle16">
        <table:table-column table:style-name="Tabelle16.A"/>
        <table:table-row>
          <table:table-cell table:style-name="Tabelle16.A1" office:value-type="string">
            <text:p text:style-name="P31"><text:span text:style-name="T1">addr</text:span><text:span text:style-name="T4"> (string, </text:span><text:span text:style-name="T16">required if the „name“ parameter in not set</text:span><text:span text:style-name="T4">, undefined)</text:span></text:p>
            <text:p text:style-name="P89">The address of the PLC variable, can be used to read variables with fixed addresses. However, I recommend to use the „name“ parameter instead</text:p>
          </table:table-cell>
        </table:table-row>
        <table:table-row>
          <table:table-cell table:style-name="Tabelle16.A2" office:value-type="string">
            <text:p text:style-name="P31"><text:span text:style-name="T1">name</text:span><text:span text:style-name="T4"> (string, </text:span><text:span text:style-name="T16">required if the „addr“ parameter in not set</text:span><text:span text:style-name="T4">, undefined)</text:span></text:p>
            <text:p text:style-name="P90">The name of the PLC variable.</text:p>
          </table:table-cell>
        </table:table-row>
        <table:table-row>
          <table:table-cell table:style-name="Tabelle16.A2" office:value-type="string">
            <text:p text:style-name="Text_20_body"><text:span text:style-name="T23">arrlen</text:span><text:span text:style-name="T4"> (number, required if the „addr“ parameter is used, undefined)</text:span></text:p>
            <text:p text:style-name="P120">The length of the array (the number of the items). If the varible is accessed by name the value is detected automatically, it should only be set if you use the „addr“-parameter.</text:p>
          </table:table-cell>
        </table:table-row>
        <table:table-row>
          <table:table-cell table:style-name="Tabelle16.A2" office:value-type="string">
            <text:p text:style-name="Text_20_body"><text:span text:style-name="T23">debug</text:span><text:span text:style-name="T42"> (boolean, optional, false)</text:span></text:p>
            <text:p text:style-name="P119">If this option is set to true all internal used information of the request is written to the console.</text:p>
          </table:table-cell>
        </table:table-row>
        <table:table-row>
          <table:table-cell table:style-name="Tabelle16.A2" office:value-type="string">
            <text:p text:style-name="Text_20_body"><text:span text:style-name="T23">id </text:span><text:span text:style-name="T42">(number, optional, undefined)</text:span></text:p>
            <text:p text:style-name="P99">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6.A2" office:value-type="string">
            <text:p text:style-name="Text_20_body"><text:span text:style-name="T23">item</text:span><text:span text:style-name="T42"> (number, optional, undefined)</text:span></text:p>
            <text:p text:style-name="P122">If this parameter is set to the index number (starting with 0) of an array item, only this item will be written to the PLC.</text:p>
          </table:table-cell>
        </table:table-row>
        <table:table-row>
          <table:table-cell table:style-name="Tabelle16.A2" office:value-type="string">
            <text:p text:style-name="P42"><text:span text:style-name="T27">handle</text:span><text:span text:style-name="T23"> </text:span><text:span text:style-name="T42">(b</text:span>oolean, optional, undefined<text:span text:style-name="T42">)</text:span></text:p>
            <text:p text:style-name="P111"><text:span text:style-name="T80">Instead of a direct access a handle will be used</text:span>. <text:span text:style-name="T80">For proper function the handle has to be fetched before. </text:span>The option overrides by the „<text:span text:style-name="T80">useHandles</text:span>“ parameter of the client definition.</text:p>
          </table:table-cell>
        </table:table-row>
        <table:table-row table:style-name="Tabelle16.8">
          <table:table-cell table:style-name="Tabelle16.A2" office:value-type="string">
            <text:p text:style-name="Text_20_body"><text:span text:style-name="T23">oc</text:span><text:span text:style-name="T42"> (function, optional, undefined)</text:span></text:p>
            <text:p text:style-name="P122">A function wich will be executed after the request has finished sucessfully.</text:p>
          </table:table-cell>
        </table:table-row>
        <text:soft-page-break/>
        <table:table-row>
          <table:table-cell table:style-name="Tabelle16.A2" office:value-type="string">
            <text:p text:style-name="Text_20_body"><text:span text:style-name="T23">ocd</text:span><text:span text:style-name="T42"> (number, optional, undefined)</text:span></text:p>
            <text:p text:style-name="P122">A value of milliseconds for delaying the on-complete-function.</text:p>
          </table:table-cell>
        </table:table-row>
        <table:table-row>
          <table:table-cell table:style-name="Tabelle16.A2" office:value-type="string">
            <text:p text:style-name="P60"><text:span text:style-name="T23">o</text:span><text:span text:style-name="T31">e</text:span><text:span text:style-name="T23"> </text:span><text:span text:style-name="T42">(function, optional, undefined)</text:span></text:p>
            <text:p text:style-name="P102">A function wich will be executed after the request has finished <text:span text:style-name="T100">with an error</text:span>.</text:p>
          </table:table-cell>
        </table:table-row>
        <table:table-row>
          <table:table-cell table:style-name="Tabelle16.A2" office:value-type="string">
            <text:p text:style-name="Text_20_body"><text:span text:style-name="T23">val</text:span><text:span text:style-name="T4"> (array, required, undefined)</text:span></text:p>
            <text:p text:style-name="P120">The array of values to send to the PLC.</text:p>
          </table:table-cell>
        </table:table-row>
      </table:table>
      <table:table table:name="Table2" table:style-name="Table2">
        <table:table-column table:style-name="Table2.A"/>
        <table:table-row>
          <table:table-cell table:style-name="Table2.A1" office:value-type="string">
            <text:p text:style-name="Text_20_body"><text:span text:style-name="T23">sync </text:span><text:span text:style-name="T42">(b</text:span>oolean, optional, undefined<text:span text:style-name="T42">)</text:span></text:p>
            <text:p text:style-name="P109">A synchronous XMLHttpRequests is used if this option is set to „true“. This means that a script waits until the request is finished. The option overrides by the „syncXmlHttp“ parameter of the client.</text:p>
          </table:table-cell>
        </table:table-row>
      </table:table>
      <text:p text:style-name="Standard"/>
      <text:p text:style-name="Standard"/>
      <text:p text:style-name="Standard"/>
      <text:p text:style-name="Standard"/>
      <text:h text:style-name="Heading_20_3" text:outline-level="3"><text:span text:style-name="T1">Type Dependent Parameters</text:span><text:span text:style-name="T2"> (Type, Required, Default)</text:span></text:h>
      <table:table table:name="Tabelle24" table:style-name="Tabelle24">
        <table:table-column table:style-name="Tabelle24.A"/>
        <table:table-row>
          <table:table-cell table:style-name="Tabelle24.A1" office:value-type="string">
            <text:p text:style-name="Text_20_body"><text:span text:style-name="T23">strlen</text:span><text:span text:style-name="T4"> (number, required if the „addr“ parameter is used, undefined)</text:span></text:p>
            <text:p text:style-name="P130">For data type STRING: The defined lenght of the string in the PLC. If the varible is accessed by name the value is detected automatically, it should only be set if you use the „addr“ parameter.</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Structures</text:h>
      <text:p text:style-name="Text_20_body"/>
      <text:p text:style-name="Text_20_body">Accessing structures is somewhat more complex. The request needs information about the elements of the structure in the PLC's memory. <text:span text:style-name="T73">If you use the TPY file the information will be automatically read from the file. If you dont use the file or want to use your own property names you have to create your own definition. </text:span>For this the descriptor has the „def“ parameter. It requires an object literal containing the names of the propertys of the storing JavaScript object and the corresponding data types.</text:p>
      <text:p text:style-name="Text_20_body"/>
      <text:p text:style-name="Text_20_body">Assuming you have a user defined data type like this:</text:p>
      <text:p text:style-name="Text_20_body"><draw:frame draw:style-name="fr2" draw:name="Rahmen20" text:anchor-type="paragraph" svg:x="0.023cm" svg:y="0.443cm" svg:width="16.956cm" draw:z-index="16"><draw:text-box fo:min-height="5.048cm"><text:p text:style-name="P64"/><text:p text:style-name="Frame_20_contents"><text:tab/>TYPE ST_Test :</text:p><text:p text:style-name="Frame_20_contents"><text:tab/><text:tab/>STRUCT</text:p><text:p text:style-name="Frame_20_contents"><text:tab/><text:tab/><text:tab/>nByte: BYTE;</text:p><text:p text:style-name="Frame_20_contents"><text:tab/><text:tab/><text:tab/>fReal: REAL;</text:p><text:p text:style-name="Frame_20_contents"><text:tab/><text:tab/><text:tab/>iSint: SINT;</text:p><text:p text:style-name="Frame_20_contents"><text:tab/><text:tab/><text:tab/>tTime: TIME;</text:p><text:p text:style-name="Frame_20_contents"><text:tab/><text:tab/><text:tab/>arrString: ARRAY[1..5] OF STRING(6);</text:p><text:p text:style-name="Frame_20_contents"><text:tab/><text:tab/><text:tab/>iInt: INT;</text:p><text:p text:style-name="Frame_20_contents"><text:tab/><text:tab/>END_STRUCT</text:p><text:p text:style-name="Frame_20_contents"><text:tab/>END_TYPE</text:p><text:p text:style-name="P64"/></draw:text-box></draw:frame></text:p>
      <text:p text:style-name="Text_20_body">And a global variable of this type named „TestStruct:</text:p>
      <text:p text:style-name="Text_20_body"><draw:frame draw:style-name="fr2" draw:name="Rahmen21" text:anchor-type="paragraph" svg:x="0.023cm" svg:y="0.443cm" svg:width="16.956cm" draw:z-index="17"><draw:text-box fo:min-height="1.954cm"><text:p text:style-name="P64"/><text:p text:style-name="P64"><text:tab/>TestStruct: <text:s/>ST_Test;</text:p><text:p text:style-name="P64"/></draw:text-box></draw:frame></text:p>
      <text:p text:style-name="Text_20_body"/>
      <text:p text:style-name="Text_20_body"/>
      <text:p text:style-name="Text_20_body"/>
      <text:p text:style-name="Text_20_body"/>
      <text:p text:style-name="Text_20_body"/>
      <text:p text:style-name="Text_20_body"><text:soft-page-break/>The structure definition could look like this. You can set the names of the properties as you need. <text:s/>The order of the data types has to be the same as in the PLC.</text:p>
      <text:p text:style-name="Text_20_body"><draw:frame draw:style-name="fr2" draw:name="Rahmen22" text:anchor-type="paragraph" svg:x="0.023cm" svg:y="0.418cm" svg:width="16.956cm" draw:z-index="18"><draw:text-box fo:min-height="6.966cm"><text:p text:style-name="P64"/><text:p text:style-name="P86"><text:tab/>var structdef = {<text:line-break/> <text:tab/><text:tab/>var_1: "BYTE",<text:line-break/> <text:tab/><text:tab/>var_2: "REAL.2",<text:line-break/> <text:tab/><text:tab/>var_3: "SINT",<text:line-break/> <text:tab/><text:tab/>var_4: "TIME",<text:line-break/><text:tab/><text:tab/>var_5: "ARRAY.5.STRING.6", <text:s/>//Array of 5 strings with 6 chars<text:line-break/> <text:s text:c="7"/><text:tab/><text:tab/>var_6: "INT1DP"<text:line-break/> <text:s text:c="3"/><text:tab/>};</text:p><text:p text:style-name="P64"/></draw:text-box></draw:frame></text:p>
      <text:p text:style-name="Standard">Note that you can use one definition for read and write requests. If used with a write request, all formatting options will be ignored, except of the parameter for the length of strings. See Chapter 9 for examples of type dependent formatting in structure definitions.</text:p>
      <text:p text:style-name="Text_20_body"/>
      <text:h text:style-name="Heading_20_2" text:outline-level="2">7.1 Read Request</text:h>
      <text:p text:style-name="P35">Of course you have to define a JavaScript object to store the data, the properties of the object contain the values. For read requests normally you haven't to define the properties, they will be created if the request is executed. So instead of:</text:p>
      <text:p text:style-name="Text_20_body"><draw:frame draw:style-name="fr2" draw:name="Rahmen24" text:anchor-type="paragraph" svg:x="0.025cm" svg:y="0.347cm" svg:width="16.956cm" draw:z-index="20"><draw:text-box fo:min-height="5.048cm"><text:p text:style-name="P64"/><text:p text:style-name="P64"><text:tab/>var myVar = {</text:p><text:p text:style-name="P64"><text:tab/><text:tab/>var_1: 0,</text:p><text:p text:style-name="P64"><text:tab/><text:tab/>var_2: 0,</text:p><text:p text:style-name="P64"><text:tab/><text:tab/>var_3: 0,</text:p><text:p text:style-name="P64"><text:tab/><text:tab/>var_4: new Date(),</text:p><text:p text:style-name="P64"><text:tab/><text:tab/>var_5: [],</text:p><text:p text:style-name="P64"><text:tab/><text:tab/>var_6: 0</text:p><text:p text:style-name="P64"><text:tab/>};</text:p><text:p text:style-name="P64"/></draw:text-box></draw:frame></text:p>
      <text:p text:style-name="Text_20_body"/>
      <text:p text:style-name="Text_20_body"><text:soft-page-break/>You could define the object just like this:</text:p>
      <text:p text:style-name="Text_20_body"><draw:frame draw:style-name="fr2" draw:name="Rahmen25" text:anchor-type="paragraph" svg:x="0.023cm" svg:y="0.443cm" svg:width="16.956cm" draw:z-index="21"><draw:text-box fo:min-height="2.016cm"><text:p text:style-name="P64"/><text:p text:style-name="P64"><text:tab/>var myVar = {};</text:p><text:p text:style-name="P64"/></draw:text-box></draw:frame></text:p>
      <text:p text:style-name="Text_20_body"/>
      <text:p text:style-name="Text_20_body">The request again is quite simple:</text:p>
      <text:p text:style-name="Text_20_body"><draw:frame draw:style-name="fr2" draw:name="Rahmen23" text:anchor-type="paragraph" svg:x="0.023cm" svg:y="0.443cm" svg:width="16.956cm" draw:z-index="19"><draw:text-box fo:min-height="5.048cm"><text:p text:style-name="P64"/><text:p text:style-name="P64"><text:tab/>PLC.readStruct({</text:p><text:p text:style-name="P64"><text:tab/><text:tab/>name: ".TestStruct",</text:p><text:p text:style-name="P64"><text:tab/><text:tab/>def: structdef,</text:p><text:p text:style-name="P64"><text:tab/><text:tab/>jvar: "myVar"</text:p><text:p text:style-name="P64"><text:tab/>});</text:p><text:p text:style-name="P64"/></draw:text-box></draw:frame></text:p>
      <text:p text:style-name="Text_20_body"/>
      <text:p text:style-name="Text_20_body">Sometimes it can be useful to store the data in single properties of the object instead of an array. <text:s/>For this there is a special option „SP“. It must be the last option of an array definition. If we use the example above the definition looks like this:</text:p>
      <text:p text:style-name="Text_20_body"><draw:frame draw:style-name="fr2" draw:name="Rahmen52" text:anchor-type="paragraph" svg:x="0.023cm" svg:y="0.418cm" svg:width="16.956cm" draw:z-index="46"><draw:text-box fo:min-height="6.966cm"><text:p text:style-name="P64"/><text:p text:style-name="P86"><text:tab/>var structdef = {<text:line-break/> <text:tab/><text:tab/>var_1: "BYTE",<text:line-break/> <text:tab/><text:tab/>var_2: "REAL.2",<text:line-break/> <text:tab/><text:tab/>var_3: "SINT",<text:line-break/> <text:tab/><text:tab/>var_4: "TIME",<text:line-break/><text:tab/><text:tab/>var_5: "ARRAY.5.STRING.6.SP", <text:s/>//Array of 5 strings with 6 chars<text:line-break/> <text:s text:c="7"/><text:tab/><text:tab/>var_6: "INT1DP"<text:line-break/> <text:s text:c="3"/><text:tab/>};</text:p><text:p text:style-name="P64"/></draw:text-box></draw:frame></text:p>
      <text:p text:style-name="Text_20_body"/>
      <text:p text:style-name="Text_20_body"><text:soft-page-break/>The JavaScript object now contains 5 single properties with strings instead of one property with an array of strings. The array index is just added to the name of the properties.</text:p>
      <text:p text:style-name="Text_20_body"><draw:frame draw:style-name="fr2" draw:name="Rahmen51" text:anchor-type="paragraph" svg:x="0.025cm" svg:y="0.347cm" svg:width="16.956cm" draw:z-index="45"><draw:text-box fo:min-height="9.922cm"><text:p text:style-name="P64"/><text:p text:style-name="P64"><text:tab/>var myVar = {</text:p><text:p text:style-name="P64"><text:tab/><text:tab/>var_1: 0,</text:p><text:p text:style-name="P64"><text:tab/><text:tab/>var_2: 0,</text:p><text:p text:style-name="P64"><text:tab/><text:tab/>var_3: 0,</text:p><text:p text:style-name="P64"><text:tab/><text:tab/>var_4: new Date(),</text:p><text:p text:style-name="P64"><text:tab/><text:tab/>var_50: '''',</text:p><text:p text:style-name="P64"><text:tab/><text:tab/>var_51: '''',</text:p><text:p text:style-name="P64"><text:tab/><text:tab/>var_52: '''',</text:p><text:p text:style-name="P64"><text:tab/><text:tab/>var_53: '''',</text:p><text:p text:style-name="P64"><text:tab/><text:tab/>var_54: '''',</text:p><text:p text:style-name="P64"><text:tab/><text:tab/>var_6: 0</text:p><text:p text:style-name="P64"><text:tab/>};</text:p><text:p text:style-name="P64"/></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upported Data Types</text:h>
      <table:table table:name="Tabelle34" table:style-name="Tabelle34">
        <table:table-column table:style-name="Tabelle34.A"/>
        <table:table-column table:style-name="Tabelle34.B"/>
        <table:table-row>
          <table:table-cell table:style-name="Tabelle34.A1" office:value-type="string">
            <text:p text:style-name="P70">Data Type</text:p>
          </table:table-cell>
          <table:table-cell table:style-name="Tabelle34.B1" office:value-type="string">
            <text:p text:style-name="P70">Note</text:p>
          </table:table-cell>
        </table:table-row>
        <table:table-row>
          <table:table-cell table:style-name="Tabelle34.A2" office:value-type="string">
            <text:p text:style-name="P73">ARRAY</text:p>
          </table:table-cell>
          <table:table-cell table:style-name="Tabelle34.B2" office:value-type="string">
            <text:p text:style-name="P71"/>
          </table:table-cell>
        </table:table-row>
        <table:table-row>
          <table:table-cell table:style-name="Tabelle34.A2" office:value-type="string">
            <text:p text:style-name="P72">BOOL</text:p>
          </table:table-cell>
          <table:table-cell table:style-name="Tabelle34.B2" office:value-type="string">
            <text:p text:style-name="P72"/>
          </table:table-cell>
        </table:table-row>
        <table:table-row>
          <table:table-cell table:style-name="Tabelle34.A2" office:value-type="string">
            <text:p text:style-name="P72">BYTE</text:p>
          </table:table-cell>
          <table:table-cell table:style-name="Tabelle34.B2" office:value-type="string">
            <text:p text:style-name="P72"/>
          </table:table-cell>
        </table:table-row>
        <table:table-row>
          <table:table-cell table:style-name="Tabelle34.A2" office:value-type="string">
            <text:p text:style-name="P72">WORD</text:p>
          </table:table-cell>
          <table:table-cell table:style-name="Tabelle34.B2" office:value-type="string">
            <text:p text:style-name="P72"/>
          </table:table-cell>
        </table:table-row>
        <table:table-row>
          <table:table-cell table:style-name="Tabelle34.A2" office:value-type="string">
            <text:p text:style-name="P72">DWORD</text:p>
          </table:table-cell>
          <table:table-cell table:style-name="Tabelle34.B2" office:value-type="string">
            <text:p text:style-name="P72"/>
          </table:table-cell>
        </table:table-row>
        <table:table-row>
          <table:table-cell table:style-name="Tabelle34.A2" office:value-type="string">
            <text:p text:style-name="P72">USINT</text:p>
          </table:table-cell>
          <table:table-cell table:style-name="Tabelle34.B2" office:value-type="string">
            <text:p text:style-name="P72"/>
          </table:table-cell>
        </table:table-row>
        <table:table-row>
          <table:table-cell table:style-name="Tabelle34.A2" office:value-type="string">
            <text:p text:style-name="P72">SINT</text:p>
          </table:table-cell>
          <table:table-cell table:style-name="Tabelle34.B2" office:value-type="string">
            <text:p text:style-name="P72"/>
          </table:table-cell>
        </table:table-row>
        <table:table-row>
          <table:table-cell table:style-name="Tabelle34.A2" office:value-type="string">
            <text:p text:style-name="P72">UINT</text:p>
          </table:table-cell>
          <table:table-cell table:style-name="Tabelle34.B2" office:value-type="string">
            <text:p text:style-name="P72"/>
          </table:table-cell>
        </table:table-row>
        <table:table-row>
          <table:table-cell table:style-name="Tabelle34.A2" office:value-type="string">
            <text:p text:style-name="P72">INT</text:p>
          </table:table-cell>
          <table:table-cell table:style-name="Tabelle34.B2" office:value-type="string">
            <text:p text:style-name="P72"/>
          </table:table-cell>
        </table:table-row>
        <table:table-row>
          <table:table-cell table:style-name="Tabelle34.A2" office:value-type="string">
            <text:p text:style-name="P72">INT1DP</text:p>
          </table:table-cell>
          <table:table-cell table:style-name="Tabelle34.B2" office:value-type="string">
            <text:p text:style-name="P72">An INT converted to a variable with 1 decimal place,</text:p>
            <text:p text:style-name="P72">i.e. 637 in the PLC is 63.7 in the JavaScript variable.</text:p>
          </table:table-cell>
        </table:table-row>
        <table:table-row>
          <table:table-cell table:style-name="Tabelle34.A2" office:value-type="string">
            <text:p text:style-name="P72">INT<text:span text:style-name="T105">2</text:span>DP</text:p>
          </table:table-cell>
          <table:table-cell table:style-name="Tabelle34.B2" office:value-type="string">
            <text:p text:style-name="P72">An INT converted to a variable with <text:span text:style-name="T104">2</text:span> decimal place<text:span text:style-name="T104">s</text:span>,</text:p>
            <text:p text:style-name="P72">i.e. 637 in the PLC is 6.37 in the JavaScript variable.</text:p>
          </table:table-cell>
        </table:table-row>
        <table:table-row>
          <table:table-cell table:style-name="Tabelle34.A2" office:value-type="string">
            <text:p text:style-name="P72">UDINT</text:p>
          </table:table-cell>
          <table:table-cell table:style-name="Tabelle34.B2" office:value-type="string">
            <text:p text:style-name="P72"/>
          </table:table-cell>
        </table:table-row>
        <table:table-row>
          <table:table-cell table:style-name="Tabelle34.A2" office:value-type="string">
            <text:p text:style-name="P72">DINT</text:p>
          </table:table-cell>
          <table:table-cell table:style-name="Tabelle34.B2" office:value-type="string">
            <text:p text:style-name="P72"/>
          </table:table-cell>
        </table:table-row>
        <table:table-row>
          <table:table-cell table:style-name="Tabelle34.A2" office:value-type="string">
            <text:p text:style-name="P72">TIME</text:p>
          </table:table-cell>
          <table:table-cell table:style-name="Tabelle34.B2" office:value-type="string">
            <text:p text:style-name="P72">With a formatting information added the time value is converted to a formatted string, otherwise the output is a string with a value in milliseconds. See chapter 9.</text:p>
          </table:table-cell>
        </table:table-row>
        <table:table-row>
          <table:table-cell table:style-name="Tabelle34.A2" office:value-type="string">
            <text:p text:style-name="P72">TOD</text:p>
          </table:table-cell>
          <table:table-cell table:style-name="Tabelle34.B2" office:value-type="string">
            <text:p text:style-name="P72">With a formatting information added time value is converted to a formatted string, otherwise the output is a date object.</text:p>
          </table:table-cell>
        </table:table-row>
        <table:table-row>
          <table:table-cell table:style-name="Tabelle34.A2" office:value-type="string">
            <text:p text:style-name="P72">DT</text:p>
          </table:table-cell>
          <table:table-cell table:style-name="Tabelle34.B2" office:value-type="string">
            <text:p text:style-name="P72">With a formatting information added time value is converted to a formatted string, otherwise the output is a date object.</text:p>
          </table:table-cell>
        </table:table-row>
        <table:table-row>
          <table:table-cell table:style-name="Tabelle34.A2" office:value-type="string">
            <text:p text:style-name="P72">DATE</text:p>
          </table:table-cell>
          <table:table-cell table:style-name="Tabelle34.B2" office:value-type="string">
            <text:p text:style-name="P72">With a formatting information added time value is converted to a formatted string, otherwise the output is a date object.</text:p>
          </table:table-cell>
        </table:table-row>
        <table:table-row>
          <table:table-cell table:style-name="Tabelle34.A2" office:value-type="string">
            <text:p text:style-name="P72">REAL</text:p>
          </table:table-cell>
          <table:table-cell table:style-name="Tabelle34.B2" office:value-type="string">
            <text:p text:style-name="P74">A value can be added to set the number of the decimal places. See chapter 9.</text:p>
          </table:table-cell>
        </table:table-row>
        <table:table-row>
          <table:table-cell table:style-name="Tabelle34.A2" office:value-type="string">
            <text:p text:style-name="P72">LREAL</text:p>
          </table:table-cell>
          <table:table-cell table:style-name="Tabelle34.B2" office:value-type="string">
            <text:p text:style-name="P74">A value can be added to set the number of the decimal places. See chapter 9.</text:p>
          </table:table-cell>
        </table:table-row>
        <text:soft-page-break/>
        <table:table-row>
          <table:table-cell table:style-name="Tabelle34.A2" office:value-type="string">
            <text:p text:style-name="P72">STRING</text:p>
          </table:table-cell>
          <table:table-cell table:style-name="Tabelle34.B2" office:value-type="string">
            <text:p text:style-name="P72"/>
          </table:table-cell>
        </table:table-row>
      </table:table>
      <text:p text:style-name="Text_20_body"/>
      <text:h text:style-name="Heading_20_3" text:outline-level="3">Parameters<text:span text:style-name="T23"> (Type, Required, Default)</text:span></text:h>
      <table:table table:name="Tabelle7" table:style-name="Tabelle7">
        <table:table-column table:style-name="Tabelle7.A"/>
        <table:table-row>
          <table:table-cell table:style-name="Tabelle7.A1" office:value-type="string">
            <text:p text:style-name="P31"><text:span text:style-name="T1">addr</text:span><text:span text:style-name="T4"> (string, </text:span><text:span text:style-name="T16">required if the „name“ parameter in not set</text:span><text:span text:style-name="T4">, undefined)</text:span></text:p>
            <text:p text:style-name="P89">The address of the PLC variable, can be used to read variables with fixed addresses. However, I recommend to use the „name“ parameter instead</text:p>
          </table:table-cell>
        </table:table-row>
        <table:table-row>
          <table:table-cell table:style-name="Tabelle7.A2" office:value-type="string">
            <text:p text:style-name="P31"><text:span text:style-name="T1">name</text:span><text:span text:style-name="T4"> (string, </text:span><text:span text:style-name="T16">required if the „addr“ parameter in not set</text:span><text:span text:style-name="T4">, undefined)</text:span></text:p>
            <text:p text:style-name="P90">The name of the PLC variable.</text:p>
          </table:table-cell>
        </table:table-row>
        <table:table-row>
          <table:table-cell table:style-name="Tabelle7.A2" office:value-type="string">
            <text:p text:style-name="Text_20_body"><text:span text:style-name="T23">debug</text:span><text:span text:style-name="T42"> (boolean, optional, false)</text:span></text:p>
            <text:p text:style-name="P123">If this option is set to true all internal used information of the request is written to the console.</text:p>
          </table:table-cell>
        </table:table-row>
        <table:table-row>
          <table:table-cell table:style-name="Tabelle7.A2" office:value-type="string">
            <text:p text:style-name="Text_20_body"><text:span text:style-name="T23">def</text:span><text:span text:style-name="T4"> (object, required, undefined)</text:span></text:p>
            <text:p text:style-name="P127">An object containing information about the structure definition.</text:p>
          </table:table-cell>
        </table:table-row>
        <table:table-row>
          <table:table-cell table:style-name="Tabelle7.A2" office:value-type="string">
            <text:p text:style-name="Text_20_body"><text:span text:style-name="T23">id </text:span><text:span text:style-name="T42">(number, optional, undefined)</text:span></text:p>
            <text:p text:style-name="P99">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7.A2" office:value-type="string">
            <text:p text:style-name="Text_20_body"><text:span text:style-name="T23">jvar</text:span><text:span text:style-name="T42"> (string, required, undefined)</text:span></text:p>
            <text:p text:style-name="P123"><text:span text:style-name="T4">The name of the JavaScript variable to store the data in. This must be a </text:span><text:span text:style-name="T2">global </text:span><text:span text:style-name="T4">variable. Namespaces of any depth and arrays are supported, i.e. "myNameSpace.myVars.var1" or "myNameSpace.myArray[0]".</text:span></text:p>
          </table:table-cell>
        </table:table-row>
        <table:table-row>
          <table:table-cell table:style-name="Tabelle7.A2" office:value-type="string">
            <text:p text:style-name="P42"><text:span text:style-name="T27">handle</text:span><text:span text:style-name="T23"> </text:span><text:span text:style-name="T42">(b</text:span>oolean, optional, undefined<text:span text:style-name="T42">)</text:span></text:p>
            <text:p text:style-name="P111"><text:span text:style-name="T80">Instead of a direct access a handle will be used</text:span>. <text:span text:style-name="T80">For proper function the handle has to be fetched before. </text:span>The option overrides by the „<text:span text:style-name="T80">useHandles</text:span>“ parameter of the client definition.</text:p>
          </table:table-cell>
        </table:table-row>
        <text:soft-page-break/>
        <table:table-row table:style-name="Tabelle7.8">
          <table:table-cell table:style-name="Tabelle7.A2" office:value-type="string">
            <text:p text:style-name="Text_20_body"><text:span text:style-name="T23">oc</text:span><text:span text:style-name="T42"> (function, optional, undefined)</text:span></text:p>
            <text:p text:style-name="P127">A function wich will be executed after the request has finished sucessfully.</text:p>
          </table:table-cell>
        </table:table-row>
        <table:table-row>
          <table:table-cell table:style-name="Tabelle7.A2" office:value-type="string">
            <text:p text:style-name="Text_20_body"><text:span text:style-name="T23">ocd</text:span><text:span text:style-name="T42"> (number, optional, undefined)</text:span></text:p>
            <text:p text:style-name="P127">A value of milliseconds for delaying the on-complete-function.</text:p>
          </table:table-cell>
        </table:table-row>
        <table:table-row>
          <table:table-cell table:style-name="Tabelle7.A2" office:value-type="string">
            <text:p text:style-name="P60"><text:span text:style-name="T23">o</text:span><text:span text:style-name="T31">e</text:span><text:span text:style-name="T23"> </text:span><text:span text:style-name="T42">(function, optional, undefined)</text:span></text:p>
            <text:p text:style-name="P102">A function wich will be executed after the request has finished <text:span text:style-name="T100">with an error</text:span>.</text:p>
          </table:table-cell>
        </table:table-row>
        <table:table-row>
          <table:table-cell table:style-name="Tabelle7.A2" office:value-type="string">
            <text:p text:style-name="P43"><text:span text:style-name="T23">sync </text:span><text:span text:style-name="T42">(b</text:span>oolean, optional, undefined<text:span text:style-name="T42">)</text:span></text:p>
            <text:p text:style-name="P110">A synchronous XMLHttpRequests is used if this option is set to „true“. This means that a script waits until the request is finished. The option overrides by the „syncXmlHttp“ parameter of the client.</text:p>
          </table:table-cell>
        </table:table-row>
      </table:table>
      <text:p text:style-name="P25"/>
      <text:p text:style-name="P25"/>
      <text:p text:style-name="P13"/>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2" text:outline-level="2"><text:soft-page-break/>7.2 Write Request</text:h>
      <text:p text:style-name="Text_20_body">For write requestes applies the same as for read requests. The difference is, of course, that the JavaScript object and it's properties must exist befor the request is executed.</text:p>
      <text:p text:style-name="Text_20_body"><draw:frame draw:style-name="fr2" draw:name="Rahmen27" text:anchor-type="paragraph" svg:x="0.023cm" svg:y="0.443cm" svg:width="16.956cm" draw:z-index="22"><draw:text-box fo:min-height="5.048cm"><text:p text:style-name="P64"/><text:p text:style-name="P64"><text:tab/>var myVar = {</text:p><text:p text:style-name="P64"><text:tab/><text:tab/>var_1: 12,</text:p><text:p text:style-name="P64"><text:tab/><text:tab/>var_2: 7464.313,</text:p><text:p text:style-name="P64"><text:tab/><text:tab/>var_3: -96,</text:p><text:p text:style-name="Frame_20_contents"><text:span text:style-name="T1"><text:tab/><text:tab/>var_4: new Date("</text:span>January 3, 2012 18:54:00"<text:span text:style-name="T1">),</text:span></text:p><text:p text:style-name="P64"><text:tab/><text:tab/>var_5: ["This", "is", "a", "string"," array"],</text:p><text:p text:style-name="P64"><text:tab/><text:tab/>var_6: 34.5</text:p><text:p text:style-name="P64"><text:tab/>};</text:p><text:p text:style-name="P64"/></draw:text-box></draw:frame></text:p>
      <text:p text:style-name="Text_20_body"/>
      <text:p text:style-name="Text_20_body">Like the read request, the write request is also quite simple:</text:p>
      <text:p text:style-name="Text_20_body"><draw:frame draw:style-name="fr2" draw:name="Rahmen28" text:anchor-type="paragraph" svg:x="0.023cm" svg:y="0.443cm" svg:width="16.956cm" draw:z-index="23"><draw:text-box fo:min-height="5.048cm"><text:p text:style-name="P64"/><text:p text:style-name="P64"><text:tab/>PLC.writeStruct({</text:p><text:p text:style-name="P64"><text:tab/><text:tab/>name: ".TestStruct",</text:p><text:p text:style-name="P64"><text:tab/><text:tab/>def: structdef,</text:p><text:p text:style-name="P64"><text:tab/><text:tab/>val: myVar</text:p><text:p text:style-name="P64"><text:tab/>});</text:p><text:p text:style-name="P64"/></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upported Data Types</text:h>
      <table:table table:name="Tabelle35" table:style-name="Tabelle35">
        <table:table-column table:style-name="Tabelle35.A"/>
        <table:table-column table:style-name="Tabelle35.B"/>
        <table:table-row>
          <table:table-cell table:style-name="Tabelle35.A1" office:value-type="string">
            <text:p text:style-name="P70">Data Type</text:p>
          </table:table-cell>
          <table:table-cell table:style-name="Tabelle35.B1" office:value-type="string">
            <text:p text:style-name="P70">Note</text:p>
          </table:table-cell>
        </table:table-row>
        <table:table-row>
          <table:table-cell table:style-name="Tabelle35.A2" office:value-type="string">
            <text:p text:style-name="P73">ARRAY</text:p>
          </table:table-cell>
          <table:table-cell table:style-name="Tabelle35.B2" office:value-type="string">
            <text:p text:style-name="P73"/>
          </table:table-cell>
        </table:table-row>
        <table:table-row>
          <table:table-cell table:style-name="Tabelle35.A2" office:value-type="string">
            <text:p text:style-name="P72">BOOL</text:p>
          </table:table-cell>
          <table:table-cell table:style-name="Tabelle35.B2" office:value-type="string">
            <text:p text:style-name="P72"/>
          </table:table-cell>
        </table:table-row>
        <table:table-row>
          <table:table-cell table:style-name="Tabelle35.A2" office:value-type="string">
            <text:p text:style-name="P72">BYTE</text:p>
          </table:table-cell>
          <table:table-cell table:style-name="Tabelle35.B2" office:value-type="string">
            <text:p text:style-name="P72"/>
          </table:table-cell>
        </table:table-row>
        <table:table-row>
          <table:table-cell table:style-name="Tabelle35.A2" office:value-type="string">
            <text:p text:style-name="P72">WORD</text:p>
          </table:table-cell>
          <table:table-cell table:style-name="Tabelle35.B2" office:value-type="string">
            <text:p text:style-name="P72"/>
          </table:table-cell>
        </table:table-row>
        <table:table-row>
          <table:table-cell table:style-name="Tabelle35.A2" office:value-type="string">
            <text:p text:style-name="P72">DWORD</text:p>
          </table:table-cell>
          <table:table-cell table:style-name="Tabelle35.B2" office:value-type="string">
            <text:p text:style-name="P72"/>
          </table:table-cell>
        </table:table-row>
        <table:table-row>
          <table:table-cell table:style-name="Tabelle35.A2" office:value-type="string">
            <text:p text:style-name="P72">USINT</text:p>
          </table:table-cell>
          <table:table-cell table:style-name="Tabelle35.B2" office:value-type="string">
            <text:p text:style-name="P72"/>
          </table:table-cell>
        </table:table-row>
        <table:table-row>
          <table:table-cell table:style-name="Tabelle35.A2" office:value-type="string">
            <text:p text:style-name="P72">SINT</text:p>
          </table:table-cell>
          <table:table-cell table:style-name="Tabelle35.B2" office:value-type="string">
            <text:p text:style-name="P72"/>
          </table:table-cell>
        </table:table-row>
        <table:table-row>
          <table:table-cell table:style-name="Tabelle35.A2" office:value-type="string">
            <text:p text:style-name="P72">UINT</text:p>
          </table:table-cell>
          <table:table-cell table:style-name="Tabelle35.B2" office:value-type="string">
            <text:p text:style-name="P72"/>
          </table:table-cell>
        </table:table-row>
        <table:table-row>
          <table:table-cell table:style-name="Tabelle35.A2" office:value-type="string">
            <text:p text:style-name="P72">INT</text:p>
          </table:table-cell>
          <table:table-cell table:style-name="Tabelle35.B2" office:value-type="string">
            <text:p text:style-name="P72"/>
          </table:table-cell>
        </table:table-row>
        <table:table-row>
          <table:table-cell table:style-name="Tabelle35.A2" office:value-type="string">
            <text:p text:style-name="P72">INT1DP</text:p>
          </table:table-cell>
          <table:table-cell table:style-name="Tabelle35.B2" office:value-type="string">
            <text:p text:style-name="P72">The JavaScript variables are <text:span text:style-name="T42">multiplied by 10 and converted to an integer, i.e. a value of 12.3 in JS is 123 in the PLC. </text:span></text:p>
          </table:table-cell>
        </table:table-row>
        <table:table-row>
          <table:table-cell table:style-name="Tabelle35.A2" office:value-type="string">
            <text:p text:style-name="P72">INT<text:span text:style-name="T104">2</text:span>DP</text:p>
          </table:table-cell>
          <table:table-cell table:style-name="Tabelle35.B2" office:value-type="string">
            <text:p text:style-name="P72">The JavaScript variables are <text:span text:style-name="T42">multiplied by 10</text:span><text:span text:style-name="T51">0</text:span><text:span text:style-name="T42"> and converted to an integer, i.e. a value of 1.23 in JS is 123 in the PLC. </text:span></text:p>
          </table:table-cell>
        </table:table-row>
        <table:table-row>
          <table:table-cell table:style-name="Tabelle35.A2" office:value-type="string">
            <text:p text:style-name="P72">UDINT</text:p>
          </table:table-cell>
          <table:table-cell table:style-name="Tabelle35.B2" office:value-type="string">
            <text:p text:style-name="P72"/>
          </table:table-cell>
        </table:table-row>
        <table:table-row>
          <table:table-cell table:style-name="Tabelle35.A2" office:value-type="string">
            <text:p text:style-name="P72">DINT</text:p>
          </table:table-cell>
          <table:table-cell table:style-name="Tabelle35.B2" office:value-type="string">
            <text:p text:style-name="P72"/>
          </table:table-cell>
        </table:table-row>
        <table:table-row>
          <table:table-cell table:style-name="Tabelle35.A2" office:value-type="string">
            <text:p text:style-name="P72">TIME</text:p>
          </table:table-cell>
          <table:table-cell table:style-name="Tabelle35.B2" office:value-type="string">
            <text:p text:style-name="P72">Without formatting the value must be specified in milliseconds. See chapter 9 for formatting parameters.</text:p>
          </table:table-cell>
        </table:table-row>
        <table:table-row>
          <table:table-cell table:style-name="Tabelle35.A2" office:value-type="string">
            <text:p text:style-name="P72">TOD</text:p>
          </table:table-cell>
          <table:table-cell table:style-name="Tabelle35.B2" office:value-type="string">
            <text:p text:style-name="P72">The value has to be a JS date object or a string (i.e. „21:33“).</text:p>
          </table:table-cell>
        </table:table-row>
        <table:table-row>
          <table:table-cell table:style-name="Tabelle35.A2" office:value-type="string">
            <text:p text:style-name="P72">DT</text:p>
          </table:table-cell>
          <table:table-cell table:style-name="Tabelle35.B2" office:value-type="string">
            <text:p text:style-name="P72">The value has to be a JS date object.</text:p>
          </table:table-cell>
        </table:table-row>
        <table:table-row>
          <table:table-cell table:style-name="Tabelle35.A2" office:value-type="string">
            <text:p text:style-name="P72">DATE</text:p>
          </table:table-cell>
          <table:table-cell table:style-name="Tabelle35.B2" office:value-type="string">
            <text:p text:style-name="P72">The value has to be a JS date object.</text:p>
          </table:table-cell>
        </table:table-row>
        <table:table-row>
          <table:table-cell table:style-name="Tabelle35.A2" office:value-type="string">
            <text:p text:style-name="P72">REAL</text:p>
          </table:table-cell>
          <table:table-cell table:style-name="Tabelle35.B2" office:value-type="string">
            <text:p text:style-name="P74"/>
          </table:table-cell>
        </table:table-row>
        <table:table-row>
          <table:table-cell table:style-name="Tabelle35.A2" office:value-type="string">
            <text:p text:style-name="P72">LREAL</text:p>
          </table:table-cell>
          <table:table-cell table:style-name="Tabelle35.B2" office:value-type="string">
            <text:p text:style-name="P74"/>
          </table:table-cell>
        </table:table-row>
        <table:table-row>
          <table:table-cell table:style-name="Tabelle35.A2" office:value-type="string">
            <text:p text:style-name="P72">STRING</text:p>
          </table:table-cell>
          <table:table-cell table:style-name="Tabelle35.B2" office:value-type="string">
            <text:p text:style-name="P72"/>
          </table:table-cell>
        </table:table-row>
      </table:table>
      <text:p text:style-name="Text_20_body"/>
      <text:p text:style-name="Text_20_body"/>
      <text:p text:style-name="Text_20_body"/>
      <text:p text:style-name="Text_20_body"/>
      <text:h text:style-name="Heading_20_3" text:outline-level="3"><text:soft-page-break/><text:span text:style-name="T1">Parameters</text:span><text:span text:style-name="T2"> (Type, Required, Default)</text:span></text:h>
      <table:table table:name="Tabelle19" table:style-name="Tabelle19">
        <table:table-column table:style-name="Tabelle19.A"/>
        <table:table-row>
          <table:table-cell table:style-name="Tabelle19.A1" office:value-type="string">
            <text:p text:style-name="P31"><text:span text:style-name="T1">addr</text:span><text:span text:style-name="T4"> (string, </text:span><text:span text:style-name="T16">required if the „name“ parameter in not set</text:span><text:span text:style-name="T4">, undefined)</text:span></text:p>
            <text:p text:style-name="P89">The address of the PLC variable, can be used to read variables with fixed addresses. However, I recommend to use the „name“ parameter instead</text:p>
          </table:table-cell>
        </table:table-row>
        <table:table-row>
          <table:table-cell table:style-name="Tabelle19.A2" office:value-type="string">
            <text:p text:style-name="P31"><text:span text:style-name="T1">name</text:span><text:span text:style-name="T4"> (string, </text:span><text:span text:style-name="T16">required if the „addr“ parameter in not set</text:span><text:span text:style-name="T4">, undefined)</text:span></text:p>
            <text:p text:style-name="P90">The name of the PLC variable.</text:p>
          </table:table-cell>
        </table:table-row>
        <table:table-row>
          <table:table-cell table:style-name="Tabelle19.A2" office:value-type="string">
            <text:p text:style-name="Text_20_body"><text:span text:style-name="T23">debug</text:span><text:span text:style-name="T42"> (boolean, optional, false)</text:span></text:p>
            <text:p text:style-name="P123">If this option is set to true all internal used information of the request is written to the console.</text:p>
          </table:table-cell>
        </table:table-row>
        <table:table-row>
          <table:table-cell table:style-name="Tabelle19.A2" office:value-type="string">
            <text:p text:style-name="Text_20_body"><text:span text:style-name="T23">def</text:span><text:span text:style-name="T4"> (object, required, undefined)</text:span></text:p>
            <text:p text:style-name="P127">An object containing information about the structure definition.</text:p>
          </table:table-cell>
        </table:table-row>
        <table:table-row>
          <table:table-cell table:style-name="Tabelle19.A2" office:value-type="string">
            <text:p text:style-name="Text_20_body"><text:span text:style-name="T23">id </text:span><text:span text:style-name="T42">(number, optional, undefined)</text:span></text:p>
            <text:p text:style-name="P96">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9.A2" office:value-type="string">
            <text:p text:style-name="P42"><text:span text:style-name="T27">handle</text:span><text:span text:style-name="T23"> </text:span><text:span text:style-name="T42">(b</text:span>oolean, optional, undefined<text:span text:style-name="T42">)</text:span></text:p>
            <text:p text:style-name="P111"><text:span text:style-name="T80">Instead of a direct access a handle will be used</text:span>. <text:span text:style-name="T80">For proper function the handle has to be fetched before. </text:span>The option overrides by the „<text:span text:style-name="T80">useHandles</text:span>“ parameter of the client definition.</text:p>
          </table:table-cell>
        </table:table-row>
        <table:table-row>
          <table:table-cell table:style-name="Tabelle19.A2" office:value-type="string">
            <text:p text:style-name="Text_20_body"><text:span text:style-name="T23">oc</text:span><text:span text:style-name="T42"> (function, optional, undefined)</text:span></text:p>
            <text:p text:style-name="P127">A function wich will be executed after the request has finished sucessfully.</text:p>
          </table:table-cell>
        </table:table-row>
        <table:table-row>
          <table:table-cell table:style-name="Tabelle19.A2" office:value-type="string">
            <text:p text:style-name="Text_20_body"><text:span text:style-name="T23">ocd</text:span><text:span text:style-name="T42"> (number, optional, undefined)</text:span></text:p>
            <text:p text:style-name="P127">A value of milliseconds for delaying the on-complete-function.</text:p>
          </table:table-cell>
        </table:table-row>
        <table:table-row>
          <table:table-cell table:style-name="Tabelle19.A2" office:value-type="string">
            <text:p text:style-name="P60"><text:span text:style-name="T23">o</text:span><text:span text:style-name="T31">e</text:span><text:span text:style-name="T23"> </text:span><text:span text:style-name="T42">(function, optional, undefined)</text:span></text:p>
            <text:p text:style-name="P102">A function wich will be executed after the request has finished <text:span text:style-name="T100">with an error</text:span>.</text:p>
          </table:table-cell>
        </table:table-row>
        <text:soft-page-break/>
        <table:table-row>
          <table:table-cell table:style-name="Tabelle19.A2" office:value-type="string">
            <text:p text:style-name="Text_20_body"><text:span text:style-name="T23">val</text:span><text:span text:style-name="T4"> (object, required, undefined)</text:span></text:p>
            <text:p text:style-name="P125">The array of values to send to the PLC.</text:p>
          </table:table-cell>
        </table:table-row>
        <table:table-row>
          <table:table-cell table:style-name="Tabelle19.A2" office:value-type="string">
            <text:p text:style-name="Text_20_body"><text:span text:style-name="T23">sync </text:span><text:span text:style-name="T42">(b</text:span>oolean, optional, undefined<text:span text:style-name="T42">)</text:span></text:p>
            <text:p text:style-name="P108">A synchronous XMLHttpRequests is used if this option is set to „true“. This means that a script waits until the request is finished. The option overrides by the „syncXmlHttp“ parameter of the clien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7" text:outline-level="1"><text:soft-page-break/>Arrays Of Structures</text:h>
      <text:p text:style-name="Text_20_body"/>
      <text:p text:style-name="Text_20_body"><text:span text:style-name="T12">The most powerful method's of the library can read or write a whole array of structures.</text:span><text:span text:style-name="T13"> They are a combination of <text:s/>the methods for accessing arrays and structures and you should read the previous chapters to understand whats going on. <text:s/>Based on the structure definition of <text:s/>chapter 7 here is </text:span><text:span text:style-name="T12">the definition of a global PLC variable :</text:span></text:p>
      <text:p text:style-name="Text_20_body"><draw:frame draw:style-name="fr2" draw:name="Rahmen29" text:anchor-type="paragraph" svg:x="0.023cm" svg:y="0.443cm" svg:width="16.956cm" draw:z-index="24"><draw:text-box fo:min-height="1.954cm"><text:p text:style-name="P64"/><text:p text:style-name="P64"><text:tab/>TestArray: <text:s/>ARRAY [1..2] OF ST_Test;</text:p><text:p text:style-name="P64"/></draw:text-box></draw:frame></text:p>
      <text:h text:style-name="Heading_20_2" text:outline-level="2">8.1 Read Request</text:h>
      <text:p text:style-name="Text_20_body">The definition of the JavaScript array:</text:p>
      <text:p text:style-name="P25"><draw:frame draw:style-name="fr2" draw:name="Rahmen30" text:anchor-type="paragraph" svg:x="0.023cm" svg:y="0.266cm" svg:width="16.956cm" draw:z-index="25"><draw:text-box fo:min-height="2.274cm"><text:p text:style-name="P64"/><text:p text:style-name="P64"><text:tab/>var myArray = [];</text:p><text:p text:style-name="P64"/></draw:text-box></draw:frame></text:p>
      <text:p text:style-name="P25">The request definition itself is quite simple again. </text:p>
      <text:p text:style-name="P25"><draw:frame draw:style-name="fr2" draw:name="Rahmen31" text:anchor-type="paragraph" svg:x="0.023cm" svg:y="0.443cm" svg:width="16.956cm" draw:z-index="26"><draw:text-box fo:min-height="5.048cm"><text:p text:style-name="P64"/><text:p text:style-name="P64"><text:tab/>PLC.readArrayOfStruct({</text:p><text:p text:style-name="P64"><text:tab/><text:tab/>name: ".TestArray",</text:p><text:p text:style-name="P64"><text:tab/><text:tab/>def: structdef,</text:p><text:p text:style-name="P64"><text:tab/><text:tab/>jvar: "myArray"</text:p><text:p text:style-name="P64"><text:tab/>});</text:p><text:p text:style-name="P64"/></draw:text-box></draw:frame></text:p>
      <text:p text:style-name="P25"/>
      <text:p text:style-name="P25"/>
      <text:p text:style-name="P25"/>
      <text:h text:style-name="Heading_20_3" text:outline-level="3"><text:soft-page-break/>Supported Data Types</text:h>
      <table:table table:name="Tabelle36" table:style-name="Tabelle36">
        <table:table-column table:style-name="Tabelle36.A"/>
        <table:table-column table:style-name="Tabelle36.B"/>
        <table:table-row>
          <table:table-cell table:style-name="Tabelle36.A1" office:value-type="string">
            <text:p text:style-name="P70">Data Type</text:p>
          </table:table-cell>
          <table:table-cell table:style-name="Tabelle36.B1" office:value-type="string">
            <text:p text:style-name="P70">Note</text:p>
          </table:table-cell>
        </table:table-row>
        <table:table-row>
          <table:table-cell table:style-name="Tabelle36.A2" office:value-type="string">
            <text:p text:style-name="P73">ARRAY</text:p>
          </table:table-cell>
          <table:table-cell table:style-name="Tabelle36.B2" office:value-type="string">
            <text:p text:style-name="P71"/>
          </table:table-cell>
        </table:table-row>
        <table:table-row>
          <table:table-cell table:style-name="Tabelle36.A2" office:value-type="string">
            <text:p text:style-name="P72">BOOL</text:p>
          </table:table-cell>
          <table:table-cell table:style-name="Tabelle36.B2" office:value-type="string">
            <text:p text:style-name="P72"/>
          </table:table-cell>
        </table:table-row>
        <table:table-row>
          <table:table-cell table:style-name="Tabelle36.A2" office:value-type="string">
            <text:p text:style-name="P72">BYTE</text:p>
          </table:table-cell>
          <table:table-cell table:style-name="Tabelle36.B2" office:value-type="string">
            <text:p text:style-name="P72"/>
          </table:table-cell>
        </table:table-row>
        <table:table-row>
          <table:table-cell table:style-name="Tabelle36.A2" office:value-type="string">
            <text:p text:style-name="P72">WORD</text:p>
          </table:table-cell>
          <table:table-cell table:style-name="Tabelle36.B2" office:value-type="string">
            <text:p text:style-name="P72"/>
          </table:table-cell>
        </table:table-row>
        <table:table-row>
          <table:table-cell table:style-name="Tabelle36.A2" office:value-type="string">
            <text:p text:style-name="P72">DWORD</text:p>
          </table:table-cell>
          <table:table-cell table:style-name="Tabelle36.B2" office:value-type="string">
            <text:p text:style-name="P72"/>
          </table:table-cell>
        </table:table-row>
        <table:table-row>
          <table:table-cell table:style-name="Tabelle36.A2" office:value-type="string">
            <text:p text:style-name="P72">USINT</text:p>
          </table:table-cell>
          <table:table-cell table:style-name="Tabelle36.B2" office:value-type="string">
            <text:p text:style-name="P72"/>
          </table:table-cell>
        </table:table-row>
        <table:table-row>
          <table:table-cell table:style-name="Tabelle36.A2" office:value-type="string">
            <text:p text:style-name="P72">SINT</text:p>
          </table:table-cell>
          <table:table-cell table:style-name="Tabelle36.B2" office:value-type="string">
            <text:p text:style-name="P72"/>
          </table:table-cell>
        </table:table-row>
        <table:table-row>
          <table:table-cell table:style-name="Tabelle36.A2" office:value-type="string">
            <text:p text:style-name="P72">UINT</text:p>
          </table:table-cell>
          <table:table-cell table:style-name="Tabelle36.B2" office:value-type="string">
            <text:p text:style-name="P72"/>
          </table:table-cell>
        </table:table-row>
        <table:table-row>
          <table:table-cell table:style-name="Tabelle36.A2" office:value-type="string">
            <text:p text:style-name="P72">INT</text:p>
          </table:table-cell>
          <table:table-cell table:style-name="Tabelle36.B2" office:value-type="string">
            <text:p text:style-name="P72"/>
          </table:table-cell>
        </table:table-row>
        <table:table-row>
          <table:table-cell table:style-name="Tabelle36.A2" office:value-type="string">
            <text:p text:style-name="P72">INT1DP</text:p>
          </table:table-cell>
          <table:table-cell table:style-name="Tabelle36.B2" office:value-type="string">
            <text:p text:style-name="P72">An INT converted to a variable with 1 decimal place,</text:p>
            <text:p text:style-name="P72">i.e. 637 in the PLC is 63.7 in the JavaScript variable.</text:p>
          </table:table-cell>
        </table:table-row>
        <table:table-row>
          <table:table-cell table:style-name="Tabelle36.A2" office:value-type="string">
            <text:p text:style-name="P72">INT<text:span text:style-name="T105">2</text:span>DP</text:p>
          </table:table-cell>
          <table:table-cell table:style-name="Tabelle36.B2" office:value-type="string">
            <text:p text:style-name="P72">An INT converted to a variable with <text:span text:style-name="T104">2</text:span> decimal place<text:span text:style-name="T104">s</text:span>,</text:p>
            <text:p text:style-name="P72">i.e. 637 in the PLC is 6.37 in the JavaScript variable.</text:p>
          </table:table-cell>
        </table:table-row>
        <table:table-row>
          <table:table-cell table:style-name="Tabelle36.A2" office:value-type="string">
            <text:p text:style-name="P72">UDINT</text:p>
          </table:table-cell>
          <table:table-cell table:style-name="Tabelle36.B2" office:value-type="string">
            <text:p text:style-name="P72"/>
          </table:table-cell>
        </table:table-row>
        <table:table-row>
          <table:table-cell table:style-name="Tabelle36.A2" office:value-type="string">
            <text:p text:style-name="P72">DINT</text:p>
          </table:table-cell>
          <table:table-cell table:style-name="Tabelle36.B2" office:value-type="string">
            <text:p text:style-name="P72"/>
          </table:table-cell>
        </table:table-row>
        <table:table-row>
          <table:table-cell table:style-name="Tabelle36.A2" office:value-type="string">
            <text:p text:style-name="P72">TIME</text:p>
          </table:table-cell>
          <table:table-cell table:style-name="Tabelle36.B2" office:value-type="string">
            <text:p text:style-name="P72">With a formatting information added the time value is converted to a formatted string, otherwise the output is a string with a value in milliseconds. See chapter 9.</text:p>
          </table:table-cell>
        </table:table-row>
        <table:table-row>
          <table:table-cell table:style-name="Tabelle36.A2" office:value-type="string">
            <text:p text:style-name="P72">TOD</text:p>
          </table:table-cell>
          <table:table-cell table:style-name="Tabelle36.B2" office:value-type="string">
            <text:p text:style-name="P72">With a formatting information added time value is converted to a formatted string, otherwise the output is a date object.</text:p>
          </table:table-cell>
        </table:table-row>
        <table:table-row>
          <table:table-cell table:style-name="Tabelle36.A2" office:value-type="string">
            <text:p text:style-name="P72">DT</text:p>
          </table:table-cell>
          <table:table-cell table:style-name="Tabelle36.B2" office:value-type="string">
            <text:p text:style-name="P72">With a formatting information added time value is converted to a formatted string, otherwise the output is a date object.</text:p>
          </table:table-cell>
        </table:table-row>
        <table:table-row>
          <table:table-cell table:style-name="Tabelle36.A2" office:value-type="string">
            <text:p text:style-name="P72">DATE</text:p>
          </table:table-cell>
          <table:table-cell table:style-name="Tabelle36.B2" office:value-type="string">
            <text:p text:style-name="P72">With a formatting information added time value is converted to a formatted string, otherwise the output is a date object.</text:p>
          </table:table-cell>
        </table:table-row>
        <table:table-row>
          <table:table-cell table:style-name="Tabelle36.A2" office:value-type="string">
            <text:p text:style-name="P72">REAL</text:p>
          </table:table-cell>
          <table:table-cell table:style-name="Tabelle36.B2" office:value-type="string">
            <text:p text:style-name="P74">A value can be added to set the number of the decimal places. See chapter 9.</text:p>
          </table:table-cell>
        </table:table-row>
        <table:table-row>
          <table:table-cell table:style-name="Tabelle36.A2" office:value-type="string">
            <text:p text:style-name="P72">LREAL</text:p>
          </table:table-cell>
          <table:table-cell table:style-name="Tabelle36.B2" office:value-type="string">
            <text:p text:style-name="P74">A value can be added to set the number of the decimal places. See chapter 9.</text:p>
          </table:table-cell>
        </table:table-row>
        <text:soft-page-break/>
        <table:table-row>
          <table:table-cell table:style-name="Tabelle36.A2" office:value-type="string">
            <text:p text:style-name="P72">STRING</text:p>
          </table:table-cell>
          <table:table-cell table:style-name="Tabelle36.B2" office:value-type="string">
            <text:p text:style-name="P72"/>
          </table:table-cell>
        </table:table-row>
      </table:table>
      <text:p text:style-name="P25"/>
      <text:h text:style-name="P155" text:outline-level="3">Parameters<text:span text:style-name="T23"> (Type, Required, Default)</text:span></text:h>
      <table:table table:name="Tabelle20" table:style-name="Tabelle20">
        <table:table-column table:style-name="Tabelle20.A"/>
        <table:table-row>
          <table:table-cell table:style-name="Tabelle20.A1" office:value-type="string">
            <text:p text:style-name="P31"><text:span text:style-name="T1">addr</text:span><text:span text:style-name="T4"> (string, </text:span><text:span text:style-name="T16">required if the „name“ parameter in not set</text:span><text:span text:style-name="T4">, undefined)</text:span></text:p>
            <text:p text:style-name="P89">The address of the PLC variable, can be used to read variables with fixed addresses. However, I recommend to use the „name“ parameter instead</text:p>
          </table:table-cell>
        </table:table-row>
        <table:table-row>
          <table:table-cell table:style-name="Tabelle20.A2" office:value-type="string">
            <text:p text:style-name="P31"><text:span text:style-name="T1">name</text:span><text:span text:style-name="T4"> (string, </text:span><text:span text:style-name="T16">required if the „addr“ parameter in not set</text:span><text:span text:style-name="T4">, undefined)</text:span></text:p>
            <text:p text:style-name="P90">The name of the PLC variable.</text:p>
          </table:table-cell>
        </table:table-row>
        <table:table-row>
          <table:table-cell table:style-name="Tabelle20.A2" office:value-type="string">
            <text:p text:style-name="Text_20_body"><text:span text:style-name="T23">arrlen</text:span><text:span text:style-name="T4"> (number, required if the „addr“ parameter is used, undefined)</text:span></text:p>
            <text:p text:style-name="P120">The length of the array (the number of the items). If the varible is accessed by name the value is detected automatically, it should only be set if you use the „addr“-parameter.</text:p>
          </table:table-cell>
        </table:table-row>
        <table:table-row>
          <table:table-cell table:style-name="Tabelle20.A2" office:value-type="string">
            <text:p text:style-name="Text_20_body"><text:span text:style-name="T23">debug</text:span><text:span text:style-name="T42"> (boolean, optional, false)</text:span></text:p>
            <text:p text:style-name="P123">If this option is set to true all internal used information of the request is written to the console.</text:p>
          </table:table-cell>
        </table:table-row>
        <table:table-row>
          <table:table-cell table:style-name="Tabelle20.A2" office:value-type="string">
            <text:p text:style-name="Text_20_body"><text:span text:style-name="T23">def</text:span><text:span text:style-name="T4"> (object, required, undefined)</text:span></text:p>
            <text:p text:style-name="P127">An object containing information about the structure definition.</text:p>
          </table:table-cell>
        </table:table-row>
        <table:table-row>
          <table:table-cell table:style-name="Tabelle20.A2" office:value-type="string">
            <text:p text:style-name="Text_20_body"><text:span text:style-name="T23">id </text:span><text:span text:style-name="T42">(number, optional, undefined)</text:span></text:p>
            <text:p text:style-name="P99">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0.A2" office:value-type="string">
            <text:p text:style-name="Text_20_body"><text:span text:style-name="T23">jvar</text:span><text:span text:style-name="T42"> (string, required, undefined)</text:span></text:p>
            <text:p text:style-name="P123"><text:span text:style-name="T4">The name of the JavaScript variable to store the data in. This must be a </text:span><text:span text:style-name="T2">global </text:span><text:span text:style-name="T4">variable. Namespaces of any depth and arrays are supported, i.e. "myNameSpace.myVars.var1" or "myNameSpace.myArray[0]".</text:span></text:p>
          </table:table-cell>
        </table:table-row>
        <text:soft-page-break/>
        <table:table-row table:style-name="Tabelle20.8">
          <table:table-cell table:style-name="Tabelle20.A2" office:value-type="string">
            <text:p text:style-name="P42"><text:span text:style-name="T27">handle</text:span><text:span text:style-name="T23"> </text:span><text:span text:style-name="T42">(b</text:span>oolean, optional, undefined<text:span text:style-name="T42">)</text:span></text:p>
            <text:p text:style-name="P111"><text:span text:style-name="T80">Instead of a direct access a handle will be used</text:span>. <text:span text:style-name="T80">For proper function the handle has to be fetched before. </text:span>The option overrides by the „<text:span text:style-name="T80">useHandles</text:span>“ parameter of the client definition.</text:p>
          </table:table-cell>
        </table:table-row>
        <table:table-row>
          <table:table-cell table:style-name="Tabelle20.A2" office:value-type="string">
            <text:p text:style-name="P31">oc<text:span text:style-name="T42"> (function, optional, undefined)</text:span></text:p>
            <text:p text:style-name="P127">A function wich will be executed after the request has finished sucessfully.</text:p>
          </table:table-cell>
        </table:table-row>
        <table:table-row>
          <table:table-cell table:style-name="Tabelle20.A2" office:value-type="string">
            <text:p text:style-name="Text_20_body"><text:span text:style-name="T23">ocd</text:span><text:span text:style-name="T42"> (number, optional, undefined)</text:span></text:p>
            <text:p text:style-name="P126">A value of milliseconds for delaying the on-complete-function.</text:p>
          </table:table-cell>
        </table:table-row>
        <table:table-row>
          <table:table-cell table:style-name="Tabelle20.A2" office:value-type="string">
            <text:p text:style-name="P60"><text:span text:style-name="T23">o</text:span><text:span text:style-name="T31">e</text:span><text:span text:style-name="T23"> </text:span><text:span text:style-name="T42">(function, optional, undefined)</text:span></text:p>
            <text:p text:style-name="P102">A function wich will be executed after the request has finished <text:span text:style-name="T100">with an error</text:span>.</text:p>
          </table:table-cell>
        </table:table-row>
        <table:table-row>
          <table:table-cell table:style-name="Tabelle20.A2" office:value-type="string">
            <text:p text:style-name="Text_20_body"><text:span text:style-name="T23">sync </text:span><text:span text:style-name="T42">(b</text:span>oolean, optional, undefined<text:span text:style-name="T42">)</text:span></text:p>
            <text:p text:style-name="P108">A synchronous XMLHttpRequests is used if this option is set to „true“. This means that a script waits until the request is finished. The option overrides by the „syncXmlHttp“ parameter of the clien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8.2 Write Request</text:h>
      <text:p text:style-name="Text_20_body"><draw:frame draw:style-name="fr2" draw:name="Rahmen32" text:anchor-type="paragraph" svg:x="0.023cm" svg:y="0.443cm" svg:width="16.956cm" draw:z-index="27"><draw:text-box fo:min-height="5.048cm"><text:p text:style-name="P64"/><text:p text:style-name="P64"><text:tab/>var myArray = [{</text:p><text:p text:style-name="P64"><text:tab/><text:tab/>var_1: 12,</text:p><text:p text:style-name="P64"><text:tab/><text:tab/>var_2: 7464.313,</text:p><text:p text:style-name="P64"><text:tab/><text:tab/>var_3: -96,</text:p><text:p text:style-name="Frame_20_contents"><text:span text:style-name="T1"><text:tab/><text:tab/>var_4: new Date("</text:span>January 3, 2012 18:54:00"<text:span text:style-name="T1">),</text:span></text:p><text:p text:style-name="P64"><text:tab/><text:tab/>var_5: ["This", "is", "a", "string", " array."],</text:p><text:p text:style-name="P64"><text:tab/><text:tab/>var_6: 34.5</text:p><text:p text:style-name="P64"><text:tab/>},{</text:p><text:p text:style-name="P64"><text:tab/><text:tab/>var_1: 109,</text:p><text:p text:style-name="P64"><text:tab/><text:tab/>var_2: 873.40,</text:p><text:p text:style-name="P64"><text:tab/><text:tab/>var_3: -5,</text:p><text:p text:style-name="Frame_20_contents"><text:span text:style-name="T1"><text:tab/><text:tab/>var_4: new Date</text:span><text:span text:style-name="T4">(</text:span><text:span text:style-name="Strong_20_Emphasis"><text:span text:style-name="T4">1325619660</text:span></text:span><text:span text:style-name="T1">),</text:span></text:p><text:p text:style-name="P64"><text:tab/><text:tab/>var_5: ["This", "is a", <text:s/>"string", " array", "too." ],</text:p><text:p text:style-name="P64"><text:tab/><text:tab/>var_6: 122.9</text:p><text:p text:style-name="P64"><text:tab/>}];</text:p><text:p text:style-name="P64"/></draw:text-box></draw:frame></text:p>
      <text:p text:style-name="Text_20_body"><draw:frame draw:style-name="fr2" draw:name="Rahmen33" text:anchor-type="paragraph" svg:x="0.023cm" svg:y="0.443cm" svg:width="16.956cm" draw:z-index="28"><draw:text-box fo:min-height="5.048cm"><text:p text:style-name="P64"/><text:p text:style-name="P64"><text:tab/>PLC.writeArrayOfStruct({</text:p><text:p text:style-name="P64"><text:tab/><text:tab/>name: ".TestArray",</text:p><text:p text:style-name="P64"><text:tab/><text:tab/>def: structdef,</text:p><text:p text:style-name="P64"><text:tab/><text:tab/>val: myArray</text:p><text:p text:style-name="P64"><text:tab/>});</text:p><text:p text:style-name="P64"/></draw:text-box></draw:frame></text:p>
      <text:p text:style-name="Text_20_body">Note that you also can use the „item“-parameter, if you want to write a single array item (one structure) only.</text:p>
      <text:p text:style-name="Text_20_body"/>
      <text:p text:style-name="Text_20_body"/>
      <text:p text:style-name="Text_20_body"/>
      <text:h text:style-name="Heading_20_3" text:outline-level="3"><text:soft-page-break/>Supported Data Types</text:h>
      <table:table table:name="Tabelle37" table:style-name="Tabelle37">
        <table:table-column table:style-name="Tabelle37.A"/>
        <table:table-column table:style-name="Tabelle37.B"/>
        <table:table-row>
          <table:table-cell table:style-name="Tabelle37.A1" office:value-type="string">
            <text:p text:style-name="P70">Data Type</text:p>
          </table:table-cell>
          <table:table-cell table:style-name="Tabelle37.B1" office:value-type="string">
            <text:p text:style-name="P70">Note</text:p>
          </table:table-cell>
        </table:table-row>
        <table:table-row>
          <table:table-cell table:style-name="Tabelle37.A2" office:value-type="string">
            <text:p text:style-name="P73">ARRAY</text:p>
          </table:table-cell>
          <table:table-cell table:style-name="Tabelle37.B2" office:value-type="string">
            <text:p text:style-name="P73"/>
          </table:table-cell>
        </table:table-row>
        <table:table-row>
          <table:table-cell table:style-name="Tabelle37.A2" office:value-type="string">
            <text:p text:style-name="P72">BOOL</text:p>
          </table:table-cell>
          <table:table-cell table:style-name="Tabelle37.B2" office:value-type="string">
            <text:p text:style-name="P72"/>
          </table:table-cell>
        </table:table-row>
        <table:table-row>
          <table:table-cell table:style-name="Tabelle37.A2" office:value-type="string">
            <text:p text:style-name="P72">BYTE</text:p>
          </table:table-cell>
          <table:table-cell table:style-name="Tabelle37.B2" office:value-type="string">
            <text:p text:style-name="P72"/>
          </table:table-cell>
        </table:table-row>
        <table:table-row>
          <table:table-cell table:style-name="Tabelle37.A2" office:value-type="string">
            <text:p text:style-name="P72">WORD</text:p>
          </table:table-cell>
          <table:table-cell table:style-name="Tabelle37.B2" office:value-type="string">
            <text:p text:style-name="P72"/>
          </table:table-cell>
        </table:table-row>
        <table:table-row>
          <table:table-cell table:style-name="Tabelle37.A2" office:value-type="string">
            <text:p text:style-name="P72">DWORD</text:p>
          </table:table-cell>
          <table:table-cell table:style-name="Tabelle37.B2" office:value-type="string">
            <text:p text:style-name="P72"/>
          </table:table-cell>
        </table:table-row>
        <table:table-row>
          <table:table-cell table:style-name="Tabelle37.A2" office:value-type="string">
            <text:p text:style-name="P72">USINT</text:p>
          </table:table-cell>
          <table:table-cell table:style-name="Tabelle37.B2" office:value-type="string">
            <text:p text:style-name="P72"/>
          </table:table-cell>
        </table:table-row>
        <table:table-row>
          <table:table-cell table:style-name="Tabelle37.A2" office:value-type="string">
            <text:p text:style-name="P72">SINT</text:p>
          </table:table-cell>
          <table:table-cell table:style-name="Tabelle37.B2" office:value-type="string">
            <text:p text:style-name="P72"/>
          </table:table-cell>
        </table:table-row>
        <table:table-row>
          <table:table-cell table:style-name="Tabelle37.A2" office:value-type="string">
            <text:p text:style-name="P72">UINT</text:p>
          </table:table-cell>
          <table:table-cell table:style-name="Tabelle37.B2" office:value-type="string">
            <text:p text:style-name="P72"/>
          </table:table-cell>
        </table:table-row>
        <table:table-row>
          <table:table-cell table:style-name="Tabelle37.A2" office:value-type="string">
            <text:p text:style-name="P72">INT</text:p>
          </table:table-cell>
          <table:table-cell table:style-name="Tabelle37.B2" office:value-type="string">
            <text:p text:style-name="P72"/>
          </table:table-cell>
        </table:table-row>
        <table:table-row>
          <table:table-cell table:style-name="Tabelle37.A2" office:value-type="string">
            <text:p text:style-name="P72">INT1DP</text:p>
          </table:table-cell>
          <table:table-cell table:style-name="Tabelle37.B2" office:value-type="string">
            <text:p text:style-name="P72">The JavaScript variables are <text:span text:style-name="T42">multiplied by 10 and converted to an integer, i.e. a value of 12.3 in JS is 123 in the PLC. </text:span></text:p>
          </table:table-cell>
        </table:table-row>
        <table:table-row>
          <table:table-cell table:style-name="Tabelle37.A2" office:value-type="string">
            <text:p text:style-name="P72">INT1DP</text:p>
          </table:table-cell>
          <table:table-cell table:style-name="Tabelle37.B2" office:value-type="string">
            <text:p text:style-name="P72">The JavaScript variables are <text:span text:style-name="T42">multiplied by 1</text:span><text:span text:style-name="T52">0</text:span><text:span text:style-name="T42">0 and converted to an integer, i.e. a value of 1.23 in JS is 123 in the PLC. </text:span></text:p>
          </table:table-cell>
        </table:table-row>
        <table:table-row>
          <table:table-cell table:style-name="Tabelle37.A2" office:value-type="string">
            <text:p text:style-name="P72">UDINT</text:p>
          </table:table-cell>
          <table:table-cell table:style-name="Tabelle37.B2" office:value-type="string">
            <text:p text:style-name="P72"/>
          </table:table-cell>
        </table:table-row>
        <table:table-row>
          <table:table-cell table:style-name="Tabelle37.A2" office:value-type="string">
            <text:p text:style-name="P72">DINT</text:p>
          </table:table-cell>
          <table:table-cell table:style-name="Tabelle37.B2" office:value-type="string">
            <text:p text:style-name="P72"/>
          </table:table-cell>
        </table:table-row>
        <table:table-row>
          <table:table-cell table:style-name="Tabelle37.A2" office:value-type="string">
            <text:p text:style-name="P72">TIME</text:p>
          </table:table-cell>
          <table:table-cell table:style-name="Tabelle37.B2" office:value-type="string">
            <text:p text:style-name="P72">Without formatting the value must be specified in milliseconds. See chapter 9 for formatting parameters.</text:p>
          </table:table-cell>
        </table:table-row>
        <table:table-row>
          <table:table-cell table:style-name="Tabelle37.A2" office:value-type="string">
            <text:p text:style-name="P72">TOD</text:p>
          </table:table-cell>
          <table:table-cell table:style-name="Tabelle37.B2" office:value-type="string">
            <text:p text:style-name="P72">The value has to be a JS date object or a string (i.e. „21:33“).</text:p>
          </table:table-cell>
        </table:table-row>
        <table:table-row>
          <table:table-cell table:style-name="Tabelle37.A2" office:value-type="string">
            <text:p text:style-name="P72">DT</text:p>
          </table:table-cell>
          <table:table-cell table:style-name="Tabelle37.B2" office:value-type="string">
            <text:p text:style-name="P72">The value has to be a JS date object.</text:p>
          </table:table-cell>
        </table:table-row>
        <table:table-row>
          <table:table-cell table:style-name="Tabelle37.A2" office:value-type="string">
            <text:p text:style-name="P72">DATE</text:p>
          </table:table-cell>
          <table:table-cell table:style-name="Tabelle37.B2" office:value-type="string">
            <text:p text:style-name="P72">The value has to be a JS date object.</text:p>
          </table:table-cell>
        </table:table-row>
        <table:table-row>
          <table:table-cell table:style-name="Tabelle37.A2" office:value-type="string">
            <text:p text:style-name="P72">REAL</text:p>
          </table:table-cell>
          <table:table-cell table:style-name="Tabelle37.B2" office:value-type="string">
            <text:p text:style-name="P74"/>
          </table:table-cell>
        </table:table-row>
        <table:table-row>
          <table:table-cell table:style-name="Tabelle37.A2" office:value-type="string">
            <text:p text:style-name="P72">LREAL</text:p>
          </table:table-cell>
          <table:table-cell table:style-name="Tabelle37.B2" office:value-type="string">
            <text:p text:style-name="P74"/>
          </table:table-cell>
        </table:table-row>
        <table:table-row>
          <table:table-cell table:style-name="Tabelle37.A2" office:value-type="string">
            <text:p text:style-name="P72">STRING</text:p>
          </table:table-cell>
          <table:table-cell table:style-name="Tabelle37.B2" office:value-type="string">
            <text:p text:style-name="P72"/>
          </table:table-cell>
        </table:table-row>
      </table:table>
      <text:p text:style-name="Text_20_body"/>
      <text:p text:style-name="Text_20_body"/>
      <text:p text:style-name="Text_20_body"/>
      <text:p text:style-name="Text_20_body"/>
      <text:h text:style-name="P155" text:outline-level="3"><text:soft-page-break/>Parameters<text:span text:style-name="T23"> (Type, Required, Default)</text:span></text:h>
      <table:table table:name="Tabelle21" table:style-name="Tabelle21">
        <table:table-column table:style-name="Tabelle21.A"/>
        <table:table-row>
          <table:table-cell table:style-name="Tabelle21.A1" office:value-type="string">
            <text:p text:style-name="P31"><text:span text:style-name="T1">addr</text:span><text:span text:style-name="T4"> (string, </text:span><text:span text:style-name="T16">required if the „name“ parameter in not set</text:span><text:span text:style-name="T4">, undefined)</text:span></text:p>
            <text:p text:style-name="P89">The address of the PLC variable, can be used to read variables with fixed addresses. However, I recommend to use the „name“ parameter instead</text:p>
          </table:table-cell>
        </table:table-row>
        <table:table-row>
          <table:table-cell table:style-name="Tabelle21.A2" office:value-type="string">
            <text:p text:style-name="P31"><text:span text:style-name="T1">name</text:span><text:span text:style-name="T4"> (string, </text:span><text:span text:style-name="T16">required if the „addr“ parameter in not set</text:span><text:span text:style-name="T4">, undefined)</text:span></text:p>
            <text:p text:style-name="P90">The name of the PLC variable.</text:p>
          </table:table-cell>
        </table:table-row>
        <table:table-row>
          <table:table-cell table:style-name="Tabelle21.A2" office:value-type="string">
            <text:p text:style-name="Text_20_body"><text:span text:style-name="T23">arrlen</text:span><text:span text:style-name="T4"> (number, required if the „addr“ parameter is used, undefined)</text:span></text:p>
            <text:p text:style-name="P121">The length of the array (the number of the items). If the varible is accessed by name the value is detected automatically, it should only be set if you use the „addr“-parameter.</text:p>
          </table:table-cell>
        </table:table-row>
        <table:table-row>
          <table:table-cell table:style-name="Tabelle21.A2" office:value-type="string">
            <text:p text:style-name="Text_20_body"><text:span text:style-name="T23">debug</text:span><text:span text:style-name="T42"> (boolean, optional, false)</text:span></text:p>
            <text:p text:style-name="P123">If this option is set to true all internal used information of the request is written to the console.</text:p>
          </table:table-cell>
        </table:table-row>
        <table:table-row>
          <table:table-cell table:style-name="Tabelle21.A2" office:value-type="string">
            <text:p text:style-name="Text_20_body"><text:span text:style-name="T23">def</text:span><text:span text:style-name="T4"> (object, required, undefined)</text:span></text:p>
            <text:p text:style-name="P127">An object containing information about the structure definition.</text:p>
          </table:table-cell>
        </table:table-row>
        <table:table-row>
          <table:table-cell table:style-name="Tabelle21.A2" office:value-type="string">
            <text:p text:style-name="Text_20_body"><text:span text:style-name="T23">id </text:span><text:span text:style-name="T42">(number, optional, undefined)</text:span></text:p>
            <text:p text:style-name="P99">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1.A2" office:value-type="string">
            <text:p text:style-name="Text_20_body"><text:span text:style-name="T23">item</text:span><text:span text:style-name="T42"> (number, optional, undefined)</text:span></text:p>
            <text:p text:style-name="P127">If this parameter is set to the index number (starting with 0) of an array item, only this item will be written to the PLC.</text:p>
          </table:table-cell>
        </table:table-row>
        <table:table-row table:style-name="Tabelle21.8">
          <table:table-cell table:style-name="Tabelle21.A2" office:value-type="string">
            <text:p text:style-name="P42"><text:span text:style-name="T27">handle</text:span><text:span text:style-name="T23"> </text:span><text:span text:style-name="T42">(b</text:span>oolean, optional, undefined<text:span text:style-name="T42">)</text:span></text:p>
            <text:p text:style-name="P111"><text:span text:style-name="T80">Instead of a direct access a handle will be used</text:span>. <text:span text:style-name="T80">For proper function the handle has to be fetched before. </text:span>The option overrides by the „<text:span text:style-name="T80">useHandles</text:span>“ parameter of the client definition.</text:p>
          </table:table-cell>
        </table:table-row>
        <text:soft-page-break/>
        <table:table-row>
          <table:table-cell table:style-name="Tabelle21.A2" office:value-type="string">
            <text:p text:style-name="Text_20_body"><text:span text:style-name="T23">oc </text:span><text:span text:style-name="T42">(function, optional, undefined)</text:span></text:p>
            <text:p text:style-name="P127">A function wich will be executed after the request has finished sucessfully.</text:p>
          </table:table-cell>
        </table:table-row>
        <table:table-row>
          <table:table-cell table:style-name="Tabelle21.A2" office:value-type="string">
            <text:p text:style-name="Text_20_body"><text:span text:style-name="T23">ocd</text:span><text:span text:style-name="T42"> (number, optional, undefined)</text:span></text:p>
            <text:p text:style-name="P127">A value of milliseconds for delaying the on-complete-function.</text:p>
          </table:table-cell>
        </table:table-row>
        <table:table-row>
          <table:table-cell table:style-name="Tabelle21.A2" office:value-type="string">
            <text:p text:style-name="P61"><text:span text:style-name="T23">o</text:span><text:span text:style-name="T31">e</text:span><text:span text:style-name="T23"> </text:span><text:span text:style-name="T42">(function, optional, undefined)</text:span></text:p>
            <text:p text:style-name="P103">A function wich will be executed after the request has finished <text:span text:style-name="T100">with an error</text:span>.</text:p>
          </table:table-cell>
        </table:table-row>
        <table:table-row>
          <table:table-cell table:style-name="Tabelle21.A2" office:value-type="string">
            <text:p text:style-name="Text_20_body"><text:span text:style-name="T23">val</text:span><text:span text:style-name="T4"> (array, required, undefined)</text:span></text:p>
            <text:p text:style-name="P124">The array of values to send to the PLC. </text:p>
          </table:table-cell>
        </table:table-row>
        <table:table-row>
          <table:table-cell table:style-name="Tabelle21.A2" office:value-type="string">
            <text:p text:style-name="Text_20_body"><text:span text:style-name="T23">sync </text:span><text:span text:style-name="T42">(b</text:span>oolean, optional, undefined<text:span text:style-name="T42">)</text:span></text:p>
            <text:p text:style-name="P108">A synchronous XMLHttpRequests is used if this option is set to „true“. This means that a script waits until the request is finished. The option overrides by the „syncXmlHttp“ parameter of the client.</text:p>
          </table: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48" text:outline-level="1"><text:soft-page-break/>Handles</text:h>
      <text:p text:style-name="P44"/>
      <text:p text:style-name="P47">A handle is a cod<text:span text:style-name="T82">e</text:span> for a <text:span text:style-name="T82">specific PLC symbol. Instead of a direct memory access via IndexGroup and IndexOffset</text:span> <text:span text:style-name="T82">one first have to get a handle for the symbol and use this for addressing a read/write request. This has 2 advantages: If <text:s/>the address of a symbol has changed after compiling the PLC program the handle is invalid and no data will be written to or read from the wrong address. The second is that is easier to access elements of complex data types and internal variables and parameters of FB instances. There is also a drawback: You have to get the handles from the PLC before you can use them and they should be released if not needed anymore, i.e. while closing the webpage. </text:span></text:p>
      <text:p text:style-name="P48"><text:span text:style-name="T85">TAME provides several ways to access PLC variables by name. The Symbol Upload is used by default, the symbol information will automatically be fetched while the client starts. </text:span><text:span text:style-name="T44">Alternatively</text:span><text:span text:style-name="T85"> the TPY file generated by TwinCAT can be used. While the Upload is automatically updated by TwinCAT during the upload of a PLC program the TPY has to be copied to webserver manually. All read or write requests without using a handle are based on a direct memory access via Index Group and Index Offset. As mentioned in the introduction it is possible to write data to or read from wrong addresses if a PLC program was uploaded without closing the client before.</text:span></text:p>
      <text:p text:style-name="P48"/>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80">Standard Data Types (BOOL, INT, WORD ...)</text:p>
          </table:table-cell>
          <table:covered-table-cell/>
          <table:covered-table-cell/>
        </table:table-row>
        <table:table-row>
          <table:table-cell table:style-name="Table1.A2" office:value-type="string">
            <text:p text:style-name="Table_20_Contents"/>
          </table:table-cell>
          <table:table-cell table:style-name="Table1.A2" office:value-type="string">
            <text:p text:style-name="P76">global <text:span text:style-name="T83">variables / </text:span>local variables <text:span text:style-name="T83">of PRG's</text:span></text:p>
          </table:table-cell>
          <table:table-cell table:style-name="Table1.C2" office:value-type="string">
            <text:p text:style-name="P81">local variables <text:span text:style-name="T84">and</text:span> parameters of FB <text:span text:style-name="T84">instances / elements of structures or arrays</text:span></text:p>
          </table:table-cell>
        </table:table-row>
        <table:table-row table:style-name="Table1.3">
          <table:table-cell table:style-name="Table1.A3" office:value-type="string">
            <text:p text:style-name="P75">Upload <text:span text:style-name="T84">(default)</text:span></text:p>
          </table:table-cell>
          <table:table-cell table:style-name="Table1.B3" office:value-type="string">
            <text:p text:style-name="P80">no restrictions</text:p>
          </table:table-cell>
          <table:table-cell table:style-name="Table1.C3" office:value-type="string">
            <text:p text:style-name="P80">not possible</text:p>
          </table:table-cell>
        </table:table-row>
        <table:table-row table:style-name="Table1.3">
          <table:table-cell table:style-name="Table1.A3" office:value-type="string">
            <text:p text:style-name="P79">Upload + Handles</text:p>
          </table:table-cell>
          <table:table-cell table:style-name="Table1.B4" office:value-type="string">
            <text:p text:style-name="P84">no restrictions</text:p>
          </table:table-cell>
          <table:table-cell table:style-name="Table1.C4" office:value-type="string">
            <text:p text:style-name="P84">type has to be defined <text:span text:style-name="T88">by user</text:span></text:p>
          </table:table-cell>
        </table:table-row>
        <table:table-row table:style-name="Table1.5">
          <table:table-cell table:style-name="Table1.A3" office:value-type="string">
            <text:p text:style-name="P75">TPY file <text:span text:style-name="T83">(with or without handles)</text:span></text:p>
          </table:table-cell>
          <table:table-cell table:style-name="Table1.B5" office:value-type="string">
            <text:p text:style-name="P80"><text:span text:style-name="T84">n</text:span>o restrictions</text:p>
          </table:table-cell>
          <table:table-cell table:style-name="Table1.C5" office:value-type="string">
            <text:p text:style-name="P80">no restrictions</text:p>
          </table:table-cell>
        </table:table-row>
      </table:table>
      <text:p text:style-name="P46"/>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82"><text:span text:style-name="T84">User Defined</text:span> Data Types (<text:span text:style-name="T84">Arrays/Structures</text:span>)</text:p>
          </table:table-cell>
          <table:covered-table-cell/>
          <table:covered-table-cell/>
        </table:table-row>
        <table:table-row>
          <table:table-cell table:style-name="Table3.A2" office:value-type="string">
            <text:p text:style-name="P85"/>
          </table:table-cell>
          <table:table-cell table:style-name="Table3.A2" office:value-type="string">
            <text:p text:style-name="P77">global <text:span text:style-name="T83">variables / </text:span>local variables <text:span text:style-name="T83">of PRG's</text:span></text:p>
          </table:table-cell>
          <table:table-cell table:style-name="Table3.C2" office:value-type="string">
            <text:p text:style-name="P81">local variables <text:span text:style-name="T84">and</text:span> parameters of FB <text:span text:style-name="T84">instances / elements of structures or arrays</text:span></text:p>
          </table:table-cell>
        </table:table-row>
        <table:table-row table:style-name="Table3.3">
          <table:table-cell table:style-name="Table3.A3" office:value-type="string">
            <text:p text:style-name="P78">Upload <text:span text:style-name="T84">(default)</text:span></text:p>
          </table:table-cell>
          <table:table-cell table:style-name="Table3.B3" office:value-type="string">
            <text:p text:style-name="P82">no restrictions</text:p>
          </table:table-cell>
          <table:table-cell table:style-name="Table3.C3" office:value-type="string">
            <text:p text:style-name="P82">not possible</text:p>
          </table:table-cell>
        </table:table-row>
        <table:table-row table:style-name="Table3.3">
          <table:table-cell table:style-name="Table3.A3" office:value-type="string">
            <text:p text:style-name="P83">Upload + Handles</text:p>
          </table:table-cell>
          <table:table-cell table:style-name="Table3.B4" office:value-type="string">
            <text:p text:style-name="P84">no restrictions</text:p>
          </table:table-cell>
          <table:table-cell table:style-name="Table3.C4" office:value-type="string">
            <text:p text:style-name="P84">not possible (yet)</text:p>
          </table:table-cell>
        </table:table-row>
        <table:table-row table:style-name="Table3.3">
          <table:table-cell table:style-name="Table3.A3" office:value-type="string">
            <text:p text:style-name="P78">TPY file <text:span text:style-name="T83">(with or without handles)</text:span></text:p>
          </table:table-cell>
          <table:table-cell table:style-name="Table3.B5" office:value-type="string">
            <text:p text:style-name="P82"><text:span text:style-name="T84">n</text:span>o restrictions</text:p>
          </table:table-cell>
          <table:table-cell table:style-name="Table3.C5" office:value-type="string">
            <text:p text:style-name="P82">no restrictions</text:p>
          </table:table-cell>
        </table:table-row>
      </table:table>
      <text:p text:style-name="P20"/>
      <text:p text:style-name="P46"/>
      <text:p text:style-name="P46"/>
      <text:p text:style-name="P46"/>
      <text:h text:style-name="Heading_20_2" text:outline-level="2"><text:soft-page-break/>9.1 Getting <text:span text:style-name="T89">H</text:span>andles</text:h>
      <text:p text:style-name="P49">To fetch handles from the PLC there is a method called „getHandles()“. <text:span text:style-name="T86">You just have to provide an array of the symbol names for which the handles should be fetched. To ensure the handles are ready before using them you should start all functions with the „oc“ (on complete) function of the request. Check the „handles“ example for a better understanding.</text:span></text:p>
      <text:p text:style-name="P57"><text:s text:c="2"/></text:p>
      <text:p text:style-name="P44"><draw:frame draw:style-name="fr3" draw:name="Frame4" text:anchor-type="paragraph" svg:width="16.956cm" draw:z-index="53"><draw:text-box fo:min-height="4.367cm"><text:p text:style-name="P64"/><text:p text:style-name="P68"><text:s text:c="4"/>Plc.getHandles({</text:p><text:p text:style-name="P68"><text:s text:c="8"/>symbols: [</text:p><text:p text:style-name="P68"><text:s text:c="12"/>'.In_Bool1', <text:s/>'.In_Bool2', '.IN_SINT1', <text:s/>'.IN_INT1', '.IN_DINT', '.IN_STRING',</text:p><text:p text:style-name="P68"><text:s text:c="12"/>'.IN_TIME', '.IN_REAL', '.TOD_TEST', '.DT_TEST', '.DATE_TEST',</text:p><text:p text:style-name="P68"><text:s text:c="12"/>'MAIN.fbRamp1.nRamp', 'MAIN.fbRamp2.nRamp'</text:p><text:p text:style-name="P68"><text:s text:c="8"/>],</text:p><text:p text:style-name="P68"><text:s text:c="8"/><text:span text:style-name="T87">oc: function() {</text:span></text:p><text:p text:style-name="P68"><text:tab/>//<text:span text:style-name="T87">Start requests depending on handles</text:span></text:p><text:p text:style-name="P68"><text:s text:c="8"/><text:span text:style-name="T87">}</text:span></text:p><text:p text:style-name="P68"><text:s text:c="4"/>});</text:p><text:p text:style-name="P64"/></draw:text-box></draw:frame></text:p>
      <text:p text:style-name="P135"><text:span text:style-name="T88">Because a sum command is used to get the handles a </text:span><text:span text:style-name="T29">TwinCAT version 2.11 &gt;= Build 1550</text:span><text:span text:style-name="T88"> is necessary. After successfully fetching the handles the „</text:span><text:span text:style-name="T91">handleCacheReady“ </text:span><text:span text:style-name="T92">property of the client </text:span><text:span text:style-name="T93">will be</text:span><text:span text:style-name="T92"> set to „true“. </text:span></text:p>
      <text:p text:style-name="P136"/>
      <text:p text:style-name="P44"/>
      <text:p text:style-name="P44"/>
      <text:p text:style-name="P44"/>
      <text:p text:style-name="P44"/>
      <text:p text:style-name="P44"/>
      <text:p text:style-name="P44"/>
      <text:p text:style-name="P44"/>
      <text:p text:style-name="P44"/>
      <text:p text:style-name="P44"/>
      <text:p text:style-name="P44"/>
      <text:p text:style-name="P44"/>
      <text:h text:style-name="P157" text:outline-level="3"><text:soft-page-break/><text:span text:style-name="T1">Parameters</text:span><text:span text:style-name="T2"> (Type, Required, Default)</text:span></text:h>
      <table:table table:name="Table13" table:style-name="Table13">
        <table:table-column table:style-name="Table13.A"/>
        <table:table-row>
          <table:table-cell table:style-name="Table13.A1" office:value-type="string">
            <text:p text:style-name="P50"><text:span text:style-name="T23">debug </text:span><text:span text:style-name="T42">(boolean, optional, false)</text:span></text:p>
            <text:p text:style-name="P105">If this option is set to true all internal used information of the request is written to the console.</text:p>
          </table:table-cell>
        </table:table-row>
        <table:table-row>
          <table:table-cell table:style-name="Table13.A2" office:value-type="string">
            <text:p text:style-name="P50"><text:span text:style-name="T23">id </text:span><text:span text:style-name="T42">(number, optional, undefined)</text:span></text:p>
            <text:p text:style-name="P100">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le13.A2" office:value-type="string">
            <text:p text:style-name="P50"><text:span text:style-name="T28">symbols</text:span><text:span text:style-name="T42"> (array, required, undefined)</text:span></text:p>
            <text:p text:style-name="P105">An array of <text:span text:style-name="T89">symbol names for which the handles will be fetched</text:span>. </text:p>
          </table:table-cell>
        </table:table-row>
        <table:table-row>
          <table:table-cell table:style-name="Table13.A2" office:value-type="string">
            <text:p text:style-name="P50"><text:span text:style-name="T23">oc </text:span><text:span text:style-name="T42">(function, optional, undefined)</text:span></text:p>
            <text:p text:style-name="P100">A function wich will be executed after the request has finished sucessfully.</text:p>
          </table:table-cell>
        </table:table-row>
        <table:table-row>
          <table:table-cell table:style-name="Table13.A2" office:value-type="string">
            <text:p text:style-name="P50"><text:span text:style-name="T23">ocd </text:span><text:span text:style-name="T42">(number, optional, undefined)</text:span></text:p>
            <text:p text:style-name="P100">A value of milliseconds for delaying the on-complete-function.</text:p>
          </table:table-cell>
        </table:table-row>
        <table:table-row>
          <table:table-cell table:style-name="Table13.A2" office:value-type="string">
            <text:p text:style-name="P61"><text:span text:style-name="T23">o</text:span><text:span text:style-name="T31">e</text:span><text:span text:style-name="T23"> </text:span><text:span text:style-name="T42">(function, optional, undefined)</text:span></text:p>
            <text:p text:style-name="P103">A function wich will be executed after the request has finished <text:span text:style-name="T100">with an error</text:span>.</text:p>
          </table:table-cell>
        </table:table-row>
        <table:table-row>
          <table:table-cell table:style-name="Table13.A2" office:value-type="string">
            <text:p text:style-name="P50"><text:span text:style-name="T23">sync </text:span><text:span text:style-name="T42">(b</text:span>oolean, optional, undefined<text:span text:style-name="T42">)</text:span></text:p>
            <text:p text:style-name="P112">A synchronous XMLHttpRequests is used if this option is set to „true“. This means that a script waits until the request is finished. The option overrides by the „syncXmlHttp“ parameter of the client definition.</text:p>
          </table:table-cell>
        </table:table-row>
      </table:table>
      <text:h text:style-name="P157" text:outline-level="3"/>
      <text:p text:style-name="P44"/>
      <text:p text:style-name="P44"/>
      <text:p text:style-name="P44"/>
      <text:p text:style-name="P44"/>
      <text:h text:style-name="Heading_20_2" text:outline-level="2"><text:soft-page-break/>9.2 Using Handles</text:h>
      <text:p text:style-name="P51">There are 2 ways to specify if a request should use a handle. By setting the client parameter „useHandles“ to „true“ all requests are forced to use handles by default. </text:p>
      <text:p text:style-name="P51"><draw:frame draw:style-name="fr2" draw:name="Frame5" text:anchor-type="paragraph" svg:x="0.025cm" svg:y="0.467cm" svg:width="16.992cm" draw:z-index="54"><draw:text-box fo:min-height="6.731cm"><text:p text:style-name="Frame_20_contents"/><text:p text:style-name="P64"><text:tab/>var PLC = TAME.WebServiceClient.createClient({</text:p><text:p text:style-name="P64"><text:s text:c="8"/><text:tab/><text:tab/>serviceURL: "http://192.168.1.2/TcAdsWebService/TcAdsWebService.dll",</text:p><text:p text:style-name="P64"><text:s text:c="8"/><text:tab/><text:tab/>amsNetId: "192.168.1.2.1.1",</text:p><text:p text:style-name="P64"><text:tab/><text:tab/><text:span text:style-name="T45">useHandles: TRUE,</text:span></text:p><text:p text:style-name="P64"><text:tab/><text:tab/><text:span text:style-name="T77">onReady: function() {</text:span></text:p><text:p text:style-name="P64"><text:tab/><text:tab/><text:tab/>//<text:span text:style-name="T77">Put your stuff here</text:span></text:p><text:p text:style-name="P64"><text:tab/><text:tab/><text:span text:style-name="T77">}</text:span></text:p><text:p text:style-name="P64"><text:s/><text:tab/>});</text:p><text:p text:style-name="P64"/></draw:text-box></draw:frame></text:p>
      <text:p text:style-name="P58">If you want a specific request to use a handle just set the „handle“ parameter of this request to true.</text:p>
      <text:p text:style-name="P52"><draw:frame draw:style-name="fr3" draw:name="Frame6" text:anchor-type="paragraph" svg:width="16.956cm" draw:z-index="55"><draw:text-box fo:min-height="2.053cm"><text:p text:style-name="P64"/><text:p text:style-name="P64"><text:tab/>PLC.readBool({name: "MAIN.BoolVar", <text:span text:style-name="T94">handle: TRUE, </text:span>jvar: "myVar"});</text:p><text:p text:style-name="P64"/></draw:text-box></draw:frame></text:p>
      <text:p text:style-name="P58"><text:s/>This also works for items of a sum commando.</text:p>
      <text:p text:style-name="P44"><draw:frame draw:style-name="fr2" draw:name="Frame7" text:anchor-type="paragraph" svg:x="0.023cm" svg:y="0.282cm" svg:width="16.956cm" draw:z-index="56"><draw:text-box fo:min-height="8.005cm"><text:p text:style-name="P64"/><text:p text:style-name="P64"><text:tab/>PLC.sumReadReq({</text:p><text:p text:style-name="P64"><text:s text:c="12"/><text:tab/>items: [{</text:p><text:p text:style-name="P64"><text:s text:c="20"/><text:tab/><text:tab/>name: ".GlobalBoolVar",</text:p><text:p text:style-name="P64"><text:tab/><text:tab/><text:tab/><text:span text:style-name="T94">handle: TRUE,</text:span></text:p><text:p text:style-name="P64"><text:tab/><text:tab/><text:tab/>jvar: "myVar1"</text:p><text:p text:style-name="P64"><text:s text:c="16"/><text:tab/>},{</text:p><text:p text:style-name="P64"><text:s text:c="20"/><text:tab/><text:tab/>name: ".GlobalRealVar",</text:p><text:p text:style-name="P64"><text:tab/><text:tab/><text:tab/>jvar: "myVar2"</text:p><text:p text:style-name="P64"><text:s text:c="16"/><text:tab/>}</text:p><text:p text:style-name="P64"><text:tab/>});</text:p></draw:text-box></draw:frame></text:p>
      <text:h text:style-name="Heading_20_2" text:outline-level="2"><text:soft-page-break/>9.3 Releasing Handles</text:h>
      <text:p text:style-name="P53">Handles which will not be used anymore should be released. Otherwise they stay in the memory of the PLC until the next restart. The „releaseHandles“ method accepts an array of symbol names for which the handles should be released.</text:p>
      <text:p text:style-name="P53"><draw:frame draw:style-name="fr3" draw:name="Frame8" text:anchor-type="paragraph" svg:width="16.956cm" draw:z-index="57"><draw:text-box fo:min-height="4.367cm"><text:p text:style-name="P64"/><text:p text:style-name="P68"><text:s text:c="4"/>Plc.<text:span text:style-name="T95">release</text:span>Handles({</text:p><text:p text:style-name="P68"><text:s text:c="8"/>symbols: [</text:p><text:p text:style-name="P68"><text:s text:c="12"/>'.In_Bool1', <text:s/>'.In_Bool2', '.IN_SINT1', <text:s/>'.IN_INT1', '.IN_DINT', '.IN_STRING',</text:p><text:p text:style-name="P68"><text:s text:c="12"/>'.IN_TIME', '.IN_REAL', '.TOD_TEST', '.DT_TEST', '.DATE_TEST',</text:p><text:p text:style-name="P68"><text:s text:c="12"/>'MAIN.fbRamp1.nRamp', 'MAIN.fbRamp2.nRamp'</text:p><text:p text:style-name="P68"><text:s text:c="8"/>]</text:p><text:p text:style-name="P68"><text:s text:c="4"/>});</text:p><text:p text:style-name="P64"/></draw:text-box></draw:frame></text:p>
      <text:p text:style-name="P54">Without the list all handles will be released.</text:p>
      <text:p text:style-name="P53"><draw:frame draw:style-name="fr3" draw:name="Frame9" text:anchor-type="paragraph" svg:width="16.956cm" draw:z-index="58"><draw:text-box fo:min-height="2.104cm"><text:p text:style-name="P64"/><text:p text:style-name="P68"><text:s text:c="4"/>Plc.<text:span text:style-name="T95">release</text:span>Handles();</text:p><text:p text:style-name="P64"/></draw:text-box></draw:frame></text:p>
      <text:p text:style-name="P134"><text:span text:style-name="T88">After successfully </text:span>releasing all<text:span text:style-name="T88"> handles the „</text:span><text:span text:style-name="T91">handleCacheReady“ </text:span><text:span text:style-name="T92">property of the client </text:span><text:span text:style-name="T90">will be</text:span><text:span text:style-name="T92"> set to „</text:span><text:span text:style-name="T90">false</text:span><text:span text:style-name="T92">“.</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158" text:outline-level="3"><text:soft-page-break/><text:span text:style-name="T1">Parameters</text:span><text:span text:style-name="T2"> (Type, Required, Default)</text:span></text:h>
      <table:table table:name="Table14" table:style-name="Table14">
        <table:table-column table:style-name="Table14.A"/>
        <table:table-row>
          <table:table-cell table:style-name="Table14.A1" office:value-type="string">
            <text:p text:style-name="P55"><text:span text:style-name="T23">debug </text:span><text:span text:style-name="T42">(boolean, optional, false)</text:span></text:p>
            <text:p text:style-name="P106">If this option is set to true all internal used information of the request is written to the console.</text:p>
          </table:table-cell>
        </table:table-row>
        <table:table-row>
          <table:table-cell table:style-name="Table14.A2" office:value-type="string">
            <text:p text:style-name="P55"><text:span text:style-name="T23">id </text:span><text:span text:style-name="T42">(number, optional, undefined)</text:span></text:p>
            <text:p text:style-name="P101">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le14.A2" office:value-type="string">
            <text:p text:style-name="P55"><text:span text:style-name="T28">symbols</text:span><text:span text:style-name="T42"> (array, </text:span><text:span text:style-name="T46">optional</text:span><text:span text:style-name="T42">, undefined)</text:span></text:p>
            <text:p text:style-name="P106">An array of <text:span text:style-name="T89">symbol names for which the handles will be fetched</text:span>. </text:p>
          </table:table-cell>
        </table:table-row>
        <table:table-row>
          <table:table-cell table:style-name="Table14.A2" office:value-type="string">
            <text:p text:style-name="P55"><text:span text:style-name="T23">oc </text:span><text:span text:style-name="T42">(function, optional, undefined)</text:span></text:p>
            <text:p text:style-name="P101">A function wich will be executed after the request has finished sucessfully.</text:p>
          </table:table-cell>
        </table:table-row>
        <table:table-row>
          <table:table-cell table:style-name="Table14.A2" office:value-type="string">
            <text:p text:style-name="P55"><text:span text:style-name="T23">ocd </text:span><text:span text:style-name="T42">(number, optional, undefined)</text:span></text:p>
            <text:p text:style-name="P101">A value of milliseconds for delaying the on-complete-function.</text:p>
          </table:table-cell>
        </table:table-row>
        <table:table-row>
          <table:table-cell table:style-name="Table14.A2" office:value-type="string">
            <text:p text:style-name="P61"><text:span text:style-name="T23">o</text:span><text:span text:style-name="T31">e</text:span><text:span text:style-name="T23"> </text:span><text:span text:style-name="T42">(function, optional, undefined)</text:span></text:p>
            <text:p text:style-name="P103">A function wich will be executed after the request has finished <text:span text:style-name="T100">with an error</text:span>.</text:p>
          </table:table-cell>
        </table:table-row>
        <table:table-row>
          <table:table-cell table:style-name="Table14.A2" office:value-type="string">
            <text:p text:style-name="P55"><text:span text:style-name="T23">sync </text:span><text:span text:style-name="T42">(b</text:span>oolean, optional, undefined<text:span text:style-name="T42">)</text:span></text:p>
            <text:p text:style-name="P113">A synchronous XMLHttpRequests is used if this option is set to „true“. This means that a script waits until the request is finished. The option overrides by the „syncXmlHttp“ parameter of the client definition.</text:p>
          </table:table-cell>
        </table:table-row>
      </table:table>
      <text:p text:style-name="P22"/>
      <text:p text:style-name="P44"/>
      <text:p text:style-name="P44"/>
      <text:p text:style-name="P44"/>
      <text:p text:style-name="P44"/>
      <text:p text:style-name="P44"/>
      <text:h text:style-name="Heading_20_2" text:outline-level="2"><text:soft-page-break/>9.4 Logging Handles</text:h>
      <text:p text:style-name="P137">For test purposes you can print the cached handles in the console:</text:p>
      <text:p text:style-name="P45"><draw:frame draw:style-name="fr3" draw:name="Frame10" text:anchor-type="paragraph" svg:width="16.956cm" draw:z-index="59"><draw:text-box fo:min-height="2.104cm"><text:p text:style-name="P64"/><text:p text:style-name="P68"><text:s text:c="4"/>Plc.<text:span text:style-name="T96">logHandleCache</text:span>();</text:p><text:p text:style-name="P64"/></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49" text:outline-level="1"><text:soft-page-break/>Other Methods</text:h>
      <text:h text:style-name="Heading_20_2" text:outline-level="2"><text:span text:style-name="T81">10</text:span>.1 Import/Export the Symbol Table</text:h>
      <text:p text:style-name="P37">With V3.2 there are 2 new methods for reading and writing the symbol table from/to a JS string variable. This was especially intended for Tasker scripts to help you write/read the symbols in/from a file. <text:span text:style-name="T70">So you can store the data locally and it's not necessary to fetch them everytime you connect to the PLC.</text:span></text:p>
      <text:h text:style-name="P155" text:outline-level="3">Methods for Handling the Symbol Table (Type, Arguments, Return)</text:h>
      <table:table table:name="Table12" table:style-name="Table12">
        <table:table-column table:style-name="Table12.A"/>
        <table:table-row>
          <table:table-cell table:style-name="Table12.A1" office:value-type="string">
            <text:p text:style-name="P31">logSymbols <text:span text:style-name="T42">(function, none, undefined)</text:span></text:p>
            <text:p text:style-name="P91">With this method you can output the internal symbol table to the JavaScript console of your browser.</text:p>
          </table:table-cell>
        </table:table-row>
        <table:table-row>
          <table:table-cell table:style-name="Table12.A1" office:value-type="string">
            <text:p text:style-name="P31">getSymbolsAsJSON <text:span text:style-name="T42">(function, none, string)</text:span></text:p>
            <text:p text:style-name="P91">This is a method to store the internal symbol table in a JSON string. </text:p>
            <text:p text:style-name="P91">Example: var jstr = PLC.getSymbolsAsJSON();</text:p>
          </table:table-cell>
        </table:table-row>
        <table:table-row>
          <table:table-cell table:style-name="Table12.A1" office:value-type="string">
            <text:p text:style-name="P31">setSymbolsFromJSON <text:span text:style-name="T42">(function, string, undefined)</text:span></text:p>
            <text:p text:style-name="P91">This is a method to build the internal symbol table from a JSON string.</text:p>
            <text:p text:style-name="P91">Example: PLC.setSymbolsFromJSON(jstr);</text:p>
          </table:table-cell>
        </table:table-row>
      </table:table>
      <text:p text:style-name="P26"/>
      <text:p text:style-name="P26"/>
      <text:h text:style-name="P154" text:outline-level="2"><text:span text:style-name="T81">10</text:span>.<text:span text:style-name="T70">2</text:span> Import/Export the <text:span text:style-name="T70">Data Type Table</text:span></text:h>
      <text:p text:style-name="P37"><text:span text:style-name="T81">Th</text:span>ere are 2 methods for reading and writing the <text:span text:style-name="T70">data type information</text:span> from/to a JS string variable. <text:span text:style-name="T70">The Data Type Table is built with the information of the TPY file. </text:span>This was especially intended for Tasker scripts to help you write/read the <text:span text:style-name="T70">Data Types</text:span> in/from a file. <text:span text:style-name="T70">So you can store the data locally and it's not necessary to fetch everytime you connect to the PLC.</text:span></text:p>
      <text:h text:style-name="P156" text:outline-level="3">Methods for Handling the <text:span text:style-name="T70">Data Type</text:span> Table (Type, Arguments, Return)</text:h>
      <table:table table:name="Tabelle30" table:style-name="Tabelle30">
        <table:table-column table:style-name="Tabelle30.A"/>
        <table:table-row>
          <table:table-cell table:style-name="Tabelle30.A1" office:value-type="string">
            <text:p text:style-name="P32">log<text:span text:style-name="T70">DataTypes</text:span> <text:span text:style-name="T42">(function, none, undefined)</text:span></text:p>
            <text:p text:style-name="P92">With this method you can output the internal symbol table to the JavaScript console of your browser.</text:p>
          </table:table-cell>
        </table:table-row>
        <table:table-row>
          <table:table-cell table:style-name="Tabelle30.A1" office:value-type="string">
            <text:p text:style-name="P32">get<text:span text:style-name="T70">DataTypes</text:span>AsJSON <text:span text:style-name="T42">(function, none, string)</text:span></text:p>
            <text:p text:style-name="P92">This is a method to store the internal symbol table in a JSON string. </text:p>
            <text:p text:style-name="P92">Example: var jstr = PLC.get<text:span text:style-name="T70">DataTypes</text:span>AsJSON();</text:p>
          </table:table-cell>
        </table:table-row>
        <text:soft-page-break/>
        <table:table-row>
          <table:table-cell table:style-name="Tabelle30.A1" office:value-type="string">
            <text:p text:style-name="P32">set<text:span text:style-name="T70">DataTypes</text:span>FromJSON <text:span text:style-name="T42">(function, string, undefined)</text:span></text:p>
            <text:p text:style-name="P92">This is a method to build the internal symbol table from a JSON string.</text:p>
            <text:p text:style-name="P92">Example: PLC.set<text:span text:style-name="T70">DataTypes</text:span>FromJSON(jstr);</text:p>
          </table:table-cell>
        </table:table-row>
      </table:table>
      <text:p text:style-name="P26"/>
      <text:p text:style-name="Text_20_body"/>
      <text:h text:style-name="Heading_20_2" text:outline-level="2"><text:span text:style-name="T81">10</text:span>.<text:span text:style-name="T70">3</text:span> Check the PLC State</text:h>
      <text:h text:style-name="P155" text:outline-level="3">Methods for Reading the ADS State (Type, Arguments, Return)</text:h>
      <table:table table:name="Tabelle38" table:style-name="Tabelle38">
        <table:table-column table:style-name="Tabelle38.A"/>
        <table:table-row>
          <table:table-cell table:style-name="Tabelle38.A1" office:value-type="string">
            <text:p text:style-name="P31">readAdsState <text:span text:style-name="T42">(function, none, undefined)</text:span></text:p>
            <text:p text:style-name="P91">With this method you can check the current ADS-state of the PLC. The state is stored in 3 instance properties of the client (see chapter 2).</text:p>
          </table:table-cell>
        </table:table-row>
      </table:table>
      <text:p text:style-name="Standard"/>
      <text:h text:style-name="P159" text:outline-level="3">Parameters<text:span text:style-name="T23"> (Type, Required, Default)</text:span></text:h>
      <table:table table:name="Table15" table:style-name="Table15">
        <table:table-column table:style-name="Table15.A"/>
        <table:table-row>
          <table:table-cell table:style-name="Table15.A1" office:value-type="string">
            <text:p text:style-name="P63"><text:span text:style-name="T23">oc </text:span><text:span text:style-name="T42">(function, optional, undefined)</text:span></text:p>
            <text:p text:style-name="P104">A function wich will be executed after the request has finished sucessfully.</text:p>
          </table:table-cell>
        </table:table-row>
        <table:table-row>
          <table:table-cell table:style-name="Table15.A2" office:value-type="string">
            <text:p text:style-name="P63"><text:span text:style-name="T23">ocd </text:span><text:span text:style-name="T42">(number, optional, undefined)</text:span></text:p>
            <text:p text:style-name="P104">A value of milliseconds for delaying the on-complete-function.</text:p>
          </table:table-cell>
        </table:table-row>
        <table:table-row>
          <table:table-cell table:style-name="Table15.A2" office:value-type="string">
            <text:p text:style-name="P63"><text:span text:style-name="T23">o</text:span><text:span text:style-name="T31">e</text:span><text:span text:style-name="T23"> </text:span><text:span text:style-name="T42">(function, optional, undefined)</text:span></text:p>
            <text:p text:style-name="P104">A function wich will be executed after the request has finished <text:span text:style-name="T100">with an error</text:span>.</text:p>
          </table:table-cell>
        </table:table-row>
      </table:table>
      <text:p text:style-name="P2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50" text:outline-level="1"><text:soft-page-break/>Type Dependent Parameters</text:h>
      <text:h text:style-name="Heading_20_2" text:outline-level="2">1<text:span text:style-name="T81">1</text:span>.1 REAL and LREAL</text:h>
      <text:p text:style-name="Text_20_body"><text:span text:style-name="T59">The data type REAL is a 32 bit numeric variable with one bit as algebraic sign, 8 bit for the exponent and 23 bit for the mantissa. Though a decimal floating point number can be converted to a binary floating point number, not every value can be represented due to the limited number of digits in the mantissa. In example, the decimal floating point number 0,1 will be converted to a value </text:span><text:span text:style-name="T39">of </text:span><text:bookmark text:name="1"/><text:span text:style-name="Source_20_Text"><text:span text:style-name="T55">0.10000000149011612</text:span></text:span><text:span text:style-name="T55">. Moreover, the data type FLOAT in JavaScript has a lenght of 64 bit but the type REAL in the PLC has a length of 32 bit.</text:span></text:p>
      <text:p text:style-name="Text_20_body">For reading PLC REAL values there is a parameter for rounding the value to the desired number of places after the decimal point. I recommend to use it always. For writing REAL variables I have tried to find a fast and also accurate conversion, but I cannot rule out the possibility to get weird values while using those methods.</text:p>
      <text:p text:style-name="Text_20_body"><draw:frame draw:style-name="fr2" draw:name="Rahmen36" text:anchor-type="paragraph" svg:x="0.023cm" svg:y="0.379cm" svg:width="16.956cm" draw:z-index="31"><draw:text-box fo:min-height="8.04cm"><text:p text:style-name="P64"/><text:p text:style-name="P64"><text:tab/>PLC.readReq({</text:p><text:p text:style-name="P64"><text:s text:c="12"/><text:tab/>addr: "%MB53",</text:p><text:p text:style-name="P64"><text:tab/><text:tab/>seq: true,</text:p><text:p text:style-name="P64"><text:s text:c="12"/><text:tab/><text:tab/>items: [{</text:p><text:p text:style-name="P64"><text:s text:c="20"/><text:tab/><text:tab/><text:tab/>type: "REAL.1",</text:p><text:p text:style-name="P64"><text:tab/><text:tab/><text:tab/><text:tab/>jvar: "myVar"</text:p><text:p text:style-name="P64"><text:s text:c="16"/><text:tab/><text:tab/>}]</text:p><text:p text:style-name="P64"><text:tab/><text:tab/>}</text:p><text:p text:style-name="P64"><text:tab/>);</text:p></draw:text-box></draw:frame>For the method „readReq“ and those for reading structures just add the number of decimal places to the type, separated by a point:</text:p>
      <text:p text:style-name="Text_20_body">Example of a structure definition for „readStruct“ and „readArrayofStruct“:</text:p>
      <text:p text:style-name="Text_20_body"><draw:frame draw:style-name="fr2" draw:name="Rahmen35" text:anchor-type="paragraph" svg:x="0.023cm" svg:y="0.547cm" svg:width="16.956cm" draw:z-index="30"><draw:text-box fo:min-height="3.459cm"><text:p text:style-name="P64"/><text:p text:style-name="P86"><text:tab/>var structdef = {<text:line-break/> <text:tab/><text:tab/>myreal: "REAL.2"<text:line-break/> <text:s text:c="3"/><text:tab/>};</text:p><text:p text:style-name="P64"/></draw:text-box></draw:frame></text:p>
      <text:p text:style-name="Text_20_body">For the methods „readReal“, „readArrayOfReal“ and the SumReadRequest there is the seperate parameter „dp“ or „decPlaces“:</text:p>
      <text:p text:style-name="Text_20_body"><draw:frame draw:style-name="fr3" draw:name="Rahmen34" text:anchor-type="paragraph" svg:width="16.956cm" draw:z-index="29"><draw:text-box fo:min-height="4.367cm"><text:p text:style-name="P64"/><text:p text:style-name="P64"><text:tab/>PLC.readReal({</text:p><text:p text:style-name="P64"><text:s text:c="4"/><text:tab/><text:tab/>name: "MAIN.RealVar",</text:p><text:p text:style-name="P64"><text:tab/><text:tab/>dp: 2,</text:p><text:p text:style-name="P64"><text:tab/><text:tab/>jvar: "myVar"</text:p><text:p text:style-name="P64"><text:s text:c="12"/>});</text:p><text:p text:style-name="P64"/></draw:text-box></draw:frame><text:soft-page-break/></text:p>
      <text:p text:style-name="P34">The data type LREAL is a 64 bit numeric variable with one bit as algebraic sign, 11 bit for the exponent and 52 bit for the mantissa. Like the type REAL it can not represent every value of a decimal floating point number but it is much more precise. And there are no rounding errors when converting the values, cause both sides use the same format and length for storing the values in the memory. The parameter for rounding the value to the desired number of places after the decimal point is also supported.</text:p>
      <text:p text:style-name="P34"/>
      <text:p text:style-name="P34"/>
      <text:h text:style-name="Heading_20_2" text:outline-level="2">1<text:span text:style-name="T81">1</text:span>.2 STRING</text:h>
      <text:p text:style-name="Text_20_body">A string in TwinCAT has a lenght of 80 characters by default. But you can change this and specify the length from 1 to 255 characters if you need.</text:p>
      <text:p text:style-name="Text_20_body">This is a definition of a string in the PLC with 10 characters length:</text:p>
      <text:p text:style-name="Text_20_body"><draw:frame draw:style-name="fr3" draw:name="Rahmen37" text:anchor-type="paragraph" svg:width="16.956cm" draw:z-index="32"><draw:text-box fo:min-height="2.062cm"><text:p text:style-name="P64"/><text:p text:style-name="P64"><text:tab/>MyString: STRING(10);</text:p><text:p text:style-name="P64"/></draw:text-box></draw:frame></text:p>
      <text:p text:style-name="Text_20_body">If you do so, you have to set the length in your JavaScript code too for some requests: for the ReadRequest (readReq) and the WriteRequest (writeReq) as well as for requests using structures. For all others the length can be detected automatically. </text:p>
      <text:p text:style-name="Text_20_body"/>
      <text:p text:style-name="Text_20_body"/>
      <text:p text:style-name="Text_20_body"/>
      <text:p text:style-name="Text_20_body"/>
      <text:p text:style-name="Text_20_body"/>
      <text:p text:style-name="Text_20_body"/>
      <text:p text:style-name="Text_20_body"/>
      <text:p text:style-name="Text_20_body"><text:soft-page-break/>Just add the number to the type separated by a point:</text:p>
      <text:p text:style-name="Text_20_body"><draw:frame draw:style-name="fr2" draw:name="Rahmen39" text:anchor-type="paragraph" svg:x="0.023cm" svg:y="0.069cm" svg:width="16.956cm" draw:z-index="33"><draw:text-box fo:min-height="8.04cm"><text:p text:style-name="P64"/><text:p text:style-name="P64"><text:tab/>PLC.readReq({</text:p><text:p text:style-name="P64"><text:s text:c="12"/><text:tab/>addr: "%MB16",</text:p><text:p text:style-name="P64"><text:tab/><text:tab/>seq: true,</text:p><text:p text:style-name="P64"><text:s text:c="12"/><text:tab/><text:tab/>items: [{</text:p><text:p text:style-name="P64"><text:s text:c="20"/><text:tab/><text:tab/><text:tab/>type: "STRING.10",</text:p><text:p text:style-name="P64"><text:tab/><text:tab/><text:tab/><text:tab/>jvar: "myVar"</text:p><text:p text:style-name="P64"><text:s text:c="16"/><text:tab/><text:tab/>}]</text:p><text:p text:style-name="P64"><text:tab/><text:tab/>}</text:p><text:p text:style-name="P64"><text:tab/>);</text:p></draw:text-box></draw:frame></text:p>
      <text:p text:style-name="Text_20_body">Example of a structure definition for „readStruct“ and „readArrayofStruct“:</text:p>
      <text:p text:style-name="Text_20_body"><draw:frame draw:style-name="fr2" draw:name="Rahmen40" text:anchor-type="paragraph" svg:x="0.023cm" svg:y="0.215cm" svg:width="16.956cm" draw:z-index="34"><draw:text-box fo:min-height="3.459cm"><text:p text:style-name="P64"/><text:p text:style-name="P86"><text:tab/>var structdef = {<text:line-break/> <text:tab/><text:tab/>mystring: "STRING.10"<text:line-break/> <text:s text:c="3"/><text:tab/>};</text:p><text:p text:style-name="P64"/></draw:text-box></draw:frame></text:p>
      <text:p text:style-name="Text_20_body">There is another thing you have to be aware of when you work with strings. <text:s/>Strings in TwinCAT are null-terminated, so the real length in memory is the specified length + 1 byte (11 bytes for the examples above, 81 bytes for a standard string). The library adds the termination automatically, so you don't need to worry about it. But you must pay attention when you use strings with fixed adresses and set the address of the next variable.</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1<text:span text:style-name="T81">1</text:span>.3 TIME</text:h>
      <text:p text:style-name="Text_20_body">When you read a TIME value from the PLC you will get a string with a value in milliseconds, if no formatting parameter is used. <text:s/>For the methods „readReq“, „writeReq“ and those for reading/writing structures just add the formatting string to the type separated by a point, for all other requests use the „format“-parameter. </text:p>
      <text:p text:style-name="Text_20_body">The separator for placeholders and custom characters/substrings is the „#“-character. At this separator the parser splits the string into pieces and searches for formatting instructions.</text:p>
      <text:p text:style-name="Text_20_body">Example of a read request, it returns a value converted to hours. A value of 90 minutes in the PLC would be a value of <text:s/>''1.5'' <text:s/>in the JavaScript variable.</text:p>
      <text:p text:style-name="Text_20_body"><draw:frame draw:style-name="fr2" draw:name="Rahmen44" text:anchor-type="paragraph" svg:x="0.023cm" svg:y="0.289cm" svg:width="16.956cm" draw:z-index="38"><draw:text-box fo:min-height="8.04cm"><text:p text:style-name="P64"/><text:p text:style-name="P64"><text:tab/>PLC.readReq({</text:p><text:p text:style-name="P64"><text:s text:c="12"/><text:tab/>addr: "%MB50",</text:p><text:p text:style-name="P64"><text:tab/><text:tab/>seq: true,</text:p><text:p text:style-name="P64"><text:s text:c="12"/><text:tab/><text:tab/>items: [{</text:p><text:p text:style-name="P64"><text:s text:c="20"/><text:tab/><text:tab/><text:tab/>type: "TIME.#h",</text:p><text:p text:style-name="P64"><text:tab/><text:tab/><text:tab/><text:tab/>jvar: "myVar"</text:p><text:p text:style-name="P64"><text:s text:c="16"/><text:tab/><text:tab/>}]</text:p><text:p text:style-name="P64"><text:tab/><text:tab/>}</text:p><text:p text:style-name="P64"><text:tab/>);</text:p></draw:text-box></draw:frame></text:p>
      <text:p text:style-name="Text_20_body">For read requests you can use a combination of formatting instructions. A value of 92 minutes and 22 seconds would be a string of ''1 - 32 - 22'' in the JavaScript variable with the example below..</text:p>
      <text:p text:style-name="Text_20_body"><draw:frame draw:style-name="fr2" draw:name="Rahmen43" text:anchor-type="paragraph" svg:x="0.023cm" svg:y="0.215cm" svg:width="16.956cm" draw:z-index="37"><draw:text-box fo:min-height="3.459cm"><text:p text:style-name="P64"/><text:p text:style-name="P86"><text:tab/>var structdef = {<text:line-break/> <text:tab/><text:tab/>mytime: "TIME.#hh# - #mm# - #ss"<text:line-break/> <text:s text:c="3"/><text:tab/>};</text:p><text:p text:style-name="P64"/></draw:text-box></draw:frame></text:p>
      <text:p text:style-name="Text_20_body"/>
      <text:p text:style-name="Text_20_body"/>
      <text:p text:style-name="Text_20_body"/>
      <text:p text:style-name="Text_20_body"/>
      <text:p text:style-name="Text_20_body"/>
      <text:p text:style-name="Text_20_body"><text:soft-page-break/>I've tried to keep the formatting flexible, so you can build whole sentences.</text:p>
      <text:p text:style-name="Text_20_body"><draw:frame draw:style-name="fr2" draw:name="Rahmen45" text:anchor-type="paragraph" svg:x="0.023cm" svg:y="0.215cm" svg:width="16.956cm" draw:z-index="39"><draw:text-box fo:min-height="3.459cm"><text:p text:style-name="P64"/><text:p text:style-name="P86"><text:tab/>var structdef = {<text:line-break/> <text:tab/><text:tab/>mytime: "TIME.#Actual time: #hh# hours, #mm# minutes and #ss# seconds."<text:line-break/> <text:s text:c="3"/><text:tab/>};</text:p><text:p text:style-name="P64"/></draw:text-box></draw:frame></text:p>
      <text:p text:style-name="Text_20_body">For writing values to a PLC TIME variable without formatting you also have to use a value in milliseconds. But other then the write request you can use only one formatting instruction (i.e. minutes or hours).</text:p>
      <text:p text:style-name="Text_20_body">An example of writing a value of 1200 ms:</text:p>
      <text:p text:style-name="Text_20_body"><draw:frame draw:style-name="fr3" draw:name="Rahmen41" text:anchor-type="paragraph" svg:width="16.956cm" draw:z-index="35"><draw:text-box fo:min-height="4.367cm"><text:p text:style-name="P64"/><text:p text:style-name="P64"><text:tab/>PLC.writeTime({</text:p><text:p text:style-name="P64"><text:s text:c="4"/><text:tab/><text:tab/>name: ".TimeVar",</text:p><text:p text:style-name="P64"><text:tab/><text:tab/>val: 1200</text:p><text:p text:style-name="P64"><text:s text:c="12"/>});</text:p><text:p text:style-name="P64"/></draw:text-box></draw:frame></text:p>
      <text:p text:style-name="Text_20_body">Writing a value of 4 minutes:</text:p>
      <text:p text:style-name="Text_20_body"><draw:frame draw:style-name="fr3" draw:name="Rahmen42" text:anchor-type="paragraph" svg:width="16.956cm" draw:z-index="36"><draw:text-box fo:min-height="4.367cm"><text:p text:style-name="P64"/><text:p text:style-name="P64"><text:tab/>PLC.writeTime({</text:p><text:p text:style-name="P64"><text:s text:c="4"/><text:tab/><text:tab/>name: ".TimeVar",</text:p><text:p text:style-name="P64"><text:tab/><text:tab/>format: #m,</text:p><text:p text:style-name="P64"><text:tab/><text:tab/>val: 4</text:p><text:p text:style-name="P64"><text:s text:c="12"/>});</text:p><text:p text:style-name="P64"/></draw:text-box></draw:frame></text:p>
      <text:p text:style-name="Text_20_body"/>
      <text:p text:style-name="Text_20_body"/>
      <text:p text:style-name="Text_20_body"/>
      <text:p text:style-name="Text_20_body"/>
      <text:p text:style-name="Text_20_body"/>
      <text:h text:style-name="P155" text:outline-level="3"><text:soft-page-break/>Formatting Instructions</text:h>
      <table:table table:name="Tabelle22" table:style-name="Tabelle22">
        <table:table-column table:style-name="Tabelle22.A"/>
        <table:table-column table:style-name="Tabelle22.B"/>
        <table:table-row>
          <table:table-cell table:style-name="Tabelle22.A1" office:value-type="string">
            <text:p text:style-name="P70">Instruction</text:p>
          </table:table-cell>
          <table:table-cell table:style-name="Tabelle22.B1" office:value-type="string">
            <text:p text:style-name="P70">Return Value</text:p>
          </table:table-cell>
        </table:table-row>
        <table:table-row>
          <table:table-cell table:style-name="Tabelle22.A2" office:value-type="string">
            <text:p text:style-name="P73">none</text:p>
          </table:table-cell>
          <table:table-cell table:style-name="Tabelle22.B2" office:value-type="string">
            <text:p text:style-name="P73">milliseconds</text:p>
          </table:table-cell>
        </table:table-row>
        <table:table-row>
          <table:table-cell table:style-name="Tabelle22.A2" office:value-type="string">
            <text:p text:style-name="Table_20_Contents">dd</text:p>
          </table:table-cell>
          <table:table-cell table:style-name="Tabelle22.B2" office:value-type="string">
            <text:p text:style-name="Table_20_Contents">days, if the value is &lt; 10 a leading zero will be added (i.e. 06)</text:p>
          </table:table-cell>
        </table:table-row>
        <table:table-row>
          <table:table-cell table:style-name="Tabelle22.A2" office:value-type="string">
            <text:p text:style-name="Table_20_Contents">d</text:p>
          </table:table-cell>
          <table:table-cell table:style-name="Tabelle22.B2" office:value-type="string">
            <text:p text:style-name="Table_20_Contents">days</text:p>
          </table:table-cell>
        </table:table-row>
        <table:table-row>
          <table:table-cell table:style-name="Tabelle22.A2" office:value-type="string">
            <text:p text:style-name="Table_20_Contents">hh</text:p>
          </table:table-cell>
          <table:table-cell table:style-name="Tabelle22.B2" office:value-type="string">
            <text:p text:style-name="Table_20_Contents">hours, if the value is &lt; 10 a leading zero will be added.</text:p>
          </table:table-cell>
        </table:table-row>
        <table:table-row>
          <table:table-cell table:style-name="Tabelle22.A2" office:value-type="string">
            <text:p text:style-name="Table_20_Contents">h</text:p>
          </table:table-cell>
          <table:table-cell table:style-name="Tabelle22.B2" office:value-type="string">
            <text:p text:style-name="Table_20_Contents">hours</text:p>
          </table:table-cell>
        </table:table-row>
        <table:table-row>
          <table:table-cell table:style-name="Tabelle22.A2" office:value-type="string">
            <text:p text:style-name="Table_20_Contents">mm</text:p>
          </table:table-cell>
          <table:table-cell table:style-name="Tabelle22.B2" office:value-type="string">
            <text:p text:style-name="Table_20_Contents">minutes, if the value is &lt; 10 a leading zero will be added.</text:p>
          </table:table-cell>
        </table:table-row>
        <table:table-row>
          <table:table-cell table:style-name="Tabelle22.A2" office:value-type="string">
            <text:p text:style-name="Table_20_Contents">m</text:p>
          </table:table-cell>
          <table:table-cell table:style-name="Tabelle22.B2" office:value-type="string">
            <text:p text:style-name="Table_20_Contents">minutes</text:p>
          </table:table-cell>
        </table:table-row>
        <table:table-row>
          <table:table-cell table:style-name="Tabelle22.A2" office:value-type="string">
            <text:p text:style-name="Table_20_Contents">ss</text:p>
          </table:table-cell>
          <table:table-cell table:style-name="Tabelle22.B2" office:value-type="string">
            <text:p text:style-name="Table_20_Contents">seconds, if the value is &lt; 10 a leading zero will be added.</text:p>
          </table:table-cell>
        </table:table-row>
        <table:table-row>
          <table:table-cell table:style-name="Tabelle22.A2" office:value-type="string">
            <text:p text:style-name="Table_20_Contents">s</text:p>
          </table:table-cell>
          <table:table-cell table:style-name="Tabelle22.B2" office:value-type="string">
            <text:p text:style-name="Table_20_Contents">seconds</text:p>
          </table:table-cell>
        </table:table-row>
        <table:table-row>
          <table:table-cell table:style-name="Tabelle22.A2" office:value-type="string">
            <text:p text:style-name="Table_20_Contents">msmsms</text:p>
          </table:table-cell>
          <table:table-cell table:style-name="Tabelle22.B2" office:value-type="string">
            <text:p text:style-name="Table_20_Contents">milliseconds, 3 digits</text:p>
          </table:table-cell>
        </table:table-row>
        <table:table-row>
          <table:table-cell table:style-name="Tabelle22.A2" office:value-type="string">
            <text:p text:style-name="Table_20_Contents">ms</text:p>
          </table:table-cell>
          <table:table-cell table:style-name="Tabelle22.B2" office:value-type="string">
            <text:p text:style-name="Table_20_Contents">milliseconds</text:p>
          </table:table-cell>
        </table:table-row>
      </table:table>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2" text:outline-level="2"><text:soft-page-break/>1<text:span text:style-name="T81">1</text:span>.4 TOD, DT and DATE</text:h>
      <text:p text:style-name="P24">Altough the parameters and instructions are almost the same as of type TIME, the conversion is a bit different. <text:span text:style-name="T53">For example, when you read a TOD value of 0 hours and 30 minutes from the PLC using a „#h“ formatting instruction, you will get a value of 0, with the type TIME it would be 0.5. </text:span>If no formatting string is used, the methods for these three types return JavaScript date objects.</text:p>
      <text:p text:style-name="P24"><draw:frame draw:style-name="fr2" draw:name="Rahmen47" text:anchor-type="paragraph" svg:x="0.023cm" svg:y="0.289cm" svg:width="16.956cm" draw:z-index="40"><draw:text-box fo:min-height="8.04cm"><text:p text:style-name="P64"/><text:p text:style-name="P64"><text:tab/>PLC.readReq({</text:p><text:p text:style-name="P64"><text:s text:c="12"/><text:tab/>addr: "%MB250",</text:p><text:p text:style-name="P64"><text:tab/><text:tab/>seq: true,</text:p><text:p text:style-name="P64"><text:s text:c="12"/><text:tab/><text:tab/>items: [{</text:p><text:p text:style-name="P64"><text:s text:c="20"/><text:tab/><text:tab/><text:tab/>type: "TOD.#hh#:#mm",</text:p><text:p text:style-name="P64"><text:tab/><text:tab/><text:tab/><text:tab/>jvar: "myVar"</text:p><text:p text:style-name="P64"><text:s text:c="16"/><text:tab/><text:tab/>}]</text:p><text:p text:style-name="P64"><text:tab/><text:tab/>}</text:p><text:p text:style-name="P64"><text:tab/>);</text:p></draw:text-box></draw:frame></text:p>
      <text:p text:style-name="P24">A read request with 2 variables:</text:p>
      <text:p text:style-name="P24"><draw:frame draw:style-name="fr2" draw:name="Rahmen48" text:anchor-type="paragraph" svg:x="0.023cm" svg:y="0.235cm" svg:width="16.956cm" draw:z-index="41"><draw:text-box fo:min-height="10.037cm"><text:p text:style-name="P64"/><text:p text:style-name="P64"><text:tab/>PLC.readReq({</text:p><text:p text:style-name="P64"><text:s text:c="12"/><text:tab/>addr: "%MB260",</text:p><text:p text:style-name="P64"><text:tab/><text:tab/>seq: true,</text:p><text:p text:style-name="P64"><text:s text:c="12"/><text:tab/><text:tab/>items: [{</text:p><text:p text:style-name="P64"><text:s text:c="20"/><text:tab/><text:tab/><text:tab/>type: "DT.#WEEKDAY#, #hh#:#mm",</text:p><text:p text:style-name="P64"><text:tab/><text:tab/><text:tab/><text:tab/>jvar: "myVar"</text:p><text:p text:style-name="P64"><text:s text:c="16"/><text:tab/><text:tab/>},{</text:p><text:p text:style-name="P64"><text:s text:c="20"/><text:tab/><text:tab/><text:tab/>type: "DATE.#DD#. #MONTH# #YYYY",</text:p><text:p text:style-name="P64"><text:tab/><text:tab/><text:tab/><text:tab/>jvar: "myVar2"</text:p><text:p text:style-name="P64"><text:s text:c="16"/><text:tab/><text:tab/>}]</text:p><text:p text:style-name="P64"><text:tab/><text:tab/>}</text:p><text:p text:style-name="P64"><text:tab/>);</text:p></draw:text-box></draw:frame></text:p>
      <text:p text:style-name="P24"><text:soft-page-break/>An example of reading an array of DT values:</text:p>
      <text:p text:style-name="P24"><draw:frame draw:style-name="fr2" draw:name="Rahmen49" text:anchor-type="paragraph" svg:x="0.023cm" svg:y="0.115cm" svg:width="16.956cm" draw:z-index="42"><draw:text-box fo:min-height="4.367cm"><text:p text:style-name="P64"/><text:p text:style-name="P64"><text:tab/>PLC.readArrayOfDt({</text:p><text:p text:style-name="P64"><text:s text:c="4"/><text:tab/><text:tab/>name: ".DateArray",</text:p><text:p text:style-name="P64"><text:tab/><text:tab/>format: ''#DD#.#MM#.#YY#, #hh#:#mm",</text:p><text:p text:style-name="P64"><text:tab/><text:tab/>jvar: ''myArray''</text:p><text:p text:style-name="P64"><text:s text:c="12"/>});</text:p><text:p text:style-name="P64"/></draw:text-box></draw:frame></text:p>
      <text:p text:style-name="P24">The write requests for these types require a date object as input value, only or TOD strings are also accepted. Formatting parameters are not supported.</text:p>
      <text:p text:style-name="P24"><draw:frame draw:style-name="fr2" draw:name="Rahmen50" text:anchor-type="paragraph" svg:x="0.023cm" svg:y="0.104cm" svg:width="16.956cm" draw:z-index="43"><draw:text-box fo:min-height="4.367cm"><text:p text:style-name="P64"/><text:p text:style-name="P64"><text:tab/>var myVar = new Date("January 3, 2012 18:54:00");</text:p><text:p text:style-name="P64"><text:s/></text:p><text:p text:style-name="P64"><text:tab/>PLC.writeDt({</text:p><text:p text:style-name="P64"><text:s text:c="4"/><text:tab/><text:tab/>name: ".DateVar",</text:p><text:p text:style-name="P64"><text:tab/><text:tab/>val: myVar</text:p><text:p text:style-name="P64"><text:s text:c="12"/>});</text:p><text:p text:style-name="P64"/></draw:text-box></draw:frame></text:p>
      <text:p text:style-name="P24"><draw:frame draw:style-name="fr2" draw:name="Rahmen15" text:anchor-type="paragraph" svg:x="0.023cm" svg:y="0.104cm" svg:width="16.956cm" draw:z-index="48"><draw:text-box fo:min-height="4.367cm"><text:p text:style-name="P64"/><text:p text:style-name="P64"><text:tab/>PLC.writeTod({</text:p><text:p text:style-name="P64"><text:s text:c="4"/><text:tab/><text:tab/>name: ".TODVar",</text:p><text:p text:style-name="P64"><text:tab/><text:tab/>val: „12:33“</text:p><text:p text:style-name="P64"><text:s text:c="12"/>});</text:p><text:p text:style-name="P64"/></draw:text-box></draw:frame></text:p>
      <text:p text:style-name="P24"/>
      <text:p text:style-name="P24"/>
      <text:p text:style-name="P24"/>
      <text:p text:style-name="P24"/>
      <text:p text:style-name="P24"/>
      <text:h text:style-name="P155" text:outline-level="3"><text:soft-page-break/>Formatting Instructions</text:h>
      <table:table table:name="Tabelle23" table:style-name="Tabelle23">
        <table:table-column table:style-name="Tabelle23.A"/>
        <table:table-column table:style-name="Tabelle23.B"/>
        <table:table-row>
          <table:table-cell table:style-name="Tabelle23.A1" office:value-type="string">
            <text:p text:style-name="P70">Instruction</text:p>
          </table:table-cell>
          <table:table-cell table:style-name="Tabelle23.B1" office:value-type="string">
            <text:p text:style-name="P70">Return Value</text:p>
          </table:table-cell>
        </table:table-row>
        <table:table-row>
          <table:table-cell table:style-name="Tabelle23.A2" office:value-type="string">
            <text:p text:style-name="P73">none</text:p>
          </table:table-cell>
          <table:table-cell table:style-name="Tabelle23.B2" office:value-type="string">
            <text:p text:style-name="P73">JavaScript date object</text:p>
          </table:table-cell>
        </table:table-row>
        <table:table-row>
          <table:table-cell table:style-name="Tabelle23.A2" office:value-type="string">
            <text:p text:style-name="P73">YYYY</text:p>
          </table:table-cell>
          <table:table-cell table:style-name="Tabelle23.B2" office:value-type="string">
            <text:p text:style-name="P73">full year</text:p>
          </table:table-cell>
        </table:table-row>
        <table:table-row>
          <table:table-cell table:style-name="Tabelle23.A2" office:value-type="string">
            <text:p text:style-name="P73">YY</text:p>
          </table:table-cell>
          <table:table-cell table:style-name="Tabelle23.B2" office:value-type="string">
            <text:p text:style-name="P73">year</text:p>
          </table:table-cell>
        </table:table-row>
        <table:table-row>
          <table:table-cell table:style-name="Tabelle23.A2" office:value-type="string">
            <text:p text:style-name="P73">MONTH</text:p>
          </table:table-cell>
          <table:table-cell table:style-name="Tabelle23.B2" office:value-type="string">
            <text:p text:style-name="P73">full name of month</text:p>
          </table:table-cell>
        </table:table-row>
        <table:table-row>
          <table:table-cell table:style-name="Tabelle23.A2" office:value-type="string">
            <text:p text:style-name="P73">MON</text:p>
          </table:table-cell>
          <table:table-cell table:style-name="Tabelle23.B2" office:value-type="string">
            <text:p text:style-name="P73">short name of month</text:p>
          </table:table-cell>
        </table:table-row>
        <table:table-row>
          <table:table-cell table:style-name="Tabelle23.A2" office:value-type="string">
            <text:p text:style-name="P73">MM</text:p>
          </table:table-cell>
          <table:table-cell table:style-name="Tabelle23.B2" office:value-type="string">
            <text:p text:style-name="P73">month 01-12, 2 digits</text:p>
          </table:table-cell>
        </table:table-row>
        <table:table-row>
          <table:table-cell table:style-name="Tabelle23.A2" office:value-type="string">
            <text:p text:style-name="P73">M</text:p>
          </table:table-cell>
          <table:table-cell table:style-name="Tabelle23.B2" office:value-type="string">
            <text:p text:style-name="P73">month 1-12, 1or 2 digits</text:p>
          </table:table-cell>
        </table:table-row>
        <table:table-row>
          <table:table-cell table:style-name="Tabelle23.A2" office:value-type="string">
            <text:p text:style-name="P73">WEEKDAY</text:p>
          </table:table-cell>
          <table:table-cell table:style-name="Tabelle23.B2" office:value-type="string">
            <text:p text:style-name="P73">weekday, full name</text:p>
          </table:table-cell>
        </table:table-row>
        <table:table-row>
          <table:table-cell table:style-name="Tabelle23.A2" office:value-type="string">
            <text:p text:style-name="P73">WKD</text:p>
          </table:table-cell>
          <table:table-cell table:style-name="Tabelle23.B2" office:value-type="string">
            <text:p text:style-name="P73">weekday, short name</text:p>
          </table:table-cell>
        </table:table-row>
        <table:table-row>
          <table:table-cell table:style-name="Tabelle23.A2" office:value-type="string">
            <text:p text:style-name="P73">WD</text:p>
          </table:table-cell>
          <table:table-cell table:style-name="Tabelle23.B2" office:value-type="string">
            <text:p text:style-name="P73">weekday 0-6</text:p>
          </table:table-cell>
        </table:table-row>
        <table:table-row>
          <table:table-cell table:style-name="Tabelle23.A2" office:value-type="string">
            <text:p text:style-name="P73">DD</text:p>
          </table:table-cell>
          <table:table-cell table:style-name="Tabelle23.B2" office:value-type="string">
            <text:p text:style-name="P73">day of month 01-31, 2 digits</text:p>
          </table:table-cell>
        </table:table-row>
        <table:table-row>
          <table:table-cell table:style-name="Tabelle23.A2" office:value-type="string">
            <text:p text:style-name="P73">D</text:p>
          </table:table-cell>
          <table:table-cell table:style-name="Tabelle23.B2" office:value-type="string">
            <text:p text:style-name="P73">day of month 1-31, 1 or 2 digits</text:p>
          </table:table-cell>
        </table:table-row>
        <table:table-row>
          <table:table-cell table:style-name="Tabelle23.A2" office:value-type="string">
            <text:p text:style-name="Table_20_Contents">hh</text:p>
          </table:table-cell>
          <table:table-cell table:style-name="Tabelle23.B2" office:value-type="string">
            <text:p text:style-name="Table_20_Contents">hours, if the value is &lt; 10 a leading zero will be added.</text:p>
          </table:table-cell>
        </table:table-row>
        <table:table-row>
          <table:table-cell table:style-name="Tabelle23.A2" office:value-type="string">
            <text:p text:style-name="Table_20_Contents">h</text:p>
          </table:table-cell>
          <table:table-cell table:style-name="Tabelle23.B2" office:value-type="string">
            <text:p text:style-name="Table_20_Contents">hours</text:p>
          </table:table-cell>
        </table:table-row>
        <table:table-row>
          <table:table-cell table:style-name="Tabelle23.A2" office:value-type="string">
            <text:p text:style-name="Table_20_Contents">mm</text:p>
          </table:table-cell>
          <table:table-cell table:style-name="Tabelle23.B2" office:value-type="string">
            <text:p text:style-name="Table_20_Contents">minutes, if the value is &lt; 10 a leading zero will be added.</text:p>
          </table:table-cell>
        </table:table-row>
        <table:table-row>
          <table:table-cell table:style-name="Tabelle23.A2" office:value-type="string">
            <text:p text:style-name="Table_20_Contents">m</text:p>
          </table:table-cell>
          <table:table-cell table:style-name="Tabelle23.B2" office:value-type="string">
            <text:p text:style-name="Table_20_Contents">minutes</text:p>
          </table:table-cell>
        </table:table-row>
        <table:table-row>
          <table:table-cell table:style-name="Tabelle23.A2" office:value-type="string">
            <text:p text:style-name="Table_20_Contents">ss</text:p>
          </table:table-cell>
          <table:table-cell table:style-name="Tabelle23.B2" office:value-type="string">
            <text:p text:style-name="Table_20_Contents">seconds, if the value is &lt; 10 a leading zero will be added.</text:p>
          </table:table-cell>
        </table:table-row>
        <table:table-row>
          <table:table-cell table:style-name="Tabelle23.A2" office:value-type="string">
            <text:p text:style-name="Table_20_Contents">s</text:p>
          </table:table-cell>
          <table:table-cell table:style-name="Tabelle23.B2" office:value-type="string">
            <text:p text:style-name="Table_20_Contents">seconds</text:p>
          </table:table-cell>
        </table:table-row>
        <table:table-row>
          <table:table-cell table:style-name="Tabelle23.A2" office:value-type="string">
            <text:p text:style-name="Table_20_Contents">msmsms</text:p>
          </table:table-cell>
          <table:table-cell table:style-name="Tabelle23.B2" office:value-type="string">
            <text:p text:style-name="Table_20_Contents">milliseconds, up to 2 leading zeros will be added</text:p>
          </table:table-cell>
        </table:table-row>
        <table:table-row>
          <table:table-cell table:style-name="Tabelle23.A2" office:value-type="string">
            <text:p text:style-name="Table_20_Contents">ms</text:p>
          </table:table-cell>
          <table:table-cell table:style-name="Tabelle23.B2" office:value-type="string">
            <text:p text:style-name="Table_20_Contents">milliseconds</text:p>
          </table:table-cell>
        </table:table-row>
      </table:table>
      <text:h text:style-name="Heading_20_1" text:outline-level="1" text:is-list-header="true"/>
      <text:p text:style-name="Text_20_body"/>
      <text:p text:style-name="Text_20_body"/>
      <text:p text:style-name="Text_20_body"/>
      <text:h text:style-name="Heading_20_1" text:outline-level="1"><text:soft-page-break/>Debugging</text:h>
      <text:p text:style-name="Text_20_body"/>
      <text:list xml:id="list2208622864510866990" text:style-name="L1">
        <text:list-item>
          <text:p text:style-name="P142">If you encounter any problems you should have a look at the JavaScript console of your browser. The library generates various messages if something goes wrong. Search for the term „TAME library error:“ and read the text after it. Maybe you will get a hint what kind of problem occured. In many cases the following lines will contain additional information like values or objects. </text:p>
        </text:list-item>
        <text:list-item>
          <text:p text:style-name="P142">You can also use the „debug“ parameter that every request supports. If you execute a request with this option set to „true“ all internal used information (descriptor, <text:s/>ADS parameter) for this request will be written to the console.</text:p>
        </text:list-item>
        <text:list-item>
          <text:p text:style-name="P142">During the development of a project you should use the TAME version with comments, not the minified one as error messages can be crippled. </text:p>
        </text:list-item>
        <text:list-item>
          <text:p text:style-name="P142">Don't forget that JavaScript is case sensitive.</text:p>
        </text:list-item>
        <text:list-item>
          <text:p text:style-name="P142">If you change the PLC program while having your visualisation running you must reload the browser window cause the address information of the symbols in the PLC may have changed. <text:span text:style-name="T97">Even better is to close all clients before updating the PLC program.</text:span></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51" text:outline-level="1"><text:soft-page-break/>Tips &amp; Tricks</text:h>
      <text:p text:style-name="Text_20_body"/>
      <text:list xml:id="list7524992369292026669" text:style-name="L2">
        <text:list-item>
          <text:p text:style-name="P143">For a good performance it is important that not too many requests are executed at the same time. I recommend to have only one request for fast cyclic polling (&lt;= 1s). </text:p>
        </text:list-item>
        <text:list-item>
          <text:p text:style-name="P143">Updating the DOM of the HTML page is far more resource intensive then fetching and parsing values. To get an idea: Parsing 2000 variables (DT and INT) takes about 20 ms with a Core-i5 PC and Firefox 10, an older PIII 2,4 GHz PC needs 50 ms. So you can read a large amount of variables with a cyclic request and update only the visible elements.</text:p>
        </text:list-item>
        <text:list-item>
          <text:p text:style-name="P143">If you encounter stuckings with fast cyclic polling on slow connections you can set an ID for the request and look if it gets better.</text:p>
        </text:list-item>
        <text:list-item>
          <text:p text:style-name="P143">Other than x86-based systems (i.e. PC's, CX10xx) ARM-based devices (i.e. CX90xx) use a 4-byte memory alignment. Every variable of 4-byte length has to be set to an address that must be divisible by 4 (compiling the project TwinCAT otherwise generates an error message). </text:p>
          <text:p text:style-name="P143">When defining data structures the 4-byte variables should come first, then the 2-byte varibles and at least the ones of 1 byte length. But you don't need to worry about that if you set the parameter „<text:span text:style-name="T106">alignment“</text:span> to <text:span text:style-name="T106">4 </text:span>(see Chapter 2). In this case TAME will generate padding bytes to match the alignment of the structure in the PLC's memory.</text:p>
        </text:list-item>
        <text:list-item>
          <text:p text:style-name="P143">If you need a list of the PLC variables you can use the „logSymbols()“ method. The internal symbol table will be written to the JavaScript console of your browser. T<text:span text:style-name="T4">he names of global PLC variables start with a point, then name of local PLC variables with the name of <text:s/>the instance they are defined in. They are case insensitive, „Main.IntVar“ is equal to „MAIN.INTVAR“ (this applies to all requests).</text:span></text:p>
        </text:list-item>
        <text:list-item>
          <text:p text:style-name="P143">The domain of the URL of your browser based visualisation and the one of the WebService's URL set in the parameter „serviceUrl“ of the WebServiceClient (see Chapter 2) have to be the same. Web browsers have built in a thing called „same-origin-policy“ wich prevents the access to content from other domains. If you want to access the WebService across multiple domains (i.e. a from a LAN and also from the outside over DynDNS) you normally have to set 2 or more client definitions. To circumvent this you can use the property „location“ of the JavaScript window object.</text:p>
          <text:p text:style-name="P144">So instead of using a fixed domain:</text:p>
          <text:p text:style-name="P145"><text:s text:c="4"/>„serviceUrl: 'http://192.168.1.2/TcAdsWebService/TcAdsWebService.dll',“,</text:p>
          <text:p text:style-name="P145">better use „window.location“:</text:p>
        </text:list-item>
      </text:list>
      <text:p text:style-name="P33"><text:s text:c="9"/>„serviceUrl: window.location.protocol + "//" + window.location.hostname + <text:tab/>'/TcAdsWebService/TcAdsWebService.dll',“,</text:p>
      <text:p text:style-name="P33"><text:s text:c="5"/>or, if you use only Webkit based browsers:</text:p>
      <text:p text:style-name="P33"><text:s text:c="9"/>„serviceUrl: window.location.origin + '/TcAdsWebService/TcAdsWebService.dll',“.</text:p>
      <text:p text:style-name="P33"/>
      <text:p text:style-name="P3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Roman3"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style:font-name="Times New Roman1" fo:font-family="'Times New Roman'" style:font-style-name="Fett" style:font-family-generic="roman"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style:shadow="none"/>
      <style:text-properties style:font-name="Times New Roman1" fo:font-family="'Times New Roman'" style:font-style-name="Fett" style:font-family-generic="roman" style:font-pitch="variable"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family="'Times New Roman'" style:font-style-name="Fett"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409cm" loext:contextual-spacing="false"/>
      <style:text-properties style:font-name="Times New Roman2" fo:font-family="'Times New Roman'" style:font-style-name="Fett Kursiv" style:font-family-generic="roman" style:font-pitch="variable" fo:font-size="14pt" fo:font-style="normal"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Contents_20_1" style:display-name="Contents 1" style:family="paragraph" style:parent-style-name="Index" style:class="index">
      <style:paragraph-properties fo:margin-left="0cm" fo:margin-right="0cm" fo:margin-top="0.199cm" fo:margin-bottom="0cm" loext:contextual-spacing="false" fo:line-height="150%" fo:text-indent="0cm" style:auto-text-indent="false">
        <style:tab-stops>
          <style:tab-stop style:position="17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998cm" fo:margin-right="0cm" fo:margin-top="0cm" fo:margin-bottom="0cm" loext:contextual-spacing="false" fo:line-height="150%"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line-height="150%"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ootnote" style:page-layout-name="Mpm2"/>
    <style:master-page style:name="Handbuchseite" style:page-layout-name="Mpm3">
      <style:header>
        <text:p text:style-name="Header">Chapter <text:chapter text:display="plain-number" text:outline-level="1">11</text:chapter><text:tab/><text:chapter text:display="name" text:outline-level="1">Type Dependent Parameters</text:chapter></text:p>
      </style:header>
      <style:footer>
        <text:p text:style-name="MP1"><text:page-number text:select-page="current">78</text:page-number></text:p>
      </style:footer>
    </style:master-page>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8T03:15:15.90</meta:creation-date>
    <dc:date>2017-10-28T23:49:14.355173317</dc:date>
    <meta:editing-duration>P5DT7H54M18S</meta:editing-duration>
    <meta:editing-cycles>310</meta:editing-cycles>
    <meta:generator>LibreOffice/4.3.3.2$Linux_X86_64 LibreOffice_project/430m0$Build-2</meta:generator>
    <dc:creator>Tom </dc:creator>
    <meta:document-statistic meta:table-count="47" meta:image-count="0" meta:object-count="0" meta:page-count="89" meta:paragraph-count="1637" meta:word-count="15532" meta:character-count="96768" meta:non-whitespace-character-count="80025"/>
  </office:meta>
</office:document-meta>
</file>